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4.957cm"/>
    </style:style>
    <style:style style:name="co7" style:family="table-column">
      <style:table-column-properties fo:break-before="auto" style:column-width="3.895cm"/>
    </style:style>
    <style:style style:name="co8" style:family="table-column">
      <style:table-column-properties fo:break-before="auto" style:column-width="4.68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949cm"/>
    </style:style>
    <style:style style:name="co12" style:family="table-column">
      <style:table-column-properties fo:break-before="auto" style:column-width="3.514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58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2.778cm"/>
    </style:style>
    <style:style style:name="co20" style:family="table-column">
      <style:table-column-properties fo:break-before="auto" style:column-width="3.568cm"/>
    </style:style>
    <style:style style:name="co21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5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_malin</text:p>
          </table:table-cell>
          <table:table-cell office:value-type="string" calcext:value-type="string">
            <text:p>dostawa_truskawek</text:p>
          </table:table-cell>
          <table:table-cell office:value-type="string" calcext:value-type="string">
            <text:p>dostawa_porzeczek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66" calcext:value-type="float">
            <text:p>3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259" calcext:value-type="float">
            <text:p>259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369" calcext:value-type="float">
            <text:p>36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9" calcext:value-type="float">
            <text:p>239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282" calcext:value-type="float">
            <text:p>282</text:p>
          </table:table-cell>
          <table:table-cell office:value-type="float" office:value="338" calcext:value-type="float">
            <text:p>3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51" calcext:value-type="float">
            <text:p>251</text:p>
          </table:table-cell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15" calcext:value-type="date">
            <text:p>15.05.2020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6" calcext:value-type="date">
            <text:p>16.05.2020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5-17" calcext:value-type="date">
            <text:p>17.05.2020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18" calcext:value-type="date">
            <text:p>18.05.202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19" calcext:value-type="date">
            <text:p>19.05.2020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.05.2020</text:p>
          </table:table-cell>
          <table:table-cell office:value-type="float" office:value="378" calcext:value-type="float">
            <text:p>378</text:p>
          </table:table-cell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1" calcext:value-type="date">
            <text:p>21.05.2020</text:p>
          </table:table-cell>
          <table:table-cell office:value-type="float" office:value="281" calcext:value-type="float">
            <text:p>281</text:p>
          </table:table-cell>
          <table:table-cell office:value-type="float" office:value="354" calcext:value-type="float">
            <text:p>35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5-22" calcext:value-type="date">
            <text:p>22.05.2020</text:p>
          </table:table-cell>
          <table:table-cell office:value-type="float" office:value="390" calcext:value-type="float">
            <text:p>390</text:p>
          </table:table-cell>
          <table:table-cell office:value-type="float" office:value="267" calcext:value-type="float">
            <text:p>26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5-23" calcext:value-type="date">
            <text:p>23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4" calcext:value-type="date">
            <text:p>24.05.2020</text:p>
          </table:table-cell>
          <table:table-cell office:value-type="float" office:value="391" calcext:value-type="float">
            <text:p>391</text:p>
          </table:table-cell>
          <table:table-cell office:value-type="float" office:value="238" calcext:value-type="float">
            <text:p>2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5" calcext:value-type="date">
            <text:p>25.05.2020</text:p>
          </table:table-cell>
          <table:table-cell office:value-type="float" office:value="241" calcext:value-type="float">
            <text:p>241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5-26" calcext:value-type="date">
            <text:p>26.05.2020</text:p>
          </table:table-cell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5-27" calcext:value-type="date">
            <text:p>27.05.2020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0-05-28" calcext:value-type="date">
            <text:p>28.05.2020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5-29" calcext:value-type="date">
            <text:p>29.05.2020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5-30" calcext:value-type="date">
            <text:p>30.05.2020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5-31" calcext:value-type="date">
            <text:p>31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0-06-01" calcext:value-type="date">
            <text:p>1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2" calcext:value-type="date">
            <text:p>2.06.2020</text:p>
          </table:table-cell>
          <table:table-cell office:value-type="float" office:value="264" calcext:value-type="float">
            <text:p>264</text:p>
          </table:table-cell>
          <table:table-cell office:value-type="float" office:value="355" calcext:value-type="float">
            <text:p>35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03" calcext:value-type="date">
            <text:p>3.06.2020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04" calcext:value-type="date">
            <text:p>4.06.2020</text:p>
          </table:table-cell>
          <table:table-cell office:value-type="float" office:value="352" calcext:value-type="float">
            <text:p>352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5" calcext:value-type="date">
            <text:p>5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06" calcext:value-type="date">
            <text:p>6.06.2020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7" calcext:value-type="date">
            <text:p>7.06.2020</text:p>
          </table:table-cell>
          <table:table-cell office:value-type="float" office:value="327" calcext:value-type="float">
            <text:p>327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6-08" calcext:value-type="date">
            <text:p>8.06.2020</text:p>
          </table:table-cell>
          <table:table-cell office:value-type="float" office:value="316" calcext:value-type="float">
            <text:p>316</text:p>
          </table:table-cell>
          <table:table-cell office:value-type="float" office:value="253" calcext:value-type="float">
            <text:p>25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09" calcext:value-type="date">
            <text:p>9.06.2020</text:p>
          </table:table-cell>
          <table:table-cell office:value-type="float" office:value="294" calcext:value-type="float">
            <text:p>294</text:p>
          </table:table-cell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0" calcext:value-type="date">
            <text:p>10.06.2020</text:p>
          </table:table-cell>
          <table:table-cell office:value-type="float" office:value="270" calcext:value-type="float">
            <text:p>270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11" calcext:value-type="date">
            <text:p>11.06.2020</text:p>
          </table:table-cell>
          <table:table-cell office:value-type="float" office:value="349" calcext:value-type="float">
            <text:p>349</text:p>
          </table:table-cell>
          <table:table-cell office:value-type="float" office:value="301" calcext:value-type="float">
            <text:p>3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12" calcext:value-type="date">
            <text:p>12.06.2020</text:p>
          </table:table-cell>
          <table:table-cell office:value-type="float" office:value="224" calcext:value-type="float">
            <text:p>224</text:p>
          </table:table-cell>
          <table:table-cell office:value-type="float" office:value="385" calcext:value-type="float">
            <text:p>38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13" calcext:value-type="date">
            <text:p>13.06.2020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14" calcext:value-type="date">
            <text:p>14.06.2020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5" calcext:value-type="date">
            <text:p>15.06.2020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6-16" calcext:value-type="date">
            <text:p>16.06.2020</text:p>
          </table:table-cell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7" calcext:value-type="date">
            <text:p>17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392" calcext:value-type="float">
            <text:p>3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6-18" calcext:value-type="date">
            <text:p>18.06.2020</text:p>
          </table:table-cell>
          <table:table-cell office:value-type="float" office:value="335" calcext:value-type="float">
            <text:p>335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6-19" calcext:value-type="date">
            <text:p>19.06.2020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0" calcext:value-type="date">
            <text:p>20.06.2020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6-21" calcext:value-type="date">
            <text:p>21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6-22" calcext:value-type="date">
            <text:p>22.06.2020</text:p>
          </table:table-cell>
          <table:table-cell office:value-type="float" office:value="256" calcext:value-type="float">
            <text:p>256</text:p>
          </table:table-cell>
          <table:table-cell office:value-type="float" office:value="393" calcext:value-type="float">
            <text:p>39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6-23" calcext:value-type="date">
            <text:p>23.06.2020</text:p>
          </table:table-cell>
          <table:table-cell office:value-type="float" office:value="322" calcext:value-type="float">
            <text:p>322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6-24" calcext:value-type="date">
            <text:p>24.06.2020</text:p>
          </table:table-cell>
          <table:table-cell office:value-type="float" office:value="447" calcext:value-type="float">
            <text:p>447</text:p>
          </table:table-cell>
          <table:table-cell office:value-type="float" office:value="385" calcext:value-type="float">
            <text:p>38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6-25" calcext:value-type="date">
            <text:p>25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6-26" calcext:value-type="date">
            <text:p>26.06.2020</text:p>
          </table:table-cell>
          <table:table-cell office:value-type="float" office:value="283" calcext:value-type="float">
            <text:p>283</text:p>
          </table:table-cell>
          <table:table-cell office:value-type="float" office:value="396" calcext:value-type="float">
            <text:p>39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6-27" calcext:value-type="date">
            <text:p>27.06.2020</text:p>
          </table:table-cell>
          <table:table-cell office:value-type="float" office:value="414" calcext:value-type="float">
            <text:p>414</text:p>
          </table:table-cell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6-28" calcext:value-type="date">
            <text:p>28.06.202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6-29" calcext:value-type="date">
            <text:p>29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6-30" calcext:value-type="date">
            <text:p>30.06.2020</text:p>
          </table:table-cell>
          <table:table-cell office:value-type="float" office:value="444" calcext:value-type="float">
            <text:p>444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7-01" calcext:value-type="date">
            <text:p>1.07.2020</text:p>
          </table:table-cell>
          <table:table-cell office:value-type="float" office:value="425" calcext:value-type="float">
            <text:p>425</text:p>
          </table:table-cell>
          <table:table-cell office:value-type="float" office:value="342" calcext:value-type="float">
            <text:p>34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7-02" calcext:value-type="date">
            <text:p>2.07.2020</text:p>
          </table:table-cell>
          <table:table-cell office:value-type="float" office:value="377" calcext:value-type="float">
            <text:p>377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7-03" calcext:value-type="date">
            <text:p>3.07.202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7-04" calcext:value-type="date">
            <text:p>4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7-05" calcext:value-type="date">
            <text:p>5.07.2020</text:p>
          </table:table-cell>
          <table:table-cell office:value-type="float" office:value="429" calcext:value-type="float">
            <text:p>429</text:p>
          </table:table-cell>
          <table:table-cell office:value-type="float" office:value="394" calcext:value-type="float">
            <text:p>39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0-07-06" calcext:value-type="date">
            <text:p>6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7-07" calcext:value-type="date">
            <text:p>7.07.2020</text:p>
          </table:table-cell>
          <table:table-cell office:value-type="float" office:value="421" calcext:value-type="float">
            <text:p>421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7-08" calcext:value-type="date">
            <text:p>8.07.2020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7-09" calcext:value-type="date">
            <text:p>9.07.2020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7-10" calcext:value-type="date">
            <text:p>10.07.2020</text:p>
          </table:table-cell>
          <table:table-cell office:value-type="float" office:value="356" calcext:value-type="float">
            <text:p>356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07-11" calcext:value-type="date">
            <text:p>11.07.2020</text:p>
          </table:table-cell>
          <table:table-cell office:value-type="float" office:value="307" calcext:value-type="float">
            <text:p>307</text:p>
          </table:table-cell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7-12" calcext:value-type="date">
            <text:p>12.07.2020</text:p>
          </table:table-cell>
          <table:table-cell office:value-type="float" office:value="441" calcext:value-type="float">
            <text:p>441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07-13" calcext:value-type="date">
            <text:p>13.07.2020</text:p>
          </table:table-cell>
          <table:table-cell office:value-type="float" office:value="407" calcext:value-type="float">
            <text:p>407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7-14" calcext:value-type="date">
            <text:p>14.07.2020</text:p>
          </table:table-cell>
          <table:table-cell office:value-type="float" office:value="480" calcext:value-type="float">
            <text:p>480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07-15" calcext:value-type="date">
            <text:p>15.07.2020</text:p>
          </table:table-cell>
          <table:table-cell office:value-type="float" office:value="494" calcext:value-type="float">
            <text:p>494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07-16" calcext:value-type="date">
            <text:p>16.07.2020</text:p>
          </table:table-cell>
          <table:table-cell office:value-type="float" office:value="493" calcext:value-type="float">
            <text:p>493</text:p>
          </table:table-cell>
          <table:table-cell office:value-type="float" office:value="431" calcext:value-type="float">
            <text:p>43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07-17" calcext:value-type="date">
            <text:p>17.07.2020</text:p>
          </table:table-cell>
          <table:table-cell office:value-type="float" office:value="302" calcext:value-type="float">
            <text:p>302</text:p>
          </table:table-cell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0-07-18" calcext:value-type="date">
            <text:p>18.07.2020</text:p>
          </table:table-cell>
          <table:table-cell office:value-type="float" office:value="331" calcext:value-type="float">
            <text:p>331</text:p>
          </table:table-cell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7-19" calcext:value-type="date">
            <text:p>19.07.2020</text:p>
          </table:table-cell>
          <table:table-cell office:value-type="float" office:value="486" calcext:value-type="float">
            <text:p>486</text:p>
          </table:table-cell>
          <table:table-cell office:value-type="float" office:value="323" calcext:value-type="float">
            <text:p>32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07-20" calcext:value-type="date">
            <text:p>20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0-07-21" calcext:value-type="date">
            <text:p>21.07.2020</text:p>
          </table:table-cell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0-07-22" calcext:value-type="date">
            <text:p>22.07.2020</text:p>
          </table:table-cell>
          <table:table-cell office:value-type="float" office:value="327" calcext:value-type="float">
            <text:p>327</text:p>
          </table:table-cell>
          <table:table-cell office:value-type="float" office:value="471" calcext:value-type="float">
            <text:p>47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0-07-23" calcext:value-type="date">
            <text:p>23.07.2020</text:p>
          </table:table-cell>
          <table:table-cell office:value-type="float" office:value="355" calcext:value-type="float">
            <text:p>355</text:p>
          </table:table-cell>
          <table:table-cell office:value-type="float" office:value="490" calcext:value-type="float">
            <text:p>4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0-07-24" calcext:value-type="date">
            <text:p>24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7-25" calcext:value-type="date">
            <text:p>25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0-07-26" calcext:value-type="date">
            <text:p>26.07.2020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0-07-27" calcext:value-type="date">
            <text:p>27.07.2020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0-07-28" calcext:value-type="date">
            <text:p>28.07.2020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0-07-29" calcext:value-type="date">
            <text:p>29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0-07-30" calcext:value-type="date">
            <text:p>30.07.2020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0-07-31" calcext:value-type="date">
            <text:p>31.07.2020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0-08-01" calcext:value-type="date">
            <text:p>1.08.2020</text:p>
          </table:table-cell>
          <table:table-cell office:value-type="float" office:value="396" calcext:value-type="float">
            <text:p>396</text:p>
          </table:table-cell>
          <table:table-cell office:value-type="float" office:value="466" calcext:value-type="float">
            <text:p>46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0-08-02" calcext:value-type="date">
            <text:p>2.08.2020</text:p>
          </table:table-cell>
          <table:table-cell office:value-type="float" office:value="495" calcext:value-type="float">
            <text:p>495</text:p>
          </table:table-cell>
          <table:table-cell office:value-type="float" office:value="410" calcext:value-type="float">
            <text:p>41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8-03" calcext:value-type="date">
            <text:p>3.08.2020</text:p>
          </table:table-cell>
          <table:table-cell office:value-type="float" office:value="420" calcext:value-type="float">
            <text:p>420</text:p>
          </table:table-cell>
          <table:table-cell office:value-type="float" office:value="328" calcext:value-type="float">
            <text:p>32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0-08-04" calcext:value-type="date">
            <text:p>4.08.2020</text:p>
          </table:table-cell>
          <table:table-cell office:value-type="float" office:value="411" calcext:value-type="float">
            <text:p>411</text:p>
          </table:table-cell>
          <table:table-cell office:value-type="float" office:value="481" calcext:value-type="float">
            <text:p>48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0-08-05" calcext:value-type="date">
            <text:p>5.08.2020</text:p>
          </table:table-cell>
          <table:table-cell office:value-type="float" office:value="317" calcext:value-type="float">
            <text:p>31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8-06" calcext:value-type="date">
            <text:p>6.08.2020</text:p>
          </table:table-cell>
          <table:table-cell office:value-type="float" office:value="342" calcext:value-type="float">
            <text:p>342</text:p>
          </table:table-cell>
          <table:table-cell office:value-type="float" office:value="465" calcext:value-type="float">
            <text:p>46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0-08-07" calcext:value-type="date">
            <text:p>7.08.2020</text:p>
          </table:table-cell>
          <table:table-cell office:value-type="float" office:value="450" calcext:value-type="float">
            <text:p>450</text:p>
          </table:table-cell>
          <table:table-cell office:value-type="float" office:value="318" calcext:value-type="float">
            <text:p>3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0-08-08" calcext:value-type="date">
            <text:p>8.08.2020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8-09" calcext:value-type="date">
            <text:p>9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 office:value-type="float" office:value="298" calcext:value-type="float">
            <text:p>298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0-08-11" calcext:value-type="date">
            <text:p>11.08.2020</text:p>
          </table:table-cell>
          <table:table-cell office:value-type="float" office:value="429" calcext:value-type="float">
            <text:p>429</text:p>
          </table:table-cell>
          <table:table-cell office:value-type="float" office:value="348" calcext:value-type="float">
            <text:p>34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0-08-12" calcext:value-type="date">
            <text:p>12.08.2020</text:p>
          </table:table-cell>
          <table:table-cell office:value-type="float" office:value="417" calcext:value-type="float">
            <text:p>417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0-08-13" calcext:value-type="date">
            <text:p>13.08.2020</text:p>
          </table:table-cell>
          <table:table-cell office:value-type="float" office:value="384" calcext:value-type="float">
            <text:p>384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08-14" calcext:value-type="date">
            <text:p>14.08.2020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0-08-15" calcext:value-type="date">
            <text:p>15.08.2020</text:p>
          </table:table-cell>
          <table:table-cell office:value-type="float" office:value="436" calcext:value-type="float">
            <text:p>436</text:p>
          </table:table-cell>
          <table:table-cell office:value-type="float" office:value="298" calcext:value-type="float">
            <text:p>29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0-08-16" calcext:value-type="date">
            <text:p>16.08.2020</text:p>
          </table:table-cell>
          <table:table-cell office:value-type="float" office:value="303" calcext:value-type="float">
            <text:p>303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0-08-17" calcext:value-type="date">
            <text:p>17.08.202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0-08-18" calcext:value-type="date">
            <text:p>18.08.202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0-08-19" calcext:value-type="date">
            <text:p>19.08.2020</text:p>
          </table:table-cell>
          <table:table-cell office:value-type="float" office:value="307" calcext:value-type="float">
            <text:p>307</text:p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0-08-20" calcext:value-type="date">
            <text:p>20.08.2020</text:p>
          </table:table-cell>
          <table:table-cell office:value-type="float" office:value="314" calcext:value-type="float">
            <text:p>31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8-21" calcext:value-type="date">
            <text:p>21.08.2020</text:p>
          </table:table-cell>
          <table:table-cell office:value-type="float" office:value="379" calcext:value-type="float">
            <text:p>379</text:p>
          </table:table-cell>
          <table:table-cell office:value-type="float" office:value="288" calcext:value-type="float">
            <text:p>28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08-22" calcext:value-type="date">
            <text:p>22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54" calcext:value-type="float">
            <text:p>45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0-08-23" calcext:value-type="date">
            <text:p>23.08.2020</text:p>
          </table:table-cell>
          <table:table-cell office:value-type="float" office:value="407" calcext:value-type="float">
            <text:p>407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4" calcext:value-type="date">
            <text:p>24.08.2020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5" calcext:value-type="date">
            <text:p>25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49" calcext:value-type="float">
            <text:p>44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8-26" calcext:value-type="date">
            <text:p>26.08.2020</text:p>
          </table:table-cell>
          <table:table-cell office:value-type="float" office:value="162" calcext:value-type="float">
            <text:p>162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8-27" calcext:value-type="date">
            <text:p>27.08.2020</text:p>
          </table:table-cell>
          <table:table-cell office:value-type="float" office:value="297" calcext:value-type="float">
            <text:p>297</text:p>
          </table:table-cell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28" calcext:value-type="date">
            <text:p>28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08-29" calcext:value-type="date">
            <text:p>29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8-30" calcext:value-type="date">
            <text:p>30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8-31" calcext:value-type="date">
            <text:p>31.08.2020</text:p>
          </table:table-cell>
          <table:table-cell office:value-type="float" office:value="351" calcext:value-type="float">
            <text:p>351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1" calcext:value-type="date">
            <text:p>1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02" calcext:value-type="date">
            <text:p>2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9-03" calcext:value-type="date">
            <text:p>3.09.2020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04" calcext:value-type="date">
            <text:p>4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09-05" calcext:value-type="date">
            <text:p>5.09.2020</text:p>
          </table:table-cell>
          <table:table-cell office:value-type="float" office:value="197" calcext:value-type="float">
            <text:p>197</text:p>
          </table:table-cell>
          <table:table-cell office:value-type="float" office:value="326" calcext:value-type="float">
            <text:p>32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9-06" calcext:value-type="date">
            <text:p>6.09.2020</text:p>
          </table:table-cell>
          <table:table-cell office:value-type="float" office:value="292" calcext:value-type="float">
            <text:p>292</text:p>
          </table:table-cell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07" calcext:value-type="date">
            <text:p>7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9-08" calcext:value-type="date">
            <text:p>8.09.2020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9-09" calcext:value-type="date">
            <text:p>9.09.2020</text:p>
          </table:table-cell>
          <table:table-cell office:value-type="float" office:value="276" calcext:value-type="float">
            <text:p>276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9-10" calcext:value-type="date">
            <text:p>10.09.2020</text:p>
          </table:table-cell>
          <table:table-cell office:value-type="float" office:value="210" calcext:value-type="float">
            <text:p>210</text:p>
          </table:table-cell>
          <table:table-cell office:value-type="float" office:value="333" calcext:value-type="float">
            <text:p>33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9-11" calcext:value-type="date">
            <text:p>11.09.2020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9-12" calcext:value-type="date">
            <text:p>12.09.2020</text:p>
          </table:table-cell>
          <table:table-cell office:value-type="float" office:value="196" calcext:value-type="float">
            <text:p>196</text:p>
          </table:table-cell>
          <table:table-cell office:value-type="float" office:value="348" calcext:value-type="float">
            <text:p>34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13" calcext:value-type="date">
            <text:p>13.09.2020</text:p>
          </table:table-cell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9-14" calcext:value-type="date">
            <text:p>14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9-15" calcext:value-type="date">
            <text:p>15.09.2020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9-16" calcext:value-type="date">
            <text:p>16.09.2020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9-17" calcext:value-type="date">
            <text:p>17.09.2020</text:p>
          </table:table-cell>
          <table:table-cell office:value-type="float" office:value="163" calcext:value-type="float">
            <text:p>163</text:p>
          </table:table-cell>
          <table:table-cell office:value-type="float" office:value="314" calcext:value-type="float">
            <text:p>3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9-18" calcext:value-type="date">
            <text:p>18.09.2020</text:p>
          </table:table-cell>
          <table:table-cell office:value-type="float" office:value="200" calcext:value-type="float">
            <text:p>200</text:p>
          </table:table-cell>
          <table:table-cell office:value-type="float" office:value="307" calcext:value-type="float">
            <text:p>3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9-19" calcext:value-type="date">
            <text:p>19.09.2020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9-20" calcext:value-type="date">
            <text:p>20.09.2020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21" calcext:value-type="date">
            <text:p>21.09.2020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9-22" calcext:value-type="date">
            <text:p>22.09.202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9-23" calcext:value-type="date">
            <text:p>23.09.2020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9-24" calcext:value-type="date">
            <text:p>24.09.2020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9-25" calcext:value-type="date">
            <text:p>25.09.202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9-26" calcext:value-type="date">
            <text:p>26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9-27" calcext:value-type="date">
            <text:p>27.09.2020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9-28" calcext:value-type="date">
            <text:p>28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9-30" calcext:value-type="date">
            <text:p>30.09.2020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</table:table-row>
      </table:table>
      <table:table table:name="zad 6.1" table:style-name="ta1">
        <table:shapes>
          <draw:frame draw:z-index="0" draw:style-name="gr1" draw:text-style-name="P1" svg:width="15.999cm" svg:height="8.999cm" svg:x="2.895cm" svg:y="9.052cm">
            <draw:object draw:notify-on-update-of-ranges="'zad 6.1'.A11:'zad 6.1'.A11 'zad 6.1'.A12:'zad 6.1'.A16 'zad 6.1'.B11:'zad 6.1'.B11 'zad 6.1'.B12:'zad 6.1'.B16 'zad 6.1'.C11:'zad 6.1'.C11 'zad 6.1'.C12:'zad 6.1'.C16 'zad 6.1'.D11:'zad 6.1'.D11 'zad 6.1'.D12:'zad 6.1'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5" table:default-cell-style-name="ce10"/>
        <table:table-column table:style-name="co6" table:default-cell-style-name="ce16"/>
        <table:table-column table:style-name="co7" table:default-cell-style-name="ce22"/>
        <table:table-row table:style-name="ro1">
          <table:table-cell table:style-name="ce2"/>
          <table:table-cell table:style-name="ce7" office:value-type="string" calcext:value-type="string">
            <text:p>Dane</text:p>
          </table:table-cell>
          <table:table-cell table:style-name="ce13"/>
          <table:table-cell table:style-name="ce19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8" office:value-type="string" calcext:value-type="string">
            <text:p>Suma - dostawa_malin</text:p>
          </table:table-cell>
          <table:table-cell table:style-name="ce14" office:value-type="string" calcext:value-type="string">
            <text:p>Suma - dostawa_truskawek</text:p>
          </table:table-cell>
          <table:table-cell table:style-name="ce20" office:value-type="string" calcext:value-type="string">
            <text:p>Suma - dostawa_porzeczek</text:p>
          </table:table-cell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9" office:value-type="float" office:value="9238" calcext:value-type="float">
            <text:p>9238</text:p>
          </table:table-cell>
          <table:table-cell table:style-name="ce15" office:value-type="float" office:value="9287" calcext:value-type="float">
            <text:p>9287</text:p>
          </table:table-cell>
          <table:table-cell table:style-name="ce21"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9485" calcext:value-type="float">
            <text:p>9485</text:p>
          </table:table-cell>
          <table:table-cell office:value-type="float" office:value="8916" calcext:value-type="float">
            <text:p>8916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1592" calcext:value-type="float">
            <text:p>11592</text:p>
          </table:table-cell>
          <table:table-cell office:value-type="float" office:value="11339" calcext:value-type="float">
            <text:p>11339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11045" calcext:value-type="float">
            <text:p>11045</text:p>
          </table:table-cell>
          <table:table-cell office:value-type="float" office:value="11386" calcext:value-type="float">
            <text:p>11386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table:style-name="ce11" office:value-type="float" office:value="6532" calcext:value-type="float">
            <text:p>6532</text:p>
          </table:table-cell>
          <table:table-cell table:style-name="ce17" office:value-type="float" office:value="7476" calcext:value-type="float">
            <text:p>7476</text:p>
          </table:table-cell>
          <table:table-cell table:style-name="ce23" office:value-type="float" office:value="6355" calcext:value-type="float">
            <text:p>6355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12" office:value-type="float" office:value="47892" calcext:value-type="float">
            <text:p>47892</text:p>
          </table:table-cell>
          <table:table-cell table:style-name="ce18" office:value-type="float" office:value="48404" calcext:value-type="float">
            <text:p>48404</text:p>
          </table:table-cell>
          <table:table-cell table:style-name="ce24" office:value-type="float" office:value="36390" calcext:value-type="float">
            <text:p>3639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aliny</text:p>
          </table:table-cell>
          <table:table-cell table:style-name="Default" office:value-type="string" calcext:value-type="string">
            <text:p>truskawki</text:p>
          </table:table-cell>
          <table:table-cell table:style-name="Default" office:value-type="string" calcext:value-type="string">
            <text:p>porzeczki</text:p>
          </table:table-cell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9" office:value-type="float" office:value="9238" calcext:value-type="float">
            <text:p>9238</text:p>
          </table:table-cell>
          <table:table-cell table:style-name="ce15" office:value-type="float" office:value="9287" calcext:value-type="float">
            <text:p>9287</text:p>
          </table:table-cell>
          <table:table-cell table:style-name="ce21"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9485" calcext:value-type="float">
            <text:p>9485</text:p>
          </table:table-cell>
          <table:table-cell office:value-type="float" office:value="8916" calcext:value-type="float">
            <text:p>8916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1592" calcext:value-type="float">
            <text:p>11592</text:p>
          </table:table-cell>
          <table:table-cell office:value-type="float" office:value="11339" calcext:value-type="float">
            <text:p>11339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11045" calcext:value-type="float">
            <text:p>11045</text:p>
          </table:table-cell>
          <table:table-cell office:value-type="float" office:value="11386" calcext:value-type="float">
            <text:p>11386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table:style-name="ce11" office:value-type="float" office:value="6532" calcext:value-type="float">
            <text:p>6532</text:p>
          </table:table-cell>
          <table:table-cell table:style-name="ce17" office:value-type="float" office:value="7476" calcext:value-type="float">
            <text:p>7476</text:p>
          </table:table-cell>
          <table:table-cell table:style-name="ce23" office:value-type="float" office:value="6355" calcext:value-type="float">
            <text:p>6355</text:p>
          </table:table-cell>
        </table:table-row>
      </table:table>
      <table:table table:name="zad 6.2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_malin</text:p>
          </table:table-cell>
          <table:table-cell office:value-type="string" calcext:value-type="string">
            <text:p>dostawa_truskawek</text:p>
          </table:table-cell>
          <table:table-cell office:value-type="string" calcext:value-type="string">
            <text:p>dostawa_porzeczek</text:p>
          </table:table-cell>
          <table:table-cell/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table:formula="of:=IF([.C2]&lt;[.D2];IF([.B2]&lt;[.D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  <table:table-cell office:value-type="float" office:value="83" calcext:value-type="float">
            <text:p>83</text:p>
          </table:table-cell>
          <table:table-cell table:formula="of:=IF([.C3]&lt;[.D3];IF([.B3]&lt;[.D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  <table:table-cell table:formula="of:=IF([.C4]&lt;[.D4];IF([.B4]&lt;[.D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formula="of:=IF([.C5]&lt;[.D5];IF([.B5]&lt;[.D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  <table:table-cell table:formula="of:=IF([.C6]&lt;[.D6];IF([.B6]&lt;[.D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66" calcext:value-type="float">
            <text:p>366</text:p>
          </table:table-cell>
          <table:table-cell office:value-type="float" office:value="99" calcext:value-type="float">
            <text:p>99</text:p>
          </table:table-cell>
          <table:table-cell table:formula="of:=IF([.C7]&lt;[.D7];IF([.B7]&lt;[.D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  <table:table-cell table:formula="of:=IF([.C8]&lt;[.D8];IF([.B8]&lt;[.D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259" calcext:value-type="float">
            <text:p>259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table:formula="of:=IF([.C9]&lt;[.D9];IF([.B9]&lt;[.D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369" calcext:value-type="float">
            <text:p>36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table:formula="of:=IF([.C10]&lt;[.D10];IF([.B10]&lt;[.D1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office:value-type="float" office:value="75" calcext:value-type="float">
            <text:p>75</text:p>
          </table:table-cell>
          <table:table-cell table:formula="of:=IF([.C11]&lt;[.D11];IF([.B11]&lt;[.D1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9" calcext:value-type="float">
            <text:p>239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  <table:table-cell table:formula="of:=IF([.C12]&lt;[.D12];IF([.B12]&lt;[.D1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282" calcext:value-type="float">
            <text:p>282</text:p>
          </table:table-cell>
          <table:table-cell office:value-type="float" office:value="338" calcext:value-type="float">
            <text:p>338</text:p>
          </table:table-cell>
          <table:table-cell office:value-type="float" office:value="86" calcext:value-type="float">
            <text:p>86</text:p>
          </table:table-cell>
          <table:table-cell table:formula="of:=IF([.C13]&lt;[.D13];IF([.B13]&lt;[.D1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table:formula="of:=IF([.C14]&lt;[.D14];IF([.B14]&lt;[.D1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51" calcext:value-type="float">
            <text:p>251</text:p>
          </table:table-cell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table:formula="of:=IF([.C15]&lt;[.D15];IF([.B15]&lt;[.D1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15.05.2020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  <table:table-cell table:formula="of:=IF([.C16]&lt;[.D16];IF([.B16]&lt;[.D1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16.05.2020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table:formula="of:=IF([.C17]&lt;[.D17];IF([.B17]&lt;[.D1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17.05.2020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 table:formula="of:=IF([.C18]&lt;[.D18];IF([.B18]&lt;[.D1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18.05.202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  <table:table-cell table:formula="of:=IF([.C19]&lt;[.D19];IF([.B19]&lt;[.D1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19.05.2020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05" calcext:value-type="float">
            <text:p>105</text:p>
          </table:table-cell>
          <table:table-cell table:formula="of:=IF([.C20]&lt;[.D20];IF([.B20]&lt;[.D2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.05.2020</text:p>
          </table:table-cell>
          <table:table-cell office:value-type="float" office:value="378" calcext:value-type="float">
            <text:p>378</text:p>
          </table:table-cell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  <table:table-cell table:formula="of:=IF([.C21]&lt;[.D21];IF([.B21]&lt;[.D2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1.05.2020</text:p>
          </table:table-cell>
          <table:table-cell office:value-type="float" office:value="281" calcext:value-type="float">
            <text:p>281</text:p>
          </table:table-cell>
          <table:table-cell office:value-type="float" office:value="354" calcext:value-type="float">
            <text:p>354</text:p>
          </table:table-cell>
          <table:table-cell office:value-type="float" office:value="121" calcext:value-type="float">
            <text:p>121</text:p>
          </table:table-cell>
          <table:table-cell table:formula="of:=IF([.C22]&lt;[.D22];IF([.B22]&lt;[.D2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22.05.2020</text:p>
          </table:table-cell>
          <table:table-cell office:value-type="float" office:value="390" calcext:value-type="float">
            <text:p>390</text:p>
          </table:table-cell>
          <table:table-cell office:value-type="float" office:value="267" calcext:value-type="float">
            <text:p>267</text:p>
          </table:table-cell>
          <table:table-cell office:value-type="float" office:value="124" calcext:value-type="float">
            <text:p>124</text:p>
          </table:table-cell>
          <table:table-cell table:formula="of:=IF([.C23]&lt;[.D23];IF([.B23]&lt;[.D2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3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105" calcext:value-type="float">
            <text:p>105</text:p>
          </table:table-cell>
          <table:table-cell table:formula="of:=IF([.C24]&lt;[.D24];IF([.B24]&lt;[.D2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4.05.2020</text:p>
          </table:table-cell>
          <table:table-cell office:value-type="float" office:value="391" calcext:value-type="float">
            <text:p>391</text:p>
          </table:table-cell>
          <table:table-cell office:value-type="float" office:value="238" calcext:value-type="float">
            <text:p>238</text:p>
          </table:table-cell>
          <table:table-cell office:value-type="float" office:value="113" calcext:value-type="float">
            <text:p>113</text:p>
          </table:table-cell>
          <table:table-cell table:formula="of:=IF([.C25]&lt;[.D25];IF([.B25]&lt;[.D2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5" calcext:value-type="date">
            <text:p>25.05.2020</text:p>
          </table:table-cell>
          <table:table-cell office:value-type="float" office:value="241" calcext:value-type="float">
            <text:p>241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formula="of:=IF([.C26]&lt;[.D26];IF([.B26]&lt;[.D2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6.05.2020</text:p>
          </table:table-cell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118" calcext:value-type="float">
            <text:p>118</text:p>
          </table:table-cell>
          <table:table-cell table:formula="of:=IF([.C27]&lt;[.D27];IF([.B27]&lt;[.D2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7.05.2020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table:formula="of:=IF([.C28]&lt;[.D28];IF([.B28]&lt;[.D2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8.05.2020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  <table:table-cell table:formula="of:=IF([.C29]&lt;[.D29];IF([.B29]&lt;[.D2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9.05.2020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34" calcext:value-type="float">
            <text:p>134</text:p>
          </table:table-cell>
          <table:table-cell table:formula="of:=IF([.C30]&lt;[.D30];IF([.B30]&lt;[.D3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30.05.2020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formula="of:=IF([.C31]&lt;[.D31];IF([.B31]&lt;[.D3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31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  <table:table-cell table:formula="of:=IF([.C32]&lt;[.D32];IF([.B32]&lt;[.D3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1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table:formula="of:=IF([.C33]&lt;[.D33];IF([.B33]&lt;[.D3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.06.2020</text:p>
          </table:table-cell>
          <table:table-cell office:value-type="float" office:value="264" calcext:value-type="float">
            <text:p>264</text:p>
          </table:table-cell>
          <table:table-cell office:value-type="float" office:value="355" calcext:value-type="float">
            <text:p>355</text:p>
          </table:table-cell>
          <table:table-cell office:value-type="float" office:value="134" calcext:value-type="float">
            <text:p>134</text:p>
          </table:table-cell>
          <table:table-cell table:formula="of:=IF([.C34]&lt;[.D34];IF([.B34]&lt;[.D3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3.06.2020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  <table:table-cell table:formula="of:=IF([.C35]&lt;[.D35];IF([.B35]&lt;[.D3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4.06.2020</text:p>
          </table:table-cell>
          <table:table-cell office:value-type="float" office:value="352" calcext:value-type="float">
            <text:p>352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table:formula="of:=IF([.C36]&lt;[.D36];IF([.B36]&lt;[.D3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5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table:formula="of:=IF([.C37]&lt;[.D37];IF([.B37]&lt;[.D3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6.06.2020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table:formula="of:=IF([.C38]&lt;[.D38];IF([.B38]&lt;[.D3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7.06.2020</text:p>
          </table:table-cell>
          <table:table-cell office:value-type="float" office:value="327" calcext:value-type="float">
            <text:p>327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  <table:table-cell table:formula="of:=IF([.C39]&lt;[.D39];IF([.B39]&lt;[.D3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8.06.2020</text:p>
          </table:table-cell>
          <table:table-cell office:value-type="float" office:value="316" calcext:value-type="float">
            <text:p>316</text:p>
          </table:table-cell>
          <table:table-cell office:value-type="float" office:value="253" calcext:value-type="float">
            <text:p>253</text:p>
          </table:table-cell>
          <table:table-cell office:value-type="float" office:value="134" calcext:value-type="float">
            <text:p>134</text:p>
          </table:table-cell>
          <table:table-cell table:formula="of:=IF([.C40]&lt;[.D40];IF([.B40]&lt;[.D4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9.06.2020</text:p>
          </table:table-cell>
          <table:table-cell office:value-type="float" office:value="294" calcext:value-type="float">
            <text:p>294</text:p>
          </table:table-cell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table:formula="of:=IF([.C41]&lt;[.D41];IF([.B41]&lt;[.D4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10.06.2020</text:p>
          </table:table-cell>
          <table:table-cell office:value-type="float" office:value="270" calcext:value-type="float">
            <text:p>270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table:formula="of:=IF([.C42]&lt;[.D42];IF([.B42]&lt;[.D4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11.06.2020</text:p>
          </table:table-cell>
          <table:table-cell office:value-type="float" office:value="349" calcext:value-type="float">
            <text:p>349</text:p>
          </table:table-cell>
          <table:table-cell office:value-type="float" office:value="301" calcext:value-type="float">
            <text:p>301</text:p>
          </table:table-cell>
          <table:table-cell office:value-type="float" office:value="138" calcext:value-type="float">
            <text:p>138</text:p>
          </table:table-cell>
          <table:table-cell table:formula="of:=IF([.C43]&lt;[.D43];IF([.B43]&lt;[.D4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12.06.2020</text:p>
          </table:table-cell>
          <table:table-cell office:value-type="float" office:value="224" calcext:value-type="float">
            <text:p>224</text:p>
          </table:table-cell>
          <table:table-cell office:value-type="float" office:value="385" calcext:value-type="float">
            <text:p>385</text:p>
          </table:table-cell>
          <table:table-cell office:value-type="float" office:value="138" calcext:value-type="float">
            <text:p>138</text:p>
          </table:table-cell>
          <table:table-cell table:formula="of:=IF([.C44]&lt;[.D44];IF([.B44]&lt;[.D4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13.06.2020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table:formula="of:=IF([.C45]&lt;[.D45];IF([.B45]&lt;[.D4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14.06.2020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table:formula="of:=IF([.C46]&lt;[.D46];IF([.B46]&lt;[.D4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15.06.2020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table:formula="of:=IF([.C47]&lt;[.D47];IF([.B47]&lt;[.D4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16.06.2020</text:p>
          </table:table-cell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table:formula="of:=IF([.C48]&lt;[.D48];IF([.B48]&lt;[.D4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17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392" calcext:value-type="float">
            <text:p>392</text:p>
          </table:table-cell>
          <table:table-cell office:value-type="float" office:value="158" calcext:value-type="float">
            <text:p>158</text:p>
          </table:table-cell>
          <table:table-cell table:formula="of:=IF([.C49]&lt;[.D49];IF([.B49]&lt;[.D4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18.06.2020</text:p>
          </table:table-cell>
          <table:table-cell office:value-type="float" office:value="335" calcext:value-type="float">
            <text:p>335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table:formula="of:=IF([.C50]&lt;[.D50];IF([.B50]&lt;[.D5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19.06.2020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office:value-type="float" office:value="151" calcext:value-type="float">
            <text:p>151</text:p>
          </table:table-cell>
          <table:table-cell table:formula="of:=IF([.C51]&lt;[.D51];IF([.B51]&lt;[.D5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.06.2020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173" calcext:value-type="float">
            <text:p>173</text:p>
          </table:table-cell>
          <table:table-cell table:formula="of:=IF([.C52]&lt;[.D52];IF([.B52]&lt;[.D5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21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formula="of:=IF([.C53]&lt;[.D53];IF([.B53]&lt;[.D5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2.06.2020</text:p>
          </table:table-cell>
          <table:table-cell office:value-type="float" office:value="256" calcext:value-type="float">
            <text:p>256</text:p>
          </table:table-cell>
          <table:table-cell office:value-type="float" office:value="393" calcext:value-type="float">
            <text:p>393</text:p>
          </table:table-cell>
          <table:table-cell office:value-type="float" office:value="219" calcext:value-type="float">
            <text:p>219</text:p>
          </table:table-cell>
          <table:table-cell table:formula="of:=IF([.C54]&lt;[.D54];IF([.B54]&lt;[.D5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3.06.2020</text:p>
          </table:table-cell>
          <table:table-cell office:value-type="float" office:value="322" calcext:value-type="float">
            <text:p>322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table:formula="of:=IF([.C55]&lt;[.D55];IF([.B55]&lt;[.D5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24.06.2020</text:p>
          </table:table-cell>
          <table:table-cell office:value-type="float" office:value="447" calcext:value-type="float">
            <text:p>447</text:p>
          </table:table-cell>
          <table:table-cell office:value-type="float" office:value="385" calcext:value-type="float">
            <text:p>385</text:p>
          </table:table-cell>
          <table:table-cell office:value-type="float" office:value="212" calcext:value-type="float">
            <text:p>212</text:p>
          </table:table-cell>
          <table:table-cell table:formula="of:=IF([.C56]&lt;[.D56];IF([.B56]&lt;[.D5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5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table:formula="of:=IF([.C57]&lt;[.D57];IF([.B57]&lt;[.D5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6.06.2020</text:p>
          </table:table-cell>
          <table:table-cell office:value-type="float" office:value="283" calcext:value-type="float">
            <text:p>283</text:p>
          </table:table-cell>
          <table:table-cell office:value-type="float" office:value="396" calcext:value-type="float">
            <text:p>396</text:p>
          </table:table-cell>
          <table:table-cell office:value-type="float" office:value="221" calcext:value-type="float">
            <text:p>221</text:p>
          </table:table-cell>
          <table:table-cell table:formula="of:=IF([.C58]&lt;[.D58];IF([.B58]&lt;[.D5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7.06.2020</text:p>
          </table:table-cell>
          <table:table-cell office:value-type="float" office:value="414" calcext:value-type="float">
            <text:p>414</text:p>
          </table:table-cell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  <table:table-cell table:formula="of:=IF([.C59]&lt;[.D59];IF([.B59]&lt;[.D5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8.06.202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245" calcext:value-type="float">
            <text:p>245</text:p>
          </table:table-cell>
          <table:table-cell table:formula="of:=IF([.C60]&lt;[.D60];IF([.B60]&lt;[.D6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9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table:formula="of:=IF([.C61]&lt;[.D61];IF([.B61]&lt;[.D6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30.06.2020</text:p>
          </table:table-cell>
          <table:table-cell office:value-type="float" office:value="444" calcext:value-type="float">
            <text:p>444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table:formula="of:=IF([.C62]&lt;[.D62];IF([.B62]&lt;[.D6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1.07.2020</text:p>
          </table:table-cell>
          <table:table-cell office:value-type="float" office:value="425" calcext:value-type="float">
            <text:p>425</text:p>
          </table:table-cell>
          <table:table-cell office:value-type="float" office:value="342" calcext:value-type="float">
            <text:p>342</text:p>
          </table:table-cell>
          <table:table-cell office:value-type="float" office:value="237" calcext:value-type="float">
            <text:p>237</text:p>
          </table:table-cell>
          <table:table-cell table:formula="of:=IF([.C63]&lt;[.D63];IF([.B63]&lt;[.D6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.07.2020</text:p>
          </table:table-cell>
          <table:table-cell office:value-type="float" office:value="377" calcext:value-type="float">
            <text:p>377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table:formula="of:=IF([.C64]&lt;[.D64];IF([.B64]&lt;[.D6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3.07.202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203" calcext:value-type="float">
            <text:p>203</text:p>
          </table:table-cell>
          <table:table-cell table:formula="of:=IF([.C65]&lt;[.D65];IF([.B65]&lt;[.D6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4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204" calcext:value-type="float">
            <text:p>204</text:p>
          </table:table-cell>
          <table:table-cell table:formula="of:=IF([.C66]&lt;[.D66];IF([.B66]&lt;[.D6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5.07.2020</text:p>
          </table:table-cell>
          <table:table-cell office:value-type="float" office:value="429" calcext:value-type="float">
            <text:p>429</text:p>
          </table:table-cell>
          <table:table-cell office:value-type="float" office:value="394" calcext:value-type="float">
            <text:p>394</text:p>
          </table:table-cell>
          <table:table-cell office:value-type="float" office:value="246" calcext:value-type="float">
            <text:p>246</text:p>
          </table:table-cell>
          <table:table-cell table:formula="of:=IF([.C67]&lt;[.D67];IF([.B67]&lt;[.D6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6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float" office:value="233" calcext:value-type="float">
            <text:p>233</text:p>
          </table:table-cell>
          <table:table-cell table:formula="of:=IF([.C68]&lt;[.D68];IF([.B68]&lt;[.D6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7.07.2020</text:p>
          </table:table-cell>
          <table:table-cell office:value-type="float" office:value="421" calcext:value-type="float">
            <text:p>421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table:formula="of:=IF([.C69]&lt;[.D69];IF([.B69]&lt;[.D6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8.07.2020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table:formula="of:=IF([.C70]&lt;[.D70];IF([.B70]&lt;[.D7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9.07.2020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262" calcext:value-type="float">
            <text:p>262</text:p>
          </table:table-cell>
          <table:table-cell table:formula="of:=IF([.C71]&lt;[.D71];IF([.B71]&lt;[.D7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10.07.2020</text:p>
          </table:table-cell>
          <table:table-cell office:value-type="float" office:value="356" calcext:value-type="float">
            <text:p>356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  <table:table-cell table:formula="of:=IF([.C72]&lt;[.D72];IF([.B72]&lt;[.D7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11.07.2020</text:p>
          </table:table-cell>
          <table:table-cell office:value-type="float" office:value="307" calcext:value-type="float">
            <text:p>307</text:p>
          </table:table-cell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  <table:table-cell table:formula="of:=IF([.C73]&lt;[.D73];IF([.B73]&lt;[.D7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12.07.2020</text:p>
          </table:table-cell>
          <table:table-cell office:value-type="float" office:value="441" calcext:value-type="float">
            <text:p>441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table:formula="of:=IF([.C74]&lt;[.D74];IF([.B74]&lt;[.D7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13.07.2020</text:p>
          </table:table-cell>
          <table:table-cell office:value-type="float" office:value="407" calcext:value-type="float">
            <text:p>407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table:formula="of:=IF([.C75]&lt;[.D75];IF([.B75]&lt;[.D7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14.07.2020</text:p>
          </table:table-cell>
          <table:table-cell office:value-type="float" office:value="480" calcext:value-type="float">
            <text:p>480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table:formula="of:=IF([.C76]&lt;[.D76];IF([.B76]&lt;[.D7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15.07.2020</text:p>
          </table:table-cell>
          <table:table-cell office:value-type="float" office:value="494" calcext:value-type="float">
            <text:p>494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table:formula="of:=IF([.C77]&lt;[.D77];IF([.B77]&lt;[.D7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16.07.2020</text:p>
          </table:table-cell>
          <table:table-cell office:value-type="float" office:value="493" calcext:value-type="float">
            <text:p>493</text:p>
          </table:table-cell>
          <table:table-cell office:value-type="float" office:value="431" calcext:value-type="float">
            <text:p>431</text:p>
          </table:table-cell>
          <table:table-cell office:value-type="float" office:value="283" calcext:value-type="float">
            <text:p>283</text:p>
          </table:table-cell>
          <table:table-cell table:formula="of:=IF([.C78]&lt;[.D78];IF([.B78]&lt;[.D7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17.07.2020</text:p>
          </table:table-cell>
          <table:table-cell office:value-type="float" office:value="302" calcext:value-type="float">
            <text:p>302</text:p>
          </table:table-cell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  <table:table-cell table:formula="of:=IF([.C79]&lt;[.D79];IF([.B79]&lt;[.D7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.07.2020</text:p>
          </table:table-cell>
          <table:table-cell office:value-type="float" office:value="331" calcext:value-type="float">
            <text:p>331</text:p>
          </table:table-cell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  <table:table-cell table:formula="of:=IF([.C80]&lt;[.D80];IF([.B80]&lt;[.D80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9" calcext:value-type="date">
            <text:p>19.07.2020</text:p>
          </table:table-cell>
          <table:table-cell office:value-type="float" office:value="486" calcext:value-type="float">
            <text:p>486</text:p>
          </table:table-cell>
          <table:table-cell office:value-type="float" office:value="323" calcext:value-type="float">
            <text:p>323</text:p>
          </table:table-cell>
          <table:table-cell office:value-type="float" office:value="359" calcext:value-type="float">
            <text:p>359</text:p>
          </table:table-cell>
          <table:table-cell table:formula="of:=IF([.C81]&lt;[.D81];IF([.B81]&lt;[.D8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office:value-type="float" office:value="445" calcext:value-type="float">
            <text:p>445</text:p>
          </table:table-cell>
          <table:table-cell table:formula="of:=IF([.C82]&lt;[.D82];IF([.B82]&lt;[.D82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1" calcext:value-type="date">
            <text:p>21.07.2020</text:p>
          </table:table-cell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427" calcext:value-type="float">
            <text:p>427</text:p>
          </table:table-cell>
          <table:table-cell table:formula="of:=IF([.C83]&lt;[.D83];IF([.B83]&lt;[.D8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22.07.2020</text:p>
          </table:table-cell>
          <table:table-cell office:value-type="float" office:value="327" calcext:value-type="float">
            <text:p>327</text:p>
          </table:table-cell>
          <table:table-cell office:value-type="float" office:value="471" calcext:value-type="float">
            <text:p>471</text:p>
          </table:table-cell>
          <table:table-cell office:value-type="float" office:value="423" calcext:value-type="float">
            <text:p>423</text:p>
          </table:table-cell>
          <table:table-cell table:formula="of:=IF([.C84]&lt;[.D84];IF([.B84]&lt;[.D8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3.07.2020</text:p>
          </table:table-cell>
          <table:table-cell office:value-type="float" office:value="355" calcext:value-type="float">
            <text:p>355</text:p>
          </table:table-cell>
          <table:table-cell office:value-type="float" office:value="490" calcext:value-type="float">
            <text:p>490</text:p>
          </table:table-cell>
          <table:table-cell office:value-type="float" office:value="449" calcext:value-type="float">
            <text:p>449</text:p>
          </table:table-cell>
          <table:table-cell table:formula="of:=IF([.C85]&lt;[.D85];IF([.B85]&lt;[.D8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4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470" calcext:value-type="float">
            <text:p>470</text:p>
          </table:table-cell>
          <table:table-cell table:formula="of:=IF([.C86]&lt;[.D86];IF([.B86]&lt;[.D86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5" calcext:value-type="date">
            <text:p>25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table:formula="of:=IF([.C87]&lt;[.D87];IF([.B87]&lt;[.D87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6" calcext:value-type="date">
            <text:p>26.07.2020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536" calcext:value-type="float">
            <text:p>536</text:p>
          </table:table-cell>
          <table:table-cell table:formula="of:=IF([.C88]&lt;[.D88];IF([.B88]&lt;[.D88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7" calcext:value-type="date">
            <text:p>27.07.2020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421" calcext:value-type="float">
            <text:p>421</text:p>
          </table:table-cell>
          <table:table-cell table:formula="of:=IF([.C89]&lt;[.D89];IF([.B89]&lt;[.D8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28.07.2020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555" calcext:value-type="float">
            <text:p>555</text:p>
          </table:table-cell>
          <table:table-cell table:formula="of:=IF([.C90]&lt;[.D90];IF([.B90]&lt;[.D90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9" calcext:value-type="date">
            <text:p>29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  <table:table-cell table:formula="of:=IF([.C91]&lt;[.D91];IF([.B91]&lt;[.D91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30" calcext:value-type="date">
            <text:p>30.07.2020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table:formula="of:=IF([.C92]&lt;[.D92];IF([.B92]&lt;[.D9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31.07.2020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19" calcext:value-type="float">
            <text:p>419</text:p>
          </table:table-cell>
          <table:table-cell table:formula="of:=IF([.C93]&lt;[.D93];IF([.B93]&lt;[.D93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1" calcext:value-type="date">
            <text:p>1.08.2020</text:p>
          </table:table-cell>
          <table:table-cell office:value-type="float" office:value="396" calcext:value-type="float">
            <text:p>396</text:p>
          </table:table-cell>
          <table:table-cell office:value-type="float" office:value="466" calcext:value-type="float">
            <text:p>466</text:p>
          </table:table-cell>
          <table:table-cell office:value-type="float" office:value="434" calcext:value-type="float">
            <text:p>434</text:p>
          </table:table-cell>
          <table:table-cell table:formula="of:=IF([.C94]&lt;[.D94];IF([.B94]&lt;[.D9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2.08.2020</text:p>
          </table:table-cell>
          <table:table-cell office:value-type="float" office:value="495" calcext:value-type="float">
            <text:p>495</text:p>
          </table:table-cell>
          <table:table-cell office:value-type="float" office:value="410" calcext:value-type="float">
            <text:p>410</text:p>
          </table:table-cell>
          <table:table-cell office:value-type="float" office:value="418" calcext:value-type="float">
            <text:p>418</text:p>
          </table:table-cell>
          <table:table-cell table:formula="of:=IF([.C95]&lt;[.D95];IF([.B95]&lt;[.D9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3.08.2020</text:p>
          </table:table-cell>
          <table:table-cell office:value-type="float" office:value="420" calcext:value-type="float">
            <text:p>420</text:p>
          </table:table-cell>
          <table:table-cell office:value-type="float" office:value="328" calcext:value-type="float">
            <text:p>328</text:p>
          </table:table-cell>
          <table:table-cell office:value-type="float" office:value="422" calcext:value-type="float">
            <text:p>422</text:p>
          </table:table-cell>
          <table:table-cell table:formula="of:=IF([.C96]&lt;[.D96];IF([.B96]&lt;[.D96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4" calcext:value-type="date">
            <text:p>4.08.2020</text:p>
          </table:table-cell>
          <table:table-cell office:value-type="float" office:value="411" calcext:value-type="float">
            <text:p>411</text:p>
          </table:table-cell>
          <table:table-cell office:value-type="float" office:value="481" calcext:value-type="float">
            <text:p>481</text:p>
          </table:table-cell>
          <table:table-cell office:value-type="float" office:value="445" calcext:value-type="float">
            <text:p>445</text:p>
          </table:table-cell>
          <table:table-cell table:formula="of:=IF([.C97]&lt;[.D97];IF([.B97]&lt;[.D9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5.08.2020</text:p>
          </table:table-cell>
          <table:table-cell office:value-type="float" office:value="317" calcext:value-type="float">
            <text:p>31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  <table:table-cell table:formula="of:=IF([.C98]&lt;[.D98];IF([.B98]&lt;[.D9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6.08.2020</text:p>
          </table:table-cell>
          <table:table-cell office:value-type="float" office:value="342" calcext:value-type="float">
            <text:p>342</text:p>
          </table:table-cell>
          <table:table-cell office:value-type="float" office:value="465" calcext:value-type="float">
            <text:p>465</text:p>
          </table:table-cell>
          <table:table-cell office:value-type="float" office:value="417" calcext:value-type="float">
            <text:p>417</text:p>
          </table:table-cell>
          <table:table-cell table:formula="of:=IF([.C99]&lt;[.D99];IF([.B99]&lt;[.D9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7.08.2020</text:p>
          </table:table-cell>
          <table:table-cell office:value-type="float" office:value="450" calcext:value-type="float">
            <text:p>450</text:p>
          </table:table-cell>
          <table:table-cell office:value-type="float" office:value="318" calcext:value-type="float">
            <text:p>318</text:p>
          </table:table-cell>
          <table:table-cell office:value-type="float" office:value="490" calcext:value-type="float">
            <text:p>490</text:p>
          </table:table-cell>
          <table:table-cell table:formula="of:=IF([.C100]&lt;[.D100];IF([.B100]&lt;[.D100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8" calcext:value-type="date">
            <text:p>8.08.2020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table:formula="of:=IF([.C101]&lt;[.D101];IF([.B101]&lt;[.D101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9" calcext:value-type="date">
            <text:p>9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377" calcext:value-type="float">
            <text:p>377</text:p>
          </table:table-cell>
          <table:table-cell table:formula="of:=IF([.C102]&lt;[.D102];IF([.B102]&lt;[.D102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 office:value-type="float" office:value="298" calcext:value-type="float">
            <text:p>298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table:formula="of:=IF([.C103]&lt;[.D103];IF([.B103]&lt;[.D103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1" calcext:value-type="date">
            <text:p>11.08.2020</text:p>
          </table:table-cell>
          <table:table-cell office:value-type="float" office:value="429" calcext:value-type="float">
            <text:p>429</text:p>
          </table:table-cell>
          <table:table-cell office:value-type="float" office:value="348" calcext:value-type="float">
            <text:p>348</text:p>
          </table:table-cell>
          <table:table-cell office:value-type="float" office:value="426" calcext:value-type="float">
            <text:p>426</text:p>
          </table:table-cell>
          <table:table-cell table:formula="of:=IF([.C104]&lt;[.D104];IF([.B104]&lt;[.D10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12.08.2020</text:p>
          </table:table-cell>
          <table:table-cell office:value-type="float" office:value="417" calcext:value-type="float">
            <text:p>417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table:formula="of:=IF([.C105]&lt;[.D105];IF([.B105]&lt;[.D10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13.08.2020</text:p>
          </table:table-cell>
          <table:table-cell office:value-type="float" office:value="384" calcext:value-type="float">
            <text:p>384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table:formula="of:=IF([.C106]&lt;[.D106];IF([.B106]&lt;[.D10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14.08.2020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formula="of:=IF([.C107]&lt;[.D107];IF([.B107]&lt;[.D107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5" calcext:value-type="date">
            <text:p>15.08.2020</text:p>
          </table:table-cell>
          <table:table-cell office:value-type="float" office:value="436" calcext:value-type="float">
            <text:p>436</text:p>
          </table:table-cell>
          <table:table-cell office:value-type="float" office:value="298" calcext:value-type="float">
            <text:p>298</text:p>
          </table:table-cell>
          <table:table-cell office:value-type="float" office:value="420" calcext:value-type="float">
            <text:p>420</text:p>
          </table:table-cell>
          <table:table-cell table:formula="of:=IF([.C108]&lt;[.D108];IF([.B108]&lt;[.D10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16.08.2020</text:p>
          </table:table-cell>
          <table:table-cell office:value-type="float" office:value="303" calcext:value-type="float">
            <text:p>303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  <table:table-cell table:formula="of:=IF([.C109]&lt;[.D109];IF([.B109]&lt;[.D10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17.08.202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  <table:table-cell table:formula="of:=IF([.C110]&lt;[.D110];IF([.B110]&lt;[.D11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18.08.202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  <table:table-cell table:formula="of:=IF([.C111]&lt;[.D111];IF([.B111]&lt;[.D111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9" calcext:value-type="date">
            <text:p>19.08.2020</text:p>
          </table:table-cell>
          <table:table-cell office:value-type="float" office:value="307" calcext:value-type="float">
            <text:p>307</text:p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table:formula="of:=IF([.C112]&lt;[.D112];IF([.B112]&lt;[.D11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20.08.2020</text:p>
          </table:table-cell>
          <table:table-cell office:value-type="float" office:value="314" calcext:value-type="float">
            <text:p>31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table:formula="of:=IF([.C113]&lt;[.D113];IF([.B113]&lt;[.D113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1" calcext:value-type="date">
            <text:p>21.08.2020</text:p>
          </table:table-cell>
          <table:table-cell office:value-type="float" office:value="379" calcext:value-type="float">
            <text:p>379</text:p>
          </table:table-cell>
          <table:table-cell office:value-type="float" office:value="288" calcext:value-type="float">
            <text:p>288</text:p>
          </table:table-cell>
          <table:table-cell office:value-type="float" office:value="353" calcext:value-type="float">
            <text:p>353</text:p>
          </table:table-cell>
          <table:table-cell table:formula="of:=IF([.C114]&lt;[.D114];IF([.B114]&lt;[.D11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2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54" calcext:value-type="float">
            <text:p>454</text:p>
          </table:table-cell>
          <table:table-cell office:value-type="float" office:value="342" calcext:value-type="float">
            <text:p>342</text:p>
          </table:table-cell>
          <table:table-cell table:formula="of:=IF([.C115]&lt;[.D115];IF([.B115]&lt;[.D11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23.08.2020</text:p>
          </table:table-cell>
          <table:table-cell office:value-type="float" office:value="407" calcext:value-type="float">
            <text:p>407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table:formula="of:=IF([.C116]&lt;[.D116];IF([.B116]&lt;[.D11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4.08.2020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221" calcext:value-type="float">
            <text:p>221</text:p>
          </table:table-cell>
          <table:table-cell table:formula="of:=IF([.C117]&lt;[.D117];IF([.B117]&lt;[.D11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5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49" calcext:value-type="float">
            <text:p>449</text:p>
          </table:table-cell>
          <table:table-cell office:value-type="float" office:value="231" calcext:value-type="float">
            <text:p>231</text:p>
          </table:table-cell>
          <table:table-cell table:formula="of:=IF([.C118]&lt;[.D118];IF([.B118]&lt;[.D11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6" calcext:value-type="date">
            <text:p>26.08.2020</text:p>
          </table:table-cell>
          <table:table-cell office:value-type="float" office:value="162" calcext:value-type="float">
            <text:p>162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table:formula="of:=IF([.C119]&lt;[.D119];IF([.B119]&lt;[.D11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7" calcext:value-type="date">
            <text:p>27.08.2020</text:p>
          </table:table-cell>
          <table:table-cell office:value-type="float" office:value="297" calcext:value-type="float">
            <text:p>297</text:p>
          </table:table-cell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  <table:table-cell table:formula="of:=IF([.C120]&lt;[.D120];IF([.B120]&lt;[.D12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8" calcext:value-type="date">
            <text:p>28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table:formula="of:=IF([.C121]&lt;[.D121];IF([.B121]&lt;[.D12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table:formula="of:=IF([.C122]&lt;[.D122];IF([.B122]&lt;[.D12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30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table:formula="of:=IF([.C123]&lt;[.D123];IF([.B123]&lt;[.D12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1" calcext:value-type="date">
            <text:p>31.08.2020</text:p>
          </table:table-cell>
          <table:table-cell office:value-type="float" office:value="351" calcext:value-type="float">
            <text:p>351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table:formula="of:=IF([.C124]&lt;[.D124];IF([.B124]&lt;[.D12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1" calcext:value-type="date">
            <text:p>1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table:formula="of:=IF([.C125]&lt;[.D125];IF([.B125]&lt;[.D12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2" calcext:value-type="date">
            <text:p>2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table:formula="of:=IF([.C126]&lt;[.D126];IF([.B126]&lt;[.D12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3.09.2020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IF([.C127]&lt;[.D127];IF([.B127]&lt;[.D12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4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table:formula="of:=IF([.C128]&lt;[.D128];IF([.B128]&lt;[.D128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5" calcext:value-type="date">
            <text:p>5.09.2020</text:p>
          </table:table-cell>
          <table:table-cell office:value-type="float" office:value="197" calcext:value-type="float">
            <text:p>197</text:p>
          </table:table-cell>
          <table:table-cell office:value-type="float" office:value="326" calcext:value-type="float">
            <text:p>326</text:p>
          </table:table-cell>
          <table:table-cell office:value-type="float" office:value="224" calcext:value-type="float">
            <text:p>224</text:p>
          </table:table-cell>
          <table:table-cell table:formula="of:=IF([.C129]&lt;[.D129];IF([.B129]&lt;[.D12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6.09.2020</text:p>
          </table:table-cell>
          <table:table-cell office:value-type="float" office:value="292" calcext:value-type="float">
            <text:p>292</text:p>
          </table:table-cell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  <table:table-cell table:formula="of:=IF([.C130]&lt;[.D130];IF([.B130]&lt;[.D13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7" calcext:value-type="date">
            <text:p>7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table:formula="of:=IF([.C131]&lt;[.D131];IF([.B131]&lt;[.D13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8" calcext:value-type="date">
            <text:p>8.09.2020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office:value-type="float" office:value="220" calcext:value-type="float">
            <text:p>220</text:p>
          </table:table-cell>
          <table:table-cell table:formula="of:=IF([.C132]&lt;[.D132];IF([.B132]&lt;[.D13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9" calcext:value-type="date">
            <text:p>9.09.2020</text:p>
          </table:table-cell>
          <table:table-cell office:value-type="float" office:value="276" calcext:value-type="float">
            <text:p>276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  <table:table-cell table:formula="of:=IF([.C133]&lt;[.D133];IF([.B133]&lt;[.D13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10.09.2020</text:p>
          </table:table-cell>
          <table:table-cell office:value-type="float" office:value="210" calcext:value-type="float">
            <text:p>210</text:p>
          </table:table-cell>
          <table:table-cell office:value-type="float" office:value="333" calcext:value-type="float">
            <text:p>333</text:p>
          </table:table-cell>
          <table:table-cell office:value-type="float" office:value="218" calcext:value-type="float">
            <text:p>218</text:p>
          </table:table-cell>
          <table:table-cell table:formula="of:=IF([.C134]&lt;[.D134];IF([.B134]&lt;[.D13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1" calcext:value-type="date">
            <text:p>11.09.2020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table:formula="of:=IF([.C135]&lt;[.D135];IF([.B135]&lt;[.D135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.09.2020</text:p>
          </table:table-cell>
          <table:table-cell office:value-type="float" office:value="196" calcext:value-type="float">
            <text:p>196</text:p>
          </table:table-cell>
          <table:table-cell office:value-type="float" office:value="348" calcext:value-type="float">
            <text:p>348</text:p>
          </table:table-cell>
          <table:table-cell office:value-type="float" office:value="225" calcext:value-type="float">
            <text:p>225</text:p>
          </table:table-cell>
          <table:table-cell table:formula="of:=IF([.C136]&lt;[.D136];IF([.B136]&lt;[.D13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3" calcext:value-type="date">
            <text:p>13.09.2020</text:p>
          </table:table-cell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  <table:table-cell table:formula="of:=IF([.C137]&lt;[.D137];IF([.B137]&lt;[.D13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4" calcext:value-type="date">
            <text:p>14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  <table:table-cell table:formula="of:=IF([.C138]&lt;[.D138];IF([.B138]&lt;[.D13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15.09.2020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formula="of:=IF([.C139]&lt;[.D139];IF([.B139]&lt;[.D139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16.09.2020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table:formula="of:=IF([.C140]&lt;[.D140];IF([.B140]&lt;[.D14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7" calcext:value-type="date">
            <text:p>17.09.2020</text:p>
          </table:table-cell>
          <table:table-cell office:value-type="float" office:value="163" calcext:value-type="float">
            <text:p>163</text:p>
          </table:table-cell>
          <table:table-cell office:value-type="float" office:value="314" calcext:value-type="float">
            <text:p>314</text:p>
          </table:table-cell>
          <table:table-cell office:value-type="float" office:value="213" calcext:value-type="float">
            <text:p>213</text:p>
          </table:table-cell>
          <table:table-cell table:formula="of:=IF([.C141]&lt;[.D141];IF([.B141]&lt;[.D14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18.09.2020</text:p>
          </table:table-cell>
          <table:table-cell office:value-type="float" office:value="200" calcext:value-type="float">
            <text:p>200</text:p>
          </table:table-cell>
          <table:table-cell office:value-type="float" office:value="307" calcext:value-type="float">
            <text:p>307</text:p>
          </table:table-cell>
          <table:table-cell office:value-type="float" office:value="206" calcext:value-type="float">
            <text:p>206</text:p>
          </table:table-cell>
          <table:table-cell table:formula="of:=IF([.C142]&lt;[.D142];IF([.B142]&lt;[.D14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9" calcext:value-type="date">
            <text:p>19.09.2020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210" calcext:value-type="float">
            <text:p>210</text:p>
          </table:table-cell>
          <table:table-cell table:formula="of:=IF([.C143]&lt;[.D143];IF([.B143]&lt;[.D14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.09.2020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table:formula="of:=IF([.C144]&lt;[.D144];IF([.B144]&lt;[.D144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1.09.2020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table:formula="of:=IF([.C145]&lt;[.D145];IF([.B145]&lt;[.D145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2" calcext:value-type="date">
            <text:p>22.09.202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table:formula="of:=IF([.C146]&lt;[.D146];IF([.B146]&lt;[.D146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3.09.2020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table:formula="of:=IF([.C147]&lt;[.D147];IF([.B147]&lt;[.D147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24.09.2020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table:formula="of:=IF([.C148]&lt;[.D148];IF([.B148]&lt;[.D148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5.09.202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216" calcext:value-type="float">
            <text:p>216</text:p>
          </table:table-cell>
          <table:table-cell table:formula="of:=IF([.C149]&lt;[.D149];IF([.B149]&lt;[.D149]; 1; 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6" calcext:value-type="date">
            <text:p>26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office:value-type="float" office:value="184" calcext:value-type="float">
            <text:p>184</text:p>
          </table:table-cell>
          <table:table-cell table:formula="of:=IF([.C150]&lt;[.D150];IF([.B150]&lt;[.D150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7" calcext:value-type="date">
            <text:p>27.09.2020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table:formula="of:=IF([.C151]&lt;[.D151];IF([.B151]&lt;[.D151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8" calcext:value-type="date">
            <text:p>28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195" calcext:value-type="float">
            <text:p>195</text:p>
          </table:table-cell>
          <table:table-cell table:formula="of:=IF([.C152]&lt;[.D152];IF([.B152]&lt;[.D152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formula="of:=IF([.C153]&lt;[.D153];IF([.B153]&lt;[.D153]; 1; 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30.09.2020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table:formula="of:=IF([.C154]&lt;[.D154];IF([.B154]&lt;[.D154]; 1; 0);0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SUM([.E2:.E154])" office:value-type="float" office:value="19" calcext:value-type="float">
            <text:p>19</text:p>
          </table:table-cell>
        </table:table-row>
      </table:table>
      <table:table table:name="zad 6.3" table:style-name="ta1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_malin</text:p>
          </table:table-cell>
          <table:table-cell office:value-type="string" calcext:value-type="string">
            <text:p>dostawa_truskawek</text:p>
          </table:table-cell>
          <table:table-cell office:value-type="string" calcext:value-type="string">
            <text:p>dostawa_porzeczek</text:p>
          </table:table-cell>
          <table:table-cell office:value-type="string" calcext:value-type="string">
            <text:p>MEDIANA</text:p>
          </table:table-cell>
          <table:table-cell table:style-name="Default" office:value-type="string" calcext:value-type="string">
            <text:p>MALINY</text:p>
          </table:table-cell>
          <table:table-cell table:style-name="Default" office:value-type="string" calcext:value-type="string">
            <text:p>TRUSKAWKI</text:p>
          </table:table-cell>
          <table:table-cell table:style-name="Default" office:value-type="string" calcext:value-type="string">
            <text:p>PORZECZKI</text:p>
          </table:table-cell>
          <table:table-cell/>
          <table:table-cell office:value-type="string" calcext:value-type="string">
            <text:p>MAL-PORZ</text:p>
          </table:table-cell>
          <table:table-cell office:value-type="string" calcext:value-type="string">
            <text:p>MAL-TRUS</text:p>
          </table:table-cell>
          <table:table-cell office:value-type="string" calcext:value-type="string">
            <text:p>TRUS-PORZ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table:formula="of:=MEDIAN([.F2:.H2])" office:value-type="float" office:value="211" calcext:value-type="float">
            <text:p>211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table:formula="of:=IF([.F2]&gt;=[.E2];IF([.H2]&gt;=[.E2];1;0);0)" office:value-type="float" office:value="0" calcext:value-type="float">
            <text:p>0</text:p>
          </table:table-cell>
          <table:table-cell table:formula="of:=IF([.F2]&gt;=[.E2];IF([.G2]&gt;=[.E2];1;0);0)" office:value-type="float" office:value="1" calcext:value-type="float">
            <text:p>1</text:p>
          </table:table-cell>
          <table:table-cell table:formula="of:=IF([.H2]&gt;=[.E2];IF([.G2]&gt;=[.E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  <table:table-cell office:value-type="float" office:value="83" calcext:value-type="float">
            <text:p>83</text:p>
          </table:table-cell>
          <table:table-cell table:formula="of:=MEDIAN([.F3:.H3])" office:value-type="float" office:value="383" calcext:value-type="float">
            <text:p>383</text:p>
          </table:table-cell>
          <table:table-cell table:formula="of:=IF([.F2]&gt;[.$E2];[.F2]-[.$E2]+[.B3];IF([.F2]=[.$E2];[.B3];[.F2]+[.B3]))" office:value-type="float" office:value="393" calcext:value-type="float">
            <text:p>393</text:p>
          </table:table-cell>
          <table:table-cell table:formula="of:=IF([.G2]&gt;[.$E2];[.G2]-[.$E2]+[.C3];IF([.G2]=[.$E2];[.C3];[.G2]+[.C3]))" office:value-type="float" office:value="383" calcext:value-type="float">
            <text:p>383</text:p>
          </table:table-cell>
          <table:table-cell table:formula="of:=IF([.H2]&gt;[.$E2];[.H2]-[.$E2]+[.D3];IF([.H2]=[.$E2];[.D3];[.H2]+[.D3]))" office:value-type="float" office:value="171" calcext:value-type="float">
            <text:p>171</text:p>
          </table:table-cell>
          <table:table-cell/>
          <table:table-cell table:formula="of:=IF([.F3]&gt;=[.E3];IF([.H3]&gt;=[.E3];1;0);0)" office:value-type="float" office:value="0" calcext:value-type="float">
            <text:p>0</text:p>
          </table:table-cell>
          <table:table-cell table:formula="of:=IF([.F3]&gt;=[.E3];IF([.G3]&gt;=[.E3];1;0);0)" office:value-type="float" office:value="1" calcext:value-type="float">
            <text:p>1</text:p>
          </table:table-cell>
          <table:table-cell table:formula="of:=IF([.H3]&gt;=[.E3];IF([.G3]&gt;=[.E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  <table:table-cell table:formula="of:=MEDIAN([.F4:.H4])" office:value-type="float" office:value="315" calcext:value-type="float">
            <text:p>315</text:p>
          </table:table-cell>
          <table:table-cell table:formula="of:=IF([.F3]&gt;[.$E3];[.F3]-[.$E3]+[.B4];IF([.F3]=[.$E3];[.B4];[.F3]+[.B4]))" office:value-type="float" office:value="399" calcext:value-type="float">
            <text:p>399</text:p>
          </table:table-cell>
          <table:table-cell table:formula="of:=IF([.G3]&gt;[.$E3];[.G3]-[.$E3]+[.C4];IF([.G3]=[.$E3];[.C4];[.G3]+[.C4]))" office:value-type="float" office:value="315" calcext:value-type="float">
            <text:p>315</text:p>
          </table:table-cell>
          <table:table-cell table:formula="of:=IF([.H3]&gt;[.$E3];[.H3]-[.$E3]+[.D4];IF([.H3]=[.$E3];[.D4];[.H3]+[.D4]))" office:value-type="float" office:value="275" calcext:value-type="float">
            <text:p>275</text:p>
          </table:table-cell>
          <table:table-cell/>
          <table:table-cell table:formula="of:=IF([.F4]&gt;=[.E4];IF([.H4]&gt;=[.E4];1;0);0)" office:value-type="float" office:value="0" calcext:value-type="float">
            <text:p>0</text:p>
          </table:table-cell>
          <table:table-cell table:formula="of:=IF([.F4]&gt;=[.E4];IF([.G4]&gt;=[.E4];1;0);0)" office:value-type="float" office:value="1" calcext:value-type="float">
            <text:p>1</text:p>
          </table:table-cell>
          <table:table-cell table:formula="of:=IF([.H4]&gt;=[.E4];IF([.G4]&gt;=[.E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formula="of:=MEDIAN([.F5:.H5])" office:value-type="float" office:value="392" calcext:value-type="float">
            <text:p>392</text:p>
          </table:table-cell>
          <table:table-cell table:formula="of:=IF([.F4]&gt;[.$E4];[.F4]-[.$E4]+[.B5];IF([.F4]=[.$E4];[.B5];[.F4]+[.B5]))" office:value-type="float" office:value="392" calcext:value-type="float">
            <text:p>392</text:p>
          </table:table-cell>
          <table:table-cell table:formula="of:=IF([.G4]&gt;[.$E4];[.G4]-[.$E4]+[.C5];IF([.G4]=[.$E4];[.C5];[.G4]+[.C5]))" office:value-type="float" office:value="221" calcext:value-type="float">
            <text:p>221</text:p>
          </table:table-cell>
          <table:table-cell table:formula="of:=IF([.H4]&gt;[.$E4];[.H4]-[.$E4]+[.D5];IF([.H4]=[.$E4];[.D5];[.H4]+[.D5]))" office:value-type="float" office:value="394" calcext:value-type="float">
            <text:p>394</text:p>
          </table:table-cell>
          <table:table-cell/>
          <table:table-cell table:formula="of:=IF([.F5]&gt;=[.E5];IF([.H5]&gt;=[.E5];1;0);0)" office:value-type="float" office:value="1" calcext:value-type="float">
            <text:p>1</text:p>
          </table:table-cell>
          <table:table-cell table:formula="of:=IF([.F5]&gt;=[.E5];IF([.G5]&gt;=[.E5];1;0);0)" office:value-type="float" office:value="0" calcext:value-type="float">
            <text:p>0</text:p>
          </table:table-cell>
          <table:table-cell table:formula="of:=IF([.H5]&gt;=[.E5];IF([.G5]&gt;=[.E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  <table:table-cell table:formula="of:=MEDIAN([.F6:.H6])" office:value-type="float" office:value="387" calcext:value-type="float">
            <text:p>387</text:p>
          </table:table-cell>
          <table:table-cell table:formula="of:=IF([.F5]&gt;[.$E5];[.F5]-[.$E5]+[.B6];IF([.F5]=[.$E5];[.B6];[.F5]+[.B6]))" office:value-type="float" office:value="387" calcext:value-type="float">
            <text:p>387</text:p>
          </table:table-cell>
          <table:table-cell table:formula="of:=IF([.G5]&gt;[.$E5];[.G5]-[.$E5]+[.C6];IF([.G5]=[.$E5];[.C6];[.G5]+[.C6]))" office:value-type="float" office:value="496" calcext:value-type="float">
            <text:p>496</text:p>
          </table:table-cell>
          <table:table-cell table:formula="of:=IF([.H5]&gt;[.$E5];[.H5]-[.$E5]+[.D6];IF([.H5]=[.$E5];[.D6];[.H5]+[.D6]))" office:value-type="float" office:value="74" calcext:value-type="float">
            <text:p>74</text:p>
          </table:table-cell>
          <table:table-cell/>
          <table:table-cell table:formula="of:=IF([.F6]&gt;=[.E6];IF([.H6]&gt;=[.E6];1;0);0)" office:value-type="float" office:value="0" calcext:value-type="float">
            <text:p>0</text:p>
          </table:table-cell>
          <table:table-cell table:formula="of:=IF([.F6]&gt;=[.E6];IF([.G6]&gt;=[.E6];1;0);0)" office:value-type="float" office:value="1" calcext:value-type="float">
            <text:p>1</text:p>
          </table:table-cell>
          <table:table-cell table:formula="of:=IF([.H6]&gt;=[.E6];IF([.G6]&gt;=[.E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66" calcext:value-type="float">
            <text:p>366</text:p>
          </table:table-cell>
          <table:table-cell office:value-type="float" office:value="99" calcext:value-type="float">
            <text:p>99</text:p>
          </table:table-cell>
          <table:table-cell table:formula="of:=MEDIAN([.F7:.H7])" office:value-type="float" office:value="294" calcext:value-type="float">
            <text:p>294</text:p>
          </table:table-cell>
          <table:table-cell table:formula="of:=IF([.F6]&gt;[.$E6];[.F6]-[.$E6]+[.B7];IF([.F6]=[.$E6];[.B7];[.F6]+[.B7]))" office:value-type="float" office:value="294" calcext:value-type="float">
            <text:p>294</text:p>
          </table:table-cell>
          <table:table-cell table:formula="of:=IF([.G6]&gt;[.$E6];[.G6]-[.$E6]+[.C7];IF([.G6]=[.$E6];[.C7];[.G6]+[.C7]))" office:value-type="float" office:value="475" calcext:value-type="float">
            <text:p>475</text:p>
          </table:table-cell>
          <table:table-cell table:formula="of:=IF([.H6]&gt;[.$E6];[.H6]-[.$E6]+[.D7];IF([.H6]=[.$E6];[.D7];[.H6]+[.D7]))" office:value-type="float" office:value="173" calcext:value-type="float">
            <text:p>173</text:p>
          </table:table-cell>
          <table:table-cell/>
          <table:table-cell table:formula="of:=IF([.F7]&gt;=[.E7];IF([.H7]&gt;=[.E7];1;0);0)" office:value-type="float" office:value="0" calcext:value-type="float">
            <text:p>0</text:p>
          </table:table-cell>
          <table:table-cell table:formula="of:=IF([.F7]&gt;=[.E7];IF([.G7]&gt;=[.E7];1;0);0)" office:value-type="float" office:value="1" calcext:value-type="float">
            <text:p>1</text:p>
          </table:table-cell>
          <table:table-cell table:formula="of:=IF([.H7]&gt;=[.E7];IF([.G7]&gt;=[.E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  <table:table-cell table:formula="of:=MEDIAN([.F8:.H8])" office:value-type="float" office:value="389" calcext:value-type="float">
            <text:p>389</text:p>
          </table:table-cell>
          <table:table-cell table:formula="of:=IF([.F7]&gt;[.$E7];[.F7]-[.$E7]+[.B8];IF([.F7]=[.$E7];[.B8];[.F7]+[.B8]))" office:value-type="float" office:value="389" calcext:value-type="float">
            <text:p>389</text:p>
          </table:table-cell>
          <table:table-cell table:formula="of:=IF([.G7]&gt;[.$E7];[.G7]-[.$E7]+[.C8];IF([.G7]=[.$E7];[.C8];[.G7]+[.C8]))" office:value-type="float" office:value="469" calcext:value-type="float">
            <text:p>469</text:p>
          </table:table-cell>
          <table:table-cell table:formula="of:=IF([.H7]&gt;[.$E7];[.H7]-[.$E7]+[.D8];IF([.H7]=[.$E7];[.D8];[.H7]+[.D8]))" office:value-type="float" office:value="260" calcext:value-type="float">
            <text:p>260</text:p>
          </table:table-cell>
          <table:table-cell/>
          <table:table-cell table:formula="of:=IF([.F8]&gt;=[.E8];IF([.H8]&gt;=[.E8];1;0);0)" office:value-type="float" office:value="0" calcext:value-type="float">
            <text:p>0</text:p>
          </table:table-cell>
          <table:table-cell table:formula="of:=IF([.F8]&gt;=[.E8];IF([.G8]&gt;=[.E8];1;0);0)" office:value-type="float" office:value="1" calcext:value-type="float">
            <text:p>1</text:p>
          </table:table-cell>
          <table:table-cell table:formula="of:=IF([.H8]&gt;=[.E8];IF([.G8]&gt;=[.E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259" calcext:value-type="float">
            <text:p>259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table:formula="of:=MEDIAN([.F9:.H9])" office:value-type="float" office:value="372" calcext:value-type="float">
            <text:p>372</text:p>
          </table:table-cell>
          <table:table-cell table:formula="of:=IF([.F8]&gt;[.$E8];[.F8]-[.$E8]+[.B9];IF([.F8]=[.$E8];[.B9];[.F8]+[.B9]))" office:value-type="float" office:value="259" calcext:value-type="float">
            <text:p>259</text:p>
          </table:table-cell>
          <table:table-cell table:formula="of:=IF([.G8]&gt;[.$E8];[.G8]-[.$E8]+[.C9];IF([.G8]=[.$E8];[.C9];[.G8]+[.C9]))" office:value-type="float" office:value="441" calcext:value-type="float">
            <text:p>441</text:p>
          </table:table-cell>
          <table:table-cell table:formula="of:=IF([.H8]&gt;[.$E8];[.H8]-[.$E8]+[.D9];IF([.H8]=[.$E8];[.D9];[.H8]+[.D9]))" office:value-type="float" office:value="372" calcext:value-type="float">
            <text:p>372</text:p>
          </table:table-cell>
          <table:table-cell/>
          <table:table-cell table:formula="of:=IF([.F9]&gt;=[.E9];IF([.H9]&gt;=[.E9];1;0);0)" office:value-type="float" office:value="0" calcext:value-type="float">
            <text:p>0</text:p>
          </table:table-cell>
          <table:table-cell table:formula="of:=IF([.F9]&gt;=[.E9];IF([.G9]&gt;=[.E9];1;0);0)" office:value-type="float" office:value="0" calcext:value-type="float">
            <text:p>0</text:p>
          </table:table-cell>
          <table:table-cell table:formula="of:=IF([.H9]&gt;=[.E9];IF([.G9]&gt;=[.E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369" calcext:value-type="float">
            <text:p>36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table:formula="of:=MEDIAN([.F10:.H10])" office:value-type="float" office:value="302" calcext:value-type="float">
            <text:p>302</text:p>
          </table:table-cell>
          <table:table-cell table:formula="of:=IF([.F9]&gt;[.$E9];[.F9]-[.$E9]+[.B10];IF([.F9]=[.$E9];[.B10];[.F9]+[.B10]))" office:value-type="float" office:value="628" calcext:value-type="float">
            <text:p>628</text:p>
          </table:table-cell>
          <table:table-cell table:formula="of:=IF([.G9]&gt;[.$E9];[.G9]-[.$E9]+[.C10];IF([.G9]=[.$E9];[.C10];[.G9]+[.C10]))" office:value-type="float" office:value="302" calcext:value-type="float">
            <text:p>302</text:p>
          </table:table-cell>
          <table:table-cell table:formula="of:=IF([.H9]&gt;[.$E9];[.H9]-[.$E9]+[.D10];IF([.H9]=[.$E9];[.D10];[.H9]+[.D10]))" office:value-type="float" office:value="110" calcext:value-type="float">
            <text:p>110</text:p>
          </table:table-cell>
          <table:table-cell/>
          <table:table-cell table:formula="of:=IF([.F10]&gt;=[.E10];IF([.H10]&gt;=[.E10];1;0);0)" office:value-type="float" office:value="0" calcext:value-type="float">
            <text:p>0</text:p>
          </table:table-cell>
          <table:table-cell table:formula="of:=IF([.F10]&gt;=[.E10];IF([.G10]&gt;=[.E10];1;0);0)" office:value-type="float" office:value="1" calcext:value-type="float">
            <text:p>1</text:p>
          </table:table-cell>
          <table:table-cell table:formula="of:=IF([.H10]&gt;=[.E10];IF([.G10]&gt;=[.E1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office:value-type="float" office:value="75" calcext:value-type="float">
            <text:p>75</text:p>
          </table:table-cell>
          <table:table-cell table:formula="of:=MEDIAN([.F11:.H11])" office:value-type="float" office:value="393" calcext:value-type="float">
            <text:p>393</text:p>
          </table:table-cell>
          <table:table-cell table:formula="of:=IF([.F10]&gt;[.$E10];[.F10]-[.$E10]+[.B11];IF([.F10]=[.$E10];[.B11];[.F10]+[.B11]))" office:value-type="float" office:value="589" calcext:value-type="float">
            <text:p>589</text:p>
          </table:table-cell>
          <table:table-cell table:formula="of:=IF([.G10]&gt;[.$E10];[.G10]-[.$E10]+[.C11];IF([.G10]=[.$E10];[.C11];[.G10]+[.C11]))" office:value-type="float" office:value="393" calcext:value-type="float">
            <text:p>393</text:p>
          </table:table-cell>
          <table:table-cell table:formula="of:=IF([.H10]&gt;[.$E10];[.H10]-[.$E10]+[.D11];IF([.H10]=[.$E10];[.D11];[.H10]+[.D11]))" office:value-type="float" office:value="185" calcext:value-type="float">
            <text:p>185</text:p>
          </table:table-cell>
          <table:table-cell/>
          <table:table-cell table:formula="of:=IF([.F11]&gt;=[.E11];IF([.H11]&gt;=[.E11];1;0);0)" office:value-type="float" office:value="0" calcext:value-type="float">
            <text:p>0</text:p>
          </table:table-cell>
          <table:table-cell table:formula="of:=IF([.F11]&gt;=[.E11];IF([.G11]&gt;=[.E11];1;0);0)" office:value-type="float" office:value="1" calcext:value-type="float">
            <text:p>1</text:p>
          </table:table-cell>
          <table:table-cell table:formula="of:=IF([.H11]&gt;=[.E11];IF([.G11]&gt;=[.E1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9" calcext:value-type="float">
            <text:p>239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  <table:table-cell table:formula="of:=MEDIAN([.F12:.H12])" office:value-type="float" office:value="347" calcext:value-type="float">
            <text:p>347</text:p>
          </table:table-cell>
          <table:table-cell table:formula="of:=IF([.F11]&gt;[.$E11];[.F11]-[.$E11]+[.B12];IF([.F11]=[.$E11];[.B12];[.F11]+[.B12]))" office:value-type="float" office:value="435" calcext:value-type="float">
            <text:p>435</text:p>
          </table:table-cell>
          <table:table-cell table:formula="of:=IF([.G11]&gt;[.$E11];[.G11]-[.$E11]+[.C12];IF([.G11]=[.$E11];[.C12];[.G11]+[.C12]))" office:value-type="float" office:value="347" calcext:value-type="float">
            <text:p>347</text:p>
          </table:table-cell>
          <table:table-cell table:formula="of:=IF([.H11]&gt;[.$E11];[.H11]-[.$E11]+[.D12];IF([.H11]=[.$E11];[.D12];[.H11]+[.D12]))" office:value-type="float" office:value="279" calcext:value-type="float">
            <text:p>279</text:p>
          </table:table-cell>
          <table:table-cell/>
          <table:table-cell table:formula="of:=IF([.F12]&gt;=[.E12];IF([.H12]&gt;=[.E12];1;0);0)" office:value-type="float" office:value="0" calcext:value-type="float">
            <text:p>0</text:p>
          </table:table-cell>
          <table:table-cell table:formula="of:=IF([.F12]&gt;=[.E12];IF([.G12]&gt;=[.E12];1;0);0)" office:value-type="float" office:value="1" calcext:value-type="float">
            <text:p>1</text:p>
          </table:table-cell>
          <table:table-cell table:formula="of:=IF([.H12]&gt;=[.E12];IF([.G12]&gt;=[.E1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282" calcext:value-type="float">
            <text:p>282</text:p>
          </table:table-cell>
          <table:table-cell office:value-type="float" office:value="338" calcext:value-type="float">
            <text:p>338</text:p>
          </table:table-cell>
          <table:table-cell office:value-type="float" office:value="86" calcext:value-type="float">
            <text:p>86</text:p>
          </table:table-cell>
          <table:table-cell table:formula="of:=MEDIAN([.F13:.H13])" office:value-type="float" office:value="365" calcext:value-type="float">
            <text:p>365</text:p>
          </table:table-cell>
          <table:table-cell table:formula="of:=IF([.F12]&gt;[.$E12];[.F12]-[.$E12]+[.B13];IF([.F12]=[.$E12];[.B13];[.F12]+[.B13]))" office:value-type="float" office:value="370" calcext:value-type="float">
            <text:p>370</text:p>
          </table:table-cell>
          <table:table-cell table:formula="of:=IF([.G12]&gt;[.$E12];[.G12]-[.$E12]+[.C13];IF([.G12]=[.$E12];[.C13];[.G12]+[.C13]))" office:value-type="float" office:value="338" calcext:value-type="float">
            <text:p>338</text:p>
          </table:table-cell>
          <table:table-cell table:formula="of:=IF([.H12]&gt;[.$E12];[.H12]-[.$E12]+[.D13];IF([.H12]=[.$E12];[.D13];[.H12]+[.D13]))" office:value-type="float" office:value="365" calcext:value-type="float">
            <text:p>365</text:p>
          </table:table-cell>
          <table:table-cell/>
          <table:table-cell table:formula="of:=IF([.F13]&gt;=[.E13];IF([.H13]&gt;=[.E13];1;0);0)" office:value-type="float" office:value="1" calcext:value-type="float">
            <text:p>1</text:p>
          </table:table-cell>
          <table:table-cell table:formula="of:=IF([.F13]&gt;=[.E13];IF([.G13]&gt;=[.E13];1;0);0)" office:value-type="float" office:value="0" calcext:value-type="float">
            <text:p>0</text:p>
          </table:table-cell>
          <table:table-cell table:formula="of:=IF([.H13]&gt;=[.E13];IF([.G13]&gt;=[.E1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table:formula="of:=MEDIAN([.F14:.H14])" office:value-type="float" office:value="311" calcext:value-type="float">
            <text:p>311</text:p>
          </table:table-cell>
          <table:table-cell table:formula="of:=IF([.F13]&gt;[.$E13];[.F13]-[.$E13]+[.B14];IF([.F13]=[.$E13];[.B14];[.F13]+[.B14]))" office:value-type="float" office:value="311" calcext:value-type="float">
            <text:p>311</text:p>
          </table:table-cell>
          <table:table-cell table:formula="of:=IF([.G13]&gt;[.$E13];[.G13]-[.$E13]+[.C14];IF([.G13]=[.$E13];[.C14];[.G13]+[.C14]))" office:value-type="float" office:value="611" calcext:value-type="float">
            <text:p>611</text:p>
          </table:table-cell>
          <table:table-cell table:formula="of:=IF([.H13]&gt;[.$E13];[.H13]-[.$E13]+[.D14];IF([.H13]=[.$E13];[.D14];[.H13]+[.D14]))" office:value-type="float" office:value="75" calcext:value-type="float">
            <text:p>75</text:p>
          </table:table-cell>
          <table:table-cell/>
          <table:table-cell table:formula="of:=IF([.F14]&gt;=[.E14];IF([.H14]&gt;=[.E14];1;0);0)" office:value-type="float" office:value="0" calcext:value-type="float">
            <text:p>0</text:p>
          </table:table-cell>
          <table:table-cell table:formula="of:=IF([.F14]&gt;=[.E14];IF([.G14]&gt;=[.E14];1;0);0)" office:value-type="float" office:value="1" calcext:value-type="float">
            <text:p>1</text:p>
          </table:table-cell>
          <table:table-cell table:formula="of:=IF([.H14]&gt;=[.E14];IF([.G14]&gt;=[.E1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51" calcext:value-type="float">
            <text:p>251</text:p>
          </table:table-cell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table:formula="of:=MEDIAN([.F15:.H15])" office:value-type="float" office:value="251" calcext:value-type="float">
            <text:p>251</text:p>
          </table:table-cell>
          <table:table-cell table:formula="of:=IF([.F14]&gt;[.$E14];[.F14]-[.$E14]+[.B15];IF([.F14]=[.$E14];[.B15];[.F14]+[.B15]))" office:value-type="float" office:value="251" calcext:value-type="float">
            <text:p>251</text:p>
          </table:table-cell>
          <table:table-cell table:formula="of:=IF([.G14]&gt;[.$E14];[.G14]-[.$E14]+[.C15];IF([.G14]=[.$E14];[.C15];[.G14]+[.C15]))" office:value-type="float" office:value="625" calcext:value-type="float">
            <text:p>625</text:p>
          </table:table-cell>
          <table:table-cell table:formula="of:=IF([.H14]&gt;[.$E14];[.H14]-[.$E14]+[.D15];IF([.H14]=[.$E14];[.D15];[.H14]+[.D15]))" office:value-type="float" office:value="164" calcext:value-type="float">
            <text:p>164</text:p>
          </table:table-cell>
          <table:table-cell/>
          <table:table-cell table:formula="of:=IF([.F15]&gt;=[.E15];IF([.H15]&gt;=[.E15];1;0);0)" office:value-type="float" office:value="0" calcext:value-type="float">
            <text:p>0</text:p>
          </table:table-cell>
          <table:table-cell table:formula="of:=IF([.F15]&gt;=[.E15];IF([.G15]&gt;=[.E15];1;0);0)" office:value-type="float" office:value="1" calcext:value-type="float">
            <text:p>1</text:p>
          </table:table-cell>
          <table:table-cell table:formula="of:=IF([.H15]&gt;=[.E15];IF([.G15]&gt;=[.E1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15.05.2020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  <table:table-cell table:formula="of:=MEDIAN([.F16:.H16])" office:value-type="float" office:value="261" calcext:value-type="float">
            <text:p>261</text:p>
          </table:table-cell>
          <table:table-cell table:formula="of:=IF([.F15]&gt;[.$E15];[.F15]-[.$E15]+[.B16];IF([.F15]=[.$E15];[.B16];[.F15]+[.B16]))" office:value-type="float" office:value="224" calcext:value-type="float">
            <text:p>224</text:p>
          </table:table-cell>
          <table:table-cell table:formula="of:=IF([.G15]&gt;[.$E15];[.G15]-[.$E15]+[.C16];IF([.G15]=[.$E15];[.C16];[.G15]+[.C16]))" office:value-type="float" office:value="726" calcext:value-type="float">
            <text:p>726</text:p>
          </table:table-cell>
          <table:table-cell table:formula="of:=IF([.H15]&gt;[.$E15];[.H15]-[.$E15]+[.D16];IF([.H15]=[.$E15];[.D16];[.H15]+[.D16]))" office:value-type="float" office:value="261" calcext:value-type="float">
            <text:p>261</text:p>
          </table:table-cell>
          <table:table-cell/>
          <table:table-cell table:formula="of:=IF([.F16]&gt;=[.E16];IF([.H16]&gt;=[.E16];1;0);0)" office:value-type="float" office:value="0" calcext:value-type="float">
            <text:p>0</text:p>
          </table:table-cell>
          <table:table-cell table:formula="of:=IF([.F16]&gt;=[.E16];IF([.G16]&gt;=[.E16];1;0);0)" office:value-type="float" office:value="0" calcext:value-type="float">
            <text:p>0</text:p>
          </table:table-cell>
          <table:table-cell table:formula="of:=IF([.H16]&gt;=[.E16];IF([.G16]&gt;=[.E16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16" calcext:value-type="date">
            <text:p>16.05.2020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table:formula="of:=MEDIAN([.F17:.H17])" office:value-type="float" office:value="457" calcext:value-type="float">
            <text:p>457</text:p>
          </table:table-cell>
          <table:table-cell table:formula="of:=IF([.F16]&gt;[.$E16];[.F16]-[.$E16]+[.B17];IF([.F16]=[.$E16];[.B17];[.F16]+[.B17]))" office:value-type="float" office:value="457" calcext:value-type="float">
            <text:p>457</text:p>
          </table:table-cell>
          <table:table-cell table:formula="of:=IF([.G16]&gt;[.$E16];[.G16]-[.$E16]+[.C17];IF([.G16]=[.$E16];[.C17];[.G16]+[.C17]))" office:value-type="float" office:value="735" calcext:value-type="float">
            <text:p>735</text:p>
          </table:table-cell>
          <table:table-cell table:formula="of:=IF([.H16]&gt;[.$E16];[.H16]-[.$E16]+[.D17];IF([.H16]=[.$E16];[.D17];[.H16]+[.D17]))" office:value-type="float" office:value="94" calcext:value-type="float">
            <text:p>94</text:p>
          </table:table-cell>
          <table:table-cell/>
          <table:table-cell table:formula="of:=IF([.F17]&gt;=[.E17];IF([.H17]&gt;=[.E17];1;0);0)" office:value-type="float" office:value="0" calcext:value-type="float">
            <text:p>0</text:p>
          </table:table-cell>
          <table:table-cell table:formula="of:=IF([.F17]&gt;=[.E17];IF([.G17]&gt;=[.E17];1;0);0)" office:value-type="float" office:value="1" calcext:value-type="float">
            <text:p>1</text:p>
          </table:table-cell>
          <table:table-cell table:formula="of:=IF([.H17]&gt;=[.E17];IF([.G17]&gt;=[.E1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17.05.2020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 table:formula="of:=MEDIAN([.F18:.H18])" office:value-type="float" office:value="345" calcext:value-type="float">
            <text:p>345</text:p>
          </table:table-cell>
          <table:table-cell table:formula="of:=IF([.F17]&gt;[.$E17];[.F17]-[.$E17]+[.B18];IF([.F17]=[.$E17];[.B18];[.F17]+[.B18]))" office:value-type="float" office:value="345" calcext:value-type="float">
            <text:p>345</text:p>
          </table:table-cell>
          <table:table-cell table:formula="of:=IF([.G17]&gt;[.$E17];[.G17]-[.$E17]+[.C18];IF([.G17]=[.$E17];[.C18];[.G17]+[.C18]))" office:value-type="float" office:value="553" calcext:value-type="float">
            <text:p>553</text:p>
          </table:table-cell>
          <table:table-cell table:formula="of:=IF([.H17]&gt;[.$E17];[.H17]-[.$E17]+[.D18];IF([.H17]=[.$E17];[.D18];[.H17]+[.D18]))" office:value-type="float" office:value="184" calcext:value-type="float">
            <text:p>184</text:p>
          </table:table-cell>
          <table:table-cell/>
          <table:table-cell table:formula="of:=IF([.F18]&gt;=[.E18];IF([.H18]&gt;=[.E18];1;0);0)" office:value-type="float" office:value="0" calcext:value-type="float">
            <text:p>0</text:p>
          </table:table-cell>
          <table:table-cell table:formula="of:=IF([.F18]&gt;=[.E18];IF([.G18]&gt;=[.E18];1;0);0)" office:value-type="float" office:value="1" calcext:value-type="float">
            <text:p>1</text:p>
          </table:table-cell>
          <table:table-cell table:formula="of:=IF([.H18]&gt;=[.E18];IF([.G18]&gt;=[.E1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18.05.202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  <table:table-cell table:formula="of:=MEDIAN([.F19:.H19])" office:value-type="float" office:value="291" calcext:value-type="float">
            <text:p>291</text:p>
          </table:table-cell>
          <table:table-cell table:formula="of:=IF([.F18]&gt;[.$E18];[.F18]-[.$E18]+[.B19];IF([.F18]=[.$E18];[.B19];[.F18]+[.B19]))" office:value-type="float" office:value="232" calcext:value-type="float">
            <text:p>232</text:p>
          </table:table-cell>
          <table:table-cell table:formula="of:=IF([.G18]&gt;[.$E18];[.G18]-[.$E18]+[.C19];IF([.G18]=[.$E18];[.C19];[.G18]+[.C19]))" office:value-type="float" office:value="436" calcext:value-type="float">
            <text:p>436</text:p>
          </table:table-cell>
          <table:table-cell table:formula="of:=IF([.H18]&gt;[.$E18];[.H18]-[.$E18]+[.D19];IF([.H18]=[.$E18];[.D19];[.H18]+[.D19]))" office:value-type="float" office:value="291" calcext:value-type="float">
            <text:p>291</text:p>
          </table:table-cell>
          <table:table-cell/>
          <table:table-cell table:formula="of:=IF([.F19]&gt;=[.E19];IF([.H19]&gt;=[.E19];1;0);0)" office:value-type="float" office:value="0" calcext:value-type="float">
            <text:p>0</text:p>
          </table:table-cell>
          <table:table-cell table:formula="of:=IF([.F19]&gt;=[.E19];IF([.G19]&gt;=[.E19];1;0);0)" office:value-type="float" office:value="0" calcext:value-type="float">
            <text:p>0</text:p>
          </table:table-cell>
          <table:table-cell table:formula="of:=IF([.H19]&gt;=[.E19];IF([.G19]&gt;=[.E1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19" calcext:value-type="date">
            <text:p>19.05.2020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05" calcext:value-type="float">
            <text:p>105</text:p>
          </table:table-cell>
          <table:table-cell table:formula="of:=MEDIAN([.F20:.H20])" office:value-type="float" office:value="470" calcext:value-type="float">
            <text:p>470</text:p>
          </table:table-cell>
          <table:table-cell table:formula="of:=IF([.F19]&gt;[.$E19];[.F19]-[.$E19]+[.B20];IF([.F19]=[.$E19];[.B20];[.F19]+[.B20]))" office:value-type="float" office:value="470" calcext:value-type="float">
            <text:p>470</text:p>
          </table:table-cell>
          <table:table-cell table:formula="of:=IF([.G19]&gt;[.$E19];[.G19]-[.$E19]+[.C20];IF([.G19]=[.$E19];[.C20];[.G19]+[.C20]))" office:value-type="float" office:value="539" calcext:value-type="float">
            <text:p>539</text:p>
          </table:table-cell>
          <table:table-cell table:formula="of:=IF([.H19]&gt;[.$E19];[.H19]-[.$E19]+[.D20];IF([.H19]=[.$E19];[.D20];[.H19]+[.D20]))" office:value-type="float" office:value="105" calcext:value-type="float">
            <text:p>105</text:p>
          </table:table-cell>
          <table:table-cell/>
          <table:table-cell table:formula="of:=IF([.F20]&gt;=[.E20];IF([.H20]&gt;=[.E20];1;0);0)" office:value-type="float" office:value="0" calcext:value-type="float">
            <text:p>0</text:p>
          </table:table-cell>
          <table:table-cell table:formula="of:=IF([.F20]&gt;=[.E20];IF([.G20]&gt;=[.E20];1;0);0)" office:value-type="float" office:value="1" calcext:value-type="float">
            <text:p>1</text:p>
          </table:table-cell>
          <table:table-cell table:formula="of:=IF([.H20]&gt;=[.E20];IF([.G20]&gt;=[.E2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.05.2020</text:p>
          </table:table-cell>
          <table:table-cell office:value-type="float" office:value="378" calcext:value-type="float">
            <text:p>378</text:p>
          </table:table-cell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  <table:table-cell table:formula="of:=MEDIAN([.F21:.H21])" office:value-type="float" office:value="378" calcext:value-type="float">
            <text:p>378</text:p>
          </table:table-cell>
          <table:table-cell table:formula="of:=IF([.F20]&gt;[.$E20];[.F20]-[.$E20]+[.B21];IF([.F20]=[.$E20];[.B21];[.F20]+[.B21]))" office:value-type="float" office:value="378" calcext:value-type="float">
            <text:p>378</text:p>
          </table:table-cell>
          <table:table-cell table:formula="of:=IF([.G20]&gt;[.$E20];[.G20]-[.$E20]+[.C21];IF([.G20]=[.$E20];[.C21];[.G20]+[.C21]))" office:value-type="float" office:value="380" calcext:value-type="float">
            <text:p>380</text:p>
          </table:table-cell>
          <table:table-cell table:formula="of:=IF([.H20]&gt;[.$E20];[.H20]-[.$E20]+[.D21];IF([.H20]=[.$E20];[.D21];[.H20]+[.D21]))" office:value-type="float" office:value="215" calcext:value-type="float">
            <text:p>215</text:p>
          </table:table-cell>
          <table:table-cell/>
          <table:table-cell table:formula="of:=IF([.F21]&gt;=[.E21];IF([.H21]&gt;=[.E21];1;0);0)" office:value-type="float" office:value="0" calcext:value-type="float">
            <text:p>0</text:p>
          </table:table-cell>
          <table:table-cell table:formula="of:=IF([.F21]&gt;=[.E21];IF([.G21]&gt;=[.E21];1;0);0)" office:value-type="float" office:value="1" calcext:value-type="float">
            <text:p>1</text:p>
          </table:table-cell>
          <table:table-cell table:formula="of:=IF([.H21]&gt;=[.E21];IF([.G21]&gt;=[.E2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1.05.2020</text:p>
          </table:table-cell>
          <table:table-cell office:value-type="float" office:value="281" calcext:value-type="float">
            <text:p>281</text:p>
          </table:table-cell>
          <table:table-cell office:value-type="float" office:value="354" calcext:value-type="float">
            <text:p>354</text:p>
          </table:table-cell>
          <table:table-cell office:value-type="float" office:value="121" calcext:value-type="float">
            <text:p>121</text:p>
          </table:table-cell>
          <table:table-cell table:formula="of:=MEDIAN([.F22:.H22])" office:value-type="float" office:value="336" calcext:value-type="float">
            <text:p>336</text:p>
          </table:table-cell>
          <table:table-cell table:formula="of:=IF([.F21]&gt;[.$E21];[.F21]-[.$E21]+[.B22];IF([.F21]=[.$E21];[.B22];[.F21]+[.B22]))" office:value-type="float" office:value="281" calcext:value-type="float">
            <text:p>281</text:p>
          </table:table-cell>
          <table:table-cell table:formula="of:=IF([.G21]&gt;[.$E21];[.G21]-[.$E21]+[.C22];IF([.G21]=[.$E21];[.C22];[.G21]+[.C22]))" office:value-type="float" office:value="356" calcext:value-type="float">
            <text:p>356</text:p>
          </table:table-cell>
          <table:table-cell table:formula="of:=IF([.H21]&gt;[.$E21];[.H21]-[.$E21]+[.D22];IF([.H21]=[.$E21];[.D22];[.H21]+[.D22]))" office:value-type="float" office:value="336" calcext:value-type="float">
            <text:p>336</text:p>
          </table:table-cell>
          <table:table-cell/>
          <table:table-cell table:formula="of:=IF([.F22]&gt;=[.E22];IF([.H22]&gt;=[.E22];1;0);0)" office:value-type="float" office:value="0" calcext:value-type="float">
            <text:p>0</text:p>
          </table:table-cell>
          <table:table-cell table:formula="of:=IF([.F22]&gt;=[.E22];IF([.G22]&gt;=[.E22];1;0);0)" office:value-type="float" office:value="0" calcext:value-type="float">
            <text:p>0</text:p>
          </table:table-cell>
          <table:table-cell table:formula="of:=IF([.H22]&gt;=[.E22];IF([.G22]&gt;=[.E2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2" calcext:value-type="date">
            <text:p>22.05.2020</text:p>
          </table:table-cell>
          <table:table-cell office:value-type="float" office:value="390" calcext:value-type="float">
            <text:p>390</text:p>
          </table:table-cell>
          <table:table-cell office:value-type="float" office:value="267" calcext:value-type="float">
            <text:p>267</text:p>
          </table:table-cell>
          <table:table-cell office:value-type="float" office:value="124" calcext:value-type="float">
            <text:p>124</text:p>
          </table:table-cell>
          <table:table-cell table:formula="of:=MEDIAN([.F23:.H23])" office:value-type="float" office:value="287" calcext:value-type="float">
            <text:p>287</text:p>
          </table:table-cell>
          <table:table-cell table:formula="of:=IF([.F22]&gt;[.$E22];[.F22]-[.$E22]+[.B23];IF([.F22]=[.$E22];[.B23];[.F22]+[.B23]))" office:value-type="float" office:value="671" calcext:value-type="float">
            <text:p>671</text:p>
          </table:table-cell>
          <table:table-cell table:formula="of:=IF([.G22]&gt;[.$E22];[.G22]-[.$E22]+[.C23];IF([.G22]=[.$E22];[.C23];[.G22]+[.C23]))" office:value-type="float" office:value="287" calcext:value-type="float">
            <text:p>287</text:p>
          </table:table-cell>
          <table:table-cell table:formula="of:=IF([.H22]&gt;[.$E22];[.H22]-[.$E22]+[.D23];IF([.H22]=[.$E22];[.D23];[.H22]+[.D23]))" office:value-type="float" office:value="124" calcext:value-type="float">
            <text:p>124</text:p>
          </table:table-cell>
          <table:table-cell/>
          <table:table-cell table:formula="of:=IF([.F23]&gt;=[.E23];IF([.H23]&gt;=[.E23];1;0);0)" office:value-type="float" office:value="0" calcext:value-type="float">
            <text:p>0</text:p>
          </table:table-cell>
          <table:table-cell table:formula="of:=IF([.F23]&gt;=[.E23];IF([.G23]&gt;=[.E23];1;0);0)" office:value-type="float" office:value="1" calcext:value-type="float">
            <text:p>1</text:p>
          </table:table-cell>
          <table:table-cell table:formula="of:=IF([.H23]&gt;=[.E23];IF([.G23]&gt;=[.E2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3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105" calcext:value-type="float">
            <text:p>105</text:p>
          </table:table-cell>
          <table:table-cell table:formula="of:=MEDIAN([.F24:.H24])" office:value-type="float" office:value="337" calcext:value-type="float">
            <text:p>337</text:p>
          </table:table-cell>
          <table:table-cell table:formula="of:=IF([.F23]&gt;[.$E23];[.F23]-[.$E23]+[.B24];IF([.F23]=[.$E23];[.B24];[.F23]+[.B24]))" office:value-type="float" office:value="692" calcext:value-type="float">
            <text:p>692</text:p>
          </table:table-cell>
          <table:table-cell table:formula="of:=IF([.G23]&gt;[.$E23];[.G23]-[.$E23]+[.C24];IF([.G23]=[.$E23];[.C24];[.G23]+[.C24]))" office:value-type="float" office:value="337" calcext:value-type="float">
            <text:p>337</text:p>
          </table:table-cell>
          <table:table-cell table:formula="of:=IF([.H23]&gt;[.$E23];[.H23]-[.$E23]+[.D24];IF([.H23]=[.$E23];[.D24];[.H23]+[.D24]))" office:value-type="float" office:value="229" calcext:value-type="float">
            <text:p>229</text:p>
          </table:table-cell>
          <table:table-cell/>
          <table:table-cell table:formula="of:=IF([.F24]&gt;=[.E24];IF([.H24]&gt;=[.E24];1;0);0)" office:value-type="float" office:value="0" calcext:value-type="float">
            <text:p>0</text:p>
          </table:table-cell>
          <table:table-cell table:formula="of:=IF([.F24]&gt;=[.E24];IF([.G24]&gt;=[.E24];1;0);0)" office:value-type="float" office:value="1" calcext:value-type="float">
            <text:p>1</text:p>
          </table:table-cell>
          <table:table-cell table:formula="of:=IF([.H24]&gt;=[.E24];IF([.G24]&gt;=[.E2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4.05.2020</text:p>
          </table:table-cell>
          <table:table-cell office:value-type="float" office:value="391" calcext:value-type="float">
            <text:p>391</text:p>
          </table:table-cell>
          <table:table-cell office:value-type="float" office:value="238" calcext:value-type="float">
            <text:p>238</text:p>
          </table:table-cell>
          <table:table-cell office:value-type="float" office:value="113" calcext:value-type="float">
            <text:p>113</text:p>
          </table:table-cell>
          <table:table-cell table:formula="of:=MEDIAN([.F25:.H25])" office:value-type="float" office:value="342" calcext:value-type="float">
            <text:p>342</text:p>
          </table:table-cell>
          <table:table-cell table:formula="of:=IF([.F24]&gt;[.$E24];[.F24]-[.$E24]+[.B25];IF([.F24]=[.$E24];[.B25];[.F24]+[.B25]))" office:value-type="float" office:value="746" calcext:value-type="float">
            <text:p>746</text:p>
          </table:table-cell>
          <table:table-cell table:formula="of:=IF([.G24]&gt;[.$E24];[.G24]-[.$E24]+[.C25];IF([.G24]=[.$E24];[.C25];[.G24]+[.C25]))" office:value-type="float" office:value="238" calcext:value-type="float">
            <text:p>238</text:p>
          </table:table-cell>
          <table:table-cell table:formula="of:=IF([.H24]&gt;[.$E24];[.H24]-[.$E24]+[.D25];IF([.H24]=[.$E24];[.D25];[.H24]+[.D25]))" office:value-type="float" office:value="342" calcext:value-type="float">
            <text:p>342</text:p>
          </table:table-cell>
          <table:table-cell/>
          <table:table-cell table:formula="of:=IF([.F25]&gt;=[.E25];IF([.H25]&gt;=[.E25];1;0);0)" office:value-type="float" office:value="1" calcext:value-type="float">
            <text:p>1</text:p>
          </table:table-cell>
          <table:table-cell table:formula="of:=IF([.F25]&gt;=[.E25];IF([.G25]&gt;=[.E25];1;0);0)" office:value-type="float" office:value="0" calcext:value-type="float">
            <text:p>0</text:p>
          </table:table-cell>
          <table:table-cell table:formula="of:=IF([.H25]&gt;=[.E25];IF([.G25]&gt;=[.E2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5" calcext:value-type="date">
            <text:p>25.05.2020</text:p>
          </table:table-cell>
          <table:table-cell office:value-type="float" office:value="241" calcext:value-type="float">
            <text:p>241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formula="of:=MEDIAN([.F26:.H26])" office:value-type="float" office:value="521" calcext:value-type="float">
            <text:p>521</text:p>
          </table:table-cell>
          <table:table-cell table:formula="of:=IF([.F25]&gt;[.$E25];[.F25]-[.$E25]+[.B26];IF([.F25]=[.$E25];[.B26];[.F25]+[.B26]))" office:value-type="float" office:value="645" calcext:value-type="float">
            <text:p>645</text:p>
          </table:table-cell>
          <table:table-cell table:formula="of:=IF([.G25]&gt;[.$E25];[.G25]-[.$E25]+[.C26];IF([.G25]=[.$E25];[.C26];[.G25]+[.C26]))" office:value-type="float" office:value="521" calcext:value-type="float">
            <text:p>521</text:p>
          </table:table-cell>
          <table:table-cell table:formula="of:=IF([.H25]&gt;[.$E25];[.H25]-[.$E25]+[.D26];IF([.H25]=[.$E25];[.D26];[.H25]+[.D26]))" office:value-type="float" office:value="140" calcext:value-type="float">
            <text:p>140</text:p>
          </table:table-cell>
          <table:table-cell/>
          <table:table-cell table:formula="of:=IF([.F26]&gt;=[.E26];IF([.H26]&gt;=[.E26];1;0);0)" office:value-type="float" office:value="0" calcext:value-type="float">
            <text:p>0</text:p>
          </table:table-cell>
          <table:table-cell table:formula="of:=IF([.F26]&gt;=[.E26];IF([.G26]&gt;=[.E26];1;0);0)" office:value-type="float" office:value="1" calcext:value-type="float">
            <text:p>1</text:p>
          </table:table-cell>
          <table:table-cell table:formula="of:=IF([.H26]&gt;=[.E26];IF([.G26]&gt;=[.E2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6.05.2020</text:p>
          </table:table-cell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118" calcext:value-type="float">
            <text:p>118</text:p>
          </table:table-cell>
          <table:table-cell table:formula="of:=MEDIAN([.F27:.H27])" office:value-type="float" office:value="275" calcext:value-type="float">
            <text:p>275</text:p>
          </table:table-cell>
          <table:table-cell table:formula="of:=IF([.F26]&gt;[.$E26];[.F26]-[.$E26]+[.B27];IF([.F26]=[.$E26];[.B27];[.F26]+[.B27]))" office:value-type="float" office:value="373" calcext:value-type="float">
            <text:p>373</text:p>
          </table:table-cell>
          <table:table-cell table:formula="of:=IF([.G26]&gt;[.$E26];[.G26]-[.$E26]+[.C27];IF([.G26]=[.$E26];[.C27];[.G26]+[.C27]))" office:value-type="float" office:value="275" calcext:value-type="float">
            <text:p>275</text:p>
          </table:table-cell>
          <table:table-cell table:formula="of:=IF([.H26]&gt;[.$E26];[.H26]-[.$E26]+[.D27];IF([.H26]=[.$E26];[.D27];[.H26]+[.D27]))" office:value-type="float" office:value="258" calcext:value-type="float">
            <text:p>258</text:p>
          </table:table-cell>
          <table:table-cell/>
          <table:table-cell table:formula="of:=IF([.F27]&gt;=[.E27];IF([.H27]&gt;=[.E27];1;0);0)" office:value-type="float" office:value="0" calcext:value-type="float">
            <text:p>0</text:p>
          </table:table-cell>
          <table:table-cell table:formula="of:=IF([.F27]&gt;=[.E27];IF([.G27]&gt;=[.E27];1;0);0)" office:value-type="float" office:value="1" calcext:value-type="float">
            <text:p>1</text:p>
          </table:table-cell>
          <table:table-cell table:formula="of:=IF([.H27]&gt;=[.E27];IF([.G27]&gt;=[.E2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7.05.2020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table:formula="of:=MEDIAN([.F28:.H28])" office:value-type="float" office:value="396" calcext:value-type="float">
            <text:p>396</text:p>
          </table:table-cell>
          <table:table-cell table:formula="of:=IF([.F27]&gt;[.$E27];[.F27]-[.$E27]+[.B28];IF([.F27]=[.$E27];[.B28];[.F27]+[.B28]))" office:value-type="float" office:value="396" calcext:value-type="float">
            <text:p>396</text:p>
          </table:table-cell>
          <table:table-cell table:formula="of:=IF([.G27]&gt;[.$E27];[.G27]-[.$E27]+[.C28];IF([.G27]=[.$E27];[.C28];[.G27]+[.C28]))" office:value-type="float" office:value="263" calcext:value-type="float">
            <text:p>263</text:p>
          </table:table-cell>
          <table:table-cell table:formula="of:=IF([.H27]&gt;[.$E27];[.H27]-[.$E27]+[.D28];IF([.H27]=[.$E27];[.D28];[.H27]+[.D28]))" office:value-type="float" office:value="403" calcext:value-type="float">
            <text:p>403</text:p>
          </table:table-cell>
          <table:table-cell/>
          <table:table-cell table:formula="of:=IF([.F28]&gt;=[.E28];IF([.H28]&gt;=[.E28];1;0);0)" office:value-type="float" office:value="1" calcext:value-type="float">
            <text:p>1</text:p>
          </table:table-cell>
          <table:table-cell table:formula="of:=IF([.F28]&gt;=[.E28];IF([.G28]&gt;=[.E28];1;0);0)" office:value-type="float" office:value="0" calcext:value-type="float">
            <text:p>0</text:p>
          </table:table-cell>
          <table:table-cell table:formula="of:=IF([.H28]&gt;=[.E28];IF([.G28]&gt;=[.E2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8.05.2020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  <table:table-cell table:formula="of:=MEDIAN([.F29:.H29])" office:value-type="float" office:value="254" calcext:value-type="float">
            <text:p>254</text:p>
          </table:table-cell>
          <table:table-cell table:formula="of:=IF([.F28]&gt;[.$E28];[.F28]-[.$E28]+[.B29];IF([.F28]=[.$E28];[.B29];[.F28]+[.B29]))" office:value-type="float" office:value="254" calcext:value-type="float">
            <text:p>254</text:p>
          </table:table-cell>
          <table:table-cell table:formula="of:=IF([.G28]&gt;[.$E28];[.G28]-[.$E28]+[.C29];IF([.G28]=[.$E28];[.C29];[.G28]+[.C29]))" office:value-type="float" office:value="504" calcext:value-type="float">
            <text:p>504</text:p>
          </table:table-cell>
          <table:table-cell table:formula="of:=IF([.H28]&gt;[.$E28];[.H28]-[.$E28]+[.D29];IF([.H28]=[.$E28];[.D29];[.H28]+[.D29]))" office:value-type="float" office:value="156" calcext:value-type="float">
            <text:p>156</text:p>
          </table:table-cell>
          <table:table-cell/>
          <table:table-cell table:formula="of:=IF([.F29]&gt;=[.E29];IF([.H29]&gt;=[.E29];1;0);0)" office:value-type="float" office:value="0" calcext:value-type="float">
            <text:p>0</text:p>
          </table:table-cell>
          <table:table-cell table:formula="of:=IF([.F29]&gt;=[.E29];IF([.G29]&gt;=[.E29];1;0);0)" office:value-type="float" office:value="1" calcext:value-type="float">
            <text:p>1</text:p>
          </table:table-cell>
          <table:table-cell table:formula="of:=IF([.H29]&gt;=[.E29];IF([.G29]&gt;=[.E2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9.05.2020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34" calcext:value-type="float">
            <text:p>134</text:p>
          </table:table-cell>
          <table:table-cell table:formula="of:=MEDIAN([.F30:.H30])" office:value-type="float" office:value="329" calcext:value-type="float">
            <text:p>329</text:p>
          </table:table-cell>
          <table:table-cell table:formula="of:=IF([.F29]&gt;[.$E29];[.F29]-[.$E29]+[.B30];IF([.F29]=[.$E29];[.B30];[.F29]+[.B30]))" office:value-type="float" office:value="329" calcext:value-type="float">
            <text:p>329</text:p>
          </table:table-cell>
          <table:table-cell table:formula="of:=IF([.G29]&gt;[.$E29];[.G29]-[.$E29]+[.C30];IF([.G29]=[.$E29];[.C30];[.G29]+[.C30]))" office:value-type="float" office:value="573" calcext:value-type="float">
            <text:p>573</text:p>
          </table:table-cell>
          <table:table-cell table:formula="of:=IF([.H29]&gt;[.$E29];[.H29]-[.$E29]+[.D30];IF([.H29]=[.$E29];[.D30];[.H29]+[.D30]))" office:value-type="float" office:value="290" calcext:value-type="float">
            <text:p>290</text:p>
          </table:table-cell>
          <table:table-cell/>
          <table:table-cell table:formula="of:=IF([.F30]&gt;=[.E30];IF([.H30]&gt;=[.E30];1;0);0)" office:value-type="float" office:value="0" calcext:value-type="float">
            <text:p>0</text:p>
          </table:table-cell>
          <table:table-cell table:formula="of:=IF([.F30]&gt;=[.E30];IF([.G30]&gt;=[.E30];1;0);0)" office:value-type="float" office:value="1" calcext:value-type="float">
            <text:p>1</text:p>
          </table:table-cell>
          <table:table-cell table:formula="of:=IF([.H30]&gt;=[.E30];IF([.G30]&gt;=[.E3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30.05.2020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formula="of:=MEDIAN([.F31:.H31])" office:value-type="float" office:value="409" calcext:value-type="float">
            <text:p>409</text:p>
          </table:table-cell>
          <table:table-cell table:formula="of:=IF([.F30]&gt;[.$E30];[.F30]-[.$E30]+[.B31];IF([.F30]=[.$E30];[.B31];[.F30]+[.B31]))" office:value-type="float" office:value="213" calcext:value-type="float">
            <text:p>213</text:p>
          </table:table-cell>
          <table:table-cell table:formula="of:=IF([.G30]&gt;[.$E30];[.G30]-[.$E30]+[.C31];IF([.G30]=[.$E30];[.C31];[.G30]+[.C31]))" office:value-type="float" office:value="465" calcext:value-type="float">
            <text:p>465</text:p>
          </table:table-cell>
          <table:table-cell table:formula="of:=IF([.H30]&gt;[.$E30];[.H30]-[.$E30]+[.D31];IF([.H30]=[.$E30];[.D31];[.H30]+[.D31]))" office:value-type="float" office:value="409" calcext:value-type="float">
            <text:p>409</text:p>
          </table:table-cell>
          <table:table-cell/>
          <table:table-cell table:formula="of:=IF([.F31]&gt;=[.E31];IF([.H31]&gt;=[.E31];1;0);0)" office:value-type="float" office:value="0" calcext:value-type="float">
            <text:p>0</text:p>
          </table:table-cell>
          <table:table-cell table:formula="of:=IF([.F31]&gt;=[.E31];IF([.G31]&gt;=[.E31];1;0);0)" office:value-type="float" office:value="0" calcext:value-type="float">
            <text:p>0</text:p>
          </table:table-cell>
          <table:table-cell table:formula="of:=IF([.H31]&gt;=[.E31];IF([.G31]&gt;=[.E31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31" calcext:value-type="date">
            <text:p>31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  <table:table-cell table:formula="of:=MEDIAN([.F32:.H32])" office:value-type="float" office:value="382" calcext:value-type="float">
            <text:p>382</text:p>
          </table:table-cell>
          <table:table-cell table:formula="of:=IF([.F31]&gt;[.$E31];[.F31]-[.$E31]+[.B32];IF([.F31]=[.$E31];[.B32];[.F31]+[.B32]))" office:value-type="float" office:value="507" calcext:value-type="float">
            <text:p>507</text:p>
          </table:table-cell>
          <table:table-cell table:formula="of:=IF([.G31]&gt;[.$E31];[.G31]-[.$E31]+[.C32];IF([.G31]=[.$E31];[.C32];[.G31]+[.C32]))" office:value-type="float" office:value="382" calcext:value-type="float">
            <text:p>382</text:p>
          </table:table-cell>
          <table:table-cell table:formula="of:=IF([.H31]&gt;[.$E31];[.H31]-[.$E31]+[.D32];IF([.H31]=[.$E31];[.D32];[.H31]+[.D32]))" office:value-type="float" office:value="145" calcext:value-type="float">
            <text:p>145</text:p>
          </table:table-cell>
          <table:table-cell/>
          <table:table-cell table:formula="of:=IF([.F32]&gt;=[.E32];IF([.H32]&gt;=[.E32];1;0);0)" office:value-type="float" office:value="0" calcext:value-type="float">
            <text:p>0</text:p>
          </table:table-cell>
          <table:table-cell table:formula="of:=IF([.F32]&gt;=[.E32];IF([.G32]&gt;=[.E32];1;0);0)" office:value-type="float" office:value="1" calcext:value-type="float">
            <text:p>1</text:p>
          </table:table-cell>
          <table:table-cell table:formula="of:=IF([.H32]&gt;=[.E32];IF([.G32]&gt;=[.E3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1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table:formula="of:=MEDIAN([.F33:.H33])" office:value-type="float" office:value="267" calcext:value-type="float">
            <text:p>267</text:p>
          </table:table-cell>
          <table:table-cell table:formula="of:=IF([.F32]&gt;[.$E32];[.F32]-[.$E32]+[.B33];IF([.F32]=[.$E32];[.B33];[.F32]+[.B33]))" office:value-type="float" office:value="350" calcext:value-type="float">
            <text:p>350</text:p>
          </table:table-cell>
          <table:table-cell table:formula="of:=IF([.G32]&gt;[.$E32];[.G32]-[.$E32]+[.C33];IF([.G32]=[.$E32];[.C33];[.G32]+[.C33]))" office:value-type="float" office:value="206" calcext:value-type="float">
            <text:p>206</text:p>
          </table:table-cell>
          <table:table-cell table:formula="of:=IF([.H32]&gt;[.$E32];[.H32]-[.$E32]+[.D33];IF([.H32]=[.$E32];[.D33];[.H32]+[.D33]))" office:value-type="float" office:value="267" calcext:value-type="float">
            <text:p>267</text:p>
          </table:table-cell>
          <table:table-cell/>
          <table:table-cell table:formula="of:=IF([.F33]&gt;=[.E33];IF([.H33]&gt;=[.E33];1;0);0)" office:value-type="float" office:value="1" calcext:value-type="float">
            <text:p>1</text:p>
          </table:table-cell>
          <table:table-cell table:formula="of:=IF([.F33]&gt;=[.E33];IF([.G33]&gt;=[.E33];1;0);0)" office:value-type="float" office:value="0" calcext:value-type="float">
            <text:p>0</text:p>
          </table:table-cell>
          <table:table-cell table:formula="of:=IF([.H33]&gt;=[.E33];IF([.G33]&gt;=[.E3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.06.2020</text:p>
          </table:table-cell>
          <table:table-cell office:value-type="float" office:value="264" calcext:value-type="float">
            <text:p>264</text:p>
          </table:table-cell>
          <table:table-cell office:value-type="float" office:value="355" calcext:value-type="float">
            <text:p>355</text:p>
          </table:table-cell>
          <table:table-cell office:value-type="float" office:value="134" calcext:value-type="float">
            <text:p>134</text:p>
          </table:table-cell>
          <table:table-cell table:formula="of:=MEDIAN([.F34:.H34])" office:value-type="float" office:value="347" calcext:value-type="float">
            <text:p>347</text:p>
          </table:table-cell>
          <table:table-cell table:formula="of:=IF([.F33]&gt;[.$E33];[.F33]-[.$E33]+[.B34];IF([.F33]=[.$E33];[.B34];[.F33]+[.B34]))" office:value-type="float" office:value="347" calcext:value-type="float">
            <text:p>347</text:p>
          </table:table-cell>
          <table:table-cell table:formula="of:=IF([.G33]&gt;[.$E33];[.G33]-[.$E33]+[.C34];IF([.G33]=[.$E33];[.C34];[.G33]+[.C34]))" office:value-type="float" office:value="561" calcext:value-type="float">
            <text:p>561</text:p>
          </table:table-cell>
          <table:table-cell table:formula="of:=IF([.H33]&gt;[.$E33];[.H33]-[.$E33]+[.D34];IF([.H33]=[.$E33];[.D34];[.H33]+[.D34]))" office:value-type="float" office:value="134" calcext:value-type="float">
            <text:p>134</text:p>
          </table:table-cell>
          <table:table-cell/>
          <table:table-cell table:formula="of:=IF([.F34]&gt;=[.E34];IF([.H34]&gt;=[.E34];1;0);0)" office:value-type="float" office:value="0" calcext:value-type="float">
            <text:p>0</text:p>
          </table:table-cell>
          <table:table-cell table:formula="of:=IF([.F34]&gt;=[.E34];IF([.G34]&gt;=[.E34];1;0);0)" office:value-type="float" office:value="1" calcext:value-type="float">
            <text:p>1</text:p>
          </table:table-cell>
          <table:table-cell table:formula="of:=IF([.H34]&gt;=[.E34];IF([.G34]&gt;=[.E3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3.06.2020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  <table:table-cell table:formula="of:=MEDIAN([.F35:.H35])" office:value-type="float" office:value="276" calcext:value-type="float">
            <text:p>276</text:p>
          </table:table-cell>
          <table:table-cell table:formula="of:=IF([.F34]&gt;[.$E34];[.F34]-[.$E34]+[.B35];IF([.F34]=[.$E34];[.B35];[.F34]+[.B35]))" office:value-type="float" office:value="253" calcext:value-type="float">
            <text:p>253</text:p>
          </table:table-cell>
          <table:table-cell table:formula="of:=IF([.G34]&gt;[.$E34];[.G34]-[.$E34]+[.C35];IF([.G34]=[.$E34];[.C35];[.G34]+[.C35]))" office:value-type="float" office:value="485" calcext:value-type="float">
            <text:p>485</text:p>
          </table:table-cell>
          <table:table-cell table:formula="of:=IF([.H34]&gt;[.$E34];[.H34]-[.$E34]+[.D35];IF([.H34]=[.$E34];[.D35];[.H34]+[.D35]))" office:value-type="float" office:value="276" calcext:value-type="float">
            <text:p>276</text:p>
          </table:table-cell>
          <table:table-cell/>
          <table:table-cell table:formula="of:=IF([.F35]&gt;=[.E35];IF([.H35]&gt;=[.E35];1;0);0)" office:value-type="float" office:value="0" calcext:value-type="float">
            <text:p>0</text:p>
          </table:table-cell>
          <table:table-cell table:formula="of:=IF([.F35]&gt;=[.E35];IF([.G35]&gt;=[.E35];1;0);0)" office:value-type="float" office:value="0" calcext:value-type="float">
            <text:p>0</text:p>
          </table:table-cell>
          <table:table-cell table:formula="of:=IF([.H35]&gt;=[.E35];IF([.G35]&gt;=[.E35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04" calcext:value-type="date">
            <text:p>4.06.2020</text:p>
          </table:table-cell>
          <table:table-cell office:value-type="float" office:value="352" calcext:value-type="float">
            <text:p>352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table:formula="of:=MEDIAN([.F36:.H36])" office:value-type="float" office:value="416" calcext:value-type="float">
            <text:p>416</text:p>
          </table:table-cell>
          <table:table-cell table:formula="of:=IF([.F35]&gt;[.$E35];[.F35]-[.$E35]+[.B36];IF([.F35]=[.$E35];[.B36];[.F35]+[.B36]))" office:value-type="float" office:value="605" calcext:value-type="float">
            <text:p>605</text:p>
          </table:table-cell>
          <table:table-cell table:formula="of:=IF([.G35]&gt;[.$E35];[.G35]-[.$E35]+[.C36];IF([.G35]=[.$E35];[.C36];[.G35]+[.C36]))" office:value-type="float" office:value="416" calcext:value-type="float">
            <text:p>416</text:p>
          </table:table-cell>
          <table:table-cell table:formula="of:=IF([.H35]&gt;[.$E35];[.H35]-[.$E35]+[.D36];IF([.H35]=[.$E35];[.D36];[.H35]+[.D36]))" office:value-type="float" office:value="125" calcext:value-type="float">
            <text:p>125</text:p>
          </table:table-cell>
          <table:table-cell/>
          <table:table-cell table:formula="of:=IF([.F36]&gt;=[.E36];IF([.H36]&gt;=[.E36];1;0);0)" office:value-type="float" office:value="0" calcext:value-type="float">
            <text:p>0</text:p>
          </table:table-cell>
          <table:table-cell table:formula="of:=IF([.F36]&gt;=[.E36];IF([.G36]&gt;=[.E36];1;0);0)" office:value-type="float" office:value="1" calcext:value-type="float">
            <text:p>1</text:p>
          </table:table-cell>
          <table:table-cell table:formula="of:=IF([.H36]&gt;=[.E36];IF([.G36]&gt;=[.E3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5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table:formula="of:=MEDIAN([.F37:.H37])" office:value-type="float" office:value="262" calcext:value-type="float">
            <text:p>262</text:p>
          </table:table-cell>
          <table:table-cell table:formula="of:=IF([.F36]&gt;[.$E36];[.F36]-[.$E36]+[.B37];IF([.F36]=[.$E36];[.B37];[.F36]+[.B37]))" office:value-type="float" office:value="458" calcext:value-type="float">
            <text:p>458</text:p>
          </table:table-cell>
          <table:table-cell table:formula="of:=IF([.G36]&gt;[.$E36];[.G36]-[.$E36]+[.C37];IF([.G36]=[.$E36];[.C37];[.G36]+[.C37]))" office:value-type="float" office:value="248" calcext:value-type="float">
            <text:p>248</text:p>
          </table:table-cell>
          <table:table-cell table:formula="of:=IF([.H36]&gt;[.$E36];[.H36]-[.$E36]+[.D37];IF([.H36]=[.$E36];[.D37];[.H36]+[.D37]))" office:value-type="float" office:value="262" calcext:value-type="float">
            <text:p>262</text:p>
          </table:table-cell>
          <table:table-cell/>
          <table:table-cell table:formula="of:=IF([.F37]&gt;=[.E37];IF([.H37]&gt;=[.E37];1;0);0)" office:value-type="float" office:value="1" calcext:value-type="float">
            <text:p>1</text:p>
          </table:table-cell>
          <table:table-cell table:formula="of:=IF([.F37]&gt;=[.E37];IF([.G37]&gt;=[.E37];1;0);0)" office:value-type="float" office:value="0" calcext:value-type="float">
            <text:p>0</text:p>
          </table:table-cell>
          <table:table-cell table:formula="of:=IF([.H37]&gt;=[.E37];IF([.G37]&gt;=[.E3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6.06.2020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table:formula="of:=MEDIAN([.F38:.H38])" office:value-type="float" office:value="438" calcext:value-type="float">
            <text:p>438</text:p>
          </table:table-cell>
          <table:table-cell table:formula="of:=IF([.F37]&gt;[.$E37];[.F37]-[.$E37]+[.B38];IF([.F37]=[.$E37];[.B38];[.F37]+[.B38]))" office:value-type="float" office:value="438" calcext:value-type="float">
            <text:p>438</text:p>
          </table:table-cell>
          <table:table-cell table:formula="of:=IF([.G37]&gt;[.$E37];[.G37]-[.$E37]+[.C38];IF([.G37]=[.$E37];[.C38];[.G37]+[.C38]))" office:value-type="float" office:value="495" calcext:value-type="float">
            <text:p>495</text:p>
          </table:table-cell>
          <table:table-cell table:formula="of:=IF([.H37]&gt;[.$E37];[.H37]-[.$E37]+[.D38];IF([.H37]=[.$E37];[.D38];[.H37]+[.D38]))" office:value-type="float" office:value="125" calcext:value-type="float">
            <text:p>125</text:p>
          </table:table-cell>
          <table:table-cell/>
          <table:table-cell table:formula="of:=IF([.F38]&gt;=[.E38];IF([.H38]&gt;=[.E38];1;0);0)" office:value-type="float" office:value="0" calcext:value-type="float">
            <text:p>0</text:p>
          </table:table-cell>
          <table:table-cell table:formula="of:=IF([.F38]&gt;=[.E38];IF([.G38]&gt;=[.E38];1;0);0)" office:value-type="float" office:value="1" calcext:value-type="float">
            <text:p>1</text:p>
          </table:table-cell>
          <table:table-cell table:formula="of:=IF([.H38]&gt;=[.E38];IF([.G38]&gt;=[.E3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7.06.2020</text:p>
          </table:table-cell>
          <table:table-cell office:value-type="float" office:value="327" calcext:value-type="float">
            <text:p>327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  <table:table-cell table:formula="of:=MEDIAN([.F39:.H39])" office:value-type="float" office:value="319" calcext:value-type="float">
            <text:p>319</text:p>
          </table:table-cell>
          <table:table-cell table:formula="of:=IF([.F38]&gt;[.$E38];[.F38]-[.$E38]+[.B39];IF([.F38]=[.$E38];[.B39];[.F38]+[.B39]))" office:value-type="float" office:value="327" calcext:value-type="float">
            <text:p>327</text:p>
          </table:table-cell>
          <table:table-cell table:formula="of:=IF([.G38]&gt;[.$E38];[.G38]-[.$E38]+[.C39];IF([.G38]=[.$E38];[.C39];[.G38]+[.C39]))" office:value-type="float" office:value="319" calcext:value-type="float">
            <text:p>319</text:p>
          </table:table-cell>
          <table:table-cell table:formula="of:=IF([.H38]&gt;[.$E38];[.H38]-[.$E38]+[.D39];IF([.H38]=[.$E38];[.D39];[.H38]+[.D39]))" office:value-type="float" office:value="228" calcext:value-type="float">
            <text:p>228</text:p>
          </table:table-cell>
          <table:table-cell/>
          <table:table-cell table:formula="of:=IF([.F39]&gt;=[.E39];IF([.H39]&gt;=[.E39];1;0);0)" office:value-type="float" office:value="0" calcext:value-type="float">
            <text:p>0</text:p>
          </table:table-cell>
          <table:table-cell table:formula="of:=IF([.F39]&gt;=[.E39];IF([.G39]&gt;=[.E39];1;0);0)" office:value-type="float" office:value="1" calcext:value-type="float">
            <text:p>1</text:p>
          </table:table-cell>
          <table:table-cell table:formula="of:=IF([.H39]&gt;=[.E39];IF([.G39]&gt;=[.E3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8.06.2020</text:p>
          </table:table-cell>
          <table:table-cell office:value-type="float" office:value="316" calcext:value-type="float">
            <text:p>316</text:p>
          </table:table-cell>
          <table:table-cell office:value-type="float" office:value="253" calcext:value-type="float">
            <text:p>253</text:p>
          </table:table-cell>
          <table:table-cell office:value-type="float" office:value="134" calcext:value-type="float">
            <text:p>134</text:p>
          </table:table-cell>
          <table:table-cell table:formula="of:=MEDIAN([.F40:.H40])" office:value-type="float" office:value="324" calcext:value-type="float">
            <text:p>324</text:p>
          </table:table-cell>
          <table:table-cell table:formula="of:=IF([.F39]&gt;[.$E39];[.F39]-[.$E39]+[.B40];IF([.F39]=[.$E39];[.B40];[.F39]+[.B40]))" office:value-type="float" office:value="324" calcext:value-type="float">
            <text:p>324</text:p>
          </table:table-cell>
          <table:table-cell table:formula="of:=IF([.G39]&gt;[.$E39];[.G39]-[.$E39]+[.C40];IF([.G39]=[.$E39];[.C40];[.G39]+[.C40]))" office:value-type="float" office:value="253" calcext:value-type="float">
            <text:p>253</text:p>
          </table:table-cell>
          <table:table-cell table:formula="of:=IF([.H39]&gt;[.$E39];[.H39]-[.$E39]+[.D40];IF([.H39]=[.$E39];[.D40];[.H39]+[.D40]))" office:value-type="float" office:value="362" calcext:value-type="float">
            <text:p>362</text:p>
          </table:table-cell>
          <table:table-cell/>
          <table:table-cell table:formula="of:=IF([.F40]&gt;=[.E40];IF([.H40]&gt;=[.E40];1;0);0)" office:value-type="float" office:value="1" calcext:value-type="float">
            <text:p>1</text:p>
          </table:table-cell>
          <table:table-cell table:formula="of:=IF([.F40]&gt;=[.E40];IF([.G40]&gt;=[.E40];1;0);0)" office:value-type="float" office:value="0" calcext:value-type="float">
            <text:p>0</text:p>
          </table:table-cell>
          <table:table-cell table:formula="of:=IF([.H40]&gt;=[.E40];IF([.G40]&gt;=[.E4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9.06.2020</text:p>
          </table:table-cell>
          <table:table-cell office:value-type="float" office:value="294" calcext:value-type="float">
            <text:p>294</text:p>
          </table:table-cell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table:formula="of:=MEDIAN([.F41:.H41])" office:value-type="float" office:value="294" calcext:value-type="float">
            <text:p>294</text:p>
          </table:table-cell>
          <table:table-cell table:formula="of:=IF([.F40]&gt;[.$E40];[.F40]-[.$E40]+[.B41];IF([.F40]=[.$E40];[.B41];[.F40]+[.B41]))" office:value-type="float" office:value="294" calcext:value-type="float">
            <text:p>294</text:p>
          </table:table-cell>
          <table:table-cell table:formula="of:=IF([.G40]&gt;[.$E40];[.G40]-[.$E40]+[.C41];IF([.G40]=[.$E40];[.C41];[.G40]+[.C41]))" office:value-type="float" office:value="502" calcext:value-type="float">
            <text:p>502</text:p>
          </table:table-cell>
          <table:table-cell table:formula="of:=IF([.H40]&gt;[.$E40];[.H40]-[.$E40]+[.D41];IF([.H40]=[.$E40];[.D41];[.H40]+[.D41]))" office:value-type="float" office:value="175" calcext:value-type="float">
            <text:p>175</text:p>
          </table:table-cell>
          <table:table-cell/>
          <table:table-cell table:formula="of:=IF([.F41]&gt;=[.E41];IF([.H41]&gt;=[.E41];1;0);0)" office:value-type="float" office:value="0" calcext:value-type="float">
            <text:p>0</text:p>
          </table:table-cell>
          <table:table-cell table:formula="of:=IF([.F41]&gt;=[.E41];IF([.G41]&gt;=[.E41];1;0);0)" office:value-type="float" office:value="1" calcext:value-type="float">
            <text:p>1</text:p>
          </table:table-cell>
          <table:table-cell table:formula="of:=IF([.H41]&gt;=[.E41];IF([.G41]&gt;=[.E4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10.06.2020</text:p>
          </table:table-cell>
          <table:table-cell office:value-type="float" office:value="270" calcext:value-type="float">
            <text:p>270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table:formula="of:=MEDIAN([.F42:.H42])" office:value-type="float" office:value="321" calcext:value-type="float">
            <text:p>321</text:p>
          </table:table-cell>
          <table:table-cell table:formula="of:=IF([.F41]&gt;[.$E41];[.F41]-[.$E41]+[.B42];IF([.F41]=[.$E41];[.B42];[.F41]+[.B42]))" office:value-type="float" office:value="270" calcext:value-type="float">
            <text:p>270</text:p>
          </table:table-cell>
          <table:table-cell table:formula="of:=IF([.G41]&gt;[.$E41];[.G41]-[.$E41]+[.C42];IF([.G41]=[.$E41];[.C42];[.G41]+[.C42]))" office:value-type="float" office:value="414" calcext:value-type="float">
            <text:p>414</text:p>
          </table:table-cell>
          <table:table-cell table:formula="of:=IF([.H41]&gt;[.$E41];[.H41]-[.$E41]+[.D42];IF([.H41]=[.$E41];[.D42];[.H41]+[.D42]))" office:value-type="float" office:value="321" calcext:value-type="float">
            <text:p>321</text:p>
          </table:table-cell>
          <table:table-cell/>
          <table:table-cell table:formula="of:=IF([.F42]&gt;=[.E42];IF([.H42]&gt;=[.E42];1;0);0)" office:value-type="float" office:value="0" calcext:value-type="float">
            <text:p>0</text:p>
          </table:table-cell>
          <table:table-cell table:formula="of:=IF([.F42]&gt;=[.E42];IF([.G42]&gt;=[.E42];1;0);0)" office:value-type="float" office:value="0" calcext:value-type="float">
            <text:p>0</text:p>
          </table:table-cell>
          <table:table-cell table:formula="of:=IF([.H42]&gt;=[.E42];IF([.G42]&gt;=[.E4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11" calcext:value-type="date">
            <text:p>11.06.2020</text:p>
          </table:table-cell>
          <table:table-cell office:value-type="float" office:value="349" calcext:value-type="float">
            <text:p>349</text:p>
          </table:table-cell>
          <table:table-cell office:value-type="float" office:value="301" calcext:value-type="float">
            <text:p>301</text:p>
          </table:table-cell>
          <table:table-cell office:value-type="float" office:value="138" calcext:value-type="float">
            <text:p>138</text:p>
          </table:table-cell>
          <table:table-cell table:formula="of:=MEDIAN([.F43:.H43])" office:value-type="float" office:value="394" calcext:value-type="float">
            <text:p>394</text:p>
          </table:table-cell>
          <table:table-cell table:formula="of:=IF([.F42]&gt;[.$E42];[.F42]-[.$E42]+[.B43];IF([.F42]=[.$E42];[.B43];[.F42]+[.B43]))" office:value-type="float" office:value="619" calcext:value-type="float">
            <text:p>619</text:p>
          </table:table-cell>
          <table:table-cell table:formula="of:=IF([.G42]&gt;[.$E42];[.G42]-[.$E42]+[.C43];IF([.G42]=[.$E42];[.C43];[.G42]+[.C43]))" office:value-type="float" office:value="394" calcext:value-type="float">
            <text:p>394</text:p>
          </table:table-cell>
          <table:table-cell table:formula="of:=IF([.H42]&gt;[.$E42];[.H42]-[.$E42]+[.D43];IF([.H42]=[.$E42];[.D43];[.H42]+[.D43]))" office:value-type="float" office:value="138" calcext:value-type="float">
            <text:p>138</text:p>
          </table:table-cell>
          <table:table-cell/>
          <table:table-cell table:formula="of:=IF([.F43]&gt;=[.E43];IF([.H43]&gt;=[.E43];1;0);0)" office:value-type="float" office:value="0" calcext:value-type="float">
            <text:p>0</text:p>
          </table:table-cell>
          <table:table-cell table:formula="of:=IF([.F43]&gt;=[.E43];IF([.G43]&gt;=[.E43];1;0);0)" office:value-type="float" office:value="1" calcext:value-type="float">
            <text:p>1</text:p>
          </table:table-cell>
          <table:table-cell table:formula="of:=IF([.H43]&gt;=[.E43];IF([.G43]&gt;=[.E4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12.06.2020</text:p>
          </table:table-cell>
          <table:table-cell office:value-type="float" office:value="224" calcext:value-type="float">
            <text:p>224</text:p>
          </table:table-cell>
          <table:table-cell office:value-type="float" office:value="385" calcext:value-type="float">
            <text:p>385</text:p>
          </table:table-cell>
          <table:table-cell office:value-type="float" office:value="138" calcext:value-type="float">
            <text:p>138</text:p>
          </table:table-cell>
          <table:table-cell table:formula="of:=MEDIAN([.F44:.H44])" office:value-type="float" office:value="385" calcext:value-type="float">
            <text:p>385</text:p>
          </table:table-cell>
          <table:table-cell table:formula="of:=IF([.F43]&gt;[.$E43];[.F43]-[.$E43]+[.B44];IF([.F43]=[.$E43];[.B44];[.F43]+[.B44]))" office:value-type="float" office:value="449" calcext:value-type="float">
            <text:p>449</text:p>
          </table:table-cell>
          <table:table-cell table:formula="of:=IF([.G43]&gt;[.$E43];[.G43]-[.$E43]+[.C44];IF([.G43]=[.$E43];[.C44];[.G43]+[.C44]))" office:value-type="float" office:value="385" calcext:value-type="float">
            <text:p>385</text:p>
          </table:table-cell>
          <table:table-cell table:formula="of:=IF([.H43]&gt;[.$E43];[.H43]-[.$E43]+[.D44];IF([.H43]=[.$E43];[.D44];[.H43]+[.D44]))" office:value-type="float" office:value="276" calcext:value-type="float">
            <text:p>276</text:p>
          </table:table-cell>
          <table:table-cell/>
          <table:table-cell table:formula="of:=IF([.F44]&gt;=[.E44];IF([.H44]&gt;=[.E44];1;0);0)" office:value-type="float" office:value="0" calcext:value-type="float">
            <text:p>0</text:p>
          </table:table-cell>
          <table:table-cell table:formula="of:=IF([.F44]&gt;=[.E44];IF([.G44]&gt;=[.E44];1;0);0)" office:value-type="float" office:value="1" calcext:value-type="float">
            <text:p>1</text:p>
          </table:table-cell>
          <table:table-cell table:formula="of:=IF([.H44]&gt;=[.E44];IF([.G44]&gt;=[.E4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13.06.2020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table:formula="of:=MEDIAN([.F45:.H45])" office:value-type="float" office:value="373" calcext:value-type="float">
            <text:p>373</text:p>
          </table:table-cell>
          <table:table-cell table:formula="of:=IF([.F44]&gt;[.$E44];[.F44]-[.$E44]+[.B45];IF([.F44]=[.$E44];[.B45];[.F44]+[.B45]))" office:value-type="float" office:value="373" calcext:value-type="float">
            <text:p>373</text:p>
          </table:table-cell>
          <table:table-cell table:formula="of:=IF([.G44]&gt;[.$E44];[.G44]-[.$E44]+[.C45];IF([.G44]=[.$E44];[.C45];[.G44]+[.C45]))" office:value-type="float" office:value="204" calcext:value-type="float">
            <text:p>204</text:p>
          </table:table-cell>
          <table:table-cell table:formula="of:=IF([.H44]&gt;[.$E44];[.H44]-[.$E44]+[.D45];IF([.H44]=[.$E44];[.D45];[.H44]+[.D45]))" office:value-type="float" office:value="416" calcext:value-type="float">
            <text:p>416</text:p>
          </table:table-cell>
          <table:table-cell/>
          <table:table-cell table:formula="of:=IF([.F45]&gt;=[.E45];IF([.H45]&gt;=[.E45];1;0);0)" office:value-type="float" office:value="1" calcext:value-type="float">
            <text:p>1</text:p>
          </table:table-cell>
          <table:table-cell table:formula="of:=IF([.F45]&gt;=[.E45];IF([.G45]&gt;=[.E45];1;0);0)" office:value-type="float" office:value="0" calcext:value-type="float">
            <text:p>0</text:p>
          </table:table-cell>
          <table:table-cell table:formula="of:=IF([.H45]&gt;=[.E45];IF([.G45]&gt;=[.E4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14.06.2020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table:formula="of:=MEDIAN([.F46:.H46])" office:value-type="float" office:value="246" calcext:value-type="float">
            <text:p>246</text:p>
          </table:table-cell>
          <table:table-cell table:formula="of:=IF([.F45]&gt;[.$E45];[.F45]-[.$E45]+[.B46];IF([.F45]=[.$E45];[.B46];[.F45]+[.B46]))" office:value-type="float" office:value="246" calcext:value-type="float">
            <text:p>246</text:p>
          </table:table-cell>
          <table:table-cell table:formula="of:=IF([.G45]&gt;[.$E45];[.G45]-[.$E45]+[.C46];IF([.G45]=[.$E45];[.C46];[.G45]+[.C46]))" office:value-type="float" office:value="479" calcext:value-type="float">
            <text:p>479</text:p>
          </table:table-cell>
          <table:table-cell table:formula="of:=IF([.H45]&gt;[.$E45];[.H45]-[.$E45]+[.D46];IF([.H45]=[.$E45];[.D46];[.H45]+[.D46]))" office:value-type="float" office:value="173" calcext:value-type="float">
            <text:p>173</text:p>
          </table:table-cell>
          <table:table-cell/>
          <table:table-cell table:formula="of:=IF([.F46]&gt;=[.E46];IF([.H46]&gt;=[.E46];1;0);0)" office:value-type="float" office:value="0" calcext:value-type="float">
            <text:p>0</text:p>
          </table:table-cell>
          <table:table-cell table:formula="of:=IF([.F46]&gt;=[.E46];IF([.G46]&gt;=[.E46];1;0);0)" office:value-type="float" office:value="1" calcext:value-type="float">
            <text:p>1</text:p>
          </table:table-cell>
          <table:table-cell table:formula="of:=IF([.H46]&gt;=[.E46];IF([.G46]&gt;=[.E4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15.06.2020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table:formula="of:=MEDIAN([.F47:.H47])" office:value-type="float" office:value="339" calcext:value-type="float">
            <text:p>339</text:p>
          </table:table-cell>
          <table:table-cell table:formula="of:=IF([.F46]&gt;[.$E46];[.F46]-[.$E46]+[.B47];IF([.F46]=[.$E46];[.B47];[.F46]+[.B47]))" office:value-type="float" office:value="241" calcext:value-type="float">
            <text:p>241</text:p>
          </table:table-cell>
          <table:table-cell table:formula="of:=IF([.G46]&gt;[.$E46];[.G46]-[.$E46]+[.C47];IF([.G46]=[.$E46];[.C47];[.G46]+[.C47]))" office:value-type="float" office:value="480" calcext:value-type="float">
            <text:p>480</text:p>
          </table:table-cell>
          <table:table-cell table:formula="of:=IF([.H46]&gt;[.$E46];[.H46]-[.$E46]+[.D47];IF([.H46]=[.$E46];[.D47];[.H46]+[.D47]))" office:value-type="float" office:value="339" calcext:value-type="float">
            <text:p>339</text:p>
          </table:table-cell>
          <table:table-cell/>
          <table:table-cell table:formula="of:=IF([.F47]&gt;=[.E47];IF([.H47]&gt;=[.E47];1;0);0)" office:value-type="float" office:value="0" calcext:value-type="float">
            <text:p>0</text:p>
          </table:table-cell>
          <table:table-cell table:formula="of:=IF([.F47]&gt;=[.E47];IF([.G47]&gt;=[.E47];1;0);0)" office:value-type="float" office:value="0" calcext:value-type="float">
            <text:p>0</text:p>
          </table:table-cell>
          <table:table-cell table:formula="of:=IF([.H47]&gt;=[.E47];IF([.G47]&gt;=[.E47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16" calcext:value-type="date">
            <text:p>16.06.2020</text:p>
          </table:table-cell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table:formula="of:=MEDIAN([.F48:.H48])" office:value-type="float" office:value="397" calcext:value-type="float">
            <text:p>397</text:p>
          </table:table-cell>
          <table:table-cell table:formula="of:=IF([.F47]&gt;[.$E47];[.F47]-[.$E47]+[.B48];IF([.F47]=[.$E47];[.B48];[.F47]+[.B48]))" office:value-type="float" office:value="606" calcext:value-type="float">
            <text:p>606</text:p>
          </table:table-cell>
          <table:table-cell table:formula="of:=IF([.G47]&gt;[.$E47];[.G47]-[.$E47]+[.C48];IF([.G47]=[.$E47];[.C48];[.G47]+[.C48]))" office:value-type="float" office:value="397" calcext:value-type="float">
            <text:p>397</text:p>
          </table:table-cell>
          <table:table-cell table:formula="of:=IF([.H47]&gt;[.$E47];[.H47]-[.$E47]+[.D48];IF([.H47]=[.$E47];[.D48];[.H47]+[.D48]))" office:value-type="float" office:value="132" calcext:value-type="float">
            <text:p>132</text:p>
          </table:table-cell>
          <table:table-cell/>
          <table:table-cell table:formula="of:=IF([.F48]&gt;=[.E48];IF([.H48]&gt;=[.E48];1;0);0)" office:value-type="float" office:value="0" calcext:value-type="float">
            <text:p>0</text:p>
          </table:table-cell>
          <table:table-cell table:formula="of:=IF([.F48]&gt;=[.E48];IF([.G48]&gt;=[.E48];1;0);0)" office:value-type="float" office:value="1" calcext:value-type="float">
            <text:p>1</text:p>
          </table:table-cell>
          <table:table-cell table:formula="of:=IF([.H48]&gt;=[.E48];IF([.G48]&gt;=[.E4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17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392" calcext:value-type="float">
            <text:p>392</text:p>
          </table:table-cell>
          <table:table-cell office:value-type="float" office:value="158" calcext:value-type="float">
            <text:p>158</text:p>
          </table:table-cell>
          <table:table-cell table:formula="of:=MEDIAN([.F49:.H49])" office:value-type="float" office:value="392" calcext:value-type="float">
            <text:p>392</text:p>
          </table:table-cell>
          <table:table-cell table:formula="of:=IF([.F48]&gt;[.$E48];[.F48]-[.$E48]+[.B49];IF([.F48]=[.$E48];[.B49];[.F48]+[.B49]))" office:value-type="float" office:value="434" calcext:value-type="float">
            <text:p>434</text:p>
          </table:table-cell>
          <table:table-cell table:formula="of:=IF([.G48]&gt;[.$E48];[.G48]-[.$E48]+[.C49];IF([.G48]=[.$E48];[.C49];[.G48]+[.C49]))" office:value-type="float" office:value="392" calcext:value-type="float">
            <text:p>392</text:p>
          </table:table-cell>
          <table:table-cell table:formula="of:=IF([.H48]&gt;[.$E48];[.H48]-[.$E48]+[.D49];IF([.H48]=[.$E48];[.D49];[.H48]+[.D49]))" office:value-type="float" office:value="290" calcext:value-type="float">
            <text:p>290</text:p>
          </table:table-cell>
          <table:table-cell/>
          <table:table-cell table:formula="of:=IF([.F49]&gt;=[.E49];IF([.H49]&gt;=[.E49];1;0);0)" office:value-type="float" office:value="0" calcext:value-type="float">
            <text:p>0</text:p>
          </table:table-cell>
          <table:table-cell table:formula="of:=IF([.F49]&gt;=[.E49];IF([.G49]&gt;=[.E49];1;0);0)" office:value-type="float" office:value="1" calcext:value-type="float">
            <text:p>1</text:p>
          </table:table-cell>
          <table:table-cell table:formula="of:=IF([.H49]&gt;=[.E49];IF([.G49]&gt;=[.E4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18.06.2020</text:p>
          </table:table-cell>
          <table:table-cell office:value-type="float" office:value="335" calcext:value-type="float">
            <text:p>335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table:formula="of:=MEDIAN([.F50:.H50])" office:value-type="float" office:value="377" calcext:value-type="float">
            <text:p>377</text:p>
          </table:table-cell>
          <table:table-cell table:formula="of:=IF([.F49]&gt;[.$E49];[.F49]-[.$E49]+[.B50];IF([.F49]=[.$E49];[.B50];[.F49]+[.B50]))" office:value-type="float" office:value="377" calcext:value-type="float">
            <text:p>377</text:p>
          </table:table-cell>
          <table:table-cell table:formula="of:=IF([.G49]&gt;[.$E49];[.G49]-[.$E49]+[.C50];IF([.G49]=[.$E49];[.C50];[.G49]+[.C50]))" office:value-type="float" office:value="254" calcext:value-type="float">
            <text:p>254</text:p>
          </table:table-cell>
          <table:table-cell table:formula="of:=IF([.H49]&gt;[.$E49];[.H49]-[.$E49]+[.D50];IF([.H49]=[.$E49];[.D50];[.H49]+[.D50]))" office:value-type="float" office:value="463" calcext:value-type="float">
            <text:p>463</text:p>
          </table:table-cell>
          <table:table-cell/>
          <table:table-cell table:formula="of:=IF([.F50]&gt;=[.E50];IF([.H50]&gt;=[.E50];1;0);0)" office:value-type="float" office:value="1" calcext:value-type="float">
            <text:p>1</text:p>
          </table:table-cell>
          <table:table-cell table:formula="of:=IF([.F50]&gt;=[.E50];IF([.G50]&gt;=[.E50];1;0);0)" office:value-type="float" office:value="0" calcext:value-type="float">
            <text:p>0</text:p>
          </table:table-cell>
          <table:table-cell table:formula="of:=IF([.H50]&gt;=[.E50];IF([.G50]&gt;=[.E5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19.06.2020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office:value-type="float" office:value="151" calcext:value-type="float">
            <text:p>151</text:p>
          </table:table-cell>
          <table:table-cell table:formula="of:=MEDIAN([.F51:.H51])" office:value-type="float" office:value="376" calcext:value-type="float">
            <text:p>376</text:p>
          </table:table-cell>
          <table:table-cell table:formula="of:=IF([.F50]&gt;[.$E50];[.F50]-[.$E50]+[.B51];IF([.F50]=[.$E50];[.B51];[.F50]+[.B51]))" office:value-type="float" office:value="376" calcext:value-type="float">
            <text:p>376</text:p>
          </table:table-cell>
          <table:table-cell table:formula="of:=IF([.G50]&gt;[.$E50];[.G50]-[.$E50]+[.C51];IF([.G50]=[.$E50];[.C51];[.G50]+[.C51]))" office:value-type="float" office:value="512" calcext:value-type="float">
            <text:p>512</text:p>
          </table:table-cell>
          <table:table-cell table:formula="of:=IF([.H50]&gt;[.$E50];[.H50]-[.$E50]+[.D51];IF([.H50]=[.$E50];[.D51];[.H50]+[.D51]))" office:value-type="float" office:value="237" calcext:value-type="float">
            <text:p>237</text:p>
          </table:table-cell>
          <table:table-cell/>
          <table:table-cell table:formula="of:=IF([.F51]&gt;=[.E51];IF([.H51]&gt;=[.E51];1;0);0)" office:value-type="float" office:value="0" calcext:value-type="float">
            <text:p>0</text:p>
          </table:table-cell>
          <table:table-cell table:formula="of:=IF([.F51]&gt;=[.E51];IF([.G51]&gt;=[.E51];1;0);0)" office:value-type="float" office:value="1" calcext:value-type="float">
            <text:p>1</text:p>
          </table:table-cell>
          <table:table-cell table:formula="of:=IF([.H51]&gt;=[.E51];IF([.G51]&gt;=[.E5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.06.2020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173" calcext:value-type="float">
            <text:p>173</text:p>
          </table:table-cell>
          <table:table-cell table:formula="of:=MEDIAN([.F52:.H52])" office:value-type="float" office:value="384" calcext:value-type="float">
            <text:p>384</text:p>
          </table:table-cell>
          <table:table-cell table:formula="of:=IF([.F51]&gt;[.$E51];[.F51]-[.$E51]+[.B52];IF([.F51]=[.$E51];[.B52];[.F51]+[.B52]))" office:value-type="float" office:value="310" calcext:value-type="float">
            <text:p>310</text:p>
          </table:table-cell>
          <table:table-cell table:formula="of:=IF([.G51]&gt;[.$E51];[.G51]-[.$E51]+[.C52];IF([.G51]=[.$E51];[.C52];[.G51]+[.C52]))" office:value-type="float" office:value="384" calcext:value-type="float">
            <text:p>384</text:p>
          </table:table-cell>
          <table:table-cell table:formula="of:=IF([.H51]&gt;[.$E51];[.H51]-[.$E51]+[.D52];IF([.H51]=[.$E51];[.D52];[.H51]+[.D52]))" office:value-type="float" office:value="410" calcext:value-type="float">
            <text:p>410</text:p>
          </table:table-cell>
          <table:table-cell/>
          <table:table-cell table:formula="of:=IF([.F52]&gt;=[.E52];IF([.H52]&gt;=[.E52];1;0);0)" office:value-type="float" office:value="0" calcext:value-type="float">
            <text:p>0</text:p>
          </table:table-cell>
          <table:table-cell table:formula="of:=IF([.F52]&gt;=[.E52];IF([.G52]&gt;=[.E52];1;0);0)" office:value-type="float" office:value="0" calcext:value-type="float">
            <text:p>0</text:p>
          </table:table-cell>
          <table:table-cell table:formula="of:=IF([.H52]&gt;=[.E52];IF([.G52]&gt;=[.E5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21" calcext:value-type="date">
            <text:p>21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formula="of:=MEDIAN([.F53:.H53])" office:value-type="float" office:value="268" calcext:value-type="float">
            <text:p>268</text:p>
          </table:table-cell>
          <table:table-cell table:formula="of:=IF([.F52]&gt;[.$E52];[.F52]-[.$E52]+[.B53];IF([.F52]=[.$E52];[.B53];[.F52]+[.B53]))" office:value-type="float" office:value="718" calcext:value-type="float">
            <text:p>718</text:p>
          </table:table-cell>
          <table:table-cell table:formula="of:=IF([.G52]&gt;[.$E52];[.G52]-[.$E52]+[.C53];IF([.G52]=[.$E52];[.C53];[.G52]+[.C53]))" office:value-type="float" office:value="250" calcext:value-type="float">
            <text:p>250</text:p>
          </table:table-cell>
          <table:table-cell table:formula="of:=IF([.H52]&gt;[.$E52];[.H52]-[.$E52]+[.D53];IF([.H52]=[.$E52];[.D53];[.H52]+[.D53]))" office:value-type="float" office:value="268" calcext:value-type="float">
            <text:p>268</text:p>
          </table:table-cell>
          <table:table-cell/>
          <table:table-cell table:formula="of:=IF([.F53]&gt;=[.E53];IF([.H53]&gt;=[.E53];1;0);0)" office:value-type="float" office:value="1" calcext:value-type="float">
            <text:p>1</text:p>
          </table:table-cell>
          <table:table-cell table:formula="of:=IF([.F53]&gt;=[.E53];IF([.G53]&gt;=[.E53];1;0);0)" office:value-type="float" office:value="0" calcext:value-type="float">
            <text:p>0</text:p>
          </table:table-cell>
          <table:table-cell table:formula="of:=IF([.H53]&gt;=[.E53];IF([.G53]&gt;=[.E5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2.06.2020</text:p>
          </table:table-cell>
          <table:table-cell office:value-type="float" office:value="256" calcext:value-type="float">
            <text:p>256</text:p>
          </table:table-cell>
          <table:table-cell office:value-type="float" office:value="393" calcext:value-type="float">
            <text:p>393</text:p>
          </table:table-cell>
          <table:table-cell office:value-type="float" office:value="219" calcext:value-type="float">
            <text:p>219</text:p>
          </table:table-cell>
          <table:table-cell table:formula="of:=MEDIAN([.F54:.H54])" office:value-type="float" office:value="643" calcext:value-type="float">
            <text:p>643</text:p>
          </table:table-cell>
          <table:table-cell table:formula="of:=IF([.F53]&gt;[.$E53];[.F53]-[.$E53]+[.B54];IF([.F53]=[.$E53];[.B54];[.F53]+[.B54]))" office:value-type="float" office:value="706" calcext:value-type="float">
            <text:p>706</text:p>
          </table:table-cell>
          <table:table-cell table:formula="of:=IF([.G53]&gt;[.$E53];[.G53]-[.$E53]+[.C54];IF([.G53]=[.$E53];[.C54];[.G53]+[.C54]))" office:value-type="float" office:value="643" calcext:value-type="float">
            <text:p>643</text:p>
          </table:table-cell>
          <table:table-cell table:formula="of:=IF([.H53]&gt;[.$E53];[.H53]-[.$E53]+[.D54];IF([.H53]=[.$E53];[.D54];[.H53]+[.D54]))" office:value-type="float" office:value="219" calcext:value-type="float">
            <text:p>219</text:p>
          </table:table-cell>
          <table:table-cell/>
          <table:table-cell table:formula="of:=IF([.F54]&gt;=[.E54];IF([.H54]&gt;=[.E54];1;0);0)" office:value-type="float" office:value="0" calcext:value-type="float">
            <text:p>0</text:p>
          </table:table-cell>
          <table:table-cell table:formula="of:=IF([.F54]&gt;=[.E54];IF([.G54]&gt;=[.E54];1;0);0)" office:value-type="float" office:value="1" calcext:value-type="float">
            <text:p>1</text:p>
          </table:table-cell>
          <table:table-cell table:formula="of:=IF([.H54]&gt;=[.E54];IF([.G54]&gt;=[.E5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3.06.2020</text:p>
          </table:table-cell>
          <table:table-cell office:value-type="float" office:value="322" calcext:value-type="float">
            <text:p>322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table:formula="of:=MEDIAN([.F55:.H55])" office:value-type="float" office:value="425" calcext:value-type="float">
            <text:p>425</text:p>
          </table:table-cell>
          <table:table-cell table:formula="of:=IF([.F54]&gt;[.$E54];[.F54]-[.$E54]+[.B55];IF([.F54]=[.$E54];[.B55];[.F54]+[.B55]))" office:value-type="float" office:value="385" calcext:value-type="float">
            <text:p>385</text:p>
          </table:table-cell>
          <table:table-cell table:formula="of:=IF([.G54]&gt;[.$E54];[.G54]-[.$E54]+[.C55];IF([.G54]=[.$E54];[.C55];[.G54]+[.C55]))" office:value-type="float" office:value="425" calcext:value-type="float">
            <text:p>425</text:p>
          </table:table-cell>
          <table:table-cell table:formula="of:=IF([.H54]&gt;[.$E54];[.H54]-[.$E54]+[.D55];IF([.H54]=[.$E54];[.D55];[.H54]+[.D55]))" office:value-type="float" office:value="434" calcext:value-type="float">
            <text:p>434</text:p>
          </table:table-cell>
          <table:table-cell/>
          <table:table-cell table:formula="of:=IF([.F55]&gt;=[.E55];IF([.H55]&gt;=[.E55];1;0);0)" office:value-type="float" office:value="0" calcext:value-type="float">
            <text:p>0</text:p>
          </table:table-cell>
          <table:table-cell table:formula="of:=IF([.F55]&gt;=[.E55];IF([.G55]&gt;=[.E55];1;0);0)" office:value-type="float" office:value="0" calcext:value-type="float">
            <text:p>0</text:p>
          </table:table-cell>
          <table:table-cell table:formula="of:=IF([.H55]&gt;=[.E55];IF([.G55]&gt;=[.E55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24" calcext:value-type="date">
            <text:p>24.06.2020</text:p>
          </table:table-cell>
          <table:table-cell office:value-type="float" office:value="447" calcext:value-type="float">
            <text:p>447</text:p>
          </table:table-cell>
          <table:table-cell office:value-type="float" office:value="385" calcext:value-type="float">
            <text:p>385</text:p>
          </table:table-cell>
          <table:table-cell office:value-type="float" office:value="212" calcext:value-type="float">
            <text:p>212</text:p>
          </table:table-cell>
          <table:table-cell table:formula="of:=MEDIAN([.F56:.H56])" office:value-type="float" office:value="385" calcext:value-type="float">
            <text:p>385</text:p>
          </table:table-cell>
          <table:table-cell table:formula="of:=IF([.F55]&gt;[.$E55];[.F55]-[.$E55]+[.B56];IF([.F55]=[.$E55];[.B56];[.F55]+[.B56]))" office:value-type="float" office:value="832" calcext:value-type="float">
            <text:p>832</text:p>
          </table:table-cell>
          <table:table-cell table:formula="of:=IF([.G55]&gt;[.$E55];[.G55]-[.$E55]+[.C56];IF([.G55]=[.$E55];[.C56];[.G55]+[.C56]))" office:value-type="float" office:value="385" calcext:value-type="float">
            <text:p>385</text:p>
          </table:table-cell>
          <table:table-cell table:formula="of:=IF([.H55]&gt;[.$E55];[.H55]-[.$E55]+[.D56];IF([.H55]=[.$E55];[.D56];[.H55]+[.D56]))" office:value-type="float" office:value="221" calcext:value-type="float">
            <text:p>221</text:p>
          </table:table-cell>
          <table:table-cell/>
          <table:table-cell table:formula="of:=IF([.F56]&gt;=[.E56];IF([.H56]&gt;=[.E56];1;0);0)" office:value-type="float" office:value="0" calcext:value-type="float">
            <text:p>0</text:p>
          </table:table-cell>
          <table:table-cell table:formula="of:=IF([.F56]&gt;=[.E56];IF([.G56]&gt;=[.E56];1;0);0)" office:value-type="float" office:value="1" calcext:value-type="float">
            <text:p>1</text:p>
          </table:table-cell>
          <table:table-cell table:formula="of:=IF([.H56]&gt;=[.E56];IF([.G56]&gt;=[.E5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5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table:formula="of:=MEDIAN([.F57:.H57])" office:value-type="float" office:value="446" calcext:value-type="float">
            <text:p>446</text:p>
          </table:table-cell>
          <table:table-cell table:formula="of:=IF([.F56]&gt;[.$E56];[.F56]-[.$E56]+[.B57];IF([.F56]=[.$E56];[.B57];[.F56]+[.B57]))" office:value-type="float" office:value="855" calcext:value-type="float">
            <text:p>855</text:p>
          </table:table-cell>
          <table:table-cell table:formula="of:=IF([.G56]&gt;[.$E56];[.G56]-[.$E56]+[.C57];IF([.G56]=[.$E56];[.C57];[.G56]+[.C57]))" office:value-type="float" office:value="260" calcext:value-type="float">
            <text:p>260</text:p>
          </table:table-cell>
          <table:table-cell table:formula="of:=IF([.H56]&gt;[.$E56];[.H56]-[.$E56]+[.D57];IF([.H56]=[.$E56];[.D57];[.H56]+[.D57]))" office:value-type="float" office:value="446" calcext:value-type="float">
            <text:p>446</text:p>
          </table:table-cell>
          <table:table-cell/>
          <table:table-cell table:formula="of:=IF([.F57]&gt;=[.E57];IF([.H57]&gt;=[.E57];1;0);0)" office:value-type="float" office:value="1" calcext:value-type="float">
            <text:p>1</text:p>
          </table:table-cell>
          <table:table-cell table:formula="of:=IF([.F57]&gt;=[.E57];IF([.G57]&gt;=[.E57];1;0);0)" office:value-type="float" office:value="0" calcext:value-type="float">
            <text:p>0</text:p>
          </table:table-cell>
          <table:table-cell table:formula="of:=IF([.H57]&gt;=[.E57];IF([.G57]&gt;=[.E5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6.06.2020</text:p>
          </table:table-cell>
          <table:table-cell office:value-type="float" office:value="283" calcext:value-type="float">
            <text:p>283</text:p>
          </table:table-cell>
          <table:table-cell office:value-type="float" office:value="396" calcext:value-type="float">
            <text:p>396</text:p>
          </table:table-cell>
          <table:table-cell office:value-type="float" office:value="221" calcext:value-type="float">
            <text:p>221</text:p>
          </table:table-cell>
          <table:table-cell table:formula="of:=MEDIAN([.F58:.H58])" office:value-type="float" office:value="656" calcext:value-type="float">
            <text:p>656</text:p>
          </table:table-cell>
          <table:table-cell table:formula="of:=IF([.F57]&gt;[.$E57];[.F57]-[.$E57]+[.B58];IF([.F57]=[.$E57];[.B58];[.F57]+[.B58]))" office:value-type="float" office:value="692" calcext:value-type="float">
            <text:p>692</text:p>
          </table:table-cell>
          <table:table-cell table:formula="of:=IF([.G57]&gt;[.$E57];[.G57]-[.$E57]+[.C58];IF([.G57]=[.$E57];[.C58];[.G57]+[.C58]))" office:value-type="float" office:value="656" calcext:value-type="float">
            <text:p>656</text:p>
          </table:table-cell>
          <table:table-cell table:formula="of:=IF([.H57]&gt;[.$E57];[.H57]-[.$E57]+[.D58];IF([.H57]=[.$E57];[.D58];[.H57]+[.D58]))" office:value-type="float" office:value="221" calcext:value-type="float">
            <text:p>221</text:p>
          </table:table-cell>
          <table:table-cell/>
          <table:table-cell table:formula="of:=IF([.F58]&gt;=[.E58];IF([.H58]&gt;=[.E58];1;0);0)" office:value-type="float" office:value="0" calcext:value-type="float">
            <text:p>0</text:p>
          </table:table-cell>
          <table:table-cell table:formula="of:=IF([.F58]&gt;=[.E58];IF([.G58]&gt;=[.E58];1;0);0)" office:value-type="float" office:value="1" calcext:value-type="float">
            <text:p>1</text:p>
          </table:table-cell>
          <table:table-cell table:formula="of:=IF([.H58]&gt;=[.E58];IF([.G58]&gt;=[.E5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7.06.2020</text:p>
          </table:table-cell>
          <table:table-cell office:value-type="float" office:value="414" calcext:value-type="float">
            <text:p>414</text:p>
          </table:table-cell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  <table:table-cell table:formula="of:=MEDIAN([.F59:.H59])" office:value-type="float" office:value="441" calcext:value-type="float">
            <text:p>441</text:p>
          </table:table-cell>
          <table:table-cell table:formula="of:=IF([.F58]&gt;[.$E58];[.F58]-[.$E58]+[.B59];IF([.F58]=[.$E58];[.B59];[.F58]+[.B59]))" office:value-type="float" office:value="450" calcext:value-type="float">
            <text:p>450</text:p>
          </table:table-cell>
          <table:table-cell table:formula="of:=IF([.G58]&gt;[.$E58];[.G58]-[.$E58]+[.C59];IF([.G58]=[.$E58];[.C59];[.G58]+[.C59]))" office:value-type="float" office:value="314" calcext:value-type="float">
            <text:p>314</text:p>
          </table:table-cell>
          <table:table-cell table:formula="of:=IF([.H58]&gt;[.$E58];[.H58]-[.$E58]+[.D59];IF([.H58]=[.$E58];[.D59];[.H58]+[.D59]))" office:value-type="float" office:value="441" calcext:value-type="float">
            <text:p>441</text:p>
          </table:table-cell>
          <table:table-cell/>
          <table:table-cell table:formula="of:=IF([.F59]&gt;=[.E59];IF([.H59]&gt;=[.E59];1;0);0)" office:value-type="float" office:value="1" calcext:value-type="float">
            <text:p>1</text:p>
          </table:table-cell>
          <table:table-cell table:formula="of:=IF([.F59]&gt;=[.E59];IF([.G59]&gt;=[.E59];1;0);0)" office:value-type="float" office:value="0" calcext:value-type="float">
            <text:p>0</text:p>
          </table:table-cell>
          <table:table-cell table:formula="of:=IF([.H59]&gt;=[.E59];IF([.G59]&gt;=[.E5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8.06.202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245" calcext:value-type="float">
            <text:p>245</text:p>
          </table:table-cell>
          <table:table-cell table:formula="of:=MEDIAN([.F60:.H60])" office:value-type="float" office:value="451" calcext:value-type="float">
            <text:p>451</text:p>
          </table:table-cell>
          <table:table-cell table:formula="of:=IF([.F59]&gt;[.$E59];[.F59]-[.$E59]+[.B60];IF([.F59]=[.$E59];[.B60];[.F59]+[.B60]))" office:value-type="float" office:value="451" calcext:value-type="float">
            <text:p>451</text:p>
          </table:table-cell>
          <table:table-cell table:formula="of:=IF([.G59]&gt;[.$E59];[.G59]-[.$E59]+[.C60];IF([.G59]=[.$E59];[.C60];[.G59]+[.C60]))" office:value-type="float" office:value="763" calcext:value-type="float">
            <text:p>763</text:p>
          </table:table-cell>
          <table:table-cell table:formula="of:=IF([.H59]&gt;[.$E59];[.H59]-[.$E59]+[.D60];IF([.H59]=[.$E59];[.D60];[.H59]+[.D60]))" office:value-type="float" office:value="245" calcext:value-type="float">
            <text:p>245</text:p>
          </table:table-cell>
          <table:table-cell/>
          <table:table-cell table:formula="of:=IF([.F60]&gt;=[.E60];IF([.H60]&gt;=[.E60];1;0);0)" office:value-type="float" office:value="0" calcext:value-type="float">
            <text:p>0</text:p>
          </table:table-cell>
          <table:table-cell table:formula="of:=IF([.F60]&gt;=[.E60];IF([.G60]&gt;=[.E60];1;0);0)" office:value-type="float" office:value="1" calcext:value-type="float">
            <text:p>1</text:p>
          </table:table-cell>
          <table:table-cell table:formula="of:=IF([.H60]&gt;=[.E60];IF([.G60]&gt;=[.E6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9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table:formula="of:=MEDIAN([.F61:.H61])" office:value-type="float" office:value="487" calcext:value-type="float">
            <text:p>487</text:p>
          </table:table-cell>
          <table:table-cell table:formula="of:=IF([.F60]&gt;[.$E60];[.F60]-[.$E60]+[.B61];IF([.F60]=[.$E60];[.B61];[.F60]+[.B61]))" office:value-type="float" office:value="269" calcext:value-type="float">
            <text:p>269</text:p>
          </table:table-cell>
          <table:table-cell table:formula="of:=IF([.G60]&gt;[.$E60];[.G60]-[.$E60]+[.C61];IF([.G60]=[.$E60];[.C61];[.G60]+[.C61]))" office:value-type="float" office:value="682" calcext:value-type="float">
            <text:p>682</text:p>
          </table:table-cell>
          <table:table-cell table:formula="of:=IF([.H60]&gt;[.$E60];[.H60]-[.$E60]+[.D61];IF([.H60]=[.$E60];[.D61];[.H60]+[.D61]))" office:value-type="float" office:value="487" calcext:value-type="float">
            <text:p>487</text:p>
          </table:table-cell>
          <table:table-cell/>
          <table:table-cell table:formula="of:=IF([.F61]&gt;=[.E61];IF([.H61]&gt;=[.E61];1;0);0)" office:value-type="float" office:value="0" calcext:value-type="float">
            <text:p>0</text:p>
          </table:table-cell>
          <table:table-cell table:formula="of:=IF([.F61]&gt;=[.E61];IF([.G61]&gt;=[.E61];1;0);0)" office:value-type="float" office:value="0" calcext:value-type="float">
            <text:p>0</text:p>
          </table:table-cell>
          <table:table-cell table:formula="of:=IF([.H61]&gt;=[.E61];IF([.G61]&gt;=[.E61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30" calcext:value-type="date">
            <text:p>30.06.2020</text:p>
          </table:table-cell>
          <table:table-cell office:value-type="float" office:value="444" calcext:value-type="float">
            <text:p>444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table:formula="of:=MEDIAN([.F62:.H62])" office:value-type="float" office:value="545" calcext:value-type="float">
            <text:p>545</text:p>
          </table:table-cell>
          <table:table-cell table:formula="of:=IF([.F61]&gt;[.$E61];[.F61]-[.$E61]+[.B62];IF([.F61]=[.$E61];[.B62];[.F61]+[.B62]))" office:value-type="float" office:value="713" calcext:value-type="float">
            <text:p>713</text:p>
          </table:table-cell>
          <table:table-cell table:formula="of:=IF([.G61]&gt;[.$E61];[.G61]-[.$E61]+[.C62];IF([.G61]=[.$E61];[.C62];[.G61]+[.C62]))" office:value-type="float" office:value="545" calcext:value-type="float">
            <text:p>545</text:p>
          </table:table-cell>
          <table:table-cell table:formula="of:=IF([.H61]&gt;[.$E61];[.H61]-[.$E61]+[.D62];IF([.H61]=[.$E61];[.D62];[.H61]+[.D62]))" office:value-type="float" office:value="236" calcext:value-type="float">
            <text:p>236</text:p>
          </table:table-cell>
          <table:table-cell/>
          <table:table-cell table:formula="of:=IF([.F62]&gt;=[.E62];IF([.H62]&gt;=[.E62];1;0);0)" office:value-type="float" office:value="0" calcext:value-type="float">
            <text:p>0</text:p>
          </table:table-cell>
          <table:table-cell table:formula="of:=IF([.F62]&gt;=[.E62];IF([.G62]&gt;=[.E62];1;0);0)" office:value-type="float" office:value="1" calcext:value-type="float">
            <text:p>1</text:p>
          </table:table-cell>
          <table:table-cell table:formula="of:=IF([.H62]&gt;=[.E62];IF([.G62]&gt;=[.E6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1.07.2020</text:p>
          </table:table-cell>
          <table:table-cell office:value-type="float" office:value="425" calcext:value-type="float">
            <text:p>425</text:p>
          </table:table-cell>
          <table:table-cell office:value-type="float" office:value="342" calcext:value-type="float">
            <text:p>342</text:p>
          </table:table-cell>
          <table:table-cell office:value-type="float" office:value="237" calcext:value-type="float">
            <text:p>237</text:p>
          </table:table-cell>
          <table:table-cell table:formula="of:=MEDIAN([.F63:.H63])" office:value-type="float" office:value="473" calcext:value-type="float">
            <text:p>473</text:p>
          </table:table-cell>
          <table:table-cell table:formula="of:=IF([.F62]&gt;[.$E62];[.F62]-[.$E62]+[.B63];IF([.F62]=[.$E62];[.B63];[.F62]+[.B63]))" office:value-type="float" office:value="593" calcext:value-type="float">
            <text:p>593</text:p>
          </table:table-cell>
          <table:table-cell table:formula="of:=IF([.G62]&gt;[.$E62];[.G62]-[.$E62]+[.C63];IF([.G62]=[.$E62];[.C63];[.G62]+[.C63]))" office:value-type="float" office:value="342" calcext:value-type="float">
            <text:p>342</text:p>
          </table:table-cell>
          <table:table-cell table:formula="of:=IF([.H62]&gt;[.$E62];[.H62]-[.$E62]+[.D63];IF([.H62]=[.$E62];[.D63];[.H62]+[.D63]))" office:value-type="float" office:value="473" calcext:value-type="float">
            <text:p>473</text:p>
          </table:table-cell>
          <table:table-cell/>
          <table:table-cell table:formula="of:=IF([.F63]&gt;=[.E63];IF([.H63]&gt;=[.E63];1;0);0)" office:value-type="float" office:value="1" calcext:value-type="float">
            <text:p>1</text:p>
          </table:table-cell>
          <table:table-cell table:formula="of:=IF([.F63]&gt;=[.E63];IF([.G63]&gt;=[.E63];1;0);0)" office:value-type="float" office:value="0" calcext:value-type="float">
            <text:p>0</text:p>
          </table:table-cell>
          <table:table-cell table:formula="of:=IF([.H63]&gt;=[.E63];IF([.G63]&gt;=[.E6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.07.2020</text:p>
          </table:table-cell>
          <table:table-cell office:value-type="float" office:value="377" calcext:value-type="float">
            <text:p>377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table:formula="of:=MEDIAN([.F64:.H64])" office:value-type="float" office:value="497" calcext:value-type="float">
            <text:p>497</text:p>
          </table:table-cell>
          <table:table-cell table:formula="of:=IF([.F63]&gt;[.$E63];[.F63]-[.$E63]+[.B64];IF([.F63]=[.$E63];[.B64];[.F63]+[.B64]))" office:value-type="float" office:value="497" calcext:value-type="float">
            <text:p>497</text:p>
          </table:table-cell>
          <table:table-cell table:formula="of:=IF([.G63]&gt;[.$E63];[.G63]-[.$E63]+[.C64];IF([.G63]=[.$E63];[.C64];[.G63]+[.C64]))" office:value-type="float" office:value="632" calcext:value-type="float">
            <text:p>632</text:p>
          </table:table-cell>
          <table:table-cell table:formula="of:=IF([.H63]&gt;[.$E63];[.H63]-[.$E63]+[.D64];IF([.H63]=[.$E63];[.D64];[.H63]+[.D64]))" office:value-type="float" office:value="240" calcext:value-type="float">
            <text:p>240</text:p>
          </table:table-cell>
          <table:table-cell/>
          <table:table-cell table:formula="of:=IF([.F64]&gt;=[.E64];IF([.H64]&gt;=[.E64];1;0);0)" office:value-type="float" office:value="0" calcext:value-type="float">
            <text:p>0</text:p>
          </table:table-cell>
          <table:table-cell table:formula="of:=IF([.F64]&gt;=[.E64];IF([.G64]&gt;=[.E64];1;0);0)" office:value-type="float" office:value="1" calcext:value-type="float">
            <text:p>1</text:p>
          </table:table-cell>
          <table:table-cell table:formula="of:=IF([.H64]&gt;=[.E64];IF([.G64]&gt;=[.E6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3.07.202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203" calcext:value-type="float">
            <text:p>203</text:p>
          </table:table-cell>
          <table:table-cell table:formula="of:=MEDIAN([.F65:.H65])" office:value-type="float" office:value="443" calcext:value-type="float">
            <text:p>443</text:p>
          </table:table-cell>
          <table:table-cell table:formula="of:=IF([.F64]&gt;[.$E64];[.F64]-[.$E64]+[.B65];IF([.F64]=[.$E64];[.B65];[.F64]+[.B65]))" office:value-type="float" office:value="382" calcext:value-type="float">
            <text:p>382</text:p>
          </table:table-cell>
          <table:table-cell table:formula="of:=IF([.G64]&gt;[.$E64];[.G64]-[.$E64]+[.C65];IF([.G64]=[.$E64];[.C65];[.G64]+[.C65]))" office:value-type="float" office:value="495" calcext:value-type="float">
            <text:p>495</text:p>
          </table:table-cell>
          <table:table-cell table:formula="of:=IF([.H64]&gt;[.$E64];[.H64]-[.$E64]+[.D65];IF([.H64]=[.$E64];[.D65];[.H64]+[.D65]))" office:value-type="float" office:value="443" calcext:value-type="float">
            <text:p>443</text:p>
          </table:table-cell>
          <table:table-cell/>
          <table:table-cell table:formula="of:=IF([.F65]&gt;=[.E65];IF([.H65]&gt;=[.E65];1;0);0)" office:value-type="float" office:value="0" calcext:value-type="float">
            <text:p>0</text:p>
          </table:table-cell>
          <table:table-cell table:formula="of:=IF([.F65]&gt;=[.E65];IF([.G65]&gt;=[.E65];1;0);0)" office:value-type="float" office:value="0" calcext:value-type="float">
            <text:p>0</text:p>
          </table:table-cell>
          <table:table-cell table:formula="of:=IF([.H65]&gt;=[.E65];IF([.G65]&gt;=[.E65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04" calcext:value-type="date">
            <text:p>4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204" calcext:value-type="float">
            <text:p>204</text:p>
          </table:table-cell>
          <table:table-cell table:formula="of:=MEDIAN([.F66:.H66])" office:value-type="float" office:value="480" calcext:value-type="float">
            <text:p>480</text:p>
          </table:table-cell>
          <table:table-cell table:formula="of:=IF([.F65]&gt;[.$E65];[.F65]-[.$E65]+[.B66];IF([.F65]=[.$E65];[.B66];[.F65]+[.B66]))" office:value-type="float" office:value="669" calcext:value-type="float">
            <text:p>669</text:p>
          </table:table-cell>
          <table:table-cell table:formula="of:=IF([.G65]&gt;[.$E65];[.G65]-[.$E65]+[.C66];IF([.G65]=[.$E65];[.C66];[.G65]+[.C66]))" office:value-type="float" office:value="480" calcext:value-type="float">
            <text:p>480</text:p>
          </table:table-cell>
          <table:table-cell table:formula="of:=IF([.H65]&gt;[.$E65];[.H65]-[.$E65]+[.D66];IF([.H65]=[.$E65];[.D66];[.H65]+[.D66]))" office:value-type="float" office:value="204" calcext:value-type="float">
            <text:p>204</text:p>
          </table:table-cell>
          <table:table-cell/>
          <table:table-cell table:formula="of:=IF([.F66]&gt;=[.E66];IF([.H66]&gt;=[.E66];1;0);0)" office:value-type="float" office:value="0" calcext:value-type="float">
            <text:p>0</text:p>
          </table:table-cell>
          <table:table-cell table:formula="of:=IF([.F66]&gt;=[.E66];IF([.G66]&gt;=[.E66];1;0);0)" office:value-type="float" office:value="1" calcext:value-type="float">
            <text:p>1</text:p>
          </table:table-cell>
          <table:table-cell table:formula="of:=IF([.H66]&gt;=[.E66];IF([.G66]&gt;=[.E6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5.07.2020</text:p>
          </table:table-cell>
          <table:table-cell office:value-type="float" office:value="429" calcext:value-type="float">
            <text:p>429</text:p>
          </table:table-cell>
          <table:table-cell office:value-type="float" office:value="394" calcext:value-type="float">
            <text:p>394</text:p>
          </table:table-cell>
          <table:table-cell office:value-type="float" office:value="246" calcext:value-type="float">
            <text:p>246</text:p>
          </table:table-cell>
          <table:table-cell table:formula="of:=MEDIAN([.F67:.H67])" office:value-type="float" office:value="450" calcext:value-type="float">
            <text:p>450</text:p>
          </table:table-cell>
          <table:table-cell table:formula="of:=IF([.F66]&gt;[.$E66];[.F66]-[.$E66]+[.B67];IF([.F66]=[.$E66];[.B67];[.F66]+[.B67]))" office:value-type="float" office:value="618" calcext:value-type="float">
            <text:p>618</text:p>
          </table:table-cell>
          <table:table-cell table:formula="of:=IF([.G66]&gt;[.$E66];[.G66]-[.$E66]+[.C67];IF([.G66]=[.$E66];[.C67];[.G66]+[.C67]))" office:value-type="float" office:value="394" calcext:value-type="float">
            <text:p>394</text:p>
          </table:table-cell>
          <table:table-cell table:formula="of:=IF([.H66]&gt;[.$E66];[.H66]-[.$E66]+[.D67];IF([.H66]=[.$E66];[.D67];[.H66]+[.D67]))" office:value-type="float" office:value="450" calcext:value-type="float">
            <text:p>450</text:p>
          </table:table-cell>
          <table:table-cell/>
          <table:table-cell table:formula="of:=IF([.F67]&gt;=[.E67];IF([.H67]&gt;=[.E67];1;0);0)" office:value-type="float" office:value="1" calcext:value-type="float">
            <text:p>1</text:p>
          </table:table-cell>
          <table:table-cell table:formula="of:=IF([.F67]&gt;=[.E67];IF([.G67]&gt;=[.E67];1;0);0)" office:value-type="float" office:value="0" calcext:value-type="float">
            <text:p>0</text:p>
          </table:table-cell>
          <table:table-cell table:formula="of:=IF([.H67]&gt;=[.E67];IF([.G67]&gt;=[.E6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6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float" office:value="233" calcext:value-type="float">
            <text:p>233</text:p>
          </table:table-cell>
          <table:table-cell table:formula="of:=MEDIAN([.F68:.H68])" office:value-type="float" office:value="455" calcext:value-type="float">
            <text:p>455</text:p>
          </table:table-cell>
          <table:table-cell table:formula="of:=IF([.F67]&gt;[.$E67];[.F67]-[.$E67]+[.B68];IF([.F67]=[.$E67];[.B68];[.F67]+[.B68]))" office:value-type="float" office:value="455" calcext:value-type="float">
            <text:p>455</text:p>
          </table:table-cell>
          <table:table-cell table:formula="of:=IF([.G67]&gt;[.$E67];[.G67]-[.$E67]+[.C68];IF([.G67]=[.$E67];[.C68];[.G67]+[.C68]))" office:value-type="float" office:value="750" calcext:value-type="float">
            <text:p>750</text:p>
          </table:table-cell>
          <table:table-cell table:formula="of:=IF([.H67]&gt;[.$E67];[.H67]-[.$E67]+[.D68];IF([.H67]=[.$E67];[.D68];[.H67]+[.D68]))" office:value-type="float" office:value="233" calcext:value-type="float">
            <text:p>233</text:p>
          </table:table-cell>
          <table:table-cell/>
          <table:table-cell table:formula="of:=IF([.F68]&gt;=[.E68];IF([.H68]&gt;=[.E68];1;0);0)" office:value-type="float" office:value="0" calcext:value-type="float">
            <text:p>0</text:p>
          </table:table-cell>
          <table:table-cell table:formula="of:=IF([.F68]&gt;=[.E68];IF([.G68]&gt;=[.E68];1;0);0)" office:value-type="float" office:value="1" calcext:value-type="float">
            <text:p>1</text:p>
          </table:table-cell>
          <table:table-cell table:formula="of:=IF([.H68]&gt;=[.E68];IF([.G68]&gt;=[.E6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7.07.2020</text:p>
          </table:table-cell>
          <table:table-cell office:value-type="float" office:value="421" calcext:value-type="float">
            <text:p>421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table:formula="of:=MEDIAN([.F69:.H69])" office:value-type="float" office:value="459" calcext:value-type="float">
            <text:p>459</text:p>
          </table:table-cell>
          <table:table-cell table:formula="of:=IF([.F68]&gt;[.$E68];[.F68]-[.$E68]+[.B69];IF([.F68]=[.$E68];[.B69];[.F68]+[.B69]))" office:value-type="float" office:value="421" calcext:value-type="float">
            <text:p>421</text:p>
          </table:table-cell>
          <table:table-cell table:formula="of:=IF([.G68]&gt;[.$E68];[.G68]-[.$E68]+[.C69];IF([.G68]=[.$E68];[.C69];[.G68]+[.C69]))" office:value-type="float" office:value="587" calcext:value-type="float">
            <text:p>587</text:p>
          </table:table-cell>
          <table:table-cell table:formula="of:=IF([.H68]&gt;[.$E68];[.H68]-[.$E68]+[.D69];IF([.H68]=[.$E68];[.D69];[.H68]+[.D69]))" office:value-type="float" office:value="459" calcext:value-type="float">
            <text:p>459</text:p>
          </table:table-cell>
          <table:table-cell/>
          <table:table-cell table:formula="of:=IF([.F69]&gt;=[.E69];IF([.H69]&gt;=[.E69];1;0);0)" office:value-type="float" office:value="0" calcext:value-type="float">
            <text:p>0</text:p>
          </table:table-cell>
          <table:table-cell table:formula="of:=IF([.F69]&gt;=[.E69];IF([.G69]&gt;=[.E69];1;0);0)" office:value-type="float" office:value="0" calcext:value-type="float">
            <text:p>0</text:p>
          </table:table-cell>
          <table:table-cell table:formula="of:=IF([.H69]&gt;=[.E69];IF([.G69]&gt;=[.E6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08" calcext:value-type="date">
            <text:p>8.07.2020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table:formula="of:=MEDIAN([.F70:.H70])" office:value-type="float" office:value="481" calcext:value-type="float">
            <text:p>481</text:p>
          </table:table-cell>
          <table:table-cell table:formula="of:=IF([.F69]&gt;[.$E69];[.F69]-[.$E69]+[.B70];IF([.F69]=[.$E69];[.B70];[.F69]+[.B70]))" office:value-type="float" office:value="755" calcext:value-type="float">
            <text:p>755</text:p>
          </table:table-cell>
          <table:table-cell table:formula="of:=IF([.G69]&gt;[.$E69];[.G69]-[.$E69]+[.C70];IF([.G69]=[.$E69];[.C70];[.G69]+[.C70]))" office:value-type="float" office:value="481" calcext:value-type="float">
            <text:p>481</text:p>
          </table:table-cell>
          <table:table-cell table:formula="of:=IF([.H69]&gt;[.$E69];[.H69]-[.$E69]+[.D70];IF([.H69]=[.$E69];[.D70];[.H69]+[.D70]))" office:value-type="float" office:value="282" calcext:value-type="float">
            <text:p>282</text:p>
          </table:table-cell>
          <table:table-cell/>
          <table:table-cell table:formula="of:=IF([.F70]&gt;=[.E70];IF([.H70]&gt;=[.E70];1;0);0)" office:value-type="float" office:value="0" calcext:value-type="float">
            <text:p>0</text:p>
          </table:table-cell>
          <table:table-cell table:formula="of:=IF([.F70]&gt;=[.E70];IF([.G70]&gt;=[.E70];1;0);0)" office:value-type="float" office:value="1" calcext:value-type="float">
            <text:p>1</text:p>
          </table:table-cell>
          <table:table-cell table:formula="of:=IF([.H70]&gt;=[.E70];IF([.G70]&gt;=[.E7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9.07.2020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262" calcext:value-type="float">
            <text:p>262</text:p>
          </table:table-cell>
          <table:table-cell table:formula="of:=MEDIAN([.F71:.H71])" office:value-type="float" office:value="544" calcext:value-type="float">
            <text:p>544</text:p>
          </table:table-cell>
          <table:table-cell table:formula="of:=IF([.F70]&gt;[.$E70];[.F70]-[.$E70]+[.B71];IF([.F70]=[.$E70];[.B71];[.F70]+[.B71]))" office:value-type="float" office:value="556" calcext:value-type="float">
            <text:p>556</text:p>
          </table:table-cell>
          <table:table-cell table:formula="of:=IF([.G70]&gt;[.$E70];[.G70]-[.$E70]+[.C71];IF([.G70]=[.$E70];[.C71];[.G70]+[.C71]))" office:value-type="float" office:value="329" calcext:value-type="float">
            <text:p>329</text:p>
          </table:table-cell>
          <table:table-cell table:formula="of:=IF([.H70]&gt;[.$E70];[.H70]-[.$E70]+[.D71];IF([.H70]=[.$E70];[.D71];[.H70]+[.D71]))" office:value-type="float" office:value="544" calcext:value-type="float">
            <text:p>544</text:p>
          </table:table-cell>
          <table:table-cell/>
          <table:table-cell table:formula="of:=IF([.F71]&gt;=[.E71];IF([.H71]&gt;=[.E71];1;0);0)" office:value-type="float" office:value="1" calcext:value-type="float">
            <text:p>1</text:p>
          </table:table-cell>
          <table:table-cell table:formula="of:=IF([.F71]&gt;=[.E71];IF([.G71]&gt;=[.E71];1;0);0)" office:value-type="float" office:value="0" calcext:value-type="float">
            <text:p>0</text:p>
          </table:table-cell>
          <table:table-cell table:formula="of:=IF([.H71]&gt;=[.E71];IF([.G71]&gt;=[.E7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10.07.2020</text:p>
          </table:table-cell>
          <table:table-cell office:value-type="float" office:value="356" calcext:value-type="float">
            <text:p>356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  <table:table-cell table:formula="of:=MEDIAN([.F72:.H72])" office:value-type="float" office:value="368" calcext:value-type="float">
            <text:p>368</text:p>
          </table:table-cell>
          <table:table-cell table:formula="of:=IF([.F71]&gt;[.$E71];[.F71]-[.$E71]+[.B72];IF([.F71]=[.$E71];[.B72];[.F71]+[.B72]))" office:value-type="float" office:value="368" calcext:value-type="float">
            <text:p>368</text:p>
          </table:table-cell>
          <table:table-cell table:formula="of:=IF([.G71]&gt;[.$E71];[.G71]-[.$E71]+[.C72];IF([.G71]=[.$E71];[.C72];[.G71]+[.C72]))" office:value-type="float" office:value="660" calcext:value-type="float">
            <text:p>660</text:p>
          </table:table-cell>
          <table:table-cell table:formula="of:=IF([.H71]&gt;[.$E71];[.H71]-[.$E71]+[.D72];IF([.H71]=[.$E71];[.D72];[.H71]+[.D72]))" office:value-type="float" office:value="290" calcext:value-type="float">
            <text:p>290</text:p>
          </table:table-cell>
          <table:table-cell/>
          <table:table-cell table:formula="of:=IF([.F72]&gt;=[.E72];IF([.H72]&gt;=[.E72];1;0);0)" office:value-type="float" office:value="0" calcext:value-type="float">
            <text:p>0</text:p>
          </table:table-cell>
          <table:table-cell table:formula="of:=IF([.F72]&gt;=[.E72];IF([.G72]&gt;=[.E72];1;0);0)" office:value-type="float" office:value="1" calcext:value-type="float">
            <text:p>1</text:p>
          </table:table-cell>
          <table:table-cell table:formula="of:=IF([.H72]&gt;=[.E72];IF([.G72]&gt;=[.E7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11.07.2020</text:p>
          </table:table-cell>
          <table:table-cell office:value-type="float" office:value="307" calcext:value-type="float">
            <text:p>307</text:p>
          </table:table-cell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  <table:table-cell table:formula="of:=MEDIAN([.F73:.H73])" office:value-type="float" office:value="546" calcext:value-type="float">
            <text:p>546</text:p>
          </table:table-cell>
          <table:table-cell table:formula="of:=IF([.F72]&gt;[.$E72];[.F72]-[.$E72]+[.B73];IF([.F72]=[.$E72];[.B73];[.F72]+[.B73]))" office:value-type="float" office:value="307" calcext:value-type="float">
            <text:p>307</text:p>
          </table:table-cell>
          <table:table-cell table:formula="of:=IF([.G72]&gt;[.$E72];[.G72]-[.$E72]+[.C73];IF([.G72]=[.$E72];[.C73];[.G72]+[.C73]))" office:value-type="float" office:value="686" calcext:value-type="float">
            <text:p>686</text:p>
          </table:table-cell>
          <table:table-cell table:formula="of:=IF([.H72]&gt;[.$E72];[.H72]-[.$E72]+[.D73];IF([.H72]=[.$E72];[.D73];[.H72]+[.D73]))" office:value-type="float" office:value="546" calcext:value-type="float">
            <text:p>546</text:p>
          </table:table-cell>
          <table:table-cell/>
          <table:table-cell table:formula="of:=IF([.F73]&gt;=[.E73];IF([.H73]&gt;=[.E73];1;0);0)" office:value-type="float" office:value="0" calcext:value-type="float">
            <text:p>0</text:p>
          </table:table-cell>
          <table:table-cell table:formula="of:=IF([.F73]&gt;=[.E73];IF([.G73]&gt;=[.E73];1;0);0)" office:value-type="float" office:value="0" calcext:value-type="float">
            <text:p>0</text:p>
          </table:table-cell>
          <table:table-cell table:formula="of:=IF([.H73]&gt;=[.E73];IF([.G73]&gt;=[.E73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2" calcext:value-type="date">
            <text:p>12.07.2020</text:p>
          </table:table-cell>
          <table:table-cell office:value-type="float" office:value="441" calcext:value-type="float">
            <text:p>441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table:formula="of:=MEDIAN([.F74:.H74])" office:value-type="float" office:value="411" calcext:value-type="float">
            <text:p>411</text:p>
          </table:table-cell>
          <table:table-cell table:formula="of:=IF([.F73]&gt;[.$E73];[.F73]-[.$E73]+[.B74];IF([.F73]=[.$E73];[.B74];[.F73]+[.B74]))" office:value-type="float" office:value="748" calcext:value-type="float">
            <text:p>748</text:p>
          </table:table-cell>
          <table:table-cell table:formula="of:=IF([.G73]&gt;[.$E73];[.G73]-[.$E73]+[.C74];IF([.G73]=[.$E73];[.C74];[.G73]+[.C74]))" office:value-type="float" office:value="411" calcext:value-type="float">
            <text:p>411</text:p>
          </table:table-cell>
          <table:table-cell table:formula="of:=IF([.H73]&gt;[.$E73];[.H73]-[.$E73]+[.D74];IF([.H73]=[.$E73];[.D74];[.H73]+[.D74]))" office:value-type="float" office:value="292" calcext:value-type="float">
            <text:p>292</text:p>
          </table:table-cell>
          <table:table-cell/>
          <table:table-cell table:formula="of:=IF([.F74]&gt;=[.E74];IF([.H74]&gt;=[.E74];1;0);0)" office:value-type="float" office:value="0" calcext:value-type="float">
            <text:p>0</text:p>
          </table:table-cell>
          <table:table-cell table:formula="of:=IF([.F74]&gt;=[.E74];IF([.G74]&gt;=[.E74];1;0);0)" office:value-type="float" office:value="1" calcext:value-type="float">
            <text:p>1</text:p>
          </table:table-cell>
          <table:table-cell table:formula="of:=IF([.H74]&gt;=[.E74];IF([.G74]&gt;=[.E7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13.07.2020</text:p>
          </table:table-cell>
          <table:table-cell office:value-type="float" office:value="407" calcext:value-type="float">
            <text:p>407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table:formula="of:=MEDIAN([.F75:.H75])" office:value-type="float" office:value="572" calcext:value-type="float">
            <text:p>572</text:p>
          </table:table-cell>
          <table:table-cell table:formula="of:=IF([.F74]&gt;[.$E74];[.F74]-[.$E74]+[.B75];IF([.F74]=[.$E74];[.B75];[.F74]+[.B75]))" office:value-type="float" office:value="744" calcext:value-type="float">
            <text:p>744</text:p>
          </table:table-cell>
          <table:table-cell table:formula="of:=IF([.G74]&gt;[.$E74];[.G74]-[.$E74]+[.C75];IF([.G74]=[.$E74];[.C75];[.G74]+[.C75]))" office:value-type="float" office:value="311" calcext:value-type="float">
            <text:p>311</text:p>
          </table:table-cell>
          <table:table-cell table:formula="of:=IF([.H74]&gt;[.$E74];[.H74]-[.$E74]+[.D75];IF([.H74]=[.$E74];[.D75];[.H74]+[.D75]))" office:value-type="float" office:value="572" calcext:value-type="float">
            <text:p>572</text:p>
          </table:table-cell>
          <table:table-cell/>
          <table:table-cell table:formula="of:=IF([.F75]&gt;=[.E75];IF([.H75]&gt;=[.E75];1;0);0)" office:value-type="float" office:value="1" calcext:value-type="float">
            <text:p>1</text:p>
          </table:table-cell>
          <table:table-cell table:formula="of:=IF([.F75]&gt;=[.E75];IF([.G75]&gt;=[.E75];1;0);0)" office:value-type="float" office:value="0" calcext:value-type="float">
            <text:p>0</text:p>
          </table:table-cell>
          <table:table-cell table:formula="of:=IF([.H75]&gt;=[.E75];IF([.G75]&gt;=[.E7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14.07.2020</text:p>
          </table:table-cell>
          <table:table-cell office:value-type="float" office:value="480" calcext:value-type="float">
            <text:p>480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table:formula="of:=MEDIAN([.F76:.H76])" office:value-type="float" office:value="652" calcext:value-type="float">
            <text:p>652</text:p>
          </table:table-cell>
          <table:table-cell table:formula="of:=IF([.F75]&gt;[.$E75];[.F75]-[.$E75]+[.B76];IF([.F75]=[.$E75];[.B76];[.F75]+[.B76]))" office:value-type="float" office:value="652" calcext:value-type="float">
            <text:p>652</text:p>
          </table:table-cell>
          <table:table-cell table:formula="of:=IF([.G75]&gt;[.$E75];[.G75]-[.$E75]+[.C76];IF([.G75]=[.$E75];[.C76];[.G75]+[.C76]))" office:value-type="float" office:value="653" calcext:value-type="float">
            <text:p>653</text:p>
          </table:table-cell>
          <table:table-cell table:formula="of:=IF([.H75]&gt;[.$E75];[.H75]-[.$E75]+[.D76];IF([.H75]=[.$E75];[.D76];[.H75]+[.D76]))" office:value-type="float" office:value="292" calcext:value-type="float">
            <text:p>292</text:p>
          </table:table-cell>
          <table:table-cell/>
          <table:table-cell table:formula="of:=IF([.F76]&gt;=[.E76];IF([.H76]&gt;=[.E76];1;0);0)" office:value-type="float" office:value="0" calcext:value-type="float">
            <text:p>0</text:p>
          </table:table-cell>
          <table:table-cell table:formula="of:=IF([.F76]&gt;=[.E76];IF([.G76]&gt;=[.E76];1;0);0)" office:value-type="float" office:value="1" calcext:value-type="float">
            <text:p>1</text:p>
          </table:table-cell>
          <table:table-cell table:formula="of:=IF([.H76]&gt;=[.E76];IF([.G76]&gt;=[.E7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15.07.2020</text:p>
          </table:table-cell>
          <table:table-cell office:value-type="float" office:value="494" calcext:value-type="float">
            <text:p>494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table:formula="of:=MEDIAN([.F77:.H77])" office:value-type="float" office:value="494" calcext:value-type="float">
            <text:p>494</text:p>
          </table:table-cell>
          <table:table-cell table:formula="of:=IF([.F76]&gt;[.$E76];[.F76]-[.$E76]+[.B77];IF([.F76]=[.$E76];[.B77];[.F76]+[.B77]))" office:value-type="float" office:value="494" calcext:value-type="float">
            <text:p>494</text:p>
          </table:table-cell>
          <table:table-cell table:formula="of:=IF([.G76]&gt;[.$E76];[.G76]-[.$E76]+[.C77];IF([.G76]=[.$E76];[.C77];[.G76]+[.C77]))" office:value-type="float" office:value="311" calcext:value-type="float">
            <text:p>311</text:p>
          </table:table-cell>
          <table:table-cell table:formula="of:=IF([.H76]&gt;[.$E76];[.H76]-[.$E76]+[.D77];IF([.H76]=[.$E76];[.D77];[.H76]+[.D77]))" office:value-type="float" office:value="567" calcext:value-type="float">
            <text:p>567</text:p>
          </table:table-cell>
          <table:table-cell/>
          <table:table-cell table:formula="of:=IF([.F77]&gt;=[.E77];IF([.H77]&gt;=[.E77];1;0);0)" office:value-type="float" office:value="1" calcext:value-type="float">
            <text:p>1</text:p>
          </table:table-cell>
          <table:table-cell table:formula="of:=IF([.F77]&gt;=[.E77];IF([.G77]&gt;=[.E77];1;0);0)" office:value-type="float" office:value="0" calcext:value-type="float">
            <text:p>0</text:p>
          </table:table-cell>
          <table:table-cell table:formula="of:=IF([.H77]&gt;=[.E77];IF([.G77]&gt;=[.E7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16.07.2020</text:p>
          </table:table-cell>
          <table:table-cell office:value-type="float" office:value="493" calcext:value-type="float">
            <text:p>493</text:p>
          </table:table-cell>
          <table:table-cell office:value-type="float" office:value="431" calcext:value-type="float">
            <text:p>431</text:p>
          </table:table-cell>
          <table:table-cell office:value-type="float" office:value="283" calcext:value-type="float">
            <text:p>283</text:p>
          </table:table-cell>
          <table:table-cell table:formula="of:=MEDIAN([.F78:.H78])" office:value-type="float" office:value="493" calcext:value-type="float">
            <text:p>493</text:p>
          </table:table-cell>
          <table:table-cell table:formula="of:=IF([.F77]&gt;[.$E77];[.F77]-[.$E77]+[.B78];IF([.F77]=[.$E77];[.B78];[.F77]+[.B78]))" office:value-type="float" office:value="493" calcext:value-type="float">
            <text:p>493</text:p>
          </table:table-cell>
          <table:table-cell table:formula="of:=IF([.G77]&gt;[.$E77];[.G77]-[.$E77]+[.C78];IF([.G77]=[.$E77];[.C78];[.G77]+[.C78]))" office:value-type="float" office:value="742" calcext:value-type="float">
            <text:p>742</text:p>
          </table:table-cell>
          <table:table-cell table:formula="of:=IF([.H77]&gt;[.$E77];[.H77]-[.$E77]+[.D78];IF([.H77]=[.$E77];[.D78];[.H77]+[.D78]))" office:value-type="float" office:value="356" calcext:value-type="float">
            <text:p>356</text:p>
          </table:table-cell>
          <table:table-cell/>
          <table:table-cell table:formula="of:=IF([.F78]&gt;=[.E78];IF([.H78]&gt;=[.E78];1;0);0)" office:value-type="float" office:value="0" calcext:value-type="float">
            <text:p>0</text:p>
          </table:table-cell>
          <table:table-cell table:formula="of:=IF([.F78]&gt;=[.E78];IF([.G78]&gt;=[.E78];1;0);0)" office:value-type="float" office:value="1" calcext:value-type="float">
            <text:p>1</text:p>
          </table:table-cell>
          <table:table-cell table:formula="of:=IF([.H78]&gt;=[.E78];IF([.G78]&gt;=[.E7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17.07.2020</text:p>
          </table:table-cell>
          <table:table-cell office:value-type="float" office:value="302" calcext:value-type="float">
            <text:p>302</text:p>
          </table:table-cell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  <table:table-cell table:formula="of:=MEDIAN([.F79:.H79])" office:value-type="float" office:value="653" calcext:value-type="float">
            <text:p>653</text:p>
          </table:table-cell>
          <table:table-cell table:formula="of:=IF([.F78]&gt;[.$E78];[.F78]-[.$E78]+[.B79];IF([.F78]=[.$E78];[.B79];[.F78]+[.B79]))" office:value-type="float" office:value="302" calcext:value-type="float">
            <text:p>302</text:p>
          </table:table-cell>
          <table:table-cell table:formula="of:=IF([.G78]&gt;[.$E78];[.G78]-[.$E78]+[.C79];IF([.G78]=[.$E78];[.C79];[.G78]+[.C79]))" office:value-type="float" office:value="664" calcext:value-type="float">
            <text:p>664</text:p>
          </table:table-cell>
          <table:table-cell table:formula="of:=IF([.H78]&gt;[.$E78];[.H78]-[.$E78]+[.D79];IF([.H78]=[.$E78];[.D79];[.H78]+[.D79]))" office:value-type="float" office:value="653" calcext:value-type="float">
            <text:p>653</text:p>
          </table:table-cell>
          <table:table-cell/>
          <table:table-cell table:formula="of:=IF([.F79]&gt;=[.E79];IF([.H79]&gt;=[.E79];1;0);0)" office:value-type="float" office:value="0" calcext:value-type="float">
            <text:p>0</text:p>
          </table:table-cell>
          <table:table-cell table:formula="of:=IF([.F79]&gt;=[.E79];IF([.G79]&gt;=[.E79];1;0);0)" office:value-type="float" office:value="0" calcext:value-type="float">
            <text:p>0</text:p>
          </table:table-cell>
          <table:table-cell table:formula="of:=IF([.H79]&gt;=[.E79];IF([.G79]&gt;=[.E7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8" calcext:value-type="date">
            <text:p>18.07.2020</text:p>
          </table:table-cell>
          <table:table-cell office:value-type="float" office:value="331" calcext:value-type="float">
            <text:p>331</text:p>
          </table:table-cell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  <table:table-cell table:formula="of:=MEDIAN([.F80:.H80])" office:value-type="float" office:value="373" calcext:value-type="float">
            <text:p>373</text:p>
          </table:table-cell>
          <table:table-cell table:formula="of:=IF([.F79]&gt;[.$E79];[.F79]-[.$E79]+[.B80];IF([.F79]=[.$E79];[.B80];[.F79]+[.B80]))" office:value-type="float" office:value="633" calcext:value-type="float">
            <text:p>633</text:p>
          </table:table-cell>
          <table:table-cell table:formula="of:=IF([.G79]&gt;[.$E79];[.G79]-[.$E79]+[.C80];IF([.G79]=[.$E79];[.C80];[.G79]+[.C80]))" office:value-type="float" office:value="364" calcext:value-type="float">
            <text:p>364</text:p>
          </table:table-cell>
          <table:table-cell table:formula="of:=IF([.H79]&gt;[.$E79];[.H79]-[.$E79]+[.D80];IF([.H79]=[.$E79];[.D80];[.H79]+[.D80]))" office:value-type="float" office:value="373" calcext:value-type="float">
            <text:p>373</text:p>
          </table:table-cell>
          <table:table-cell/>
          <table:table-cell table:formula="of:=IF([.F80]&gt;=[.E80];IF([.H80]&gt;=[.E80];1;0);0)" office:value-type="float" office:value="1" calcext:value-type="float">
            <text:p>1</text:p>
          </table:table-cell>
          <table:table-cell table:formula="of:=IF([.F80]&gt;=[.E80];IF([.G80]&gt;=[.E80];1;0);0)" office:value-type="float" office:value="0" calcext:value-type="float">
            <text:p>0</text:p>
          </table:table-cell>
          <table:table-cell table:formula="of:=IF([.H80]&gt;=[.E80];IF([.G80]&gt;=[.E8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19.07.2020</text:p>
          </table:table-cell>
          <table:table-cell office:value-type="float" office:value="486" calcext:value-type="float">
            <text:p>486</text:p>
          </table:table-cell>
          <table:table-cell office:value-type="float" office:value="323" calcext:value-type="float">
            <text:p>323</text:p>
          </table:table-cell>
          <table:table-cell office:value-type="float" office:value="359" calcext:value-type="float">
            <text:p>359</text:p>
          </table:table-cell>
          <table:table-cell table:formula="of:=MEDIAN([.F81:.H81])" office:value-type="float" office:value="687" calcext:value-type="float">
            <text:p>687</text:p>
          </table:table-cell>
          <table:table-cell table:formula="of:=IF([.F80]&gt;[.$E80];[.F80]-[.$E80]+[.B81];IF([.F80]=[.$E80];[.B81];[.F80]+[.B81]))" office:value-type="float" office:value="746" calcext:value-type="float">
            <text:p>746</text:p>
          </table:table-cell>
          <table:table-cell table:formula="of:=IF([.G80]&gt;[.$E80];[.G80]-[.$E80]+[.C81];IF([.G80]=[.$E80];[.C81];[.G80]+[.C81]))" office:value-type="float" office:value="687" calcext:value-type="float">
            <text:p>687</text:p>
          </table:table-cell>
          <table:table-cell table:formula="of:=IF([.H80]&gt;[.$E80];[.H80]-[.$E80]+[.D81];IF([.H80]=[.$E80];[.D81];[.H80]+[.D81]))" office:value-type="float" office:value="359" calcext:value-type="float">
            <text:p>359</text:p>
          </table:table-cell>
          <table:table-cell/>
          <table:table-cell table:formula="of:=IF([.F81]&gt;=[.E81];IF([.H81]&gt;=[.E81];1;0);0)" office:value-type="float" office:value="0" calcext:value-type="float">
            <text:p>0</text:p>
          </table:table-cell>
          <table:table-cell table:formula="of:=IF([.F81]&gt;=[.E81];IF([.G81]&gt;=[.E81];1;0);0)" office:value-type="float" office:value="1" calcext:value-type="float">
            <text:p>1</text:p>
          </table:table-cell>
          <table:table-cell table:formula="of:=IF([.H81]&gt;=[.E81];IF([.G81]&gt;=[.E8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office:value-type="float" office:value="445" calcext:value-type="float">
            <text:p>445</text:p>
          </table:table-cell>
          <table:table-cell table:formula="of:=MEDIAN([.F82:.H82])" office:value-type="float" office:value="419" calcext:value-type="float">
            <text:p>419</text:p>
          </table:table-cell>
          <table:table-cell table:formula="of:=IF([.F81]&gt;[.$E81];[.F81]-[.$E81]+[.B82];IF([.F81]=[.$E81];[.B82];[.F81]+[.B82]))" office:value-type="float" office:value="419" calcext:value-type="float">
            <text:p>419</text:p>
          </table:table-cell>
          <table:table-cell table:formula="of:=IF([.G81]&gt;[.$E81];[.G81]-[.$E81]+[.C82];IF([.G81]=[.$E81];[.C82];[.G81]+[.C82]))" office:value-type="float" office:value="331" calcext:value-type="float">
            <text:p>331</text:p>
          </table:table-cell>
          <table:table-cell table:formula="of:=IF([.H81]&gt;[.$E81];[.H81]-[.$E81]+[.D82];IF([.H81]=[.$E81];[.D82];[.H81]+[.D82]))" office:value-type="float" office:value="804" calcext:value-type="float">
            <text:p>804</text:p>
          </table:table-cell>
          <table:table-cell/>
          <table:table-cell table:formula="of:=IF([.F82]&gt;=[.E82];IF([.H82]&gt;=[.E82];1;0);0)" office:value-type="float" office:value="1" calcext:value-type="float">
            <text:p>1</text:p>
          </table:table-cell>
          <table:table-cell table:formula="of:=IF([.F82]&gt;=[.E82];IF([.G82]&gt;=[.E82];1;0);0)" office:value-type="float" office:value="0" calcext:value-type="float">
            <text:p>0</text:p>
          </table:table-cell>
          <table:table-cell table:formula="of:=IF([.H82]&gt;=[.E82];IF([.G82]&gt;=[.E8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1.07.2020</text:p>
          </table:table-cell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427" calcext:value-type="float">
            <text:p>427</text:p>
          </table:table-cell>
          <table:table-cell table:formula="of:=MEDIAN([.F83:.H83])" office:value-type="float" office:value="786" calcext:value-type="float">
            <text:p>786</text:p>
          </table:table-cell>
          <table:table-cell table:formula="of:=IF([.F82]&gt;[.$E82];[.F82]-[.$E82]+[.B83];IF([.F82]=[.$E82];[.B83];[.F82]+[.B83]))" office:value-type="float" office:value="391" calcext:value-type="float">
            <text:p>391</text:p>
          </table:table-cell>
          <table:table-cell table:formula="of:=IF([.G82]&gt;[.$E82];[.G82]-[.$E82]+[.C83];IF([.G82]=[.$E82];[.C83];[.G82]+[.C83]))" office:value-type="float" office:value="786" calcext:value-type="float">
            <text:p>786</text:p>
          </table:table-cell>
          <table:table-cell table:formula="of:=IF([.H82]&gt;[.$E82];[.H82]-[.$E82]+[.D83];IF([.H82]=[.$E82];[.D83];[.H82]+[.D83]))" office:value-type="float" office:value="812" calcext:value-type="float">
            <text:p>812</text:p>
          </table:table-cell>
          <table:table-cell/>
          <table:table-cell table:formula="of:=IF([.F83]&gt;=[.E83];IF([.H83]&gt;=[.E83];1;0);0)" office:value-type="float" office:value="0" calcext:value-type="float">
            <text:p>0</text:p>
          </table:table-cell>
          <table:table-cell table:formula="of:=IF([.F83]&gt;=[.E83];IF([.G83]&gt;=[.E83];1;0);0)" office:value-type="float" office:value="0" calcext:value-type="float">
            <text:p>0</text:p>
          </table:table-cell>
          <table:table-cell table:formula="of:=IF([.H83]&gt;=[.E83];IF([.G83]&gt;=[.E83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2" calcext:value-type="date">
            <text:p>22.07.2020</text:p>
          </table:table-cell>
          <table:table-cell office:value-type="float" office:value="327" calcext:value-type="float">
            <text:p>327</text:p>
          </table:table-cell>
          <table:table-cell office:value-type="float" office:value="471" calcext:value-type="float">
            <text:p>471</text:p>
          </table:table-cell>
          <table:table-cell office:value-type="float" office:value="423" calcext:value-type="float">
            <text:p>423</text:p>
          </table:table-cell>
          <table:table-cell table:formula="of:=MEDIAN([.F84:.H84])" office:value-type="float" office:value="471" calcext:value-type="float">
            <text:p>471</text:p>
          </table:table-cell>
          <table:table-cell table:formula="of:=IF([.F83]&gt;[.$E83];[.F83]-[.$E83]+[.B84];IF([.F83]=[.$E83];[.B84];[.F83]+[.B84]))" office:value-type="float" office:value="718" calcext:value-type="float">
            <text:p>718</text:p>
          </table:table-cell>
          <table:table-cell table:formula="of:=IF([.G83]&gt;[.$E83];[.G83]-[.$E83]+[.C84];IF([.G83]=[.$E83];[.C84];[.G83]+[.C84]))" office:value-type="float" office:value="471" calcext:value-type="float">
            <text:p>471</text:p>
          </table:table-cell>
          <table:table-cell table:formula="of:=IF([.H83]&gt;[.$E83];[.H83]-[.$E83]+[.D84];IF([.H83]=[.$E83];[.D84];[.H83]+[.D84]))" office:value-type="float" office:value="449" calcext:value-type="float">
            <text:p>449</text:p>
          </table:table-cell>
          <table:table-cell/>
          <table:table-cell table:formula="of:=IF([.F84]&gt;=[.E84];IF([.H84]&gt;=[.E84];1;0);0)" office:value-type="float" office:value="0" calcext:value-type="float">
            <text:p>0</text:p>
          </table:table-cell>
          <table:table-cell table:formula="of:=IF([.F84]&gt;=[.E84];IF([.G84]&gt;=[.E84];1;0);0)" office:value-type="float" office:value="1" calcext:value-type="float">
            <text:p>1</text:p>
          </table:table-cell>
          <table:table-cell table:formula="of:=IF([.H84]&gt;=[.E84];IF([.G84]&gt;=[.E8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3.07.2020</text:p>
          </table:table-cell>
          <table:table-cell office:value-type="float" office:value="355" calcext:value-type="float">
            <text:p>355</text:p>
          </table:table-cell>
          <table:table-cell office:value-type="float" office:value="490" calcext:value-type="float">
            <text:p>490</text:p>
          </table:table-cell>
          <table:table-cell office:value-type="float" office:value="449" calcext:value-type="float">
            <text:p>449</text:p>
          </table:table-cell>
          <table:table-cell table:formula="of:=MEDIAN([.F85:.H85])" office:value-type="float" office:value="602" calcext:value-type="float">
            <text:p>602</text:p>
          </table:table-cell>
          <table:table-cell table:formula="of:=IF([.F84]&gt;[.$E84];[.F84]-[.$E84]+[.B85];IF([.F84]=[.$E84];[.B85];[.F84]+[.B85]))" office:value-type="float" office:value="602" calcext:value-type="float">
            <text:p>602</text:p>
          </table:table-cell>
          <table:table-cell table:formula="of:=IF([.G84]&gt;[.$E84];[.G84]-[.$E84]+[.C85];IF([.G84]=[.$E84];[.C85];[.G84]+[.C85]))" office:value-type="float" office:value="490" calcext:value-type="float">
            <text:p>490</text:p>
          </table:table-cell>
          <table:table-cell table:formula="of:=IF([.H84]&gt;[.$E84];[.H84]-[.$E84]+[.D85];IF([.H84]=[.$E84];[.D85];[.H84]+[.D85]))" office:value-type="float" office:value="898" calcext:value-type="float">
            <text:p>898</text:p>
          </table:table-cell>
          <table:table-cell/>
          <table:table-cell table:formula="of:=IF([.F85]&gt;=[.E85];IF([.H85]&gt;=[.E85];1;0);0)" office:value-type="float" office:value="1" calcext:value-type="float">
            <text:p>1</text:p>
          </table:table-cell>
          <table:table-cell table:formula="of:=IF([.F85]&gt;=[.E85];IF([.G85]&gt;=[.E85];1;0);0)" office:value-type="float" office:value="0" calcext:value-type="float">
            <text:p>0</text:p>
          </table:table-cell>
          <table:table-cell table:formula="of:=IF([.H85]&gt;=[.E85];IF([.G85]&gt;=[.E8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4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470" calcext:value-type="float">
            <text:p>470</text:p>
          </table:table-cell>
          <table:table-cell table:formula="of:=MEDIAN([.F86:.H86])" office:value-type="float" office:value="766" calcext:value-type="float">
            <text:p>766</text:p>
          </table:table-cell>
          <table:table-cell table:formula="of:=IF([.F85]&gt;[.$E85];[.F85]-[.$E85]+[.B86];IF([.F85]=[.$E85];[.B86];[.F85]+[.B86]))" office:value-type="float" office:value="360" calcext:value-type="float">
            <text:p>360</text:p>
          </table:table-cell>
          <table:table-cell table:formula="of:=IF([.G85]&gt;[.$E85];[.G85]-[.$E85]+[.C86];IF([.G85]=[.$E85];[.C86];[.G85]+[.C86]))" office:value-type="float" office:value="829" calcext:value-type="float">
            <text:p>829</text:p>
          </table:table-cell>
          <table:table-cell table:formula="of:=IF([.H85]&gt;[.$E85];[.H85]-[.$E85]+[.D86];IF([.H85]=[.$E85];[.D86];[.H85]+[.D86]))" office:value-type="float" office:value="766" calcext:value-type="float">
            <text:p>766</text:p>
          </table:table-cell>
          <table:table-cell/>
          <table:table-cell table:formula="of:=IF([.F86]&gt;=[.E86];IF([.H86]&gt;=[.E86];1;0);0)" office:value-type="float" office:value="0" calcext:value-type="float">
            <text:p>0</text:p>
          </table:table-cell>
          <table:table-cell table:formula="of:=IF([.F86]&gt;=[.E86];IF([.G86]&gt;=[.E86];1;0);0)" office:value-type="float" office:value="0" calcext:value-type="float">
            <text:p>0</text:p>
          </table:table-cell>
          <table:table-cell table:formula="of:=IF([.H86]&gt;=[.E86];IF([.G86]&gt;=[.E86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5" calcext:value-type="date">
            <text:p>25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table:formula="of:=MEDIAN([.F87:.H87])" office:value-type="float" office:value="467" calcext:value-type="float">
            <text:p>467</text:p>
          </table:table-cell>
          <table:table-cell table:formula="of:=IF([.F86]&gt;[.$E86];[.F86]-[.$E86]+[.B87];IF([.F86]=[.$E86];[.B87];[.F86]+[.B87]))" office:value-type="float" office:value="663" calcext:value-type="float">
            <text:p>663</text:p>
          </table:table-cell>
          <table:table-cell table:formula="of:=IF([.G86]&gt;[.$E86];[.G86]-[.$E86]+[.C87];IF([.G86]=[.$E86];[.C87];[.G86]+[.C87]))" office:value-type="float" office:value="467" calcext:value-type="float">
            <text:p>467</text:p>
          </table:table-cell>
          <table:table-cell table:formula="of:=IF([.H86]&gt;[.$E86];[.H86]-[.$E86]+[.D87];IF([.H86]=[.$E86];[.D87];[.H86]+[.D87]))" office:value-type="float" office:value="434" calcext:value-type="float">
            <text:p>434</text:p>
          </table:table-cell>
          <table:table-cell/>
          <table:table-cell table:formula="of:=IF([.F87]&gt;=[.E87];IF([.H87]&gt;=[.E87];1;0);0)" office:value-type="float" office:value="0" calcext:value-type="float">
            <text:p>0</text:p>
          </table:table-cell>
          <table:table-cell table:formula="of:=IF([.F87]&gt;=[.E87];IF([.G87]&gt;=[.E87];1;0);0)" office:value-type="float" office:value="1" calcext:value-type="float">
            <text:p>1</text:p>
          </table:table-cell>
          <table:table-cell table:formula="of:=IF([.H87]&gt;=[.E87];IF([.G87]&gt;=[.E8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6.07.2020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536" calcext:value-type="float">
            <text:p>536</text:p>
          </table:table-cell>
          <table:table-cell table:formula="of:=MEDIAN([.F88:.H88])" office:value-type="float" office:value="506" calcext:value-type="float">
            <text:p>506</text:p>
          </table:table-cell>
          <table:table-cell table:formula="of:=IF([.F87]&gt;[.$E87];[.F87]-[.$E87]+[.B88];IF([.F87]=[.$E87];[.B88];[.F87]+[.B88]))" office:value-type="float" office:value="506" calcext:value-type="float">
            <text:p>506</text:p>
          </table:table-cell>
          <table:table-cell table:formula="of:=IF([.G87]&gt;[.$E87];[.G87]-[.$E87]+[.C88];IF([.G87]=[.$E87];[.C88];[.G87]+[.C88]))" office:value-type="float" office:value="332" calcext:value-type="float">
            <text:p>332</text:p>
          </table:table-cell>
          <table:table-cell table:formula="of:=IF([.H87]&gt;[.$E87];[.H87]-[.$E87]+[.D88];IF([.H87]=[.$E87];[.D88];[.H87]+[.D88]))" office:value-type="float" office:value="970" calcext:value-type="float">
            <text:p>970</text:p>
          </table:table-cell>
          <table:table-cell/>
          <table:table-cell table:formula="of:=IF([.F88]&gt;=[.E88];IF([.H88]&gt;=[.E88];1;0);0)" office:value-type="float" office:value="1" calcext:value-type="float">
            <text:p>1</text:p>
          </table:table-cell>
          <table:table-cell table:formula="of:=IF([.F88]&gt;=[.E88];IF([.G88]&gt;=[.E88];1;0);0)" office:value-type="float" office:value="0" calcext:value-type="float">
            <text:p>0</text:p>
          </table:table-cell>
          <table:table-cell table:formula="of:=IF([.H88]&gt;=[.E88];IF([.G88]&gt;=[.E8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7.07.2020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421" calcext:value-type="float">
            <text:p>421</text:p>
          </table:table-cell>
          <table:table-cell table:formula="of:=MEDIAN([.F89:.H89])" office:value-type="float" office:value="738" calcext:value-type="float">
            <text:p>738</text:p>
          </table:table-cell>
          <table:table-cell table:formula="of:=IF([.F88]&gt;[.$E88];[.F88]-[.$E88]+[.B89];IF([.F88]=[.$E88];[.B89];[.F88]+[.B89]))" office:value-type="float" office:value="435" calcext:value-type="float">
            <text:p>435</text:p>
          </table:table-cell>
          <table:table-cell table:formula="of:=IF([.G88]&gt;[.$E88];[.G88]-[.$E88]+[.C89];IF([.G88]=[.$E88];[.C89];[.G88]+[.C89]))" office:value-type="float" office:value="738" calcext:value-type="float">
            <text:p>738</text:p>
          </table:table-cell>
          <table:table-cell table:formula="of:=IF([.H88]&gt;[.$E88];[.H88]-[.$E88]+[.D89];IF([.H88]=[.$E88];[.D89];[.H88]+[.D89]))" office:value-type="float" office:value="885" calcext:value-type="float">
            <text:p>885</text:p>
          </table:table-cell>
          <table:table-cell/>
          <table:table-cell table:formula="of:=IF([.F89]&gt;=[.E89];IF([.H89]&gt;=[.E89];1;0);0)" office:value-type="float" office:value="0" calcext:value-type="float">
            <text:p>0</text:p>
          </table:table-cell>
          <table:table-cell table:formula="of:=IF([.F89]&gt;=[.E89];IF([.G89]&gt;=[.E89];1;0);0)" office:value-type="float" office:value="0" calcext:value-type="float">
            <text:p>0</text:p>
          </table:table-cell>
          <table:table-cell table:formula="of:=IF([.H89]&gt;=[.E89];IF([.G89]&gt;=[.E8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8" calcext:value-type="date">
            <text:p>28.07.2020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555" calcext:value-type="float">
            <text:p>555</text:p>
          </table:table-cell>
          <table:table-cell table:formula="of:=MEDIAN([.F90:.H90])" office:value-type="float" office:value="702" calcext:value-type="float">
            <text:p>702</text:p>
          </table:table-cell>
          <table:table-cell table:formula="of:=IF([.F89]&gt;[.$E89];[.F89]-[.$E89]+[.B90];IF([.F89]=[.$E89];[.B90];[.F89]+[.B90]))" office:value-type="float" office:value="779" calcext:value-type="float">
            <text:p>779</text:p>
          </table:table-cell>
          <table:table-cell table:formula="of:=IF([.G89]&gt;[.$E89];[.G89]-[.$E89]+[.C90];IF([.G89]=[.$E89];[.C90];[.G89]+[.C90]))" office:value-type="float" office:value="348" calcext:value-type="float">
            <text:p>348</text:p>
          </table:table-cell>
          <table:table-cell table:formula="of:=IF([.H89]&gt;[.$E89];[.H89]-[.$E89]+[.D90];IF([.H89]=[.$E89];[.D90];[.H89]+[.D90]))" office:value-type="float" office:value="702" calcext:value-type="float">
            <text:p>702</text:p>
          </table:table-cell>
          <table:table-cell/>
          <table:table-cell table:formula="of:=IF([.F90]&gt;=[.E90];IF([.H90]&gt;=[.E90];1;0);0)" office:value-type="float" office:value="1" calcext:value-type="float">
            <text:p>1</text:p>
          </table:table-cell>
          <table:table-cell table:formula="of:=IF([.F90]&gt;=[.E90];IF([.G90]&gt;=[.E90];1;0);0)" office:value-type="float" office:value="0" calcext:value-type="float">
            <text:p>0</text:p>
          </table:table-cell>
          <table:table-cell table:formula="of:=IF([.H90]&gt;=[.E90];IF([.G90]&gt;=[.E9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9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  <table:table-cell table:formula="of:=MEDIAN([.F91:.H91])" office:value-type="float" office:value="436" calcext:value-type="float">
            <text:p>436</text:p>
          </table:table-cell>
          <table:table-cell table:formula="of:=IF([.F90]&gt;[.$E90];[.F90]-[.$E90]+[.B91];IF([.F90]=[.$E90];[.B91];[.F90]+[.B91]))" office:value-type="float" office:value="380" calcext:value-type="float">
            <text:p>380</text:p>
          </table:table-cell>
          <table:table-cell table:formula="of:=IF([.G90]&gt;[.$E90];[.G90]-[.$E90]+[.C91];IF([.G90]=[.$E90];[.C91];[.G90]+[.C91]))" office:value-type="float" office:value="683" calcext:value-type="float">
            <text:p>683</text:p>
          </table:table-cell>
          <table:table-cell table:formula="of:=IF([.H90]&gt;[.$E90];[.H90]-[.$E90]+[.D91];IF([.H90]=[.$E90];[.D91];[.H90]+[.D91]))" office:value-type="float" office:value="436" calcext:value-type="float">
            <text:p>436</text:p>
          </table:table-cell>
          <table:table-cell/>
          <table:table-cell table:formula="of:=IF([.F91]&gt;=[.E91];IF([.H91]&gt;=[.E91];1;0);0)" office:value-type="float" office:value="0" calcext:value-type="float">
            <text:p>0</text:p>
          </table:table-cell>
          <table:table-cell table:formula="of:=IF([.F91]&gt;=[.E91];IF([.G91]&gt;=[.E91];1;0);0)" office:value-type="float" office:value="0" calcext:value-type="float">
            <text:p>0</text:p>
          </table:table-cell>
          <table:table-cell table:formula="of:=IF([.H91]&gt;=[.E91];IF([.G91]&gt;=[.E91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30" calcext:value-type="date">
            <text:p>30.07.2020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table:formula="of:=MEDIAN([.F92:.H92])" office:value-type="float" office:value="672" calcext:value-type="float">
            <text:p>672</text:p>
          </table:table-cell>
          <table:table-cell table:formula="of:=IF([.F91]&gt;[.$E91];[.F91]-[.$E91]+[.B92];IF([.F91]=[.$E91];[.B92];[.F91]+[.B92]))" office:value-type="float" office:value="813" calcext:value-type="float">
            <text:p>813</text:p>
          </table:table-cell>
          <table:table-cell table:formula="of:=IF([.G91]&gt;[.$E91];[.G91]-[.$E91]+[.C92];IF([.G91]=[.$E91];[.C92];[.G91]+[.C92]))" office:value-type="float" office:value="672" calcext:value-type="float">
            <text:p>672</text:p>
          </table:table-cell>
          <table:table-cell table:formula="of:=IF([.H91]&gt;[.$E91];[.H91]-[.$E91]+[.D92];IF([.H91]=[.$E91];[.D92];[.H91]+[.D92]))" office:value-type="float" office:value="422" calcext:value-type="float">
            <text:p>422</text:p>
          </table:table-cell>
          <table:table-cell/>
          <table:table-cell table:formula="of:=IF([.F92]&gt;=[.E92];IF([.H92]&gt;=[.E92];1;0);0)" office:value-type="float" office:value="0" calcext:value-type="float">
            <text:p>0</text:p>
          </table:table-cell>
          <table:table-cell table:formula="of:=IF([.F92]&gt;=[.E92];IF([.G92]&gt;=[.E92];1;0);0)" office:value-type="float" office:value="1" calcext:value-type="float">
            <text:p>1</text:p>
          </table:table-cell>
          <table:table-cell table:formula="of:=IF([.H92]&gt;=[.E92];IF([.G92]&gt;=[.E9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31.07.2020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19" calcext:value-type="float">
            <text:p>419</text:p>
          </table:table-cell>
          <table:table-cell table:formula="of:=MEDIAN([.F93:.H93])" office:value-type="float" office:value="491" calcext:value-type="float">
            <text:p>491</text:p>
          </table:table-cell>
          <table:table-cell table:formula="of:=IF([.F92]&gt;[.$E92];[.F92]-[.$E92]+[.B93];IF([.F92]=[.$E92];[.B93];[.F92]+[.B93]))" office:value-type="float" office:value="491" calcext:value-type="float">
            <text:p>491</text:p>
          </table:table-cell>
          <table:table-cell table:formula="of:=IF([.G92]&gt;[.$E92];[.G92]-[.$E92]+[.C93];IF([.G92]=[.$E92];[.C93];[.G92]+[.C93]))" office:value-type="float" office:value="378" calcext:value-type="float">
            <text:p>378</text:p>
          </table:table-cell>
          <table:table-cell table:formula="of:=IF([.H92]&gt;[.$E92];[.H92]-[.$E92]+[.D93];IF([.H92]=[.$E92];[.D93];[.H92]+[.D93]))" office:value-type="float" office:value="841" calcext:value-type="float">
            <text:p>841</text:p>
          </table:table-cell>
          <table:table-cell/>
          <table:table-cell table:formula="of:=IF([.F93]&gt;=[.E93];IF([.H93]&gt;=[.E93];1;0);0)" office:value-type="float" office:value="1" calcext:value-type="float">
            <text:p>1</text:p>
          </table:table-cell>
          <table:table-cell table:formula="of:=IF([.F93]&gt;=[.E93];IF([.G93]&gt;=[.E93];1;0);0)" office:value-type="float" office:value="0" calcext:value-type="float">
            <text:p>0</text:p>
          </table:table-cell>
          <table:table-cell table:formula="of:=IF([.H93]&gt;=[.E93];IF([.G93]&gt;=[.E9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1.08.2020</text:p>
          </table:table-cell>
          <table:table-cell office:value-type="float" office:value="396" calcext:value-type="float">
            <text:p>396</text:p>
          </table:table-cell>
          <table:table-cell office:value-type="float" office:value="466" calcext:value-type="float">
            <text:p>466</text:p>
          </table:table-cell>
          <table:table-cell office:value-type="float" office:value="434" calcext:value-type="float">
            <text:p>434</text:p>
          </table:table-cell>
          <table:table-cell table:formula="of:=MEDIAN([.F94:.H94])" office:value-type="float" office:value="784" calcext:value-type="float">
            <text:p>784</text:p>
          </table:table-cell>
          <table:table-cell table:formula="of:=IF([.F93]&gt;[.$E93];[.F93]-[.$E93]+[.B94];IF([.F93]=[.$E93];[.B94];[.F93]+[.B94]))" office:value-type="float" office:value="396" calcext:value-type="float">
            <text:p>396</text:p>
          </table:table-cell>
          <table:table-cell table:formula="of:=IF([.G93]&gt;[.$E93];[.G93]-[.$E93]+[.C94];IF([.G93]=[.$E93];[.C94];[.G93]+[.C94]))" office:value-type="float" office:value="844" calcext:value-type="float">
            <text:p>844</text:p>
          </table:table-cell>
          <table:table-cell table:formula="of:=IF([.H93]&gt;[.$E93];[.H93]-[.$E93]+[.D94];IF([.H93]=[.$E93];[.D94];[.H93]+[.D94]))" office:value-type="float" office:value="784" calcext:value-type="float">
            <text:p>784</text:p>
          </table:table-cell>
          <table:table-cell/>
          <table:table-cell table:formula="of:=IF([.F94]&gt;=[.E94];IF([.H94]&gt;=[.E94];1;0);0)" office:value-type="float" office:value="0" calcext:value-type="float">
            <text:p>0</text:p>
          </table:table-cell>
          <table:table-cell table:formula="of:=IF([.F94]&gt;=[.E94];IF([.G94]&gt;=[.E94];1;0);0)" office:value-type="float" office:value="0" calcext:value-type="float">
            <text:p>0</text:p>
          </table:table-cell>
          <table:table-cell table:formula="of:=IF([.H94]&gt;=[.E94];IF([.G94]&gt;=[.E94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2" calcext:value-type="date">
            <text:p>2.08.2020</text:p>
          </table:table-cell>
          <table:table-cell office:value-type="float" office:value="495" calcext:value-type="float">
            <text:p>495</text:p>
          </table:table-cell>
          <table:table-cell office:value-type="float" office:value="410" calcext:value-type="float">
            <text:p>410</text:p>
          </table:table-cell>
          <table:table-cell office:value-type="float" office:value="418" calcext:value-type="float">
            <text:p>418</text:p>
          </table:table-cell>
          <table:table-cell table:formula="of:=MEDIAN([.F95:.H95])" office:value-type="float" office:value="470" calcext:value-type="float">
            <text:p>470</text:p>
          </table:table-cell>
          <table:table-cell table:formula="of:=IF([.F94]&gt;[.$E94];[.F94]-[.$E94]+[.B95];IF([.F94]=[.$E94];[.B95];[.F94]+[.B95]))" office:value-type="float" office:value="891" calcext:value-type="float">
            <text:p>891</text:p>
          </table:table-cell>
          <table:table-cell table:formula="of:=IF([.G94]&gt;[.$E94];[.G94]-[.$E94]+[.C95];IF([.G94]=[.$E94];[.C95];[.G94]+[.C95]))" office:value-type="float" office:value="470" calcext:value-type="float">
            <text:p>470</text:p>
          </table:table-cell>
          <table:table-cell table:formula="of:=IF([.H94]&gt;[.$E94];[.H94]-[.$E94]+[.D95];IF([.H94]=[.$E94];[.D95];[.H94]+[.D95]))" office:value-type="float" office:value="418" calcext:value-type="float">
            <text:p>418</text:p>
          </table:table-cell>
          <table:table-cell/>
          <table:table-cell table:formula="of:=IF([.F95]&gt;=[.E95];IF([.H95]&gt;=[.E95];1;0);0)" office:value-type="float" office:value="0" calcext:value-type="float">
            <text:p>0</text:p>
          </table:table-cell>
          <table:table-cell table:formula="of:=IF([.F95]&gt;=[.E95];IF([.G95]&gt;=[.E95];1;0);0)" office:value-type="float" office:value="1" calcext:value-type="float">
            <text:p>1</text:p>
          </table:table-cell>
          <table:table-cell table:formula="of:=IF([.H95]&gt;=[.E95];IF([.G95]&gt;=[.E9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3.08.2020</text:p>
          </table:table-cell>
          <table:table-cell office:value-type="float" office:value="420" calcext:value-type="float">
            <text:p>420</text:p>
          </table:table-cell>
          <table:table-cell office:value-type="float" office:value="328" calcext:value-type="float">
            <text:p>328</text:p>
          </table:table-cell>
          <table:table-cell office:value-type="float" office:value="422" calcext:value-type="float">
            <text:p>422</text:p>
          </table:table-cell>
          <table:table-cell table:formula="of:=MEDIAN([.F96:.H96])" office:value-type="float" office:value="840" calcext:value-type="float">
            <text:p>840</text:p>
          </table:table-cell>
          <table:table-cell table:formula="of:=IF([.F95]&gt;[.$E95];[.F95]-[.$E95]+[.B96];IF([.F95]=[.$E95];[.B96];[.F95]+[.B96]))" office:value-type="float" office:value="841" calcext:value-type="float">
            <text:p>841</text:p>
          </table:table-cell>
          <table:table-cell table:formula="of:=IF([.G95]&gt;[.$E95];[.G95]-[.$E95]+[.C96];IF([.G95]=[.$E95];[.C96];[.G95]+[.C96]))" office:value-type="float" office:value="328" calcext:value-type="float">
            <text:p>328</text:p>
          </table:table-cell>
          <table:table-cell table:formula="of:=IF([.H95]&gt;[.$E95];[.H95]-[.$E95]+[.D96];IF([.H95]=[.$E95];[.D96];[.H95]+[.D96]))" office:value-type="float" office:value="840" calcext:value-type="float">
            <text:p>840</text:p>
          </table:table-cell>
          <table:table-cell/>
          <table:table-cell table:formula="of:=IF([.F96]&gt;=[.E96];IF([.H96]&gt;=[.E96];1;0);0)" office:value-type="float" office:value="1" calcext:value-type="float">
            <text:p>1</text:p>
          </table:table-cell>
          <table:table-cell table:formula="of:=IF([.F96]&gt;=[.E96];IF([.G96]&gt;=[.E96];1;0);0)" office:value-type="float" office:value="0" calcext:value-type="float">
            <text:p>0</text:p>
          </table:table-cell>
          <table:table-cell table:formula="of:=IF([.H96]&gt;=[.E96];IF([.G96]&gt;=[.E9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4.08.2020</text:p>
          </table:table-cell>
          <table:table-cell office:value-type="float" office:value="411" calcext:value-type="float">
            <text:p>411</text:p>
          </table:table-cell>
          <table:table-cell office:value-type="float" office:value="481" calcext:value-type="float">
            <text:p>481</text:p>
          </table:table-cell>
          <table:table-cell office:value-type="float" office:value="445" calcext:value-type="float">
            <text:p>445</text:p>
          </table:table-cell>
          <table:table-cell table:formula="of:=MEDIAN([.F97:.H97])" office:value-type="float" office:value="445" calcext:value-type="float">
            <text:p>445</text:p>
          </table:table-cell>
          <table:table-cell table:formula="of:=IF([.F96]&gt;[.$E96];[.F96]-[.$E96]+[.B97];IF([.F96]=[.$E96];[.B97];[.F96]+[.B97]))" office:value-type="float" office:value="412" calcext:value-type="float">
            <text:p>412</text:p>
          </table:table-cell>
          <table:table-cell table:formula="of:=IF([.G96]&gt;[.$E96];[.G96]-[.$E96]+[.C97];IF([.G96]=[.$E96];[.C97];[.G96]+[.C97]))" office:value-type="float" office:value="809" calcext:value-type="float">
            <text:p>809</text:p>
          </table:table-cell>
          <table:table-cell table:formula="of:=IF([.H96]&gt;[.$E96];[.H96]-[.$E96]+[.D97];IF([.H96]=[.$E96];[.D97];[.H96]+[.D97]))" office:value-type="float" office:value="445" calcext:value-type="float">
            <text:p>445</text:p>
          </table:table-cell>
          <table:table-cell/>
          <table:table-cell table:formula="of:=IF([.F97]&gt;=[.E97];IF([.H97]&gt;=[.E97];1;0);0)" office:value-type="float" office:value="0" calcext:value-type="float">
            <text:p>0</text:p>
          </table:table-cell>
          <table:table-cell table:formula="of:=IF([.F97]&gt;=[.E97];IF([.G97]&gt;=[.E97];1;0);0)" office:value-type="float" office:value="0" calcext:value-type="float">
            <text:p>0</text:p>
          </table:table-cell>
          <table:table-cell table:formula="of:=IF([.H97]&gt;=[.E97];IF([.G97]&gt;=[.E97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5" calcext:value-type="date">
            <text:p>5.08.2020</text:p>
          </table:table-cell>
          <table:table-cell office:value-type="float" office:value="317" calcext:value-type="float">
            <text:p>31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  <table:table-cell table:formula="of:=MEDIAN([.F98:.H98])" office:value-type="float" office:value="729" calcext:value-type="float">
            <text:p>729</text:p>
          </table:table-cell>
          <table:table-cell table:formula="of:=IF([.F97]&gt;[.$E97];[.F97]-[.$E97]+[.B98];IF([.F97]=[.$E97];[.B98];[.F97]+[.B98]))" office:value-type="float" office:value="729" calcext:value-type="float">
            <text:p>729</text:p>
          </table:table-cell>
          <table:table-cell table:formula="of:=IF([.G97]&gt;[.$E97];[.G97]-[.$E97]+[.C98];IF([.G97]=[.$E97];[.C98];[.G97]+[.C98]))" office:value-type="float" office:value="798" calcext:value-type="float">
            <text:p>798</text:p>
          </table:table-cell>
          <table:table-cell table:formula="of:=IF([.H97]&gt;[.$E97];[.H97]-[.$E97]+[.D98];IF([.H97]=[.$E97];[.D98];[.H97]+[.D98]))" office:value-type="float" office:value="411" calcext:value-type="float">
            <text:p>411</text:p>
          </table:table-cell>
          <table:table-cell/>
          <table:table-cell table:formula="of:=IF([.F98]&gt;=[.E98];IF([.H98]&gt;=[.E98];1;0);0)" office:value-type="float" office:value="0" calcext:value-type="float">
            <text:p>0</text:p>
          </table:table-cell>
          <table:table-cell table:formula="of:=IF([.F98]&gt;=[.E98];IF([.G98]&gt;=[.E98];1;0);0)" office:value-type="float" office:value="1" calcext:value-type="float">
            <text:p>1</text:p>
          </table:table-cell>
          <table:table-cell table:formula="of:=IF([.H98]&gt;=[.E98];IF([.G98]&gt;=[.E9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6.08.2020</text:p>
          </table:table-cell>
          <table:table-cell office:value-type="float" office:value="342" calcext:value-type="float">
            <text:p>342</text:p>
          </table:table-cell>
          <table:table-cell office:value-type="float" office:value="465" calcext:value-type="float">
            <text:p>465</text:p>
          </table:table-cell>
          <table:table-cell office:value-type="float" office:value="417" calcext:value-type="float">
            <text:p>417</text:p>
          </table:table-cell>
          <table:table-cell table:formula="of:=MEDIAN([.F99:.H99])" office:value-type="float" office:value="534" calcext:value-type="float">
            <text:p>534</text:p>
          </table:table-cell>
          <table:table-cell table:formula="of:=IF([.F98]&gt;[.$E98];[.F98]-[.$E98]+[.B99];IF([.F98]=[.$E98];[.B99];[.F98]+[.B99]))" office:value-type="float" office:value="342" calcext:value-type="float">
            <text:p>342</text:p>
          </table:table-cell>
          <table:table-cell table:formula="of:=IF([.G98]&gt;[.$E98];[.G98]-[.$E98]+[.C99];IF([.G98]=[.$E98];[.C99];[.G98]+[.C99]))" office:value-type="float" office:value="534" calcext:value-type="float">
            <text:p>534</text:p>
          </table:table-cell>
          <table:table-cell table:formula="of:=IF([.H98]&gt;[.$E98];[.H98]-[.$E98]+[.D99];IF([.H98]=[.$E98];[.D99];[.H98]+[.D99]))" office:value-type="float" office:value="828" calcext:value-type="float">
            <text:p>828</text:p>
          </table:table-cell>
          <table:table-cell/>
          <table:table-cell table:formula="of:=IF([.F99]&gt;=[.E99];IF([.H99]&gt;=[.E99];1;0);0)" office:value-type="float" office:value="0" calcext:value-type="float">
            <text:p>0</text:p>
          </table:table-cell>
          <table:table-cell table:formula="of:=IF([.F99]&gt;=[.E99];IF([.G99]&gt;=[.E99];1;0);0)" office:value-type="float" office:value="0" calcext:value-type="float">
            <text:p>0</text:p>
          </table:table-cell>
          <table:table-cell table:formula="of:=IF([.H99]&gt;=[.E99];IF([.G99]&gt;=[.E9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7" calcext:value-type="date">
            <text:p>7.08.2020</text:p>
          </table:table-cell>
          <table:table-cell office:value-type="float" office:value="450" calcext:value-type="float">
            <text:p>450</text:p>
          </table:table-cell>
          <table:table-cell office:value-type="float" office:value="318" calcext:value-type="float">
            <text:p>318</text:p>
          </table:table-cell>
          <table:table-cell office:value-type="float" office:value="490" calcext:value-type="float">
            <text:p>490</text:p>
          </table:table-cell>
          <table:table-cell table:formula="of:=MEDIAN([.F100:.H100])" office:value-type="float" office:value="784" calcext:value-type="float">
            <text:p>784</text:p>
          </table:table-cell>
          <table:table-cell table:formula="of:=IF([.F99]&gt;[.$E99];[.F99]-[.$E99]+[.B100];IF([.F99]=[.$E99];[.B100];[.F99]+[.B100]))" office:value-type="float" office:value="792" calcext:value-type="float">
            <text:p>792</text:p>
          </table:table-cell>
          <table:table-cell table:formula="of:=IF([.G99]&gt;[.$E99];[.G99]-[.$E99]+[.C100];IF([.G99]=[.$E99];[.C100];[.G99]+[.C100]))" office:value-type="float" office:value="318" calcext:value-type="float">
            <text:p>318</text:p>
          </table:table-cell>
          <table:table-cell table:formula="of:=IF([.H99]&gt;[.$E99];[.H99]-[.$E99]+[.D100];IF([.H99]=[.$E99];[.D100];[.H99]+[.D100]))" office:value-type="float" office:value="784" calcext:value-type="float">
            <text:p>784</text:p>
          </table:table-cell>
          <table:table-cell/>
          <table:table-cell table:formula="of:=IF([.F100]&gt;=[.E100];IF([.H100]&gt;=[.E100];1;0);0)" office:value-type="float" office:value="1" calcext:value-type="float">
            <text:p>1</text:p>
          </table:table-cell>
          <table:table-cell table:formula="of:=IF([.F100]&gt;=[.E100];IF([.G100]&gt;=[.E100];1;0);0)" office:value-type="float" office:value="0" calcext:value-type="float">
            <text:p>0</text:p>
          </table:table-cell>
          <table:table-cell table:formula="of:=IF([.H100]&gt;=[.E100];IF([.G100]&gt;=[.E10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8.08.2020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table:formula="of:=MEDIAN([.F101:.H101])" office:value-type="float" office:value="351" calcext:value-type="float">
            <text:p>351</text:p>
          </table:table-cell>
          <table:table-cell table:formula="of:=IF([.F100]&gt;[.$E100];[.F100]-[.$E100]+[.B101];IF([.F100]=[.$E100];[.B101];[.F100]+[.B101]))" office:value-type="float" office:value="351" calcext:value-type="float">
            <text:p>351</text:p>
          </table:table-cell>
          <table:table-cell table:formula="of:=IF([.G100]&gt;[.$E100];[.G100]-[.$E100]+[.C101];IF([.G100]=[.$E100];[.C101];[.G100]+[.C101]))" office:value-type="float" office:value="647" calcext:value-type="float">
            <text:p>647</text:p>
          </table:table-cell>
          <table:table-cell table:formula="of:=IF([.H100]&gt;[.$E100];[.H100]-[.$E100]+[.D101];IF([.H100]=[.$E100];[.D101];[.H100]+[.D101]))" office:value-type="float" office:value="345" calcext:value-type="float">
            <text:p>345</text:p>
          </table:table-cell>
          <table:table-cell/>
          <table:table-cell table:formula="of:=IF([.F101]&gt;=[.E101];IF([.H101]&gt;=[.E101];1;0);0)" office:value-type="float" office:value="0" calcext:value-type="float">
            <text:p>0</text:p>
          </table:table-cell>
          <table:table-cell table:formula="of:=IF([.F101]&gt;=[.E101];IF([.G101]&gt;=[.E101];1;0);0)" office:value-type="float" office:value="1" calcext:value-type="float">
            <text:p>1</text:p>
          </table:table-cell>
          <table:table-cell table:formula="of:=IF([.H101]&gt;=[.E101];IF([.G101]&gt;=[.E10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9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377" calcext:value-type="float">
            <text:p>377</text:p>
          </table:table-cell>
          <table:table-cell table:formula="of:=MEDIAN([.F102:.H102])" office:value-type="float" office:value="624" calcext:value-type="float">
            <text:p>624</text:p>
          </table:table-cell>
          <table:table-cell table:formula="of:=IF([.F101]&gt;[.$E101];[.F101]-[.$E101]+[.B102];IF([.F101]=[.$E101];[.B102];[.F101]+[.B102]))" office:value-type="float" office:value="287" calcext:value-type="float">
            <text:p>287</text:p>
          </table:table-cell>
          <table:table-cell table:formula="of:=IF([.G101]&gt;[.$E101];[.G101]-[.$E101]+[.C102];IF([.G101]=[.$E101];[.C102];[.G101]+[.C102]))" office:value-type="float" office:value="624" calcext:value-type="float">
            <text:p>624</text:p>
          </table:table-cell>
          <table:table-cell table:formula="of:=IF([.H101]&gt;[.$E101];[.H101]-[.$E101]+[.D102];IF([.H101]=[.$E101];[.D102];[.H101]+[.D102]))" office:value-type="float" office:value="722" calcext:value-type="float">
            <text:p>722</text:p>
          </table:table-cell>
          <table:table-cell/>
          <table:table-cell table:formula="of:=IF([.F102]&gt;=[.E102];IF([.H102]&gt;=[.E102];1;0);0)" office:value-type="float" office:value="0" calcext:value-type="float">
            <text:p>0</text:p>
          </table:table-cell>
          <table:table-cell table:formula="of:=IF([.F102]&gt;=[.E102];IF([.G102]&gt;=[.E102];1;0);0)" office:value-type="float" office:value="0" calcext:value-type="float">
            <text:p>0</text:p>
          </table:table-cell>
          <table:table-cell table:formula="of:=IF([.H102]&gt;=[.E102];IF([.G102]&gt;=[.E10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 office:value-type="float" office:value="298" calcext:value-type="float">
            <text:p>298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table:formula="of:=MEDIAN([.F103:.H103])" office:value-type="float" office:value="514" calcext:value-type="float">
            <text:p>514</text:p>
          </table:table-cell>
          <table:table-cell table:formula="of:=IF([.F102]&gt;[.$E102];[.F102]-[.$E102]+[.B103];IF([.F102]=[.$E102];[.B103];[.F102]+[.B103]))" office:value-type="float" office:value="585" calcext:value-type="float">
            <text:p>585</text:p>
          </table:table-cell>
          <table:table-cell table:formula="of:=IF([.G102]&gt;[.$E102];[.G102]-[.$E102]+[.C103];IF([.G102]=[.$E102];[.C103];[.G102]+[.C103]))" office:value-type="float" office:value="401" calcext:value-type="float">
            <text:p>401</text:p>
          </table:table-cell>
          <table:table-cell table:formula="of:=IF([.H102]&gt;[.$E102];[.H102]-[.$E102]+[.D103];IF([.H102]=[.$E102];[.D103];[.H102]+[.D103]))" office:value-type="float" office:value="514" calcext:value-type="float">
            <text:p>514</text:p>
          </table:table-cell>
          <table:table-cell/>
          <table:table-cell table:formula="of:=IF([.F103]&gt;=[.E103];IF([.H103]&gt;=[.E103];1;0);0)" office:value-type="float" office:value="1" calcext:value-type="float">
            <text:p>1</text:p>
          </table:table-cell>
          <table:table-cell table:formula="of:=IF([.F103]&gt;=[.E103];IF([.G103]&gt;=[.E103];1;0);0)" office:value-type="float" office:value="0" calcext:value-type="float">
            <text:p>0</text:p>
          </table:table-cell>
          <table:table-cell table:formula="of:=IF([.H103]&gt;=[.E103];IF([.G103]&gt;=[.E10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11.08.2020</text:p>
          </table:table-cell>
          <table:table-cell office:value-type="float" office:value="429" calcext:value-type="float">
            <text:p>429</text:p>
          </table:table-cell>
          <table:table-cell office:value-type="float" office:value="348" calcext:value-type="float">
            <text:p>348</text:p>
          </table:table-cell>
          <table:table-cell office:value-type="float" office:value="426" calcext:value-type="float">
            <text:p>426</text:p>
          </table:table-cell>
          <table:table-cell table:formula="of:=MEDIAN([.F104:.H104])" office:value-type="float" office:value="500" calcext:value-type="float">
            <text:p>500</text:p>
          </table:table-cell>
          <table:table-cell table:formula="of:=IF([.F103]&gt;[.$E103];[.F103]-[.$E103]+[.B104];IF([.F103]=[.$E103];[.B104];[.F103]+[.B104]))" office:value-type="float" office:value="500" calcext:value-type="float">
            <text:p>500</text:p>
          </table:table-cell>
          <table:table-cell table:formula="of:=IF([.G103]&gt;[.$E103];[.G103]-[.$E103]+[.C104];IF([.G103]=[.$E103];[.C104];[.G103]+[.C104]))" office:value-type="float" office:value="749" calcext:value-type="float">
            <text:p>749</text:p>
          </table:table-cell>
          <table:table-cell table:formula="of:=IF([.H103]&gt;[.$E103];[.H103]-[.$E103]+[.D104];IF([.H103]=[.$E103];[.D104];[.H103]+[.D104]))" office:value-type="float" office:value="426" calcext:value-type="float">
            <text:p>426</text:p>
          </table:table-cell>
          <table:table-cell/>
          <table:table-cell table:formula="of:=IF([.F104]&gt;=[.E104];IF([.H104]&gt;=[.E104];1;0);0)" office:value-type="float" office:value="0" calcext:value-type="float">
            <text:p>0</text:p>
          </table:table-cell>
          <table:table-cell table:formula="of:=IF([.F104]&gt;=[.E104];IF([.G104]&gt;=[.E104];1;0);0)" office:value-type="float" office:value="1" calcext:value-type="float">
            <text:p>1</text:p>
          </table:table-cell>
          <table:table-cell table:formula="of:=IF([.H104]&gt;=[.E104];IF([.G104]&gt;=[.E10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12.08.2020</text:p>
          </table:table-cell>
          <table:table-cell office:value-type="float" office:value="417" calcext:value-type="float">
            <text:p>417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table:formula="of:=MEDIAN([.F105:.H105])" office:value-type="float" office:value="706" calcext:value-type="float">
            <text:p>706</text:p>
          </table:table-cell>
          <table:table-cell table:formula="of:=IF([.F104]&gt;[.$E104];[.F104]-[.$E104]+[.B105];IF([.F104]=[.$E104];[.B105];[.F104]+[.B105]))" office:value-type="float" office:value="417" calcext:value-type="float">
            <text:p>417</text:p>
          </table:table-cell>
          <table:table-cell table:formula="of:=IF([.G104]&gt;[.$E104];[.G104]-[.$E104]+[.C105];IF([.G104]=[.$E104];[.C105];[.G104]+[.C105]))" office:value-type="float" office:value="706" calcext:value-type="float">
            <text:p>706</text:p>
          </table:table-cell>
          <table:table-cell table:formula="of:=IF([.H104]&gt;[.$E104];[.H104]-[.$E104]+[.D105];IF([.H104]=[.$E104];[.D105];[.H104]+[.D105]))" office:value-type="float" office:value="864" calcext:value-type="float">
            <text:p>864</text:p>
          </table:table-cell>
          <table:table-cell/>
          <table:table-cell table:formula="of:=IF([.F105]&gt;=[.E105];IF([.H105]&gt;=[.E105];1;0);0)" office:value-type="float" office:value="0" calcext:value-type="float">
            <text:p>0</text:p>
          </table:table-cell>
          <table:table-cell table:formula="of:=IF([.F105]&gt;=[.E105];IF([.G105]&gt;=[.E105];1;0);0)" office:value-type="float" office:value="0" calcext:value-type="float">
            <text:p>0</text:p>
          </table:table-cell>
          <table:table-cell table:formula="of:=IF([.H105]&gt;=[.E105];IF([.G105]&gt;=[.E105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3" calcext:value-type="date">
            <text:p>13.08.2020</text:p>
          </table:table-cell>
          <table:table-cell office:value-type="float" office:value="384" calcext:value-type="float">
            <text:p>384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table:formula="of:=MEDIAN([.F106:.H106])" office:value-type="float" office:value="450" calcext:value-type="float">
            <text:p>450</text:p>
          </table:table-cell>
          <table:table-cell table:formula="of:=IF([.F105]&gt;[.$E105];[.F105]-[.$E105]+[.B106];IF([.F105]=[.$E105];[.B106];[.F105]+[.B106]))" office:value-type="float" office:value="801" calcext:value-type="float">
            <text:p>801</text:p>
          </table:table-cell>
          <table:table-cell table:formula="of:=IF([.G105]&gt;[.$E105];[.G105]-[.$E105]+[.C106];IF([.G105]=[.$E105];[.C106];[.G105]+[.C106]))" office:value-type="float" office:value="330" calcext:value-type="float">
            <text:p>330</text:p>
          </table:table-cell>
          <table:table-cell table:formula="of:=IF([.H105]&gt;[.$E105];[.H105]-[.$E105]+[.D106];IF([.H105]=[.$E105];[.D106];[.H105]+[.D106]))" office:value-type="float" office:value="450" calcext:value-type="float">
            <text:p>450</text:p>
          </table:table-cell>
          <table:table-cell/>
          <table:table-cell table:formula="of:=IF([.F106]&gt;=[.E106];IF([.H106]&gt;=[.E106];1;0);0)" office:value-type="float" office:value="1" calcext:value-type="float">
            <text:p>1</text:p>
          </table:table-cell>
          <table:table-cell table:formula="of:=IF([.F106]&gt;=[.E106];IF([.G106]&gt;=[.E106];1;0);0)" office:value-type="float" office:value="0" calcext:value-type="float">
            <text:p>0</text:p>
          </table:table-cell>
          <table:table-cell table:formula="of:=IF([.H106]&gt;=[.E106];IF([.G106]&gt;=[.E10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14.08.2020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formula="of:=MEDIAN([.F107:.H107])" office:value-type="float" office:value="718" calcext:value-type="float">
            <text:p>718</text:p>
          </table:table-cell>
          <table:table-cell table:formula="of:=IF([.F106]&gt;[.$E106];[.F106]-[.$E106]+[.B107];IF([.F106]=[.$E106];[.B107];[.F106]+[.B107]))" office:value-type="float" office:value="721" calcext:value-type="float">
            <text:p>721</text:p>
          </table:table-cell>
          <table:table-cell table:formula="of:=IF([.G106]&gt;[.$E106];[.G106]-[.$E106]+[.C107];IF([.G106]=[.$E106];[.C107];[.G106]+[.C107]))" office:value-type="float" office:value="718" calcext:value-type="float">
            <text:p>718</text:p>
          </table:table-cell>
          <table:table-cell table:formula="of:=IF([.H106]&gt;[.$E106];[.H106]-[.$E106]+[.D107];IF([.H106]=[.$E106];[.D107];[.H106]+[.D107]))" office:value-type="float" office:value="390" calcext:value-type="float">
            <text:p>390</text:p>
          </table:table-cell>
          <table:table-cell/>
          <table:table-cell table:formula="of:=IF([.F107]&gt;=[.E107];IF([.H107]&gt;=[.E107];1;0);0)" office:value-type="float" office:value="0" calcext:value-type="float">
            <text:p>0</text:p>
          </table:table-cell>
          <table:table-cell table:formula="of:=IF([.F107]&gt;=[.E107];IF([.G107]&gt;=[.E107];1;0);0)" office:value-type="float" office:value="1" calcext:value-type="float">
            <text:p>1</text:p>
          </table:table-cell>
          <table:table-cell table:formula="of:=IF([.H107]&gt;=[.E107];IF([.G107]&gt;=[.E10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15.08.2020</text:p>
          </table:table-cell>
          <table:table-cell office:value-type="float" office:value="436" calcext:value-type="float">
            <text:p>436</text:p>
          </table:table-cell>
          <table:table-cell office:value-type="float" office:value="298" calcext:value-type="float">
            <text:p>298</text:p>
          </table:table-cell>
          <table:table-cell office:value-type="float" office:value="420" calcext:value-type="float">
            <text:p>420</text:p>
          </table:table-cell>
          <table:table-cell table:formula="of:=MEDIAN([.F108:.H108])" office:value-type="float" office:value="439" calcext:value-type="float">
            <text:p>439</text:p>
          </table:table-cell>
          <table:table-cell table:formula="of:=IF([.F107]&gt;[.$E107];[.F107]-[.$E107]+[.B108];IF([.F107]=[.$E107];[.B108];[.F107]+[.B108]))" office:value-type="float" office:value="439" calcext:value-type="float">
            <text:p>439</text:p>
          </table:table-cell>
          <table:table-cell table:formula="of:=IF([.G107]&gt;[.$E107];[.G107]-[.$E107]+[.C108];IF([.G107]=[.$E107];[.C108];[.G107]+[.C108]))" office:value-type="float" office:value="298" calcext:value-type="float">
            <text:p>298</text:p>
          </table:table-cell>
          <table:table-cell table:formula="of:=IF([.H107]&gt;[.$E107];[.H107]-[.$E107]+[.D108];IF([.H107]=[.$E107];[.D108];[.H107]+[.D108]))" office:value-type="float" office:value="810" calcext:value-type="float">
            <text:p>810</text:p>
          </table:table-cell>
          <table:table-cell/>
          <table:table-cell table:formula="of:=IF([.F108]&gt;=[.E108];IF([.H108]&gt;=[.E108];1;0);0)" office:value-type="float" office:value="1" calcext:value-type="float">
            <text:p>1</text:p>
          </table:table-cell>
          <table:table-cell table:formula="of:=IF([.F108]&gt;=[.E108];IF([.G108]&gt;=[.E108];1;0);0)" office:value-type="float" office:value="0" calcext:value-type="float">
            <text:p>0</text:p>
          </table:table-cell>
          <table:table-cell table:formula="of:=IF([.H108]&gt;=[.E108];IF([.G108]&gt;=[.E10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16.08.2020</text:p>
          </table:table-cell>
          <table:table-cell office:value-type="float" office:value="303" calcext:value-type="float">
            <text:p>303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  <table:table-cell table:formula="of:=MEDIAN([.F109:.H109])" office:value-type="float" office:value="727" calcext:value-type="float">
            <text:p>727</text:p>
          </table:table-cell>
          <table:table-cell table:formula="of:=IF([.F108]&gt;[.$E108];[.F108]-[.$E108]+[.B109];IF([.F108]=[.$E108];[.B109];[.F108]+[.B109]))" office:value-type="float" office:value="303" calcext:value-type="float">
            <text:p>303</text:p>
          </table:table-cell>
          <table:table-cell table:formula="of:=IF([.G108]&gt;[.$E108];[.G108]-[.$E108]+[.C109];IF([.G108]=[.$E108];[.C109];[.G108]+[.C109]))" office:value-type="float" office:value="727" calcext:value-type="float">
            <text:p>727</text:p>
          </table:table-cell>
          <table:table-cell table:formula="of:=IF([.H108]&gt;[.$E108];[.H108]-[.$E108]+[.D109];IF([.H108]=[.$E108];[.D109];[.H108]+[.D109]))" office:value-type="float" office:value="778" calcext:value-type="float">
            <text:p>778</text:p>
          </table:table-cell>
          <table:table-cell/>
          <table:table-cell table:formula="of:=IF([.F109]&gt;=[.E109];IF([.H109]&gt;=[.E109];1;0);0)" office:value-type="float" office:value="0" calcext:value-type="float">
            <text:p>0</text:p>
          </table:table-cell>
          <table:table-cell table:formula="of:=IF([.F109]&gt;=[.E109];IF([.G109]&gt;=[.E109];1;0);0)" office:value-type="float" office:value="0" calcext:value-type="float">
            <text:p>0</text:p>
          </table:table-cell>
          <table:table-cell table:formula="of:=IF([.H109]&gt;=[.E109];IF([.G109]&gt;=[.E10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7" calcext:value-type="date">
            <text:p>17.08.202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  <table:table-cell table:formula="of:=MEDIAN([.F110:.H110])" office:value-type="float" office:value="476" calcext:value-type="float">
            <text:p>476</text:p>
          </table:table-cell>
          <table:table-cell table:formula="of:=IF([.F109]&gt;[.$E109];[.F109]-[.$E109]+[.B110];IF([.F109]=[.$E109];[.B110];[.F109]+[.B110]))" office:value-type="float" office:value="752" calcext:value-type="float">
            <text:p>752</text:p>
          </table:table-cell>
          <table:table-cell table:formula="of:=IF([.G109]&gt;[.$E109];[.G109]-[.$E109]+[.C110];IF([.G109]=[.$E109];[.C110];[.G109]+[.C110]))" office:value-type="float" office:value="444" calcext:value-type="float">
            <text:p>444</text:p>
          </table:table-cell>
          <table:table-cell table:formula="of:=IF([.H109]&gt;[.$E109];[.H109]-[.$E109]+[.D110];IF([.H109]=[.$E109];[.D110];[.H109]+[.D110]))" office:value-type="float" office:value="476" calcext:value-type="float">
            <text:p>476</text:p>
          </table:table-cell>
          <table:table-cell/>
          <table:table-cell table:formula="of:=IF([.F110]&gt;=[.E110];IF([.H110]&gt;=[.E110];1;0);0)" office:value-type="float" office:value="1" calcext:value-type="float">
            <text:p>1</text:p>
          </table:table-cell>
          <table:table-cell table:formula="of:=IF([.F110]&gt;=[.E110];IF([.G110]&gt;=[.E110];1;0);0)" office:value-type="float" office:value="0" calcext:value-type="float">
            <text:p>0</text:p>
          </table:table-cell>
          <table:table-cell table:formula="of:=IF([.H110]&gt;=[.E110];IF([.G110]&gt;=[.E11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18.08.202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  <table:table-cell table:formula="of:=MEDIAN([.F111:.H111])" office:value-type="float" office:value="576" calcext:value-type="float">
            <text:p>576</text:p>
          </table:table-cell>
          <table:table-cell table:formula="of:=IF([.F110]&gt;[.$E110];[.F110]-[.$E110]+[.B111];IF([.F110]=[.$E110];[.B111];[.F110]+[.B111]))" office:value-type="float" office:value="576" calcext:value-type="float">
            <text:p>576</text:p>
          </table:table-cell>
          <table:table-cell table:formula="of:=IF([.G110]&gt;[.$E110];[.G110]-[.$E110]+[.C111];IF([.G110]=[.$E110];[.C111];[.G110]+[.C111]))" office:value-type="float" office:value="802" calcext:value-type="float">
            <text:p>802</text:p>
          </table:table-cell>
          <table:table-cell table:formula="of:=IF([.H110]&gt;[.$E110];[.H110]-[.$E110]+[.D111];IF([.H110]=[.$E110];[.D111];[.H110]+[.D111]))" office:value-type="float" office:value="377" calcext:value-type="float">
            <text:p>377</text:p>
          </table:table-cell>
          <table:table-cell/>
          <table:table-cell table:formula="of:=IF([.F111]&gt;=[.E111];IF([.H111]&gt;=[.E111];1;0);0)" office:value-type="float" office:value="0" calcext:value-type="float">
            <text:p>0</text:p>
          </table:table-cell>
          <table:table-cell table:formula="of:=IF([.F111]&gt;=[.E111];IF([.G111]&gt;=[.E111];1;0);0)" office:value-type="float" office:value="1" calcext:value-type="float">
            <text:p>1</text:p>
          </table:table-cell>
          <table:table-cell table:formula="of:=IF([.H111]&gt;=[.E111];IF([.G111]&gt;=[.E11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19.08.2020</text:p>
          </table:table-cell>
          <table:table-cell office:value-type="float" office:value="307" calcext:value-type="float">
            <text:p>307</text:p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table:formula="of:=MEDIAN([.F112:.H112])" office:value-type="float" office:value="643" calcext:value-type="float">
            <text:p>643</text:p>
          </table:table-cell>
          <table:table-cell table:formula="of:=IF([.F111]&gt;[.$E111];[.F111]-[.$E111]+[.B112];IF([.F111]=[.$E111];[.B112];[.F111]+[.B112]))" office:value-type="float" office:value="307" calcext:value-type="float">
            <text:p>307</text:p>
          </table:table-cell>
          <table:table-cell table:formula="of:=IF([.G111]&gt;[.$E111];[.G111]-[.$E111]+[.C112];IF([.G111]=[.$E111];[.C112];[.G111]+[.C112]))" office:value-type="float" office:value="643" calcext:value-type="float">
            <text:p>643</text:p>
          </table:table-cell>
          <table:table-cell table:formula="of:=IF([.H111]&gt;[.$E111];[.H111]-[.$E111]+[.D112];IF([.H111]=[.$E111];[.D112];[.H111]+[.D112]))" office:value-type="float" office:value="782" calcext:value-type="float">
            <text:p>782</text:p>
          </table:table-cell>
          <table:table-cell/>
          <table:table-cell table:formula="of:=IF([.F112]&gt;=[.E112];IF([.H112]&gt;=[.E112];1;0);0)" office:value-type="float" office:value="0" calcext:value-type="float">
            <text:p>0</text:p>
          </table:table-cell>
          <table:table-cell table:formula="of:=IF([.F112]&gt;=[.E112];IF([.G112]&gt;=[.E112];1;0);0)" office:value-type="float" office:value="0" calcext:value-type="float">
            <text:p>0</text:p>
          </table:table-cell>
          <table:table-cell table:formula="of:=IF([.H112]&gt;=[.E112];IF([.G112]&gt;=[.E11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0" calcext:value-type="date">
            <text:p>20.08.2020</text:p>
          </table:table-cell>
          <table:table-cell office:value-type="float" office:value="314" calcext:value-type="float">
            <text:p>31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table:formula="of:=MEDIAN([.F113:.H113])" office:value-type="float" office:value="484" calcext:value-type="float">
            <text:p>484</text:p>
          </table:table-cell>
          <table:table-cell table:formula="of:=IF([.F112]&gt;[.$E112];[.F112]-[.$E112]+[.B113];IF([.F112]=[.$E112];[.B113];[.F112]+[.B113]))" office:value-type="float" office:value="621" calcext:value-type="float">
            <text:p>621</text:p>
          </table:table-cell>
          <table:table-cell table:formula="of:=IF([.G112]&gt;[.$E112];[.G112]-[.$E112]+[.C113];IF([.G112]=[.$E112];[.C113];[.G112]+[.C113]))" office:value-type="float" office:value="340" calcext:value-type="float">
            <text:p>340</text:p>
          </table:table-cell>
          <table:table-cell table:formula="of:=IF([.H112]&gt;[.$E112];[.H112]-[.$E112]+[.D113];IF([.H112]=[.$E112];[.D113];[.H112]+[.D113]))" office:value-type="float" office:value="484" calcext:value-type="float">
            <text:p>484</text:p>
          </table:table-cell>
          <table:table-cell/>
          <table:table-cell table:formula="of:=IF([.F113]&gt;=[.E113];IF([.H113]&gt;=[.E113];1;0);0)" office:value-type="float" office:value="1" calcext:value-type="float">
            <text:p>1</text:p>
          </table:table-cell>
          <table:table-cell table:formula="of:=IF([.F113]&gt;=[.E113];IF([.G113]&gt;=[.E113];1;0);0)" office:value-type="float" office:value="0" calcext:value-type="float">
            <text:p>0</text:p>
          </table:table-cell>
          <table:table-cell table:formula="of:=IF([.H113]&gt;=[.E113];IF([.G113]&gt;=[.E11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1.08.2020</text:p>
          </table:table-cell>
          <table:table-cell office:value-type="float" office:value="379" calcext:value-type="float">
            <text:p>379</text:p>
          </table:table-cell>
          <table:table-cell office:value-type="float" office:value="288" calcext:value-type="float">
            <text:p>288</text:p>
          </table:table-cell>
          <table:table-cell office:value-type="float" office:value="353" calcext:value-type="float">
            <text:p>353</text:p>
          </table:table-cell>
          <table:table-cell table:formula="of:=MEDIAN([.F114:.H114])" office:value-type="float" office:value="516" calcext:value-type="float">
            <text:p>516</text:p>
          </table:table-cell>
          <table:table-cell table:formula="of:=IF([.F113]&gt;[.$E113];[.F113]-[.$E113]+[.B114];IF([.F113]=[.$E113];[.B114];[.F113]+[.B114]))" office:value-type="float" office:value="516" calcext:value-type="float">
            <text:p>516</text:p>
          </table:table-cell>
          <table:table-cell table:formula="of:=IF([.G113]&gt;[.$E113];[.G113]-[.$E113]+[.C114];IF([.G113]=[.$E113];[.C114];[.G113]+[.C114]))" office:value-type="float" office:value="628" calcext:value-type="float">
            <text:p>628</text:p>
          </table:table-cell>
          <table:table-cell table:formula="of:=IF([.H113]&gt;[.$E113];[.H113]-[.$E113]+[.D114];IF([.H113]=[.$E113];[.D114];[.H113]+[.D114]))" office:value-type="float" office:value="353" calcext:value-type="float">
            <text:p>353</text:p>
          </table:table-cell>
          <table:table-cell/>
          <table:table-cell table:formula="of:=IF([.F114]&gt;=[.E114];IF([.H114]&gt;=[.E114];1;0);0)" office:value-type="float" office:value="0" calcext:value-type="float">
            <text:p>0</text:p>
          </table:table-cell>
          <table:table-cell table:formula="of:=IF([.F114]&gt;=[.E114];IF([.G114]&gt;=[.E114];1;0);0)" office:value-type="float" office:value="1" calcext:value-type="float">
            <text:p>1</text:p>
          </table:table-cell>
          <table:table-cell table:formula="of:=IF([.H114]&gt;=[.E114];IF([.G114]&gt;=[.E11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2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54" calcext:value-type="float">
            <text:p>454</text:p>
          </table:table-cell>
          <table:table-cell office:value-type="float" office:value="342" calcext:value-type="float">
            <text:p>342</text:p>
          </table:table-cell>
          <table:table-cell table:formula="of:=MEDIAN([.F115:.H115])" office:value-type="float" office:value="566" calcext:value-type="float">
            <text:p>566</text:p>
          </table:table-cell>
          <table:table-cell table:formula="of:=IF([.F114]&gt;[.$E114];[.F114]-[.$E114]+[.B115];IF([.F114]=[.$E114];[.B115];[.F114]+[.B115]))" office:value-type="float" office:value="405" calcext:value-type="float">
            <text:p>405</text:p>
          </table:table-cell>
          <table:table-cell table:formula="of:=IF([.G114]&gt;[.$E114];[.G114]-[.$E114]+[.C115];IF([.G114]=[.$E114];[.C115];[.G114]+[.C115]))" office:value-type="float" office:value="566" calcext:value-type="float">
            <text:p>566</text:p>
          </table:table-cell>
          <table:table-cell table:formula="of:=IF([.H114]&gt;[.$E114];[.H114]-[.$E114]+[.D115];IF([.H114]=[.$E114];[.D115];[.H114]+[.D115]))" office:value-type="float" office:value="695" calcext:value-type="float">
            <text:p>695</text:p>
          </table:table-cell>
          <table:table-cell/>
          <table:table-cell table:formula="of:=IF([.F115]&gt;=[.E115];IF([.H115]&gt;=[.E115];1;0);0)" office:value-type="float" office:value="0" calcext:value-type="float">
            <text:p>0</text:p>
          </table:table-cell>
          <table:table-cell table:formula="of:=IF([.F115]&gt;=[.E115];IF([.G115]&gt;=[.E115];1;0);0)" office:value-type="float" office:value="0" calcext:value-type="float">
            <text:p>0</text:p>
          </table:table-cell>
          <table:table-cell table:formula="of:=IF([.H115]&gt;=[.E115];IF([.G115]&gt;=[.E115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3" calcext:value-type="date">
            <text:p>23.08.2020</text:p>
          </table:table-cell>
          <table:table-cell office:value-type="float" office:value="407" calcext:value-type="float">
            <text:p>407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table:formula="of:=MEDIAN([.F116:.H116])" office:value-type="float" office:value="494" calcext:value-type="float">
            <text:p>494</text:p>
          </table:table-cell>
          <table:table-cell table:formula="of:=IF([.F115]&gt;[.$E115];[.F115]-[.$E115]+[.B116];IF([.F115]=[.$E115];[.B116];[.F115]+[.B116]))" office:value-type="float" office:value="812" calcext:value-type="float">
            <text:p>812</text:p>
          </table:table-cell>
          <table:table-cell table:formula="of:=IF([.G115]&gt;[.$E115];[.G115]-[.$E115]+[.C116];IF([.G115]=[.$E115];[.C116];[.G115]+[.C116]))" office:value-type="float" office:value="300" calcext:value-type="float">
            <text:p>300</text:p>
          </table:table-cell>
          <table:table-cell table:formula="of:=IF([.H115]&gt;[.$E115];[.H115]-[.$E115]+[.D116];IF([.H115]=[.$E115];[.D116];[.H115]+[.D116]))" office:value-type="float" office:value="494" calcext:value-type="float">
            <text:p>494</text:p>
          </table:table-cell>
          <table:table-cell/>
          <table:table-cell table:formula="of:=IF([.F116]&gt;=[.E116];IF([.H116]&gt;=[.E116];1;0);0)" office:value-type="float" office:value="1" calcext:value-type="float">
            <text:p>1</text:p>
          </table:table-cell>
          <table:table-cell table:formula="of:=IF([.F116]&gt;=[.E116];IF([.G116]&gt;=[.E116];1;0);0)" office:value-type="float" office:value="0" calcext:value-type="float">
            <text:p>0</text:p>
          </table:table-cell>
          <table:table-cell table:formula="of:=IF([.H116]&gt;=[.E116];IF([.G116]&gt;=[.E11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4.08.2020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221" calcext:value-type="float">
            <text:p>221</text:p>
          </table:table-cell>
          <table:table-cell table:formula="of:=MEDIAN([.F117:.H117])" office:value-type="float" office:value="723" calcext:value-type="float">
            <text:p>723</text:p>
          </table:table-cell>
          <table:table-cell table:formula="of:=IF([.F116]&gt;[.$E116];[.F116]-[.$E116]+[.B117];IF([.F116]=[.$E116];[.B117];[.F116]+[.B117]))" office:value-type="float" office:value="750" calcext:value-type="float">
            <text:p>750</text:p>
          </table:table-cell>
          <table:table-cell table:formula="of:=IF([.G116]&gt;[.$E116];[.G116]-[.$E116]+[.C117];IF([.G116]=[.$E116];[.C117];[.G116]+[.C117]))" office:value-type="float" office:value="723" calcext:value-type="float">
            <text:p>723</text:p>
          </table:table-cell>
          <table:table-cell table:formula="of:=IF([.H116]&gt;[.$E116];[.H116]-[.$E116]+[.D117];IF([.H116]=[.$E116];[.D117];[.H116]+[.D117]))" office:value-type="float" office:value="221" calcext:value-type="float">
            <text:p>221</text:p>
          </table:table-cell>
          <table:table-cell/>
          <table:table-cell table:formula="of:=IF([.F117]&gt;=[.E117];IF([.H117]&gt;=[.E117];1;0);0)" office:value-type="float" office:value="0" calcext:value-type="float">
            <text:p>0</text:p>
          </table:table-cell>
          <table:table-cell table:formula="of:=IF([.F117]&gt;=[.E117];IF([.G117]&gt;=[.E117];1;0);0)" office:value-type="float" office:value="1" calcext:value-type="float">
            <text:p>1</text:p>
          </table:table-cell>
          <table:table-cell table:formula="of:=IF([.H117]&gt;=[.E117];IF([.G117]&gt;=[.E11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5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49" calcext:value-type="float">
            <text:p>449</text:p>
          </table:table-cell>
          <table:table-cell office:value-type="float" office:value="231" calcext:value-type="float">
            <text:p>231</text:p>
          </table:table-cell>
          <table:table-cell table:formula="of:=MEDIAN([.F118:.H118])" office:value-type="float" office:value="449" calcext:value-type="float">
            <text:p>449</text:p>
          </table:table-cell>
          <table:table-cell table:formula="of:=IF([.F117]&gt;[.$E117];[.F117]-[.$E117]+[.B118];IF([.F117]=[.$E117];[.B118];[.F117]+[.B118]))" office:value-type="float" office:value="432" calcext:value-type="float">
            <text:p>432</text:p>
          </table:table-cell>
          <table:table-cell table:formula="of:=IF([.G117]&gt;[.$E117];[.G117]-[.$E117]+[.C118];IF([.G117]=[.$E117];[.C118];[.G117]+[.C118]))" office:value-type="float" office:value="449" calcext:value-type="float">
            <text:p>449</text:p>
          </table:table-cell>
          <table:table-cell table:formula="of:=IF([.H117]&gt;[.$E117];[.H117]-[.$E117]+[.D118];IF([.H117]=[.$E117];[.D118];[.H117]+[.D118]))" office:value-type="float" office:value="452" calcext:value-type="float">
            <text:p>452</text:p>
          </table:table-cell>
          <table:table-cell/>
          <table:table-cell table:formula="of:=IF([.F118]&gt;=[.E118];IF([.H118]&gt;=[.E118];1;0);0)" office:value-type="float" office:value="0" calcext:value-type="float">
            <text:p>0</text:p>
          </table:table-cell>
          <table:table-cell table:formula="of:=IF([.F118]&gt;=[.E118];IF([.G118]&gt;=[.E118];1;0);0)" office:value-type="float" office:value="0" calcext:value-type="float">
            <text:p>0</text:p>
          </table:table-cell>
          <table:table-cell table:formula="of:=IF([.H118]&gt;=[.E118];IF([.G118]&gt;=[.E118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6" calcext:value-type="date">
            <text:p>26.08.2020</text:p>
          </table:table-cell>
          <table:table-cell office:value-type="float" office:value="162" calcext:value-type="float">
            <text:p>162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table:formula="of:=MEDIAN([.F119:.H119])" office:value-type="float" office:value="294" calcext:value-type="float">
            <text:p>294</text:p>
          </table:table-cell>
          <table:table-cell table:formula="of:=IF([.F118]&gt;[.$E118];[.F118]-[.$E118]+[.B119];IF([.F118]=[.$E118];[.B119];[.F118]+[.B119]))" office:value-type="float" office:value="594" calcext:value-type="float">
            <text:p>594</text:p>
          </table:table-cell>
          <table:table-cell table:formula="of:=IF([.G118]&gt;[.$E118];[.G118]-[.$E118]+[.C119];IF([.G118]=[.$E118];[.C119];[.G118]+[.C119]))" office:value-type="float" office:value="294" calcext:value-type="float">
            <text:p>294</text:p>
          </table:table-cell>
          <table:table-cell table:formula="of:=IF([.H118]&gt;[.$E118];[.H118]-[.$E118]+[.D119];IF([.H118]=[.$E118];[.D119];[.H118]+[.D119]))" office:value-type="float" office:value="258" calcext:value-type="float">
            <text:p>258</text:p>
          </table:table-cell>
          <table:table-cell/>
          <table:table-cell table:formula="of:=IF([.F119]&gt;=[.E119];IF([.H119]&gt;=[.E119];1;0);0)" office:value-type="float" office:value="0" calcext:value-type="float">
            <text:p>0</text:p>
          </table:table-cell>
          <table:table-cell table:formula="of:=IF([.F119]&gt;=[.E119];IF([.G119]&gt;=[.E119];1;0);0)" office:value-type="float" office:value="1" calcext:value-type="float">
            <text:p>1</text:p>
          </table:table-cell>
          <table:table-cell table:formula="of:=IF([.H119]&gt;=[.E119];IF([.G119]&gt;=[.E11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7" calcext:value-type="date">
            <text:p>27.08.2020</text:p>
          </table:table-cell>
          <table:table-cell office:value-type="float" office:value="297" calcext:value-type="float">
            <text:p>297</text:p>
          </table:table-cell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  <table:table-cell table:formula="of:=MEDIAN([.F120:.H120])" office:value-type="float" office:value="481" calcext:value-type="float">
            <text:p>481</text:p>
          </table:table-cell>
          <table:table-cell table:formula="of:=IF([.F119]&gt;[.$E119];[.F119]-[.$E119]+[.B120];IF([.F119]=[.$E119];[.B120];[.F119]+[.B120]))" office:value-type="float" office:value="597" calcext:value-type="float">
            <text:p>597</text:p>
          </table:table-cell>
          <table:table-cell table:formula="of:=IF([.G119]&gt;[.$E119];[.G119]-[.$E119]+[.C120];IF([.G119]=[.$E119];[.C120];[.G119]+[.C120]))" office:value-type="float" office:value="341" calcext:value-type="float">
            <text:p>341</text:p>
          </table:table-cell>
          <table:table-cell table:formula="of:=IF([.H119]&gt;[.$E119];[.H119]-[.$E119]+[.D120];IF([.H119]=[.$E119];[.D120];[.H119]+[.D120]))" office:value-type="float" office:value="481" calcext:value-type="float">
            <text:p>481</text:p>
          </table:table-cell>
          <table:table-cell/>
          <table:table-cell table:formula="of:=IF([.F120]&gt;=[.E120];IF([.H120]&gt;=[.E120];1;0);0)" office:value-type="float" office:value="1" calcext:value-type="float">
            <text:p>1</text:p>
          </table:table-cell>
          <table:table-cell table:formula="of:=IF([.F120]&gt;=[.E120];IF([.G120]&gt;=[.E120];1;0);0)" office:value-type="float" office:value="0" calcext:value-type="float">
            <text:p>0</text:p>
          </table:table-cell>
          <table:table-cell table:formula="of:=IF([.H120]&gt;=[.E120];IF([.G120]&gt;=[.E12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8" calcext:value-type="date">
            <text:p>28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table:formula="of:=MEDIAN([.F121:.H121])" office:value-type="float" office:value="342" calcext:value-type="float">
            <text:p>342</text:p>
          </table:table-cell>
          <table:table-cell table:formula="of:=IF([.F120]&gt;[.$E120];[.F120]-[.$E120]+[.B121];IF([.F120]=[.$E120];[.B121];[.F120]+[.B121]))" office:value-type="float" office:value="342" calcext:value-type="float">
            <text:p>342</text:p>
          </table:table-cell>
          <table:table-cell table:formula="of:=IF([.G120]&gt;[.$E120];[.G120]-[.$E120]+[.C121];IF([.G120]=[.$E120];[.C121];[.G120]+[.C121]))" office:value-type="float" office:value="670" calcext:value-type="float">
            <text:p>670</text:p>
          </table:table-cell>
          <table:table-cell table:formula="of:=IF([.H120]&gt;[.$E120];[.H120]-[.$E120]+[.D121];IF([.H120]=[.$E120];[.D121];[.H120]+[.D121]))" office:value-type="float" office:value="261" calcext:value-type="float">
            <text:p>261</text:p>
          </table:table-cell>
          <table:table-cell/>
          <table:table-cell table:formula="of:=IF([.F121]&gt;=[.E121];IF([.H121]&gt;=[.E121];1;0);0)" office:value-type="float" office:value="0" calcext:value-type="float">
            <text:p>0</text:p>
          </table:table-cell>
          <table:table-cell table:formula="of:=IF([.F121]&gt;=[.E121];IF([.G121]&gt;=[.E121];1;0);0)" office:value-type="float" office:value="1" calcext:value-type="float">
            <text:p>1</text:p>
          </table:table-cell>
          <table:table-cell table:formula="of:=IF([.H121]&gt;=[.E121];IF([.G121]&gt;=[.E12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table:formula="of:=MEDIAN([.F122:.H122])" office:value-type="float" office:value="500" calcext:value-type="float">
            <text:p>500</text:p>
          </table:table-cell>
          <table:table-cell table:formula="of:=IF([.F121]&gt;[.$E121];[.F121]-[.$E121]+[.B122];IF([.F121]=[.$E121];[.B122];[.F121]+[.B122]))" office:value-type="float" office:value="226" calcext:value-type="float">
            <text:p>226</text:p>
          </table:table-cell>
          <table:table-cell table:formula="of:=IF([.G121]&gt;[.$E121];[.G121]-[.$E121]+[.C122];IF([.G121]=[.$E121];[.C122];[.G121]+[.C122]))" office:value-type="float" office:value="584" calcext:value-type="float">
            <text:p>584</text:p>
          </table:table-cell>
          <table:table-cell table:formula="of:=IF([.H121]&gt;[.$E121];[.H121]-[.$E121]+[.D122];IF([.H121]=[.$E121];[.D122];[.H121]+[.D122]))" office:value-type="float" office:value="500" calcext:value-type="float">
            <text:p>500</text:p>
          </table:table-cell>
          <table:table-cell/>
          <table:table-cell table:formula="of:=IF([.F122]&gt;=[.E122];IF([.H122]&gt;=[.E122];1;0);0)" office:value-type="float" office:value="0" calcext:value-type="float">
            <text:p>0</text:p>
          </table:table-cell>
          <table:table-cell table:formula="of:=IF([.F122]&gt;=[.E122];IF([.G122]&gt;=[.E122];1;0);0)" office:value-type="float" office:value="0" calcext:value-type="float">
            <text:p>0</text:p>
          </table:table-cell>
          <table:table-cell table:formula="of:=IF([.H122]&gt;=[.E122];IF([.G122]&gt;=[.E12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30" calcext:value-type="date">
            <text:p>30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table:formula="of:=MEDIAN([.F123:.H123])" office:value-type="float" office:value="301" calcext:value-type="float">
            <text:p>301</text:p>
          </table:table-cell>
          <table:table-cell table:formula="of:=IF([.F122]&gt;[.$E122];[.F122]-[.$E122]+[.B123];IF([.F122]=[.$E122];[.B123];[.F122]+[.B123]))" office:value-type="float" office:value="513" calcext:value-type="float">
            <text:p>513</text:p>
          </table:table-cell>
          <table:table-cell table:formula="of:=IF([.G122]&gt;[.$E122];[.G122]-[.$E122]+[.C123];IF([.G122]=[.$E122];[.C123];[.G122]+[.C123]))" office:value-type="float" office:value="301" calcext:value-type="float">
            <text:p>301</text:p>
          </table:table-cell>
          <table:table-cell table:formula="of:=IF([.H122]&gt;[.$E122];[.H122]-[.$E122]+[.D123];IF([.H122]=[.$E122];[.D123];[.H122]+[.D123]))" office:value-type="float" office:value="262" calcext:value-type="float">
            <text:p>262</text:p>
          </table:table-cell>
          <table:table-cell/>
          <table:table-cell table:formula="of:=IF([.F123]&gt;=[.E123];IF([.H123]&gt;=[.E123];1;0);0)" office:value-type="float" office:value="0" calcext:value-type="float">
            <text:p>0</text:p>
          </table:table-cell>
          <table:table-cell table:formula="of:=IF([.F123]&gt;=[.E123];IF([.G123]&gt;=[.E123];1;0);0)" office:value-type="float" office:value="1" calcext:value-type="float">
            <text:p>1</text:p>
          </table:table-cell>
          <table:table-cell table:formula="of:=IF([.H123]&gt;=[.E123];IF([.G123]&gt;=[.E12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1" calcext:value-type="date">
            <text:p>31.08.2020</text:p>
          </table:table-cell>
          <table:table-cell office:value-type="float" office:value="351" calcext:value-type="float">
            <text:p>351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table:formula="of:=MEDIAN([.F124:.H124])" office:value-type="float" office:value="488" calcext:value-type="float">
            <text:p>488</text:p>
          </table:table-cell>
          <table:table-cell table:formula="of:=IF([.F123]&gt;[.$E123];[.F123]-[.$E123]+[.B124];IF([.F123]=[.$E123];[.B124];[.F123]+[.B124]))" office:value-type="float" office:value="563" calcext:value-type="float">
            <text:p>563</text:p>
          </table:table-cell>
          <table:table-cell table:formula="of:=IF([.G123]&gt;[.$E123];[.G123]-[.$E123]+[.C124];IF([.G123]=[.$E123];[.C124];[.G123]+[.C124]))" office:value-type="float" office:value="266" calcext:value-type="float">
            <text:p>266</text:p>
          </table:table-cell>
          <table:table-cell table:formula="of:=IF([.H123]&gt;[.$E123];[.H123]-[.$E123]+[.D124];IF([.H123]=[.$E123];[.D124];[.H123]+[.D124]))" office:value-type="float" office:value="488" calcext:value-type="float">
            <text:p>488</text:p>
          </table:table-cell>
          <table:table-cell/>
          <table:table-cell table:formula="of:=IF([.F124]&gt;=[.E124];IF([.H124]&gt;=[.E124];1;0);0)" office:value-type="float" office:value="1" calcext:value-type="float">
            <text:p>1</text:p>
          </table:table-cell>
          <table:table-cell table:formula="of:=IF([.F124]&gt;=[.E124];IF([.G124]&gt;=[.E124];1;0);0)" office:value-type="float" office:value="0" calcext:value-type="float">
            <text:p>0</text:p>
          </table:table-cell>
          <table:table-cell table:formula="of:=IF([.H124]&gt;=[.E124];IF([.G124]&gt;=[.E12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1" calcext:value-type="date">
            <text:p>1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table:formula="of:=MEDIAN([.F125:.H125])" office:value-type="float" office:value="289" calcext:value-type="float">
            <text:p>289</text:p>
          </table:table-cell>
          <table:table-cell table:formula="of:=IF([.F124]&gt;[.$E124];[.F124]-[.$E124]+[.B125];IF([.F124]=[.$E124];[.B125];[.F124]+[.B125]))" office:value-type="float" office:value="289" calcext:value-type="float">
            <text:p>289</text:p>
          </table:table-cell>
          <table:table-cell table:formula="of:=IF([.G124]&gt;[.$E124];[.G124]-[.$E124]+[.C125];IF([.G124]=[.$E124];[.C125];[.G124]+[.C125]))" office:value-type="float" office:value="526" calcext:value-type="float">
            <text:p>526</text:p>
          </table:table-cell>
          <table:table-cell table:formula="of:=IF([.H124]&gt;[.$E124];[.H124]-[.$E124]+[.D125];IF([.H124]=[.$E124];[.D125];[.H124]+[.D125]))" office:value-type="float" office:value="241" calcext:value-type="float">
            <text:p>241</text:p>
          </table:table-cell>
          <table:table-cell/>
          <table:table-cell table:formula="of:=IF([.F125]&gt;=[.E125];IF([.H125]&gt;=[.E125];1;0);0)" office:value-type="float" office:value="0" calcext:value-type="float">
            <text:p>0</text:p>
          </table:table-cell>
          <table:table-cell table:formula="of:=IF([.F125]&gt;=[.E125];IF([.G125]&gt;=[.E125];1;0);0)" office:value-type="float" office:value="1" calcext:value-type="float">
            <text:p>1</text:p>
          </table:table-cell>
          <table:table-cell table:formula="of:=IF([.H125]&gt;=[.E125];IF([.G125]&gt;=[.E12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2" calcext:value-type="date">
            <text:p>2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table:formula="of:=MEDIAN([.F126:.H126])" office:value-type="float" office:value="464" calcext:value-type="float">
            <text:p>464</text:p>
          </table:table-cell>
          <table:table-cell table:formula="of:=IF([.F125]&gt;[.$E125];[.F125]-[.$E125]+[.B126];IF([.F125]=[.$E125];[.B126];[.F125]+[.B126]))" office:value-type="float" office:value="282" calcext:value-type="float">
            <text:p>282</text:p>
          </table:table-cell>
          <table:table-cell table:formula="of:=IF([.G125]&gt;[.$E125];[.G125]-[.$E125]+[.C126];IF([.G125]=[.$E125];[.C126];[.G125]+[.C126]))" office:value-type="float" office:value="464" calcext:value-type="float">
            <text:p>464</text:p>
          </table:table-cell>
          <table:table-cell table:formula="of:=IF([.H125]&gt;[.$E125];[.H125]-[.$E125]+[.D126];IF([.H125]=[.$E125];[.D126];[.H125]+[.D126]))" office:value-type="float" office:value="499" calcext:value-type="float">
            <text:p>499</text:p>
          </table:table-cell>
          <table:table-cell/>
          <table:table-cell table:formula="of:=IF([.F126]&gt;=[.E126];IF([.H126]&gt;=[.E126];1;0);0)" office:value-type="float" office:value="0" calcext:value-type="float">
            <text:p>0</text:p>
          </table:table-cell>
          <table:table-cell table:formula="of:=IF([.F126]&gt;=[.E126];IF([.G126]&gt;=[.E126];1;0);0)" office:value-type="float" office:value="0" calcext:value-type="float">
            <text:p>0</text:p>
          </table:table-cell>
          <table:table-cell table:formula="of:=IF([.H126]&gt;=[.E126];IF([.G126]&gt;=[.E126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3" calcext:value-type="date">
            <text:p>3.09.2020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MEDIAN([.F127:.H127])" office:value-type="float" office:value="287" calcext:value-type="float">
            <text:p>287</text:p>
          </table:table-cell>
          <table:table-cell table:formula="of:=IF([.F126]&gt;[.$E126];[.F126]-[.$E126]+[.B127];IF([.F126]=[.$E126];[.B127];[.F126]+[.B127]))" office:value-type="float" office:value="539" calcext:value-type="float">
            <text:p>539</text:p>
          </table:table-cell>
          <table:table-cell table:formula="of:=IF([.G126]&gt;[.$E126];[.G126]-[.$E126]+[.C127];IF([.G126]=[.$E126];[.C127];[.G126]+[.C127]))" office:value-type="float" office:value="251" calcext:value-type="float">
            <text:p>251</text:p>
          </table:table-cell>
          <table:table-cell table:formula="of:=IF([.H126]&gt;[.$E126];[.H126]-[.$E126]+[.D127];IF([.H126]=[.$E126];[.D127];[.H126]+[.D127]))" office:value-type="float" office:value="287" calcext:value-type="float">
            <text:p>287</text:p>
          </table:table-cell>
          <table:table-cell/>
          <table:table-cell table:formula="of:=IF([.F127]&gt;=[.E127];IF([.H127]&gt;=[.E127];1;0);0)" office:value-type="float" office:value="1" calcext:value-type="float">
            <text:p>1</text:p>
          </table:table-cell>
          <table:table-cell table:formula="of:=IF([.F127]&gt;=[.E127];IF([.G127]&gt;=[.E127];1;0);0)" office:value-type="float" office:value="0" calcext:value-type="float">
            <text:p>0</text:p>
          </table:table-cell>
          <table:table-cell table:formula="of:=IF([.H127]&gt;=[.E127];IF([.G127]&gt;=[.E127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4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table:formula="of:=MEDIAN([.F128:.H128])" office:value-type="float" office:value="422" calcext:value-type="float">
            <text:p>422</text:p>
          </table:table-cell>
          <table:table-cell table:formula="of:=IF([.F127]&gt;[.$E127];[.F127]-[.$E127]+[.B128];IF([.F127]=[.$E127];[.B128];[.F127]+[.B128]))" office:value-type="float" office:value="424" calcext:value-type="float">
            <text:p>424</text:p>
          </table:table-cell>
          <table:table-cell table:formula="of:=IF([.G127]&gt;[.$E127];[.G127]-[.$E127]+[.C128];IF([.G127]=[.$E127];[.C128];[.G127]+[.C128]))" office:value-type="float" office:value="422" calcext:value-type="float">
            <text:p>422</text:p>
          </table:table-cell>
          <table:table-cell table:formula="of:=IF([.H127]&gt;[.$E127];[.H127]-[.$E127]+[.D128];IF([.H127]=[.$E127];[.D128];[.H127]+[.D128]))" office:value-type="float" office:value="268" calcext:value-type="float">
            <text:p>268</text:p>
          </table:table-cell>
          <table:table-cell/>
          <table:table-cell table:formula="of:=IF([.F128]&gt;=[.E128];IF([.H128]&gt;=[.E128];1;0);0)" office:value-type="float" office:value="0" calcext:value-type="float">
            <text:p>0</text:p>
          </table:table-cell>
          <table:table-cell table:formula="of:=IF([.F128]&gt;=[.E128];IF([.G128]&gt;=[.E128];1;0);0)" office:value-type="float" office:value="1" calcext:value-type="float">
            <text:p>1</text:p>
          </table:table-cell>
          <table:table-cell table:formula="of:=IF([.H128]&gt;=[.E128];IF([.G128]&gt;=[.E12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5.09.2020</text:p>
          </table:table-cell>
          <table:table-cell office:value-type="float" office:value="197" calcext:value-type="float">
            <text:p>197</text:p>
          </table:table-cell>
          <table:table-cell office:value-type="float" office:value="326" calcext:value-type="float">
            <text:p>326</text:p>
          </table:table-cell>
          <table:table-cell office:value-type="float" office:value="224" calcext:value-type="float">
            <text:p>224</text:p>
          </table:table-cell>
          <table:table-cell table:formula="of:=MEDIAN([.F129:.H129])" office:value-type="float" office:value="326" calcext:value-type="float">
            <text:p>326</text:p>
          </table:table-cell>
          <table:table-cell table:formula="of:=IF([.F128]&gt;[.$E128];[.F128]-[.$E128]+[.B129];IF([.F128]=[.$E128];[.B129];[.F128]+[.B129]))" office:value-type="float" office:value="199" calcext:value-type="float">
            <text:p>199</text:p>
          </table:table-cell>
          <table:table-cell table:formula="of:=IF([.G128]&gt;[.$E128];[.G128]-[.$E128]+[.C129];IF([.G128]=[.$E128];[.C129];[.G128]+[.C129]))" office:value-type="float" office:value="326" calcext:value-type="float">
            <text:p>326</text:p>
          </table:table-cell>
          <table:table-cell table:formula="of:=IF([.H128]&gt;[.$E128];[.H128]-[.$E128]+[.D129];IF([.H128]=[.$E128];[.D129];[.H128]+[.D129]))" office:value-type="float" office:value="492" calcext:value-type="float">
            <text:p>492</text:p>
          </table:table-cell>
          <table:table-cell/>
          <table:table-cell table:formula="of:=IF([.F129]&gt;=[.E129];IF([.H129]&gt;=[.E129];1;0);0)" office:value-type="float" office:value="0" calcext:value-type="float">
            <text:p>0</text:p>
          </table:table-cell>
          <table:table-cell table:formula="of:=IF([.F129]&gt;=[.E129];IF([.G129]&gt;=[.E129];1;0);0)" office:value-type="float" office:value="0" calcext:value-type="float">
            <text:p>0</text:p>
          </table:table-cell>
          <table:table-cell table:formula="of:=IF([.H129]&gt;=[.E129];IF([.G129]&gt;=[.E129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6" calcext:value-type="date">
            <text:p>6.09.2020</text:p>
          </table:table-cell>
          <table:table-cell office:value-type="float" office:value="292" calcext:value-type="float">
            <text:p>292</text:p>
          </table:table-cell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  <table:table-cell table:formula="of:=MEDIAN([.F130:.H130])" office:value-type="float" office:value="421" calcext:value-type="float">
            <text:p>421</text:p>
          </table:table-cell>
          <table:table-cell table:formula="of:=IF([.F129]&gt;[.$E129];[.F129]-[.$E129]+[.B130];IF([.F129]=[.$E129];[.B130];[.F129]+[.B130]))" office:value-type="float" office:value="491" calcext:value-type="float">
            <text:p>491</text:p>
          </table:table-cell>
          <table:table-cell table:formula="of:=IF([.G129]&gt;[.$E129];[.G129]-[.$E129]+[.C130];IF([.G129]=[.$E129];[.C130];[.G129]+[.C130]))" office:value-type="float" office:value="329" calcext:value-type="float">
            <text:p>329</text:p>
          </table:table-cell>
          <table:table-cell table:formula="of:=IF([.H129]&gt;[.$E129];[.H129]-[.$E129]+[.D130];IF([.H129]=[.$E129];[.D130];[.H129]+[.D130]))" office:value-type="float" office:value="421" calcext:value-type="float">
            <text:p>421</text:p>
          </table:table-cell>
          <table:table-cell/>
          <table:table-cell table:formula="of:=IF([.F130]&gt;=[.E130];IF([.H130]&gt;=[.E130];1;0);0)" office:value-type="float" office:value="1" calcext:value-type="float">
            <text:p>1</text:p>
          </table:table-cell>
          <table:table-cell table:formula="of:=IF([.F130]&gt;=[.E130];IF([.G130]&gt;=[.E130];1;0);0)" office:value-type="float" office:value="0" calcext:value-type="float">
            <text:p>0</text:p>
          </table:table-cell>
          <table:table-cell table:formula="of:=IF([.H130]&gt;=[.E130];IF([.G130]&gt;=[.E130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7" calcext:value-type="date">
            <text:p>7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table:formula="of:=MEDIAN([.F131:.H131])" office:value-type="float" office:value="242" calcext:value-type="float">
            <text:p>242</text:p>
          </table:table-cell>
          <table:table-cell table:formula="of:=IF([.F130]&gt;[.$E130];[.F130]-[.$E130]+[.B131];IF([.F130]=[.$E130];[.B131];[.F130]+[.B131]))" office:value-type="float" office:value="242" calcext:value-type="float">
            <text:p>242</text:p>
          </table:table-cell>
          <table:table-cell table:formula="of:=IF([.G130]&gt;[.$E130];[.G130]-[.$E130]+[.C131];IF([.G130]=[.$E130];[.C131];[.G130]+[.C131]))" office:value-type="float" office:value="545" calcext:value-type="float">
            <text:p>545</text:p>
          </table:table-cell>
          <table:table-cell table:formula="of:=IF([.H130]&gt;[.$E130];[.H130]-[.$E130]+[.D131];IF([.H130]=[.$E130];[.D131];[.H130]+[.D131]))" office:value-type="float" office:value="199" calcext:value-type="float">
            <text:p>199</text:p>
          </table:table-cell>
          <table:table-cell/>
          <table:table-cell table:formula="of:=IF([.F131]&gt;=[.E131];IF([.H131]&gt;=[.E131];1;0);0)" office:value-type="float" office:value="0" calcext:value-type="float">
            <text:p>0</text:p>
          </table:table-cell>
          <table:table-cell table:formula="of:=IF([.F131]&gt;=[.E131];IF([.G131]&gt;=[.E131];1;0);0)" office:value-type="float" office:value="1" calcext:value-type="float">
            <text:p>1</text:p>
          </table:table-cell>
          <table:table-cell table:formula="of:=IF([.H131]&gt;=[.E131];IF([.G131]&gt;=[.E13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8" calcext:value-type="date">
            <text:p>8.09.2020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office:value-type="float" office:value="220" calcext:value-type="float">
            <text:p>220</text:p>
          </table:table-cell>
          <table:table-cell table:formula="of:=MEDIAN([.F132:.H132])" office:value-type="float" office:value="419" calcext:value-type="float">
            <text:p>419</text:p>
          </table:table-cell>
          <table:table-cell table:formula="of:=IF([.F131]&gt;[.$E131];[.F131]-[.$E131]+[.B132];IF([.F131]=[.$E131];[.B132];[.F131]+[.B132]))" office:value-type="float" office:value="258" calcext:value-type="float">
            <text:p>258</text:p>
          </table:table-cell>
          <table:table-cell table:formula="of:=IF([.G131]&gt;[.$E131];[.G131]-[.$E131]+[.C132];IF([.G131]=[.$E131];[.C132];[.G131]+[.C132]))" office:value-type="float" office:value="594" calcext:value-type="float">
            <text:p>594</text:p>
          </table:table-cell>
          <table:table-cell table:formula="of:=IF([.H131]&gt;[.$E131];[.H131]-[.$E131]+[.D132];IF([.H131]=[.$E131];[.D132];[.H131]+[.D132]))" office:value-type="float" office:value="419" calcext:value-type="float">
            <text:p>419</text:p>
          </table:table-cell>
          <table:table-cell/>
          <table:table-cell table:formula="of:=IF([.F132]&gt;=[.E132];IF([.H132]&gt;=[.E132];1;0);0)" office:value-type="float" office:value="0" calcext:value-type="float">
            <text:p>0</text:p>
          </table:table-cell>
          <table:table-cell table:formula="of:=IF([.F132]&gt;=[.E132];IF([.G132]&gt;=[.E132];1;0);0)" office:value-type="float" office:value="0" calcext:value-type="float">
            <text:p>0</text:p>
          </table:table-cell>
          <table:table-cell table:formula="of:=IF([.H132]&gt;=[.E132];IF([.G132]&gt;=[.E13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9.09.2020</text:p>
          </table:table-cell>
          <table:table-cell office:value-type="float" office:value="276" calcext:value-type="float">
            <text:p>276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  <table:table-cell table:formula="of:=MEDIAN([.F133:.H133])" office:value-type="float" office:value="522" calcext:value-type="float">
            <text:p>522</text:p>
          </table:table-cell>
          <table:table-cell table:formula="of:=IF([.F132]&gt;[.$E132];[.F132]-[.$E132]+[.B133];IF([.F132]=[.$E132];[.B133];[.F132]+[.B133]))" office:value-type="float" office:value="534" calcext:value-type="float">
            <text:p>534</text:p>
          </table:table-cell>
          <table:table-cell table:formula="of:=IF([.G132]&gt;[.$E132];[.G132]-[.$E132]+[.C133];IF([.G132]=[.$E132];[.C133];[.G132]+[.C133]))" office:value-type="float" office:value="522" calcext:value-type="float">
            <text:p>522</text:p>
          </table:table-cell>
          <table:table-cell table:formula="of:=IF([.H132]&gt;[.$E132];[.H132]-[.$E132]+[.D133];IF([.H132]=[.$E132];[.D133];[.H132]+[.D133]))" office:value-type="float" office:value="197" calcext:value-type="float">
            <text:p>197</text:p>
          </table:table-cell>
          <table:table-cell/>
          <table:table-cell table:formula="of:=IF([.F133]&gt;=[.E133];IF([.H133]&gt;=[.E133];1;0);0)" office:value-type="float" office:value="0" calcext:value-type="float">
            <text:p>0</text:p>
          </table:table-cell>
          <table:table-cell table:formula="of:=IF([.F133]&gt;=[.E133];IF([.G133]&gt;=[.E133];1;0);0)" office:value-type="float" office:value="1" calcext:value-type="float">
            <text:p>1</text:p>
          </table:table-cell>
          <table:table-cell table:formula="of:=IF([.H133]&gt;=[.E133];IF([.G133]&gt;=[.E13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10.09.2020</text:p>
          </table:table-cell>
          <table:table-cell office:value-type="float" office:value="210" calcext:value-type="float">
            <text:p>210</text:p>
          </table:table-cell>
          <table:table-cell office:value-type="float" office:value="333" calcext:value-type="float">
            <text:p>333</text:p>
          </table:table-cell>
          <table:table-cell office:value-type="float" office:value="218" calcext:value-type="float">
            <text:p>218</text:p>
          </table:table-cell>
          <table:table-cell table:formula="of:=MEDIAN([.F134:.H134])" office:value-type="float" office:value="333" calcext:value-type="float">
            <text:p>333</text:p>
          </table:table-cell>
          <table:table-cell table:formula="of:=IF([.F133]&gt;[.$E133];[.F133]-[.$E133]+[.B134];IF([.F133]=[.$E133];[.B134];[.F133]+[.B134]))" office:value-type="float" office:value="222" calcext:value-type="float">
            <text:p>222</text:p>
          </table:table-cell>
          <table:table-cell table:formula="of:=IF([.G133]&gt;[.$E133];[.G133]-[.$E133]+[.C134];IF([.G133]=[.$E133];[.C134];[.G133]+[.C134]))" office:value-type="float" office:value="333" calcext:value-type="float">
            <text:p>333</text:p>
          </table:table-cell>
          <table:table-cell table:formula="of:=IF([.H133]&gt;[.$E133];[.H133]-[.$E133]+[.D134];IF([.H133]=[.$E133];[.D134];[.H133]+[.D134]))" office:value-type="float" office:value="415" calcext:value-type="float">
            <text:p>415</text:p>
          </table:table-cell>
          <table:table-cell/>
          <table:table-cell table:formula="of:=IF([.F134]&gt;=[.E134];IF([.H134]&gt;=[.E134];1;0);0)" office:value-type="float" office:value="0" calcext:value-type="float">
            <text:p>0</text:p>
          </table:table-cell>
          <table:table-cell table:formula="of:=IF([.F134]&gt;=[.E134];IF([.G134]&gt;=[.E134];1;0);0)" office:value-type="float" office:value="0" calcext:value-type="float">
            <text:p>0</text:p>
          </table:table-cell>
          <table:table-cell table:formula="of:=IF([.H134]&gt;=[.E134];IF([.G134]&gt;=[.E134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11.09.2020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table:formula="of:=MEDIAN([.F135:.H135])" office:value-type="float" office:value="262" calcext:value-type="float">
            <text:p>262</text:p>
          </table:table-cell>
          <table:table-cell table:formula="of:=IF([.F134]&gt;[.$E134];[.F134]-[.$E134]+[.B135];IF([.F134]=[.$E134];[.B135];[.F134]+[.B135]))" office:value-type="float" office:value="390" calcext:value-type="float">
            <text:p>390</text:p>
          </table:table-cell>
          <table:table-cell table:formula="of:=IF([.G134]&gt;[.$E134];[.G134]-[.$E134]+[.C135];IF([.G134]=[.$E134];[.C135];[.G134]+[.C135]))" office:value-type="float" office:value="211" calcext:value-type="float">
            <text:p>211</text:p>
          </table:table-cell>
          <table:table-cell table:formula="of:=IF([.H134]&gt;[.$E134];[.H134]-[.$E134]+[.D135];IF([.H134]=[.$E134];[.D135];[.H134]+[.D135]))" office:value-type="float" office:value="262" calcext:value-type="float">
            <text:p>262</text:p>
          </table:table-cell>
          <table:table-cell/>
          <table:table-cell table:formula="of:=IF([.F135]&gt;=[.E135];IF([.H135]&gt;=[.E135];1;0);0)" office:value-type="float" office:value="1" calcext:value-type="float">
            <text:p>1</text:p>
          </table:table-cell>
          <table:table-cell table:formula="of:=IF([.F135]&gt;=[.E135];IF([.G135]&gt;=[.E135];1;0);0)" office:value-type="float" office:value="0" calcext:value-type="float">
            <text:p>0</text:p>
          </table:table-cell>
          <table:table-cell table:formula="of:=IF([.H135]&gt;=[.E135];IF([.G135]&gt;=[.E135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.09.2020</text:p>
          </table:table-cell>
          <table:table-cell office:value-type="float" office:value="196" calcext:value-type="float">
            <text:p>196</text:p>
          </table:table-cell>
          <table:table-cell office:value-type="float" office:value="348" calcext:value-type="float">
            <text:p>348</text:p>
          </table:table-cell>
          <table:table-cell office:value-type="float" office:value="225" calcext:value-type="float">
            <text:p>225</text:p>
          </table:table-cell>
          <table:table-cell table:formula="of:=MEDIAN([.F136:.H136])" office:value-type="float" office:value="324" calcext:value-type="float">
            <text:p>324</text:p>
          </table:table-cell>
          <table:table-cell table:formula="of:=IF([.F135]&gt;[.$E135];[.F135]-[.$E135]+[.B136];IF([.F135]=[.$E135];[.B136];[.F135]+[.B136]))" office:value-type="float" office:value="324" calcext:value-type="float">
            <text:p>324</text:p>
          </table:table-cell>
          <table:table-cell table:formula="of:=IF([.G135]&gt;[.$E135];[.G135]-[.$E135]+[.C136];IF([.G135]=[.$E135];[.C136];[.G135]+[.C136]))" office:value-type="float" office:value="559" calcext:value-type="float">
            <text:p>559</text:p>
          </table:table-cell>
          <table:table-cell table:formula="of:=IF([.H135]&gt;[.$E135];[.H135]-[.$E135]+[.D136];IF([.H135]=[.$E135];[.D136];[.H135]+[.D136]))" office:value-type="float" office:value="225" calcext:value-type="float">
            <text:p>225</text:p>
          </table:table-cell>
          <table:table-cell/>
          <table:table-cell table:formula="of:=IF([.F136]&gt;=[.E136];IF([.H136]&gt;=[.E136];1;0);0)" office:value-type="float" office:value="0" calcext:value-type="float">
            <text:p>0</text:p>
          </table:table-cell>
          <table:table-cell table:formula="of:=IF([.F136]&gt;=[.E136];IF([.G136]&gt;=[.E136];1;0);0)" office:value-type="float" office:value="1" calcext:value-type="float">
            <text:p>1</text:p>
          </table:table-cell>
          <table:table-cell table:formula="of:=IF([.H136]&gt;=[.E136];IF([.G136]&gt;=[.E13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3" calcext:value-type="date">
            <text:p>13.09.2020</text:p>
          </table:table-cell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  <table:table-cell table:formula="of:=MEDIAN([.F137:.H137])" office:value-type="float" office:value="422" calcext:value-type="float">
            <text:p>422</text:p>
          </table:table-cell>
          <table:table-cell table:formula="of:=IF([.F136]&gt;[.$E136];[.F136]-[.$E136]+[.B137];IF([.F136]=[.$E136];[.B137];[.F136]+[.B137]))" office:value-type="float" office:value="284" calcext:value-type="float">
            <text:p>284</text:p>
          </table:table-cell>
          <table:table-cell table:formula="of:=IF([.G136]&gt;[.$E136];[.G136]-[.$E136]+[.C137];IF([.G136]=[.$E136];[.C137];[.G136]+[.C137]))" office:value-type="float" office:value="461" calcext:value-type="float">
            <text:p>461</text:p>
          </table:table-cell>
          <table:table-cell table:formula="of:=IF([.H136]&gt;[.$E136];[.H136]-[.$E136]+[.D137];IF([.H136]=[.$E136];[.D137];[.H136]+[.D137]))" office:value-type="float" office:value="422" calcext:value-type="float">
            <text:p>422</text:p>
          </table:table-cell>
          <table:table-cell/>
          <table:table-cell table:formula="of:=IF([.F137]&gt;=[.E137];IF([.H137]&gt;=[.E137];1;0);0)" office:value-type="float" office:value="0" calcext:value-type="float">
            <text:p>0</text:p>
          </table:table-cell>
          <table:table-cell table:formula="of:=IF([.F137]&gt;=[.E137];IF([.G137]&gt;=[.E137];1;0);0)" office:value-type="float" office:value="0" calcext:value-type="float">
            <text:p>0</text:p>
          </table:table-cell>
          <table:table-cell table:formula="of:=IF([.H137]&gt;=[.E137];IF([.G137]&gt;=[.E137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4" calcext:value-type="date">
            <text:p>14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  <table:table-cell table:formula="of:=MEDIAN([.F138:.H138])" office:value-type="float" office:value="384" calcext:value-type="float">
            <text:p>384</text:p>
          </table:table-cell>
          <table:table-cell table:formula="of:=IF([.F137]&gt;[.$E137];[.F137]-[.$E137]+[.B138];IF([.F137]=[.$E137];[.B138];[.F137]+[.B138]))" office:value-type="float" office:value="446" calcext:value-type="float">
            <text:p>446</text:p>
          </table:table-cell>
          <table:table-cell table:formula="of:=IF([.G137]&gt;[.$E137];[.G137]-[.$E137]+[.C138];IF([.G137]=[.$E137];[.C138];[.G137]+[.C138]))" office:value-type="float" office:value="384" calcext:value-type="float">
            <text:p>384</text:p>
          </table:table-cell>
          <table:table-cell table:formula="of:=IF([.H137]&gt;[.$E137];[.H137]-[.$E137]+[.D138];IF([.H137]=[.$E137];[.D138];[.H137]+[.D138]))" office:value-type="float" office:value="194" calcext:value-type="float">
            <text:p>194</text:p>
          </table:table-cell>
          <table:table-cell/>
          <table:table-cell table:formula="of:=IF([.F138]&gt;=[.E138];IF([.H138]&gt;=[.E138];1;0);0)" office:value-type="float" office:value="0" calcext:value-type="float">
            <text:p>0</text:p>
          </table:table-cell>
          <table:table-cell table:formula="of:=IF([.F138]&gt;=[.E138];IF([.G138]&gt;=[.E138];1;0);0)" office:value-type="float" office:value="1" calcext:value-type="float">
            <text:p>1</text:p>
          </table:table-cell>
          <table:table-cell table:formula="of:=IF([.H138]&gt;=[.E138];IF([.G138]&gt;=[.E13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15.09.2020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formula="of:=MEDIAN([.F139:.H139])" office:value-type="float" office:value="274" calcext:value-type="float">
            <text:p>274</text:p>
          </table:table-cell>
          <table:table-cell table:formula="of:=IF([.F138]&gt;[.$E138];[.F138]-[.$E138]+[.B139];IF([.F138]=[.$E138];[.B139];[.F138]+[.B139]))" office:value-type="float" office:value="274" calcext:value-type="float">
            <text:p>274</text:p>
          </table:table-cell>
          <table:table-cell table:formula="of:=IF([.G138]&gt;[.$E138];[.G138]-[.$E138]+[.C139];IF([.G138]=[.$E138];[.C139];[.G138]+[.C139]))" office:value-type="float" office:value="184" calcext:value-type="float">
            <text:p>184</text:p>
          </table:table-cell>
          <table:table-cell table:formula="of:=IF([.H138]&gt;[.$E138];[.H138]-[.$E138]+[.D139];IF([.H138]=[.$E138];[.D139];[.H138]+[.D139]))" office:value-type="float" office:value="377" calcext:value-type="float">
            <text:p>377</text:p>
          </table:table-cell>
          <table:table-cell/>
          <table:table-cell table:formula="of:=IF([.F139]&gt;=[.E139];IF([.H139]&gt;=[.E139];1;0);0)" office:value-type="float" office:value="1" calcext:value-type="float">
            <text:p>1</text:p>
          </table:table-cell>
          <table:table-cell table:formula="of:=IF([.F139]&gt;=[.E139];IF([.G139]&gt;=[.E139];1;0);0)" office:value-type="float" office:value="0" calcext:value-type="float">
            <text:p>0</text:p>
          </table:table-cell>
          <table:table-cell table:formula="of:=IF([.H139]&gt;=[.E139];IF([.G139]&gt;=[.E13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16.09.2020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table:formula="of:=MEDIAN([.F140:.H140])" office:value-type="float" office:value="305" calcext:value-type="float">
            <text:p>305</text:p>
          </table:table-cell>
          <table:table-cell table:formula="of:=IF([.F139]&gt;[.$E139];[.F139]-[.$E139]+[.B140];IF([.F139]=[.$E139];[.B140];[.F139]+[.B140]))" office:value-type="float" office:value="165" calcext:value-type="float">
            <text:p>165</text:p>
          </table:table-cell>
          <table:table-cell table:formula="of:=IF([.G139]&gt;[.$E139];[.G139]-[.$E139]+[.C140];IF([.G139]=[.$E139];[.C140];[.G139]+[.C140]))" office:value-type="float" office:value="416" calcext:value-type="float">
            <text:p>416</text:p>
          </table:table-cell>
          <table:table-cell table:formula="of:=IF([.H139]&gt;[.$E139];[.H139]-[.$E139]+[.D140];IF([.H139]=[.$E139];[.D140];[.H139]+[.D140]))" office:value-type="float" office:value="305" calcext:value-type="float">
            <text:p>305</text:p>
          </table:table-cell>
          <table:table-cell/>
          <table:table-cell table:formula="of:=IF([.F140]&gt;=[.E140];IF([.H140]&gt;=[.E140];1;0);0)" office:value-type="float" office:value="0" calcext:value-type="float">
            <text:p>0</text:p>
          </table:table-cell>
          <table:table-cell table:formula="of:=IF([.F140]&gt;=[.E140];IF([.G140]&gt;=[.E140];1;0);0)" office:value-type="float" office:value="0" calcext:value-type="float">
            <text:p>0</text:p>
          </table:table-cell>
          <table:table-cell table:formula="of:=IF([.H140]&gt;=[.E140];IF([.G140]&gt;=[.E140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17.09.2020</text:p>
          </table:table-cell>
          <table:table-cell office:value-type="float" office:value="163" calcext:value-type="float">
            <text:p>163</text:p>
          </table:table-cell>
          <table:table-cell office:value-type="float" office:value="314" calcext:value-type="float">
            <text:p>314</text:p>
          </table:table-cell>
          <table:table-cell office:value-type="float" office:value="213" calcext:value-type="float">
            <text:p>213</text:p>
          </table:table-cell>
          <table:table-cell table:formula="of:=MEDIAN([.F141:.H141])" office:value-type="float" office:value="328" calcext:value-type="float">
            <text:p>328</text:p>
          </table:table-cell>
          <table:table-cell table:formula="of:=IF([.F140]&gt;[.$E140];[.F140]-[.$E140]+[.B141];IF([.F140]=[.$E140];[.B141];[.F140]+[.B141]))" office:value-type="float" office:value="328" calcext:value-type="float">
            <text:p>328</text:p>
          </table:table-cell>
          <table:table-cell table:formula="of:=IF([.G140]&gt;[.$E140];[.G140]-[.$E140]+[.C141];IF([.G140]=[.$E140];[.C141];[.G140]+[.C141]))" office:value-type="float" office:value="425" calcext:value-type="float">
            <text:p>425</text:p>
          </table:table-cell>
          <table:table-cell table:formula="of:=IF([.H140]&gt;[.$E140];[.H140]-[.$E140]+[.D141];IF([.H140]=[.$E140];[.D141];[.H140]+[.D141]))" office:value-type="float" office:value="213" calcext:value-type="float">
            <text:p>213</text:p>
          </table:table-cell>
          <table:table-cell/>
          <table:table-cell table:formula="of:=IF([.F141]&gt;=[.E141];IF([.H141]&gt;=[.E141];1;0);0)" office:value-type="float" office:value="0" calcext:value-type="float">
            <text:p>0</text:p>
          </table:table-cell>
          <table:table-cell table:formula="of:=IF([.F141]&gt;=[.E141];IF([.G141]&gt;=[.E141];1;0);0)" office:value-type="float" office:value="1" calcext:value-type="float">
            <text:p>1</text:p>
          </table:table-cell>
          <table:table-cell table:formula="of:=IF([.H141]&gt;=[.E141];IF([.G141]&gt;=[.E14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18.09.2020</text:p>
          </table:table-cell>
          <table:table-cell office:value-type="float" office:value="200" calcext:value-type="float">
            <text:p>200</text:p>
          </table:table-cell>
          <table:table-cell office:value-type="float" office:value="307" calcext:value-type="float">
            <text:p>307</text:p>
          </table:table-cell>
          <table:table-cell office:value-type="float" office:value="206" calcext:value-type="float">
            <text:p>206</text:p>
          </table:table-cell>
          <table:table-cell table:formula="of:=MEDIAN([.F142:.H142])" office:value-type="float" office:value="404" calcext:value-type="float">
            <text:p>404</text:p>
          </table:table-cell>
          <table:table-cell table:formula="of:=IF([.F141]&gt;[.$E141];[.F141]-[.$E141]+[.B142];IF([.F141]=[.$E141];[.B142];[.F141]+[.B142]))" office:value-type="float" office:value="200" calcext:value-type="float">
            <text:p>200</text:p>
          </table:table-cell>
          <table:table-cell table:formula="of:=IF([.G141]&gt;[.$E141];[.G141]-[.$E141]+[.C142];IF([.G141]=[.$E141];[.C142];[.G141]+[.C142]))" office:value-type="float" office:value="404" calcext:value-type="float">
            <text:p>404</text:p>
          </table:table-cell>
          <table:table-cell table:formula="of:=IF([.H141]&gt;[.$E141];[.H141]-[.$E141]+[.D142];IF([.H141]=[.$E141];[.D142];[.H141]+[.D142]))" office:value-type="float" office:value="419" calcext:value-type="float">
            <text:p>419</text:p>
          </table:table-cell>
          <table:table-cell/>
          <table:table-cell table:formula="of:=IF([.F142]&gt;=[.E142];IF([.H142]&gt;=[.E142];1;0);0)" office:value-type="float" office:value="0" calcext:value-type="float">
            <text:p>0</text:p>
          </table:table-cell>
          <table:table-cell table:formula="of:=IF([.F142]&gt;=[.E142];IF([.G142]&gt;=[.E142];1;0);0)" office:value-type="float" office:value="0" calcext:value-type="float">
            <text:p>0</text:p>
          </table:table-cell>
          <table:table-cell table:formula="of:=IF([.H142]&gt;=[.E142];IF([.G142]&gt;=[.E142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19.09.2020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210" calcext:value-type="float">
            <text:p>210</text:p>
          </table:table-cell>
          <table:table-cell table:formula="of:=MEDIAN([.F143:.H143])" office:value-type="float" office:value="274" calcext:value-type="float">
            <text:p>274</text:p>
          </table:table-cell>
          <table:table-cell table:formula="of:=IF([.F142]&gt;[.$E142];[.F142]-[.$E142]+[.B143];IF([.F142]=[.$E142];[.B143];[.F142]+[.B143]))" office:value-type="float" office:value="401" calcext:value-type="float">
            <text:p>401</text:p>
          </table:table-cell>
          <table:table-cell table:formula="of:=IF([.G142]&gt;[.$E142];[.G142]-[.$E142]+[.C143];IF([.G142]=[.$E142];[.C143];[.G142]+[.C143]))" office:value-type="float" office:value="274" calcext:value-type="float">
            <text:p>274</text:p>
          </table:table-cell>
          <table:table-cell table:formula="of:=IF([.H142]&gt;[.$E142];[.H142]-[.$E142]+[.D143];IF([.H142]=[.$E142];[.D143];[.H142]+[.D143]))" office:value-type="float" office:value="225" calcext:value-type="float">
            <text:p>225</text:p>
          </table:table-cell>
          <table:table-cell/>
          <table:table-cell table:formula="of:=IF([.F143]&gt;=[.E143];IF([.H143]&gt;=[.E143];1;0);0)" office:value-type="float" office:value="0" calcext:value-type="float">
            <text:p>0</text:p>
          </table:table-cell>
          <table:table-cell table:formula="of:=IF([.F143]&gt;=[.E143];IF([.G143]&gt;=[.E143];1;0);0)" office:value-type="float" office:value="1" calcext:value-type="float">
            <text:p>1</text:p>
          </table:table-cell>
          <table:table-cell table:formula="of:=IF([.H143]&gt;=[.E143];IF([.G143]&gt;=[.E143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.09.2020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table:formula="of:=MEDIAN([.F144:.H144])" office:value-type="float" office:value="396" calcext:value-type="float">
            <text:p>396</text:p>
          </table:table-cell>
          <table:table-cell table:formula="of:=IF([.F143]&gt;[.$E143];[.F143]-[.$E143]+[.B144];IF([.F143]=[.$E143];[.B144];[.F143]+[.B144]))" office:value-type="float" office:value="396" calcext:value-type="float">
            <text:p>396</text:p>
          </table:table-cell>
          <table:table-cell table:formula="of:=IF([.G143]&gt;[.$E143];[.G143]-[.$E143]+[.C144];IF([.G143]=[.$E143];[.C144];[.G143]+[.C144]))" office:value-type="float" office:value="278" calcext:value-type="float">
            <text:p>278</text:p>
          </table:table-cell>
          <table:table-cell table:formula="of:=IF([.H143]&gt;[.$E143];[.H143]-[.$E143]+[.D144];IF([.H143]=[.$E143];[.D144];[.H143]+[.D144]))" office:value-type="float" office:value="453" calcext:value-type="float">
            <text:p>453</text:p>
          </table:table-cell>
          <table:table-cell/>
          <table:table-cell table:formula="of:=IF([.F144]&gt;=[.E144];IF([.H144]&gt;=[.E144];1;0);0)" office:value-type="float" office:value="1" calcext:value-type="float">
            <text:p>1</text:p>
          </table:table-cell>
          <table:table-cell table:formula="of:=IF([.F144]&gt;=[.E144];IF([.G144]&gt;=[.E144];1;0);0)" office:value-type="float" office:value="0" calcext:value-type="float">
            <text:p>0</text:p>
          </table:table-cell>
          <table:table-cell table:formula="of:=IF([.H144]&gt;=[.E144];IF([.G144]&gt;=[.E144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1.09.2020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table:formula="of:=MEDIAN([.F145:.H145])" office:value-type="float" office:value="264" calcext:value-type="float">
            <text:p>264</text:p>
          </table:table-cell>
          <table:table-cell table:formula="of:=IF([.F144]&gt;[.$E144];[.F144]-[.$E144]+[.B145];IF([.F144]=[.$E144];[.B145];[.F144]+[.B145]))" office:value-type="float" office:value="188" calcext:value-type="float">
            <text:p>188</text:p>
          </table:table-cell>
          <table:table-cell table:formula="of:=IF([.G144]&gt;[.$E144];[.G144]-[.$E144]+[.C145];IF([.G144]=[.$E144];[.C145];[.G144]+[.C145]))" office:value-type="float" office:value="473" calcext:value-type="float">
            <text:p>473</text:p>
          </table:table-cell>
          <table:table-cell table:formula="of:=IF([.H144]&gt;[.$E144];[.H144]-[.$E144]+[.D145];IF([.H144]=[.$E144];[.D145];[.H144]+[.D145]))" office:value-type="float" office:value="264" calcext:value-type="float">
            <text:p>264</text:p>
          </table:table-cell>
          <table:table-cell/>
          <table:table-cell table:formula="of:=IF([.F145]&gt;=[.E145];IF([.H145]&gt;=[.E145];1;0);0)" office:value-type="float" office:value="0" calcext:value-type="float">
            <text:p>0</text:p>
          </table:table-cell>
          <table:table-cell table:formula="of:=IF([.F145]&gt;=[.E145];IF([.G145]&gt;=[.E145];1;0);0)" office:value-type="float" office:value="0" calcext:value-type="float">
            <text:p>0</text:p>
          </table:table-cell>
          <table:table-cell table:formula="of:=IF([.H145]&gt;=[.E145];IF([.G145]&gt;=[.E145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2" calcext:value-type="date">
            <text:p>22.09.202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table:formula="of:=MEDIAN([.F146:.H146])" office:value-type="float" office:value="330" calcext:value-type="float">
            <text:p>330</text:p>
          </table:table-cell>
          <table:table-cell table:formula="of:=IF([.F145]&gt;[.$E145];[.F145]-[.$E145]+[.B146];IF([.F145]=[.$E145];[.B146];[.F145]+[.B146]))" office:value-type="float" office:value="330" calcext:value-type="float">
            <text:p>330</text:p>
          </table:table-cell>
          <table:table-cell table:formula="of:=IF([.G145]&gt;[.$E145];[.G145]-[.$E145]+[.C146];IF([.G145]=[.$E145];[.C146];[.G145]+[.C146]))" office:value-type="float" office:value="458" calcext:value-type="float">
            <text:p>458</text:p>
          </table:table-cell>
          <table:table-cell table:formula="of:=IF([.H145]&gt;[.$E145];[.H145]-[.$E145]+[.D146];IF([.H145]=[.$E145];[.D146];[.H145]+[.D146]))" office:value-type="float" office:value="202" calcext:value-type="float">
            <text:p>202</text:p>
          </table:table-cell>
          <table:table-cell/>
          <table:table-cell table:formula="of:=IF([.F146]&gt;=[.E146];IF([.H146]&gt;=[.E146];1;0);0)" office:value-type="float" office:value="0" calcext:value-type="float">
            <text:p>0</text:p>
          </table:table-cell>
          <table:table-cell table:formula="of:=IF([.F146]&gt;=[.E146];IF([.G146]&gt;=[.E146];1;0);0)" office:value-type="float" office:value="1" calcext:value-type="float">
            <text:p>1</text:p>
          </table:table-cell>
          <table:table-cell table:formula="of:=IF([.H146]&gt;=[.E146];IF([.G146]&gt;=[.E146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3.09.2020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table:formula="of:=MEDIAN([.F147:.H147])" office:value-type="float" office:value="244" calcext:value-type="float">
            <text:p>244</text:p>
          </table:table-cell>
          <table:table-cell table:formula="of:=IF([.F146]&gt;[.$E146];[.F146]-[.$E146]+[.B147];IF([.F146]=[.$E146];[.B147];[.F146]+[.B147]))" office:value-type="float" office:value="232" calcext:value-type="float">
            <text:p>232</text:p>
          </table:table-cell>
          <table:table-cell table:formula="of:=IF([.G146]&gt;[.$E146];[.G146]-[.$E146]+[.C147];IF([.G146]=[.$E146];[.C147];[.G146]+[.C147]))" office:value-type="float" office:value="244" calcext:value-type="float">
            <text:p>244</text:p>
          </table:table-cell>
          <table:table-cell table:formula="of:=IF([.H146]&gt;[.$E146];[.H146]-[.$E146]+[.D147];IF([.H146]=[.$E146];[.D147];[.H146]+[.D147]))" office:value-type="float" office:value="397" calcext:value-type="float">
            <text:p>397</text:p>
          </table:table-cell>
          <table:table-cell/>
          <table:table-cell table:formula="of:=IF([.F147]&gt;=[.E147];IF([.H147]&gt;=[.E147];1;0);0)" office:value-type="float" office:value="0" calcext:value-type="float">
            <text:p>0</text:p>
          </table:table-cell>
          <table:table-cell table:formula="of:=IF([.F147]&gt;=[.E147];IF([.G147]&gt;=[.E147];1;0);0)" office:value-type="float" office:value="0" calcext:value-type="float">
            <text:p>0</text:p>
          </table:table-cell>
          <table:table-cell table:formula="of:=IF([.H147]&gt;=[.E147];IF([.G147]&gt;=[.E147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4" calcext:value-type="date">
            <text:p>24.09.2020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table:formula="of:=MEDIAN([.F148:.H148])" office:value-type="float" office:value="345" calcext:value-type="float">
            <text:p>345</text:p>
          </table:table-cell>
          <table:table-cell table:formula="of:=IF([.F147]&gt;[.$E147];[.F147]-[.$E147]+[.B148];IF([.F147]=[.$E147];[.B148];[.F147]+[.B148]))" office:value-type="float" office:value="528" calcext:value-type="float">
            <text:p>528</text:p>
          </table:table-cell>
          <table:table-cell table:formula="of:=IF([.G147]&gt;[.$E147];[.G147]-[.$E147]+[.C148];IF([.G147]=[.$E147];[.C148];[.G147]+[.C148]))" office:value-type="float" office:value="102" calcext:value-type="float">
            <text:p>102</text:p>
          </table:table-cell>
          <table:table-cell table:formula="of:=IF([.H147]&gt;[.$E147];[.H147]-[.$E147]+[.D148];IF([.H147]=[.$E147];[.D148];[.H147]+[.D148]))" office:value-type="float" office:value="345" calcext:value-type="float">
            <text:p>345</text:p>
          </table:table-cell>
          <table:table-cell/>
          <table:table-cell table:formula="of:=IF([.F148]&gt;=[.E148];IF([.H148]&gt;=[.E148];1;0);0)" office:value-type="float" office:value="1" calcext:value-type="float">
            <text:p>1</text:p>
          </table:table-cell>
          <table:table-cell table:formula="of:=IF([.F148]&gt;=[.E148];IF([.G148]&gt;=[.E148];1;0);0)" office:value-type="float" office:value="0" calcext:value-type="float">
            <text:p>0</text:p>
          </table:table-cell>
          <table:table-cell table:formula="of:=IF([.H148]&gt;=[.E148];IF([.G148]&gt;=[.E148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5.09.202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216" calcext:value-type="float">
            <text:p>216</text:p>
          </table:table-cell>
          <table:table-cell table:formula="of:=MEDIAN([.F149:.H149])" office:value-type="float" office:value="253" calcext:value-type="float">
            <text:p>253</text:p>
          </table:table-cell>
          <table:table-cell table:formula="of:=IF([.F148]&gt;[.$E148];[.F148]-[.$E148]+[.B149];IF([.F148]=[.$E148];[.B149];[.F148]+[.B149]))" office:value-type="float" office:value="344" calcext:value-type="float">
            <text:p>344</text:p>
          </table:table-cell>
          <table:table-cell table:formula="of:=IF([.G148]&gt;[.$E148];[.G148]-[.$E148]+[.C149];IF([.G148]=[.$E148];[.C149];[.G148]+[.C149]))" office:value-type="float" office:value="253" calcext:value-type="float">
            <text:p>253</text:p>
          </table:table-cell>
          <table:table-cell table:formula="of:=IF([.H148]&gt;[.$E148];[.H148]-[.$E148]+[.D149];IF([.H148]=[.$E148];[.D149];[.H148]+[.D149]))" office:value-type="float" office:value="216" calcext:value-type="float">
            <text:p>216</text:p>
          </table:table-cell>
          <table:table-cell/>
          <table:table-cell table:formula="of:=IF([.F149]&gt;=[.E149];IF([.H149]&gt;=[.E149];1;0);0)" office:value-type="float" office:value="0" calcext:value-type="float">
            <text:p>0</text:p>
          </table:table-cell>
          <table:table-cell table:formula="of:=IF([.F149]&gt;=[.E149];IF([.G149]&gt;=[.E149];1;0);0)" office:value-type="float" office:value="1" calcext:value-type="float">
            <text:p>1</text:p>
          </table:table-cell>
          <table:table-cell table:formula="of:=IF([.H149]&gt;=[.E149];IF([.G149]&gt;=[.E149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office:value-type="float" office:value="184" calcext:value-type="float">
            <text:p>184</text:p>
          </table:table-cell>
          <table:table-cell table:formula="of:=MEDIAN([.F150:.H150])" office:value-type="float" office:value="261" calcext:value-type="float">
            <text:p>261</text:p>
          </table:table-cell>
          <table:table-cell table:formula="of:=IF([.F149]&gt;[.$E149];[.F149]-[.$E149]+[.B150];IF([.F149]=[.$E149];[.B150];[.F149]+[.B150]))" office:value-type="float" office:value="253" calcext:value-type="float">
            <text:p>253</text:p>
          </table:table-cell>
          <table:table-cell table:formula="of:=IF([.G149]&gt;[.$E149];[.G149]-[.$E149]+[.C150];IF([.G149]=[.$E149];[.C150];[.G149]+[.C150]))" office:value-type="float" office:value="261" calcext:value-type="float">
            <text:p>261</text:p>
          </table:table-cell>
          <table:table-cell table:formula="of:=IF([.H149]&gt;[.$E149];[.H149]-[.$E149]+[.D150];IF([.H149]=[.$E149];[.D150];[.H149]+[.D150]))" office:value-type="float" office:value="400" calcext:value-type="float">
            <text:p>400</text:p>
          </table:table-cell>
          <table:table-cell/>
          <table:table-cell table:formula="of:=IF([.F150]&gt;=[.E150];IF([.H150]&gt;=[.E150];1;0);0)" office:value-type="float" office:value="0" calcext:value-type="float">
            <text:p>0</text:p>
          </table:table-cell>
          <table:table-cell table:formula="of:=IF([.F150]&gt;=[.E150];IF([.G150]&gt;=[.E150];1;0);0)" office:value-type="float" office:value="0" calcext:value-type="float">
            <text:p>0</text:p>
          </table:table-cell>
          <table:table-cell table:formula="of:=IF([.H150]&gt;=[.E150];IF([.G150]&gt;=[.E150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7" calcext:value-type="date">
            <text:p>27.09.2020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table:formula="of:=MEDIAN([.F151:.H151])" office:value-type="float" office:value="343" calcext:value-type="float">
            <text:p>343</text:p>
          </table:table-cell>
          <table:table-cell table:formula="of:=IF([.F150]&gt;[.$E150];[.F150]-[.$E150]+[.B151];IF([.F150]=[.$E150];[.B151];[.F150]+[.B151]))" office:value-type="float" office:value="469" calcext:value-type="float">
            <text:p>469</text:p>
          </table:table-cell>
          <table:table-cell table:formula="of:=IF([.G150]&gt;[.$E150];[.G150]-[.$E150]+[.C151];IF([.G150]=[.$E150];[.C151];[.G150]+[.C151]))" office:value-type="float" office:value="147" calcext:value-type="float">
            <text:p>147</text:p>
          </table:table-cell>
          <table:table-cell table:formula="of:=IF([.H150]&gt;[.$E150];[.H150]-[.$E150]+[.D151];IF([.H150]=[.$E150];[.D151];[.H150]+[.D151]))" office:value-type="float" office:value="343" calcext:value-type="float">
            <text:p>343</text:p>
          </table:table-cell>
          <table:table-cell/>
          <table:table-cell table:formula="of:=IF([.F151]&gt;=[.E151];IF([.H151]&gt;=[.E151];1;0);0)" office:value-type="float" office:value="1" calcext:value-type="float">
            <text:p>1</text:p>
          </table:table-cell>
          <table:table-cell table:formula="of:=IF([.F151]&gt;=[.E151];IF([.G151]&gt;=[.E151];1;0);0)" office:value-type="float" office:value="0" calcext:value-type="float">
            <text:p>0</text:p>
          </table:table-cell>
          <table:table-cell table:formula="of:=IF([.H151]&gt;=[.E151];IF([.G151]&gt;=[.E151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8" calcext:value-type="date">
            <text:p>28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195" calcext:value-type="float">
            <text:p>195</text:p>
          </table:table-cell>
          <table:table-cell table:formula="of:=MEDIAN([.F152:.H152])" office:value-type="float" office:value="408" calcext:value-type="float">
            <text:p>408</text:p>
          </table:table-cell>
          <table:table-cell table:formula="of:=IF([.F151]&gt;[.$E151];[.F151]-[.$E151]+[.B152];IF([.F151]=[.$E151];[.B152];[.F151]+[.B152]))" office:value-type="float" office:value="408" calcext:value-type="float">
            <text:p>408</text:p>
          </table:table-cell>
          <table:table-cell table:formula="of:=IF([.G151]&gt;[.$E151];[.G151]-[.$E151]+[.C152];IF([.G151]=[.$E151];[.C152];[.G151]+[.C152]))" office:value-type="float" office:value="444" calcext:value-type="float">
            <text:p>444</text:p>
          </table:table-cell>
          <table:table-cell table:formula="of:=IF([.H151]&gt;[.$E151];[.H151]-[.$E151]+[.D152];IF([.H151]=[.$E151];[.D152];[.H151]+[.D152]))" office:value-type="float" office:value="195" calcext:value-type="float">
            <text:p>195</text:p>
          </table:table-cell>
          <table:table-cell/>
          <table:table-cell table:formula="of:=IF([.F152]&gt;=[.E152];IF([.H152]&gt;=[.E152];1;0);0)" office:value-type="float" office:value="0" calcext:value-type="float">
            <text:p>0</text:p>
          </table:table-cell>
          <table:table-cell table:formula="of:=IF([.F152]&gt;=[.E152];IF([.G152]&gt;=[.E152];1;0);0)" office:value-type="float" office:value="1" calcext:value-type="float">
            <text:p>1</text:p>
          </table:table-cell>
          <table:table-cell table:formula="of:=IF([.H152]&gt;=[.E152];IF([.G152]&gt;=[.E152];1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formula="of:=MEDIAN([.F153:.H153])" office:value-type="float" office:value="234" calcext:value-type="float">
            <text:p>234</text:p>
          </table:table-cell>
          <table:table-cell table:formula="of:=IF([.F152]&gt;[.$E152];[.F152]-[.$E152]+[.B153];IF([.F152]=[.$E152];[.B153];[.F152]+[.B153]))" office:value-type="float" office:value="214" calcext:value-type="float">
            <text:p>214</text:p>
          </table:table-cell>
          <table:table-cell table:formula="of:=IF([.G152]&gt;[.$E152];[.G152]-[.$E152]+[.C153];IF([.G152]=[.$E152];[.C153];[.G152]+[.C153]))" office:value-type="float" office:value="234" calcext:value-type="float">
            <text:p>234</text:p>
          </table:table-cell>
          <table:table-cell table:formula="of:=IF([.H152]&gt;[.$E152];[.H152]-[.$E152]+[.D153];IF([.H152]=[.$E152];[.D153];[.H152]+[.D153]))" office:value-type="float" office:value="395" calcext:value-type="float">
            <text:p>395</text:p>
          </table:table-cell>
          <table:table-cell/>
          <table:table-cell table:formula="of:=IF([.F153]&gt;=[.E153];IF([.H153]&gt;=[.E153];1;0);0)" office:value-type="float" office:value="0" calcext:value-type="float">
            <text:p>0</text:p>
          </table:table-cell>
          <table:table-cell table:formula="of:=IF([.F153]&gt;=[.E153];IF([.G153]&gt;=[.E153];1;0);0)" office:value-type="float" office:value="0" calcext:value-type="float">
            <text:p>0</text:p>
          </table:table-cell>
          <table:table-cell table:formula="of:=IF([.H153]&gt;=[.E153];IF([.G153]&gt;=[.E153];1;0);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30" calcext:value-type="date">
            <text:p>30.09.2020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table:formula="of:=MEDIAN([.F154:.H154])" office:value-type="float" office:value="351" calcext:value-type="float">
            <text:p>351</text:p>
          </table:table-cell>
          <table:table-cell table:formula="of:=IF([.F153]&gt;[.$E153];[.F153]-[.$E153]+[.B154];IF([.F153]=[.$E153];[.B154];[.F153]+[.B154]))" office:value-type="float" office:value="503" calcext:value-type="float">
            <text:p>503</text:p>
          </table:table-cell>
          <table:table-cell table:formula="of:=IF([.G153]&gt;[.$E153];[.G153]-[.$E153]+[.C154];IF([.G153]=[.$E153];[.C154];[.G153]+[.C154]))" office:value-type="float" office:value="290" calcext:value-type="float">
            <text:p>290</text:p>
          </table:table-cell>
          <table:table-cell table:formula="of:=IF([.H153]&gt;[.$E153];[.H153]-[.$E153]+[.D154];IF([.H153]=[.$E153];[.D154];[.H153]+[.D154]))" office:value-type="float" office:value="351" calcext:value-type="float">
            <text:p>351</text:p>
          </table:table-cell>
          <table:table-cell/>
          <table:table-cell table:formula="of:=IF([.F154]&gt;=[.E154];IF([.H154]&gt;=[.E154];1;0);0)" office:value-type="float" office:value="1" calcext:value-type="float">
            <text:p>1</text:p>
          </table:table-cell>
          <table:table-cell table:formula="of:=IF([.F154]&gt;=[.E154];IF([.G154]&gt;=[.E154];1;0);0)" office:value-type="float" office:value="0" calcext:value-type="float">
            <text:p>0</text:p>
          </table:table-cell>
          <table:table-cell table:formula="of:=IF([.H154]&gt;=[.E154];IF([.G154]&gt;=[.E154];1;0);0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3"/>
          <table:table-cell/>
          <table:table-cell table:formula="of:=SUM([.J2:.J154])" office:value-type="float" office:value="41" calcext:value-type="float">
            <text:p>41</text:p>
          </table:table-cell>
          <table:table-cell table:formula="of:=SUM([.K2:.K154])" office:value-type="float" office:value="72" calcext:value-type="float">
            <text:p>72</text:p>
          </table:table-cell>
          <table:table-cell table:formula="of:=SUM([.L2:.L154])" office:value-type="float" office:value="40" calcext:value-type="float">
            <text:p>40</text:p>
          </table:table-cell>
        </table:table-row>
      </table:table>
      <table:table table:name="zad 6.4" table:style-name="ta1">
        <table:table-column table:style-name="co1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3" table:default-cell-style-name="ce25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_malin</text:p>
          </table:table-cell>
          <table:table-cell office:value-type="string" calcext:value-type="string">
            <text:p>dostawa_truskawek</text:p>
          </table:table-cell>
          <table:table-cell office:value-type="string" calcext:value-type="string">
            <text:p>dostawa_porzeczek</text:p>
          </table:table-cell>
          <table:table-cell office:value-type="string" calcext:value-type="string">
            <text:p>MEDIANA</text:p>
          </table:table-cell>
          <table:table-cell table:style-name="Default" office:value-type="string" calcext:value-type="string">
            <text:p>MALINY</text:p>
          </table:table-cell>
          <table:table-cell table:style-name="Default" office:value-type="string" calcext:value-type="string">
            <text:p>TRUSKAWKI</text:p>
          </table:table-cell>
          <table:table-cell table:style-name="Default" office:value-type="string" calcext:value-type="string">
            <text:p>PORZECZKI</text:p>
          </table:table-cell>
          <table:table-cell/>
          <table:table-cell office:value-type="string" calcext:value-type="string">
            <text:p>MAL-PORZ</text:p>
          </table:table-cell>
          <table:table-cell office:value-type="string" calcext:value-type="string">
            <text:p>MAL-TRUS</text:p>
          </table:table-cell>
          <table:table-cell office:value-type="string" calcext:value-type="string">
            <text:p>TRUS-PORZ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table:formula="of:=MEDIAN([.F2:.H2])" office:value-type="float" office:value="211" calcext:value-type="float">
            <text:p>211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table:formula="of:=IF([.F2]&gt;=[.E2];IF([.H2]&gt;=[.E2];[.$E2];0);0)" office:value-type="float" office:value="0" calcext:value-type="float">
            <text:p>0</text:p>
          </table:table-cell>
          <table:table-cell table:formula="of:=IF([.F2]&gt;=[.E2];IF([.G2]&gt;=[.E2];[.$E2];0);0)" office:value-type="float" office:value="211" calcext:value-type="float">
            <text:p>211</text:p>
          </table:table-cell>
          <table:table-cell table:formula="of:=IF([.H2]&gt;=[.E2];IF([.G2]&gt;=[.E2];[.$E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  <table:table-cell office:value-type="float" office:value="83" calcext:value-type="float">
            <text:p>83</text:p>
          </table:table-cell>
          <table:table-cell table:formula="of:=MEDIAN([.F3:.H3])" office:value-type="float" office:value="383" calcext:value-type="float">
            <text:p>383</text:p>
          </table:table-cell>
          <table:table-cell table:formula="of:=IF([.F2]&gt;[.$E2];[.F2]-[.$E2]+[.B3];IF([.F2]=[.$E2];[.B3];[.F2]+[.B3]))" office:value-type="float" office:value="393" calcext:value-type="float">
            <text:p>393</text:p>
          </table:table-cell>
          <table:table-cell table:formula="of:=IF([.G2]&gt;[.$E2];[.G2]-[.$E2]+[.C3];IF([.G2]=[.$E2];[.C3];[.G2]+[.C3]))" office:value-type="float" office:value="383" calcext:value-type="float">
            <text:p>383</text:p>
          </table:table-cell>
          <table:table-cell table:formula="of:=IF([.H2]&gt;[.$E2];[.H2]-[.$E2]+[.D3];IF([.H2]=[.$E2];[.D3];[.H2]+[.D3]))" office:value-type="float" office:value="171" calcext:value-type="float">
            <text:p>171</text:p>
          </table:table-cell>
          <table:table-cell/>
          <table:table-cell table:formula="of:=IF([.F3]&gt;=[.E3];IF([.H3]&gt;=[.E3];[.$E3];0);0)" office:value-type="float" office:value="0" calcext:value-type="float">
            <text:p>0</text:p>
          </table:table-cell>
          <table:table-cell table:formula="of:=IF([.F3]&gt;=[.E3];IF([.G3]&gt;=[.E3];[.$E3];0);0)" office:value-type="float" office:value="383" calcext:value-type="float">
            <text:p>383</text:p>
          </table:table-cell>
          <table:table-cell table:formula="of:=IF([.H3]&gt;=[.E3];IF([.G3]&gt;=[.E3];[.$E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  <table:table-cell table:formula="of:=MEDIAN([.F4:.H4])" office:value-type="float" office:value="315" calcext:value-type="float">
            <text:p>315</text:p>
          </table:table-cell>
          <table:table-cell table:formula="of:=IF([.F3]&gt;[.$E3];[.F3]-[.$E3]+[.B4];IF([.F3]=[.$E3];[.B4];[.F3]+[.B4]))" office:value-type="float" office:value="399" calcext:value-type="float">
            <text:p>399</text:p>
          </table:table-cell>
          <table:table-cell table:formula="of:=IF([.G3]&gt;[.$E3];[.G3]-[.$E3]+[.C4];IF([.G3]=[.$E3];[.C4];[.G3]+[.C4]))" office:value-type="float" office:value="315" calcext:value-type="float">
            <text:p>315</text:p>
          </table:table-cell>
          <table:table-cell table:formula="of:=IF([.H3]&gt;[.$E3];[.H3]-[.$E3]+[.D4];IF([.H3]=[.$E3];[.D4];[.H3]+[.D4]))" office:value-type="float" office:value="275" calcext:value-type="float">
            <text:p>275</text:p>
          </table:table-cell>
          <table:table-cell/>
          <table:table-cell table:formula="of:=IF([.F4]&gt;=[.E4];IF([.H4]&gt;=[.E4];[.$E4];0);0)" office:value-type="float" office:value="0" calcext:value-type="float">
            <text:p>0</text:p>
          </table:table-cell>
          <table:table-cell table:formula="of:=IF([.F4]&gt;=[.E4];IF([.G4]&gt;=[.E4];[.$E4];0);0)" office:value-type="float" office:value="315" calcext:value-type="float">
            <text:p>315</text:p>
          </table:table-cell>
          <table:table-cell table:formula="of:=IF([.H4]&gt;=[.E4];IF([.G4]&gt;=[.E4];[.$E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formula="of:=MEDIAN([.F5:.H5])" office:value-type="float" office:value="392" calcext:value-type="float">
            <text:p>392</text:p>
          </table:table-cell>
          <table:table-cell table:formula="of:=IF([.F4]&gt;[.$E4];[.F4]-[.$E4]+[.B5];IF([.F4]=[.$E4];[.B5];[.F4]+[.B5]))" office:value-type="float" office:value="392" calcext:value-type="float">
            <text:p>392</text:p>
          </table:table-cell>
          <table:table-cell table:formula="of:=IF([.G4]&gt;[.$E4];[.G4]-[.$E4]+[.C5];IF([.G4]=[.$E4];[.C5];[.G4]+[.C5]))" office:value-type="float" office:value="221" calcext:value-type="float">
            <text:p>221</text:p>
          </table:table-cell>
          <table:table-cell table:formula="of:=IF([.H4]&gt;[.$E4];[.H4]-[.$E4]+[.D5];IF([.H4]=[.$E4];[.D5];[.H4]+[.D5]))" office:value-type="float" office:value="394" calcext:value-type="float">
            <text:p>394</text:p>
          </table:table-cell>
          <table:table-cell/>
          <table:table-cell table:formula="of:=IF([.F5]&gt;=[.E5];IF([.H5]&gt;=[.E5];[.$E5];0);0)" office:value-type="float" office:value="392" calcext:value-type="float">
            <text:p>392</text:p>
          </table:table-cell>
          <table:table-cell table:formula="of:=IF([.F5]&gt;=[.E5];IF([.G5]&gt;=[.E5];[.$E5];0);0)" office:value-type="float" office:value="0" calcext:value-type="float">
            <text:p>0</text:p>
          </table:table-cell>
          <table:table-cell table:formula="of:=IF([.H5]&gt;=[.E5];IF([.G5]&gt;=[.E5];[.$E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  <table:table-cell table:formula="of:=MEDIAN([.F6:.H6])" office:value-type="float" office:value="387" calcext:value-type="float">
            <text:p>387</text:p>
          </table:table-cell>
          <table:table-cell table:formula="of:=IF([.F5]&gt;[.$E5];[.F5]-[.$E5]+[.B6];IF([.F5]=[.$E5];[.B6];[.F5]+[.B6]))" office:value-type="float" office:value="387" calcext:value-type="float">
            <text:p>387</text:p>
          </table:table-cell>
          <table:table-cell table:formula="of:=IF([.G5]&gt;[.$E5];[.G5]-[.$E5]+[.C6];IF([.G5]=[.$E5];[.C6];[.G5]+[.C6]))" office:value-type="float" office:value="496" calcext:value-type="float">
            <text:p>496</text:p>
          </table:table-cell>
          <table:table-cell table:formula="of:=IF([.H5]&gt;[.$E5];[.H5]-[.$E5]+[.D6];IF([.H5]=[.$E5];[.D6];[.H5]+[.D6]))" office:value-type="float" office:value="74" calcext:value-type="float">
            <text:p>74</text:p>
          </table:table-cell>
          <table:table-cell/>
          <table:table-cell table:formula="of:=IF([.F6]&gt;=[.E6];IF([.H6]&gt;=[.E6];[.$E6];0);0)" office:value-type="float" office:value="0" calcext:value-type="float">
            <text:p>0</text:p>
          </table:table-cell>
          <table:table-cell table:formula="of:=IF([.F6]&gt;=[.E6];IF([.G6]&gt;=[.E6];[.$E6];0);0)" office:value-type="float" office:value="387" calcext:value-type="float">
            <text:p>387</text:p>
          </table:table-cell>
          <table:table-cell table:formula="of:=IF([.H6]&gt;=[.E6];IF([.G6]&gt;=[.E6];[.$E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66" calcext:value-type="float">
            <text:p>366</text:p>
          </table:table-cell>
          <table:table-cell office:value-type="float" office:value="99" calcext:value-type="float">
            <text:p>99</text:p>
          </table:table-cell>
          <table:table-cell table:formula="of:=MEDIAN([.F7:.H7])" office:value-type="float" office:value="294" calcext:value-type="float">
            <text:p>294</text:p>
          </table:table-cell>
          <table:table-cell table:formula="of:=IF([.F6]&gt;[.$E6];[.F6]-[.$E6]+[.B7];IF([.F6]=[.$E6];[.B7];[.F6]+[.B7]))" office:value-type="float" office:value="294" calcext:value-type="float">
            <text:p>294</text:p>
          </table:table-cell>
          <table:table-cell table:formula="of:=IF([.G6]&gt;[.$E6];[.G6]-[.$E6]+[.C7];IF([.G6]=[.$E6];[.C7];[.G6]+[.C7]))" office:value-type="float" office:value="475" calcext:value-type="float">
            <text:p>475</text:p>
          </table:table-cell>
          <table:table-cell table:formula="of:=IF([.H6]&gt;[.$E6];[.H6]-[.$E6]+[.D7];IF([.H6]=[.$E6];[.D7];[.H6]+[.D7]))" office:value-type="float" office:value="173" calcext:value-type="float">
            <text:p>173</text:p>
          </table:table-cell>
          <table:table-cell/>
          <table:table-cell table:formula="of:=IF([.F7]&gt;=[.E7];IF([.H7]&gt;=[.E7];[.$E7];0);0)" office:value-type="float" office:value="0" calcext:value-type="float">
            <text:p>0</text:p>
          </table:table-cell>
          <table:table-cell table:formula="of:=IF([.F7]&gt;=[.E7];IF([.G7]&gt;=[.E7];[.$E7];0);0)" office:value-type="float" office:value="294" calcext:value-type="float">
            <text:p>294</text:p>
          </table:table-cell>
          <table:table-cell table:formula="of:=IF([.H7]&gt;=[.E7];IF([.G7]&gt;=[.E7];[.$E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  <table:table-cell table:formula="of:=MEDIAN([.F8:.H8])" office:value-type="float" office:value="389" calcext:value-type="float">
            <text:p>389</text:p>
          </table:table-cell>
          <table:table-cell table:formula="of:=IF([.F7]&gt;[.$E7];[.F7]-[.$E7]+[.B8];IF([.F7]=[.$E7];[.B8];[.F7]+[.B8]))" office:value-type="float" office:value="389" calcext:value-type="float">
            <text:p>389</text:p>
          </table:table-cell>
          <table:table-cell table:formula="of:=IF([.G7]&gt;[.$E7];[.G7]-[.$E7]+[.C8];IF([.G7]=[.$E7];[.C8];[.G7]+[.C8]))" office:value-type="float" office:value="469" calcext:value-type="float">
            <text:p>469</text:p>
          </table:table-cell>
          <table:table-cell table:formula="of:=IF([.H7]&gt;[.$E7];[.H7]-[.$E7]+[.D8];IF([.H7]=[.$E7];[.D8];[.H7]+[.D8]))" office:value-type="float" office:value="260" calcext:value-type="float">
            <text:p>260</text:p>
          </table:table-cell>
          <table:table-cell/>
          <table:table-cell table:formula="of:=IF([.F8]&gt;=[.E8];IF([.H8]&gt;=[.E8];[.$E8];0);0)" office:value-type="float" office:value="0" calcext:value-type="float">
            <text:p>0</text:p>
          </table:table-cell>
          <table:table-cell table:formula="of:=IF([.F8]&gt;=[.E8];IF([.G8]&gt;=[.E8];[.$E8];0);0)" office:value-type="float" office:value="389" calcext:value-type="float">
            <text:p>389</text:p>
          </table:table-cell>
          <table:table-cell table:formula="of:=IF([.H8]&gt;=[.E8];IF([.G8]&gt;=[.E8];[.$E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259" calcext:value-type="float">
            <text:p>259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table:formula="of:=MEDIAN([.F9:.H9])" office:value-type="float" office:value="372" calcext:value-type="float">
            <text:p>372</text:p>
          </table:table-cell>
          <table:table-cell table:formula="of:=IF([.F8]&gt;[.$E8];[.F8]-[.$E8]+[.B9];IF([.F8]=[.$E8];[.B9];[.F8]+[.B9]))" office:value-type="float" office:value="259" calcext:value-type="float">
            <text:p>259</text:p>
          </table:table-cell>
          <table:table-cell table:formula="of:=IF([.G8]&gt;[.$E8];[.G8]-[.$E8]+[.C9];IF([.G8]=[.$E8];[.C9];[.G8]+[.C9]))" office:value-type="float" office:value="441" calcext:value-type="float">
            <text:p>441</text:p>
          </table:table-cell>
          <table:table-cell table:formula="of:=IF([.H8]&gt;[.$E8];[.H8]-[.$E8]+[.D9];IF([.H8]=[.$E8];[.D9];[.H8]+[.D9]))" office:value-type="float" office:value="372" calcext:value-type="float">
            <text:p>372</text:p>
          </table:table-cell>
          <table:table-cell/>
          <table:table-cell table:formula="of:=IF([.F9]&gt;=[.E9];IF([.H9]&gt;=[.E9];[.$E9];0);0)" office:value-type="float" office:value="0" calcext:value-type="float">
            <text:p>0</text:p>
          </table:table-cell>
          <table:table-cell table:formula="of:=IF([.F9]&gt;=[.E9];IF([.G9]&gt;=[.E9];[.$E9];0);0)" office:value-type="float" office:value="0" calcext:value-type="float">
            <text:p>0</text:p>
          </table:table-cell>
          <table:table-cell table:formula="of:=IF([.H9]&gt;=[.E9];IF([.G9]&gt;=[.E9];[.$E9];0);0)"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369" calcext:value-type="float">
            <text:p>36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table:formula="of:=MEDIAN([.F10:.H10])" office:value-type="float" office:value="302" calcext:value-type="float">
            <text:p>302</text:p>
          </table:table-cell>
          <table:table-cell table:formula="of:=IF([.F9]&gt;[.$E9];[.F9]-[.$E9]+[.B10];IF([.F9]=[.$E9];[.B10];[.F9]+[.B10]))" office:value-type="float" office:value="628" calcext:value-type="float">
            <text:p>628</text:p>
          </table:table-cell>
          <table:table-cell table:formula="of:=IF([.G9]&gt;[.$E9];[.G9]-[.$E9]+[.C10];IF([.G9]=[.$E9];[.C10];[.G9]+[.C10]))" office:value-type="float" office:value="302" calcext:value-type="float">
            <text:p>302</text:p>
          </table:table-cell>
          <table:table-cell table:formula="of:=IF([.H9]&gt;[.$E9];[.H9]-[.$E9]+[.D10];IF([.H9]=[.$E9];[.D10];[.H9]+[.D10]))" office:value-type="float" office:value="110" calcext:value-type="float">
            <text:p>110</text:p>
          </table:table-cell>
          <table:table-cell/>
          <table:table-cell table:formula="of:=IF([.F10]&gt;=[.E10];IF([.H10]&gt;=[.E10];[.$E10];0);0)" office:value-type="float" office:value="0" calcext:value-type="float">
            <text:p>0</text:p>
          </table:table-cell>
          <table:table-cell table:formula="of:=IF([.F10]&gt;=[.E10];IF([.G10]&gt;=[.E10];[.$E10];0);0)" office:value-type="float" office:value="302" calcext:value-type="float">
            <text:p>302</text:p>
          </table:table-cell>
          <table:table-cell table:formula="of:=IF([.H10]&gt;=[.E10];IF([.G10]&gt;=[.E10];[.$E1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office:value-type="float" office:value="75" calcext:value-type="float">
            <text:p>75</text:p>
          </table:table-cell>
          <table:table-cell table:formula="of:=MEDIAN([.F11:.H11])" office:value-type="float" office:value="393" calcext:value-type="float">
            <text:p>393</text:p>
          </table:table-cell>
          <table:table-cell table:formula="of:=IF([.F10]&gt;[.$E10];[.F10]-[.$E10]+[.B11];IF([.F10]=[.$E10];[.B11];[.F10]+[.B11]))" office:value-type="float" office:value="589" calcext:value-type="float">
            <text:p>589</text:p>
          </table:table-cell>
          <table:table-cell table:formula="of:=IF([.G10]&gt;[.$E10];[.G10]-[.$E10]+[.C11];IF([.G10]=[.$E10];[.C11];[.G10]+[.C11]))" office:value-type="float" office:value="393" calcext:value-type="float">
            <text:p>393</text:p>
          </table:table-cell>
          <table:table-cell table:formula="of:=IF([.H10]&gt;[.$E10];[.H10]-[.$E10]+[.D11];IF([.H10]=[.$E10];[.D11];[.H10]+[.D11]))" office:value-type="float" office:value="185" calcext:value-type="float">
            <text:p>185</text:p>
          </table:table-cell>
          <table:table-cell/>
          <table:table-cell table:formula="of:=IF([.F11]&gt;=[.E11];IF([.H11]&gt;=[.E11];[.$E11];0);0)" office:value-type="float" office:value="0" calcext:value-type="float">
            <text:p>0</text:p>
          </table:table-cell>
          <table:table-cell table:formula="of:=IF([.F11]&gt;=[.E11];IF([.G11]&gt;=[.E11];[.$E11];0);0)" office:value-type="float" office:value="393" calcext:value-type="float">
            <text:p>393</text:p>
          </table:table-cell>
          <table:table-cell table:formula="of:=IF([.H11]&gt;=[.E11];IF([.G11]&gt;=[.E11];[.$E1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9" calcext:value-type="float">
            <text:p>239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  <table:table-cell table:formula="of:=MEDIAN([.F12:.H12])" office:value-type="float" office:value="347" calcext:value-type="float">
            <text:p>347</text:p>
          </table:table-cell>
          <table:table-cell table:formula="of:=IF([.F11]&gt;[.$E11];[.F11]-[.$E11]+[.B12];IF([.F11]=[.$E11];[.B12];[.F11]+[.B12]))" office:value-type="float" office:value="435" calcext:value-type="float">
            <text:p>435</text:p>
          </table:table-cell>
          <table:table-cell table:formula="of:=IF([.G11]&gt;[.$E11];[.G11]-[.$E11]+[.C12];IF([.G11]=[.$E11];[.C12];[.G11]+[.C12]))" office:value-type="float" office:value="347" calcext:value-type="float">
            <text:p>347</text:p>
          </table:table-cell>
          <table:table-cell table:formula="of:=IF([.H11]&gt;[.$E11];[.H11]-[.$E11]+[.D12];IF([.H11]=[.$E11];[.D12];[.H11]+[.D12]))" office:value-type="float" office:value="279" calcext:value-type="float">
            <text:p>279</text:p>
          </table:table-cell>
          <table:table-cell/>
          <table:table-cell table:formula="of:=IF([.F12]&gt;=[.E12];IF([.H12]&gt;=[.E12];[.$E12];0);0)" office:value-type="float" office:value="0" calcext:value-type="float">
            <text:p>0</text:p>
          </table:table-cell>
          <table:table-cell table:formula="of:=IF([.F12]&gt;=[.E12];IF([.G12]&gt;=[.E12];[.$E12];0);0)" office:value-type="float" office:value="347" calcext:value-type="float">
            <text:p>347</text:p>
          </table:table-cell>
          <table:table-cell table:formula="of:=IF([.H12]&gt;=[.E12];IF([.G12]&gt;=[.E12];[.$E1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282" calcext:value-type="float">
            <text:p>282</text:p>
          </table:table-cell>
          <table:table-cell office:value-type="float" office:value="338" calcext:value-type="float">
            <text:p>338</text:p>
          </table:table-cell>
          <table:table-cell office:value-type="float" office:value="86" calcext:value-type="float">
            <text:p>86</text:p>
          </table:table-cell>
          <table:table-cell table:formula="of:=MEDIAN([.F13:.H13])" office:value-type="float" office:value="365" calcext:value-type="float">
            <text:p>365</text:p>
          </table:table-cell>
          <table:table-cell table:formula="of:=IF([.F12]&gt;[.$E12];[.F12]-[.$E12]+[.B13];IF([.F12]=[.$E12];[.B13];[.F12]+[.B13]))" office:value-type="float" office:value="370" calcext:value-type="float">
            <text:p>370</text:p>
          </table:table-cell>
          <table:table-cell table:formula="of:=IF([.G12]&gt;[.$E12];[.G12]-[.$E12]+[.C13];IF([.G12]=[.$E12];[.C13];[.G12]+[.C13]))" office:value-type="float" office:value="338" calcext:value-type="float">
            <text:p>338</text:p>
          </table:table-cell>
          <table:table-cell table:formula="of:=IF([.H12]&gt;[.$E12];[.H12]-[.$E12]+[.D13];IF([.H12]=[.$E12];[.D13];[.H12]+[.D13]))" office:value-type="float" office:value="365" calcext:value-type="float">
            <text:p>365</text:p>
          </table:table-cell>
          <table:table-cell/>
          <table:table-cell table:formula="of:=IF([.F13]&gt;=[.E13];IF([.H13]&gt;=[.E13];[.$E13];0);0)" office:value-type="float" office:value="365" calcext:value-type="float">
            <text:p>365</text:p>
          </table:table-cell>
          <table:table-cell table:formula="of:=IF([.F13]&gt;=[.E13];IF([.G13]&gt;=[.E13];[.$E13];0);0)" office:value-type="float" office:value="0" calcext:value-type="float">
            <text:p>0</text:p>
          </table:table-cell>
          <table:table-cell table:formula="of:=IF([.H13]&gt;=[.E13];IF([.G13]&gt;=[.E13];[.$E1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table:formula="of:=MEDIAN([.F14:.H14])" office:value-type="float" office:value="311" calcext:value-type="float">
            <text:p>311</text:p>
          </table:table-cell>
          <table:table-cell table:formula="of:=IF([.F13]&gt;[.$E13];[.F13]-[.$E13]+[.B14];IF([.F13]=[.$E13];[.B14];[.F13]+[.B14]))" office:value-type="float" office:value="311" calcext:value-type="float">
            <text:p>311</text:p>
          </table:table-cell>
          <table:table-cell table:formula="of:=IF([.G13]&gt;[.$E13];[.G13]-[.$E13]+[.C14];IF([.G13]=[.$E13];[.C14];[.G13]+[.C14]))" office:value-type="float" office:value="611" calcext:value-type="float">
            <text:p>611</text:p>
          </table:table-cell>
          <table:table-cell table:formula="of:=IF([.H13]&gt;[.$E13];[.H13]-[.$E13]+[.D14];IF([.H13]=[.$E13];[.D14];[.H13]+[.D14]))" office:value-type="float" office:value="75" calcext:value-type="float">
            <text:p>75</text:p>
          </table:table-cell>
          <table:table-cell/>
          <table:table-cell table:formula="of:=IF([.F14]&gt;=[.E14];IF([.H14]&gt;=[.E14];[.$E14];0);0)" office:value-type="float" office:value="0" calcext:value-type="float">
            <text:p>0</text:p>
          </table:table-cell>
          <table:table-cell table:formula="of:=IF([.F14]&gt;=[.E14];IF([.G14]&gt;=[.E14];[.$E14];0);0)" office:value-type="float" office:value="311" calcext:value-type="float">
            <text:p>311</text:p>
          </table:table-cell>
          <table:table-cell table:formula="of:=IF([.H14]&gt;=[.E14];IF([.G14]&gt;=[.E14];[.$E1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51" calcext:value-type="float">
            <text:p>251</text:p>
          </table:table-cell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table:formula="of:=MEDIAN([.F15:.H15])" office:value-type="float" office:value="251" calcext:value-type="float">
            <text:p>251</text:p>
          </table:table-cell>
          <table:table-cell table:formula="of:=IF([.F14]&gt;[.$E14];[.F14]-[.$E14]+[.B15];IF([.F14]=[.$E14];[.B15];[.F14]+[.B15]))" office:value-type="float" office:value="251" calcext:value-type="float">
            <text:p>251</text:p>
          </table:table-cell>
          <table:table-cell table:formula="of:=IF([.G14]&gt;[.$E14];[.G14]-[.$E14]+[.C15];IF([.G14]=[.$E14];[.C15];[.G14]+[.C15]))" office:value-type="float" office:value="625" calcext:value-type="float">
            <text:p>625</text:p>
          </table:table-cell>
          <table:table-cell table:formula="of:=IF([.H14]&gt;[.$E14];[.H14]-[.$E14]+[.D15];IF([.H14]=[.$E14];[.D15];[.H14]+[.D15]))" office:value-type="float" office:value="164" calcext:value-type="float">
            <text:p>164</text:p>
          </table:table-cell>
          <table:table-cell/>
          <table:table-cell table:formula="of:=IF([.F15]&gt;=[.E15];IF([.H15]&gt;=[.E15];[.$E15];0);0)" office:value-type="float" office:value="0" calcext:value-type="float">
            <text:p>0</text:p>
          </table:table-cell>
          <table:table-cell table:formula="of:=IF([.F15]&gt;=[.E15];IF([.G15]&gt;=[.E15];[.$E15];0);0)" office:value-type="float" office:value="251" calcext:value-type="float">
            <text:p>251</text:p>
          </table:table-cell>
          <table:table-cell table:formula="of:=IF([.H15]&gt;=[.E15];IF([.G15]&gt;=[.E15];[.$E1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15.05.2020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  <table:table-cell table:formula="of:=MEDIAN([.F16:.H16])" office:value-type="float" office:value="261" calcext:value-type="float">
            <text:p>261</text:p>
          </table:table-cell>
          <table:table-cell table:formula="of:=IF([.F15]&gt;[.$E15];[.F15]-[.$E15]+[.B16];IF([.F15]=[.$E15];[.B16];[.F15]+[.B16]))" office:value-type="float" office:value="224" calcext:value-type="float">
            <text:p>224</text:p>
          </table:table-cell>
          <table:table-cell table:formula="of:=IF([.G15]&gt;[.$E15];[.G15]-[.$E15]+[.C16];IF([.G15]=[.$E15];[.C16];[.G15]+[.C16]))" office:value-type="float" office:value="726" calcext:value-type="float">
            <text:p>726</text:p>
          </table:table-cell>
          <table:table-cell table:formula="of:=IF([.H15]&gt;[.$E15];[.H15]-[.$E15]+[.D16];IF([.H15]=[.$E15];[.D16];[.H15]+[.D16]))" office:value-type="float" office:value="261" calcext:value-type="float">
            <text:p>261</text:p>
          </table:table-cell>
          <table:table-cell/>
          <table:table-cell table:formula="of:=IF([.F16]&gt;=[.E16];IF([.H16]&gt;=[.E16];[.$E16];0);0)" office:value-type="float" office:value="0" calcext:value-type="float">
            <text:p>0</text:p>
          </table:table-cell>
          <table:table-cell table:formula="of:=IF([.F16]&gt;=[.E16];IF([.G16]&gt;=[.E16];[.$E16];0);0)" office:value-type="float" office:value="0" calcext:value-type="float">
            <text:p>0</text:p>
          </table:table-cell>
          <table:table-cell table:formula="of:=IF([.H16]&gt;=[.E16];IF([.G16]&gt;=[.E16];[.$E16];0);0)"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05-16" calcext:value-type="date">
            <text:p>16.05.2020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table:formula="of:=MEDIAN([.F17:.H17])" office:value-type="float" office:value="457" calcext:value-type="float">
            <text:p>457</text:p>
          </table:table-cell>
          <table:table-cell table:formula="of:=IF([.F16]&gt;[.$E16];[.F16]-[.$E16]+[.B17];IF([.F16]=[.$E16];[.B17];[.F16]+[.B17]))" office:value-type="float" office:value="457" calcext:value-type="float">
            <text:p>457</text:p>
          </table:table-cell>
          <table:table-cell table:formula="of:=IF([.G16]&gt;[.$E16];[.G16]-[.$E16]+[.C17];IF([.G16]=[.$E16];[.C17];[.G16]+[.C17]))" office:value-type="float" office:value="735" calcext:value-type="float">
            <text:p>735</text:p>
          </table:table-cell>
          <table:table-cell table:formula="of:=IF([.H16]&gt;[.$E16];[.H16]-[.$E16]+[.D17];IF([.H16]=[.$E16];[.D17];[.H16]+[.D17]))" office:value-type="float" office:value="94" calcext:value-type="float">
            <text:p>94</text:p>
          </table:table-cell>
          <table:table-cell/>
          <table:table-cell table:formula="of:=IF([.F17]&gt;=[.E17];IF([.H17]&gt;=[.E17];[.$E17];0);0)" office:value-type="float" office:value="0" calcext:value-type="float">
            <text:p>0</text:p>
          </table:table-cell>
          <table:table-cell table:formula="of:=IF([.F17]&gt;=[.E17];IF([.G17]&gt;=[.E17];[.$E17];0);0)" office:value-type="float" office:value="457" calcext:value-type="float">
            <text:p>457</text:p>
          </table:table-cell>
          <table:table-cell table:formula="of:=IF([.H17]&gt;=[.E17];IF([.G17]&gt;=[.E17];[.$E1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17.05.2020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 table:formula="of:=MEDIAN([.F18:.H18])" office:value-type="float" office:value="345" calcext:value-type="float">
            <text:p>345</text:p>
          </table:table-cell>
          <table:table-cell table:formula="of:=IF([.F17]&gt;[.$E17];[.F17]-[.$E17]+[.B18];IF([.F17]=[.$E17];[.B18];[.F17]+[.B18]))" office:value-type="float" office:value="345" calcext:value-type="float">
            <text:p>345</text:p>
          </table:table-cell>
          <table:table-cell table:formula="of:=IF([.G17]&gt;[.$E17];[.G17]-[.$E17]+[.C18];IF([.G17]=[.$E17];[.C18];[.G17]+[.C18]))" office:value-type="float" office:value="553" calcext:value-type="float">
            <text:p>553</text:p>
          </table:table-cell>
          <table:table-cell table:formula="of:=IF([.H17]&gt;[.$E17];[.H17]-[.$E17]+[.D18];IF([.H17]=[.$E17];[.D18];[.H17]+[.D18]))" office:value-type="float" office:value="184" calcext:value-type="float">
            <text:p>184</text:p>
          </table:table-cell>
          <table:table-cell/>
          <table:table-cell table:formula="of:=IF([.F18]&gt;=[.E18];IF([.H18]&gt;=[.E18];[.$E18];0);0)" office:value-type="float" office:value="0" calcext:value-type="float">
            <text:p>0</text:p>
          </table:table-cell>
          <table:table-cell table:formula="of:=IF([.F18]&gt;=[.E18];IF([.G18]&gt;=[.E18];[.$E18];0);0)" office:value-type="float" office:value="345" calcext:value-type="float">
            <text:p>345</text:p>
          </table:table-cell>
          <table:table-cell table:formula="of:=IF([.H18]&gt;=[.E18];IF([.G18]&gt;=[.E18];[.$E1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18.05.202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  <table:table-cell table:formula="of:=MEDIAN([.F19:.H19])" office:value-type="float" office:value="291" calcext:value-type="float">
            <text:p>291</text:p>
          </table:table-cell>
          <table:table-cell table:formula="of:=IF([.F18]&gt;[.$E18];[.F18]-[.$E18]+[.B19];IF([.F18]=[.$E18];[.B19];[.F18]+[.B19]))" office:value-type="float" office:value="232" calcext:value-type="float">
            <text:p>232</text:p>
          </table:table-cell>
          <table:table-cell table:formula="of:=IF([.G18]&gt;[.$E18];[.G18]-[.$E18]+[.C19];IF([.G18]=[.$E18];[.C19];[.G18]+[.C19]))" office:value-type="float" office:value="436" calcext:value-type="float">
            <text:p>436</text:p>
          </table:table-cell>
          <table:table-cell table:formula="of:=IF([.H18]&gt;[.$E18];[.H18]-[.$E18]+[.D19];IF([.H18]=[.$E18];[.D19];[.H18]+[.D19]))" office:value-type="float" office:value="291" calcext:value-type="float">
            <text:p>291</text:p>
          </table:table-cell>
          <table:table-cell/>
          <table:table-cell table:formula="of:=IF([.F19]&gt;=[.E19];IF([.H19]&gt;=[.E19];[.$E19];0);0)" office:value-type="float" office:value="0" calcext:value-type="float">
            <text:p>0</text:p>
          </table:table-cell>
          <table:table-cell table:formula="of:=IF([.F19]&gt;=[.E19];IF([.G19]&gt;=[.E19];[.$E19];0);0)" office:value-type="float" office:value="0" calcext:value-type="float">
            <text:p>0</text:p>
          </table:table-cell>
          <table:table-cell table:formula="of:=IF([.H19]&gt;=[.E19];IF([.G19]&gt;=[.E19];[.$E19];0);0)"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05-19" calcext:value-type="date">
            <text:p>19.05.2020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05" calcext:value-type="float">
            <text:p>105</text:p>
          </table:table-cell>
          <table:table-cell table:formula="of:=MEDIAN([.F20:.H20])" office:value-type="float" office:value="470" calcext:value-type="float">
            <text:p>470</text:p>
          </table:table-cell>
          <table:table-cell table:formula="of:=IF([.F19]&gt;[.$E19];[.F19]-[.$E19]+[.B20];IF([.F19]=[.$E19];[.B20];[.F19]+[.B20]))" office:value-type="float" office:value="470" calcext:value-type="float">
            <text:p>470</text:p>
          </table:table-cell>
          <table:table-cell table:formula="of:=IF([.G19]&gt;[.$E19];[.G19]-[.$E19]+[.C20];IF([.G19]=[.$E19];[.C20];[.G19]+[.C20]))" office:value-type="float" office:value="539" calcext:value-type="float">
            <text:p>539</text:p>
          </table:table-cell>
          <table:table-cell table:formula="of:=IF([.H19]&gt;[.$E19];[.H19]-[.$E19]+[.D20];IF([.H19]=[.$E19];[.D20];[.H19]+[.D20]))" office:value-type="float" office:value="105" calcext:value-type="float">
            <text:p>105</text:p>
          </table:table-cell>
          <table:table-cell/>
          <table:table-cell table:formula="of:=IF([.F20]&gt;=[.E20];IF([.H20]&gt;=[.E20];[.$E20];0);0)" office:value-type="float" office:value="0" calcext:value-type="float">
            <text:p>0</text:p>
          </table:table-cell>
          <table:table-cell table:formula="of:=IF([.F20]&gt;=[.E20];IF([.G20]&gt;=[.E20];[.$E20];0);0)" office:value-type="float" office:value="470" calcext:value-type="float">
            <text:p>470</text:p>
          </table:table-cell>
          <table:table-cell table:formula="of:=IF([.H20]&gt;=[.E20];IF([.G20]&gt;=[.E20];[.$E2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.05.2020</text:p>
          </table:table-cell>
          <table:table-cell office:value-type="float" office:value="378" calcext:value-type="float">
            <text:p>378</text:p>
          </table:table-cell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  <table:table-cell table:formula="of:=MEDIAN([.F21:.H21])" office:value-type="float" office:value="378" calcext:value-type="float">
            <text:p>378</text:p>
          </table:table-cell>
          <table:table-cell table:formula="of:=IF([.F20]&gt;[.$E20];[.F20]-[.$E20]+[.B21];IF([.F20]=[.$E20];[.B21];[.F20]+[.B21]))" office:value-type="float" office:value="378" calcext:value-type="float">
            <text:p>378</text:p>
          </table:table-cell>
          <table:table-cell table:formula="of:=IF([.G20]&gt;[.$E20];[.G20]-[.$E20]+[.C21];IF([.G20]=[.$E20];[.C21];[.G20]+[.C21]))" office:value-type="float" office:value="380" calcext:value-type="float">
            <text:p>380</text:p>
          </table:table-cell>
          <table:table-cell table:formula="of:=IF([.H20]&gt;[.$E20];[.H20]-[.$E20]+[.D21];IF([.H20]=[.$E20];[.D21];[.H20]+[.D21]))" office:value-type="float" office:value="215" calcext:value-type="float">
            <text:p>215</text:p>
          </table:table-cell>
          <table:table-cell/>
          <table:table-cell table:formula="of:=IF([.F21]&gt;=[.E21];IF([.H21]&gt;=[.E21];[.$E21];0);0)" office:value-type="float" office:value="0" calcext:value-type="float">
            <text:p>0</text:p>
          </table:table-cell>
          <table:table-cell table:formula="of:=IF([.F21]&gt;=[.E21];IF([.G21]&gt;=[.E21];[.$E21];0);0)" office:value-type="float" office:value="378" calcext:value-type="float">
            <text:p>378</text:p>
          </table:table-cell>
          <table:table-cell table:formula="of:=IF([.H21]&gt;=[.E21];IF([.G21]&gt;=[.E21];[.$E2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1.05.2020</text:p>
          </table:table-cell>
          <table:table-cell office:value-type="float" office:value="281" calcext:value-type="float">
            <text:p>281</text:p>
          </table:table-cell>
          <table:table-cell office:value-type="float" office:value="354" calcext:value-type="float">
            <text:p>354</text:p>
          </table:table-cell>
          <table:table-cell office:value-type="float" office:value="121" calcext:value-type="float">
            <text:p>121</text:p>
          </table:table-cell>
          <table:table-cell table:formula="of:=MEDIAN([.F22:.H22])" office:value-type="float" office:value="336" calcext:value-type="float">
            <text:p>336</text:p>
          </table:table-cell>
          <table:table-cell table:formula="of:=IF([.F21]&gt;[.$E21];[.F21]-[.$E21]+[.B22];IF([.F21]=[.$E21];[.B22];[.F21]+[.B22]))" office:value-type="float" office:value="281" calcext:value-type="float">
            <text:p>281</text:p>
          </table:table-cell>
          <table:table-cell table:formula="of:=IF([.G21]&gt;[.$E21];[.G21]-[.$E21]+[.C22];IF([.G21]=[.$E21];[.C22];[.G21]+[.C22]))" office:value-type="float" office:value="356" calcext:value-type="float">
            <text:p>356</text:p>
          </table:table-cell>
          <table:table-cell table:formula="of:=IF([.H21]&gt;[.$E21];[.H21]-[.$E21]+[.D22];IF([.H21]=[.$E21];[.D22];[.H21]+[.D22]))" office:value-type="float" office:value="336" calcext:value-type="float">
            <text:p>336</text:p>
          </table:table-cell>
          <table:table-cell/>
          <table:table-cell table:formula="of:=IF([.F22]&gt;=[.E22];IF([.H22]&gt;=[.E22];[.$E22];0);0)" office:value-type="float" office:value="0" calcext:value-type="float">
            <text:p>0</text:p>
          </table:table-cell>
          <table:table-cell table:formula="of:=IF([.F22]&gt;=[.E22];IF([.G22]&gt;=[.E22];[.$E22];0);0)" office:value-type="float" office:value="0" calcext:value-type="float">
            <text:p>0</text:p>
          </table:table-cell>
          <table:table-cell table:formula="of:=IF([.H22]&gt;=[.E22];IF([.G22]&gt;=[.E22];[.$E22];0);0)"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20-05-22" calcext:value-type="date">
            <text:p>22.05.2020</text:p>
          </table:table-cell>
          <table:table-cell office:value-type="float" office:value="390" calcext:value-type="float">
            <text:p>390</text:p>
          </table:table-cell>
          <table:table-cell office:value-type="float" office:value="267" calcext:value-type="float">
            <text:p>267</text:p>
          </table:table-cell>
          <table:table-cell office:value-type="float" office:value="124" calcext:value-type="float">
            <text:p>124</text:p>
          </table:table-cell>
          <table:table-cell table:formula="of:=MEDIAN([.F23:.H23])" office:value-type="float" office:value="287" calcext:value-type="float">
            <text:p>287</text:p>
          </table:table-cell>
          <table:table-cell table:formula="of:=IF([.F22]&gt;[.$E22];[.F22]-[.$E22]+[.B23];IF([.F22]=[.$E22];[.B23];[.F22]+[.B23]))" office:value-type="float" office:value="671" calcext:value-type="float">
            <text:p>671</text:p>
          </table:table-cell>
          <table:table-cell table:formula="of:=IF([.G22]&gt;[.$E22];[.G22]-[.$E22]+[.C23];IF([.G22]=[.$E22];[.C23];[.G22]+[.C23]))" office:value-type="float" office:value="287" calcext:value-type="float">
            <text:p>287</text:p>
          </table:table-cell>
          <table:table-cell table:formula="of:=IF([.H22]&gt;[.$E22];[.H22]-[.$E22]+[.D23];IF([.H22]=[.$E22];[.D23];[.H22]+[.D23]))" office:value-type="float" office:value="124" calcext:value-type="float">
            <text:p>124</text:p>
          </table:table-cell>
          <table:table-cell/>
          <table:table-cell table:formula="of:=IF([.F23]&gt;=[.E23];IF([.H23]&gt;=[.E23];[.$E23];0);0)" office:value-type="float" office:value="0" calcext:value-type="float">
            <text:p>0</text:p>
          </table:table-cell>
          <table:table-cell table:formula="of:=IF([.F23]&gt;=[.E23];IF([.G23]&gt;=[.E23];[.$E23];0);0)" office:value-type="float" office:value="287" calcext:value-type="float">
            <text:p>287</text:p>
          </table:table-cell>
          <table:table-cell table:formula="of:=IF([.H23]&gt;=[.E23];IF([.G23]&gt;=[.E23];[.$E2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3.05.2020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105" calcext:value-type="float">
            <text:p>105</text:p>
          </table:table-cell>
          <table:table-cell table:formula="of:=MEDIAN([.F24:.H24])" office:value-type="float" office:value="337" calcext:value-type="float">
            <text:p>337</text:p>
          </table:table-cell>
          <table:table-cell table:formula="of:=IF([.F23]&gt;[.$E23];[.F23]-[.$E23]+[.B24];IF([.F23]=[.$E23];[.B24];[.F23]+[.B24]))" office:value-type="float" office:value="692" calcext:value-type="float">
            <text:p>692</text:p>
          </table:table-cell>
          <table:table-cell table:formula="of:=IF([.G23]&gt;[.$E23];[.G23]-[.$E23]+[.C24];IF([.G23]=[.$E23];[.C24];[.G23]+[.C24]))" office:value-type="float" office:value="337" calcext:value-type="float">
            <text:p>337</text:p>
          </table:table-cell>
          <table:table-cell table:formula="of:=IF([.H23]&gt;[.$E23];[.H23]-[.$E23]+[.D24];IF([.H23]=[.$E23];[.D24];[.H23]+[.D24]))" office:value-type="float" office:value="229" calcext:value-type="float">
            <text:p>229</text:p>
          </table:table-cell>
          <table:table-cell/>
          <table:table-cell table:formula="of:=IF([.F24]&gt;=[.E24];IF([.H24]&gt;=[.E24];[.$E24];0);0)" office:value-type="float" office:value="0" calcext:value-type="float">
            <text:p>0</text:p>
          </table:table-cell>
          <table:table-cell table:formula="of:=IF([.F24]&gt;=[.E24];IF([.G24]&gt;=[.E24];[.$E24];0);0)" office:value-type="float" office:value="337" calcext:value-type="float">
            <text:p>337</text:p>
          </table:table-cell>
          <table:table-cell table:formula="of:=IF([.H24]&gt;=[.E24];IF([.G24]&gt;=[.E24];[.$E2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4.05.2020</text:p>
          </table:table-cell>
          <table:table-cell office:value-type="float" office:value="391" calcext:value-type="float">
            <text:p>391</text:p>
          </table:table-cell>
          <table:table-cell office:value-type="float" office:value="238" calcext:value-type="float">
            <text:p>238</text:p>
          </table:table-cell>
          <table:table-cell office:value-type="float" office:value="113" calcext:value-type="float">
            <text:p>113</text:p>
          </table:table-cell>
          <table:table-cell table:formula="of:=MEDIAN([.F25:.H25])" office:value-type="float" office:value="342" calcext:value-type="float">
            <text:p>342</text:p>
          </table:table-cell>
          <table:table-cell table:formula="of:=IF([.F24]&gt;[.$E24];[.F24]-[.$E24]+[.B25];IF([.F24]=[.$E24];[.B25];[.F24]+[.B25]))" office:value-type="float" office:value="746" calcext:value-type="float">
            <text:p>746</text:p>
          </table:table-cell>
          <table:table-cell table:formula="of:=IF([.G24]&gt;[.$E24];[.G24]-[.$E24]+[.C25];IF([.G24]=[.$E24];[.C25];[.G24]+[.C25]))" office:value-type="float" office:value="238" calcext:value-type="float">
            <text:p>238</text:p>
          </table:table-cell>
          <table:table-cell table:formula="of:=IF([.H24]&gt;[.$E24];[.H24]-[.$E24]+[.D25];IF([.H24]=[.$E24];[.D25];[.H24]+[.D25]))" office:value-type="float" office:value="342" calcext:value-type="float">
            <text:p>342</text:p>
          </table:table-cell>
          <table:table-cell/>
          <table:table-cell table:formula="of:=IF([.F25]&gt;=[.E25];IF([.H25]&gt;=[.E25];[.$E25];0);0)" office:value-type="float" office:value="342" calcext:value-type="float">
            <text:p>342</text:p>
          </table:table-cell>
          <table:table-cell table:formula="of:=IF([.F25]&gt;=[.E25];IF([.G25]&gt;=[.E25];[.$E25];0);0)" office:value-type="float" office:value="0" calcext:value-type="float">
            <text:p>0</text:p>
          </table:table-cell>
          <table:table-cell table:formula="of:=IF([.H25]&gt;=[.E25];IF([.G25]&gt;=[.E25];[.$E2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5" calcext:value-type="date">
            <text:p>25.05.2020</text:p>
          </table:table-cell>
          <table:table-cell office:value-type="float" office:value="241" calcext:value-type="float">
            <text:p>241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formula="of:=MEDIAN([.F26:.H26])" office:value-type="float" office:value="521" calcext:value-type="float">
            <text:p>521</text:p>
          </table:table-cell>
          <table:table-cell table:formula="of:=IF([.F25]&gt;[.$E25];[.F25]-[.$E25]+[.B26];IF([.F25]=[.$E25];[.B26];[.F25]+[.B26]))" office:value-type="float" office:value="645" calcext:value-type="float">
            <text:p>645</text:p>
          </table:table-cell>
          <table:table-cell table:formula="of:=IF([.G25]&gt;[.$E25];[.G25]-[.$E25]+[.C26];IF([.G25]=[.$E25];[.C26];[.G25]+[.C26]))" office:value-type="float" office:value="521" calcext:value-type="float">
            <text:p>521</text:p>
          </table:table-cell>
          <table:table-cell table:formula="of:=IF([.H25]&gt;[.$E25];[.H25]-[.$E25]+[.D26];IF([.H25]=[.$E25];[.D26];[.H25]+[.D26]))" office:value-type="float" office:value="140" calcext:value-type="float">
            <text:p>140</text:p>
          </table:table-cell>
          <table:table-cell/>
          <table:table-cell table:formula="of:=IF([.F26]&gt;=[.E26];IF([.H26]&gt;=[.E26];[.$E26];0);0)" office:value-type="float" office:value="0" calcext:value-type="float">
            <text:p>0</text:p>
          </table:table-cell>
          <table:table-cell table:formula="of:=IF([.F26]&gt;=[.E26];IF([.G26]&gt;=[.E26];[.$E26];0);0)" office:value-type="float" office:value="521" calcext:value-type="float">
            <text:p>521</text:p>
          </table:table-cell>
          <table:table-cell table:formula="of:=IF([.H26]&gt;=[.E26];IF([.G26]&gt;=[.E26];[.$E2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6.05.2020</text:p>
          </table:table-cell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118" calcext:value-type="float">
            <text:p>118</text:p>
          </table:table-cell>
          <table:table-cell table:formula="of:=MEDIAN([.F27:.H27])" office:value-type="float" office:value="275" calcext:value-type="float">
            <text:p>275</text:p>
          </table:table-cell>
          <table:table-cell table:formula="of:=IF([.F26]&gt;[.$E26];[.F26]-[.$E26]+[.B27];IF([.F26]=[.$E26];[.B27];[.F26]+[.B27]))" office:value-type="float" office:value="373" calcext:value-type="float">
            <text:p>373</text:p>
          </table:table-cell>
          <table:table-cell table:formula="of:=IF([.G26]&gt;[.$E26];[.G26]-[.$E26]+[.C27];IF([.G26]=[.$E26];[.C27];[.G26]+[.C27]))" office:value-type="float" office:value="275" calcext:value-type="float">
            <text:p>275</text:p>
          </table:table-cell>
          <table:table-cell table:formula="of:=IF([.H26]&gt;[.$E26];[.H26]-[.$E26]+[.D27];IF([.H26]=[.$E26];[.D27];[.H26]+[.D27]))" office:value-type="float" office:value="258" calcext:value-type="float">
            <text:p>258</text:p>
          </table:table-cell>
          <table:table-cell/>
          <table:table-cell table:formula="of:=IF([.F27]&gt;=[.E27];IF([.H27]&gt;=[.E27];[.$E27];0);0)" office:value-type="float" office:value="0" calcext:value-type="float">
            <text:p>0</text:p>
          </table:table-cell>
          <table:table-cell table:formula="of:=IF([.F27]&gt;=[.E27];IF([.G27]&gt;=[.E27];[.$E27];0);0)" office:value-type="float" office:value="275" calcext:value-type="float">
            <text:p>275</text:p>
          </table:table-cell>
          <table:table-cell table:formula="of:=IF([.H27]&gt;=[.E27];IF([.G27]&gt;=[.E27];[.$E2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7.05.2020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table:formula="of:=MEDIAN([.F28:.H28])" office:value-type="float" office:value="396" calcext:value-type="float">
            <text:p>396</text:p>
          </table:table-cell>
          <table:table-cell table:formula="of:=IF([.F27]&gt;[.$E27];[.F27]-[.$E27]+[.B28];IF([.F27]=[.$E27];[.B28];[.F27]+[.B28]))" office:value-type="float" office:value="396" calcext:value-type="float">
            <text:p>396</text:p>
          </table:table-cell>
          <table:table-cell table:formula="of:=IF([.G27]&gt;[.$E27];[.G27]-[.$E27]+[.C28];IF([.G27]=[.$E27];[.C28];[.G27]+[.C28]))" office:value-type="float" office:value="263" calcext:value-type="float">
            <text:p>263</text:p>
          </table:table-cell>
          <table:table-cell table:formula="of:=IF([.H27]&gt;[.$E27];[.H27]-[.$E27]+[.D28];IF([.H27]=[.$E27];[.D28];[.H27]+[.D28]))" office:value-type="float" office:value="403" calcext:value-type="float">
            <text:p>403</text:p>
          </table:table-cell>
          <table:table-cell/>
          <table:table-cell table:formula="of:=IF([.F28]&gt;=[.E28];IF([.H28]&gt;=[.E28];[.$E28];0);0)" office:value-type="float" office:value="396" calcext:value-type="float">
            <text:p>396</text:p>
          </table:table-cell>
          <table:table-cell table:formula="of:=IF([.F28]&gt;=[.E28];IF([.G28]&gt;=[.E28];[.$E28];0);0)" office:value-type="float" office:value="0" calcext:value-type="float">
            <text:p>0</text:p>
          </table:table-cell>
          <table:table-cell table:formula="of:=IF([.H28]&gt;=[.E28];IF([.G28]&gt;=[.E28];[.$E2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8.05.2020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  <table:table-cell table:formula="of:=MEDIAN([.F29:.H29])" office:value-type="float" office:value="254" calcext:value-type="float">
            <text:p>254</text:p>
          </table:table-cell>
          <table:table-cell table:formula="of:=IF([.F28]&gt;[.$E28];[.F28]-[.$E28]+[.B29];IF([.F28]=[.$E28];[.B29];[.F28]+[.B29]))" office:value-type="float" office:value="254" calcext:value-type="float">
            <text:p>254</text:p>
          </table:table-cell>
          <table:table-cell table:formula="of:=IF([.G28]&gt;[.$E28];[.G28]-[.$E28]+[.C29];IF([.G28]=[.$E28];[.C29];[.G28]+[.C29]))" office:value-type="float" office:value="504" calcext:value-type="float">
            <text:p>504</text:p>
          </table:table-cell>
          <table:table-cell table:formula="of:=IF([.H28]&gt;[.$E28];[.H28]-[.$E28]+[.D29];IF([.H28]=[.$E28];[.D29];[.H28]+[.D29]))" office:value-type="float" office:value="156" calcext:value-type="float">
            <text:p>156</text:p>
          </table:table-cell>
          <table:table-cell/>
          <table:table-cell table:formula="of:=IF([.F29]&gt;=[.E29];IF([.H29]&gt;=[.E29];[.$E29];0);0)" office:value-type="float" office:value="0" calcext:value-type="float">
            <text:p>0</text:p>
          </table:table-cell>
          <table:table-cell table:formula="of:=IF([.F29]&gt;=[.E29];IF([.G29]&gt;=[.E29];[.$E29];0);0)" office:value-type="float" office:value="254" calcext:value-type="float">
            <text:p>254</text:p>
          </table:table-cell>
          <table:table-cell table:formula="of:=IF([.H29]&gt;=[.E29];IF([.G29]&gt;=[.E29];[.$E2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9.05.2020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34" calcext:value-type="float">
            <text:p>134</text:p>
          </table:table-cell>
          <table:table-cell table:formula="of:=MEDIAN([.F30:.H30])" office:value-type="float" office:value="329" calcext:value-type="float">
            <text:p>329</text:p>
          </table:table-cell>
          <table:table-cell table:formula="of:=IF([.F29]&gt;[.$E29];[.F29]-[.$E29]+[.B30];IF([.F29]=[.$E29];[.B30];[.F29]+[.B30]))" office:value-type="float" office:value="329" calcext:value-type="float">
            <text:p>329</text:p>
          </table:table-cell>
          <table:table-cell table:formula="of:=IF([.G29]&gt;[.$E29];[.G29]-[.$E29]+[.C30];IF([.G29]=[.$E29];[.C30];[.G29]+[.C30]))" office:value-type="float" office:value="573" calcext:value-type="float">
            <text:p>573</text:p>
          </table:table-cell>
          <table:table-cell table:formula="of:=IF([.H29]&gt;[.$E29];[.H29]-[.$E29]+[.D30];IF([.H29]=[.$E29];[.D30];[.H29]+[.D30]))" office:value-type="float" office:value="290" calcext:value-type="float">
            <text:p>290</text:p>
          </table:table-cell>
          <table:table-cell/>
          <table:table-cell table:formula="of:=IF([.F30]&gt;=[.E30];IF([.H30]&gt;=[.E30];[.$E30];0);0)" office:value-type="float" office:value="0" calcext:value-type="float">
            <text:p>0</text:p>
          </table:table-cell>
          <table:table-cell table:formula="of:=IF([.F30]&gt;=[.E30];IF([.G30]&gt;=[.E30];[.$E30];0);0)" office:value-type="float" office:value="329" calcext:value-type="float">
            <text:p>329</text:p>
          </table:table-cell>
          <table:table-cell table:formula="of:=IF([.H30]&gt;=[.E30];IF([.G30]&gt;=[.E30];[.$E3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30.05.2020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formula="of:=MEDIAN([.F31:.H31])" office:value-type="float" office:value="409" calcext:value-type="float">
            <text:p>409</text:p>
          </table:table-cell>
          <table:table-cell table:formula="of:=IF([.F30]&gt;[.$E30];[.F30]-[.$E30]+[.B31];IF([.F30]=[.$E30];[.B31];[.F30]+[.B31]))" office:value-type="float" office:value="213" calcext:value-type="float">
            <text:p>213</text:p>
          </table:table-cell>
          <table:table-cell table:formula="of:=IF([.G30]&gt;[.$E30];[.G30]-[.$E30]+[.C31];IF([.G30]=[.$E30];[.C31];[.G30]+[.C31]))" office:value-type="float" office:value="465" calcext:value-type="float">
            <text:p>465</text:p>
          </table:table-cell>
          <table:table-cell table:formula="of:=IF([.H30]&gt;[.$E30];[.H30]-[.$E30]+[.D31];IF([.H30]=[.$E30];[.D31];[.H30]+[.D31]))" office:value-type="float" office:value="409" calcext:value-type="float">
            <text:p>409</text:p>
          </table:table-cell>
          <table:table-cell/>
          <table:table-cell table:formula="of:=IF([.F31]&gt;=[.E31];IF([.H31]&gt;=[.E31];[.$E31];0);0)" office:value-type="float" office:value="0" calcext:value-type="float">
            <text:p>0</text:p>
          </table:table-cell>
          <table:table-cell table:formula="of:=IF([.F31]&gt;=[.E31];IF([.G31]&gt;=[.E31];[.$E31];0);0)" office:value-type="float" office:value="0" calcext:value-type="float">
            <text:p>0</text:p>
          </table:table-cell>
          <table:table-cell table:formula="of:=IF([.H31]&gt;=[.E31];IF([.G31]&gt;=[.E31];[.$E31];0);0)"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0-05-31" calcext:value-type="date">
            <text:p>31.05.2020</text:p>
          </table:table-cell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  <table:table-cell table:formula="of:=MEDIAN([.F32:.H32])" office:value-type="float" office:value="382" calcext:value-type="float">
            <text:p>382</text:p>
          </table:table-cell>
          <table:table-cell table:formula="of:=IF([.F31]&gt;[.$E31];[.F31]-[.$E31]+[.B32];IF([.F31]=[.$E31];[.B32];[.F31]+[.B32]))" office:value-type="float" office:value="507" calcext:value-type="float">
            <text:p>507</text:p>
          </table:table-cell>
          <table:table-cell table:formula="of:=IF([.G31]&gt;[.$E31];[.G31]-[.$E31]+[.C32];IF([.G31]=[.$E31];[.C32];[.G31]+[.C32]))" office:value-type="float" office:value="382" calcext:value-type="float">
            <text:p>382</text:p>
          </table:table-cell>
          <table:table-cell table:formula="of:=IF([.H31]&gt;[.$E31];[.H31]-[.$E31]+[.D32];IF([.H31]=[.$E31];[.D32];[.H31]+[.D32]))" office:value-type="float" office:value="145" calcext:value-type="float">
            <text:p>145</text:p>
          </table:table-cell>
          <table:table-cell/>
          <table:table-cell table:formula="of:=IF([.F32]&gt;=[.E32];IF([.H32]&gt;=[.E32];[.$E32];0);0)" office:value-type="float" office:value="0" calcext:value-type="float">
            <text:p>0</text:p>
          </table:table-cell>
          <table:table-cell table:formula="of:=IF([.F32]&gt;=[.E32];IF([.G32]&gt;=[.E32];[.$E32];0);0)" office:value-type="float" office:value="382" calcext:value-type="float">
            <text:p>382</text:p>
          </table:table-cell>
          <table:table-cell table:formula="of:=IF([.H32]&gt;=[.E32];IF([.G32]&gt;=[.E32];[.$E3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1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table:formula="of:=MEDIAN([.F33:.H33])" office:value-type="float" office:value="267" calcext:value-type="float">
            <text:p>267</text:p>
          </table:table-cell>
          <table:table-cell table:formula="of:=IF([.F32]&gt;[.$E32];[.F32]-[.$E32]+[.B33];IF([.F32]=[.$E32];[.B33];[.F32]+[.B33]))" office:value-type="float" office:value="350" calcext:value-type="float">
            <text:p>350</text:p>
          </table:table-cell>
          <table:table-cell table:formula="of:=IF([.G32]&gt;[.$E32];[.G32]-[.$E32]+[.C33];IF([.G32]=[.$E32];[.C33];[.G32]+[.C33]))" office:value-type="float" office:value="206" calcext:value-type="float">
            <text:p>206</text:p>
          </table:table-cell>
          <table:table-cell table:formula="of:=IF([.H32]&gt;[.$E32];[.H32]-[.$E32]+[.D33];IF([.H32]=[.$E32];[.D33];[.H32]+[.D33]))" office:value-type="float" office:value="267" calcext:value-type="float">
            <text:p>267</text:p>
          </table:table-cell>
          <table:table-cell/>
          <table:table-cell table:formula="of:=IF([.F33]&gt;=[.E33];IF([.H33]&gt;=[.E33];[.$E33];0);0)" office:value-type="float" office:value="267" calcext:value-type="float">
            <text:p>267</text:p>
          </table:table-cell>
          <table:table-cell table:formula="of:=IF([.F33]&gt;=[.E33];IF([.G33]&gt;=[.E33];[.$E33];0);0)" office:value-type="float" office:value="0" calcext:value-type="float">
            <text:p>0</text:p>
          </table:table-cell>
          <table:table-cell table:formula="of:=IF([.H33]&gt;=[.E33];IF([.G33]&gt;=[.E33];[.$E3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.06.2020</text:p>
          </table:table-cell>
          <table:table-cell office:value-type="float" office:value="264" calcext:value-type="float">
            <text:p>264</text:p>
          </table:table-cell>
          <table:table-cell office:value-type="float" office:value="355" calcext:value-type="float">
            <text:p>355</text:p>
          </table:table-cell>
          <table:table-cell office:value-type="float" office:value="134" calcext:value-type="float">
            <text:p>134</text:p>
          </table:table-cell>
          <table:table-cell table:formula="of:=MEDIAN([.F34:.H34])" office:value-type="float" office:value="347" calcext:value-type="float">
            <text:p>347</text:p>
          </table:table-cell>
          <table:table-cell table:formula="of:=IF([.F33]&gt;[.$E33];[.F33]-[.$E33]+[.B34];IF([.F33]=[.$E33];[.B34];[.F33]+[.B34]))" office:value-type="float" office:value="347" calcext:value-type="float">
            <text:p>347</text:p>
          </table:table-cell>
          <table:table-cell table:formula="of:=IF([.G33]&gt;[.$E33];[.G33]-[.$E33]+[.C34];IF([.G33]=[.$E33];[.C34];[.G33]+[.C34]))" office:value-type="float" office:value="561" calcext:value-type="float">
            <text:p>561</text:p>
          </table:table-cell>
          <table:table-cell table:formula="of:=IF([.H33]&gt;[.$E33];[.H33]-[.$E33]+[.D34];IF([.H33]=[.$E33];[.D34];[.H33]+[.D34]))" office:value-type="float" office:value="134" calcext:value-type="float">
            <text:p>134</text:p>
          </table:table-cell>
          <table:table-cell/>
          <table:table-cell table:formula="of:=IF([.F34]&gt;=[.E34];IF([.H34]&gt;=[.E34];[.$E34];0);0)" office:value-type="float" office:value="0" calcext:value-type="float">
            <text:p>0</text:p>
          </table:table-cell>
          <table:table-cell table:formula="of:=IF([.F34]&gt;=[.E34];IF([.G34]&gt;=[.E34];[.$E34];0);0)" office:value-type="float" office:value="347" calcext:value-type="float">
            <text:p>347</text:p>
          </table:table-cell>
          <table:table-cell table:formula="of:=IF([.H34]&gt;=[.E34];IF([.G34]&gt;=[.E34];[.$E3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3.06.2020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  <table:table-cell table:formula="of:=MEDIAN([.F35:.H35])" office:value-type="float" office:value="276" calcext:value-type="float">
            <text:p>276</text:p>
          </table:table-cell>
          <table:table-cell table:formula="of:=IF([.F34]&gt;[.$E34];[.F34]-[.$E34]+[.B35];IF([.F34]=[.$E34];[.B35];[.F34]+[.B35]))" office:value-type="float" office:value="253" calcext:value-type="float">
            <text:p>253</text:p>
          </table:table-cell>
          <table:table-cell table:formula="of:=IF([.G34]&gt;[.$E34];[.G34]-[.$E34]+[.C35];IF([.G34]=[.$E34];[.C35];[.G34]+[.C35]))" office:value-type="float" office:value="485" calcext:value-type="float">
            <text:p>485</text:p>
          </table:table-cell>
          <table:table-cell table:formula="of:=IF([.H34]&gt;[.$E34];[.H34]-[.$E34]+[.D35];IF([.H34]=[.$E34];[.D35];[.H34]+[.D35]))" office:value-type="float" office:value="276" calcext:value-type="float">
            <text:p>276</text:p>
          </table:table-cell>
          <table:table-cell/>
          <table:table-cell table:formula="of:=IF([.F35]&gt;=[.E35];IF([.H35]&gt;=[.E35];[.$E35];0);0)" office:value-type="float" office:value="0" calcext:value-type="float">
            <text:p>0</text:p>
          </table:table-cell>
          <table:table-cell table:formula="of:=IF([.F35]&gt;=[.E35];IF([.G35]&gt;=[.E35];[.$E35];0);0)" office:value-type="float" office:value="0" calcext:value-type="float">
            <text:p>0</text:p>
          </table:table-cell>
          <table:table-cell table:formula="of:=IF([.H35]&gt;=[.E35];IF([.G35]&gt;=[.E35];[.$E35];0);0)"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06-04" calcext:value-type="date">
            <text:p>4.06.2020</text:p>
          </table:table-cell>
          <table:table-cell office:value-type="float" office:value="352" calcext:value-type="float">
            <text:p>352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table:formula="of:=MEDIAN([.F36:.H36])" office:value-type="float" office:value="416" calcext:value-type="float">
            <text:p>416</text:p>
          </table:table-cell>
          <table:table-cell table:formula="of:=IF([.F35]&gt;[.$E35];[.F35]-[.$E35]+[.B36];IF([.F35]=[.$E35];[.B36];[.F35]+[.B36]))" office:value-type="float" office:value="605" calcext:value-type="float">
            <text:p>605</text:p>
          </table:table-cell>
          <table:table-cell table:formula="of:=IF([.G35]&gt;[.$E35];[.G35]-[.$E35]+[.C36];IF([.G35]=[.$E35];[.C36];[.G35]+[.C36]))" office:value-type="float" office:value="416" calcext:value-type="float">
            <text:p>416</text:p>
          </table:table-cell>
          <table:table-cell table:formula="of:=IF([.H35]&gt;[.$E35];[.H35]-[.$E35]+[.D36];IF([.H35]=[.$E35];[.D36];[.H35]+[.D36]))" office:value-type="float" office:value="125" calcext:value-type="float">
            <text:p>125</text:p>
          </table:table-cell>
          <table:table-cell/>
          <table:table-cell table:formula="of:=IF([.F36]&gt;=[.E36];IF([.H36]&gt;=[.E36];[.$E36];0);0)" office:value-type="float" office:value="0" calcext:value-type="float">
            <text:p>0</text:p>
          </table:table-cell>
          <table:table-cell table:formula="of:=IF([.F36]&gt;=[.E36];IF([.G36]&gt;=[.E36];[.$E36];0);0)" office:value-type="float" office:value="416" calcext:value-type="float">
            <text:p>416</text:p>
          </table:table-cell>
          <table:table-cell table:formula="of:=IF([.H36]&gt;=[.E36];IF([.G36]&gt;=[.E36];[.$E3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5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table:formula="of:=MEDIAN([.F37:.H37])" office:value-type="float" office:value="262" calcext:value-type="float">
            <text:p>262</text:p>
          </table:table-cell>
          <table:table-cell table:formula="of:=IF([.F36]&gt;[.$E36];[.F36]-[.$E36]+[.B37];IF([.F36]=[.$E36];[.B37];[.F36]+[.B37]))" office:value-type="float" office:value="458" calcext:value-type="float">
            <text:p>458</text:p>
          </table:table-cell>
          <table:table-cell table:formula="of:=IF([.G36]&gt;[.$E36];[.G36]-[.$E36]+[.C37];IF([.G36]=[.$E36];[.C37];[.G36]+[.C37]))" office:value-type="float" office:value="248" calcext:value-type="float">
            <text:p>248</text:p>
          </table:table-cell>
          <table:table-cell table:formula="of:=IF([.H36]&gt;[.$E36];[.H36]-[.$E36]+[.D37];IF([.H36]=[.$E36];[.D37];[.H36]+[.D37]))" office:value-type="float" office:value="262" calcext:value-type="float">
            <text:p>262</text:p>
          </table:table-cell>
          <table:table-cell/>
          <table:table-cell table:formula="of:=IF([.F37]&gt;=[.E37];IF([.H37]&gt;=[.E37];[.$E37];0);0)" office:value-type="float" office:value="262" calcext:value-type="float">
            <text:p>262</text:p>
          </table:table-cell>
          <table:table-cell table:formula="of:=IF([.F37]&gt;=[.E37];IF([.G37]&gt;=[.E37];[.$E37];0);0)" office:value-type="float" office:value="0" calcext:value-type="float">
            <text:p>0</text:p>
          </table:table-cell>
          <table:table-cell table:formula="of:=IF([.H37]&gt;=[.E37];IF([.G37]&gt;=[.E37];[.$E3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6.06.2020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table:formula="of:=MEDIAN([.F38:.H38])" office:value-type="float" office:value="438" calcext:value-type="float">
            <text:p>438</text:p>
          </table:table-cell>
          <table:table-cell table:formula="of:=IF([.F37]&gt;[.$E37];[.F37]-[.$E37]+[.B38];IF([.F37]=[.$E37];[.B38];[.F37]+[.B38]))" office:value-type="float" office:value="438" calcext:value-type="float">
            <text:p>438</text:p>
          </table:table-cell>
          <table:table-cell table:formula="of:=IF([.G37]&gt;[.$E37];[.G37]-[.$E37]+[.C38];IF([.G37]=[.$E37];[.C38];[.G37]+[.C38]))" office:value-type="float" office:value="495" calcext:value-type="float">
            <text:p>495</text:p>
          </table:table-cell>
          <table:table-cell table:formula="of:=IF([.H37]&gt;[.$E37];[.H37]-[.$E37]+[.D38];IF([.H37]=[.$E37];[.D38];[.H37]+[.D38]))" office:value-type="float" office:value="125" calcext:value-type="float">
            <text:p>125</text:p>
          </table:table-cell>
          <table:table-cell/>
          <table:table-cell table:formula="of:=IF([.F38]&gt;=[.E38];IF([.H38]&gt;=[.E38];[.$E38];0);0)" office:value-type="float" office:value="0" calcext:value-type="float">
            <text:p>0</text:p>
          </table:table-cell>
          <table:table-cell table:formula="of:=IF([.F38]&gt;=[.E38];IF([.G38]&gt;=[.E38];[.$E38];0);0)" office:value-type="float" office:value="438" calcext:value-type="float">
            <text:p>438</text:p>
          </table:table-cell>
          <table:table-cell table:formula="of:=IF([.H38]&gt;=[.E38];IF([.G38]&gt;=[.E38];[.$E3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7.06.2020</text:p>
          </table:table-cell>
          <table:table-cell office:value-type="float" office:value="327" calcext:value-type="float">
            <text:p>327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  <table:table-cell table:formula="of:=MEDIAN([.F39:.H39])" office:value-type="float" office:value="319" calcext:value-type="float">
            <text:p>319</text:p>
          </table:table-cell>
          <table:table-cell table:formula="of:=IF([.F38]&gt;[.$E38];[.F38]-[.$E38]+[.B39];IF([.F38]=[.$E38];[.B39];[.F38]+[.B39]))" office:value-type="float" office:value="327" calcext:value-type="float">
            <text:p>327</text:p>
          </table:table-cell>
          <table:table-cell table:formula="of:=IF([.G38]&gt;[.$E38];[.G38]-[.$E38]+[.C39];IF([.G38]=[.$E38];[.C39];[.G38]+[.C39]))" office:value-type="float" office:value="319" calcext:value-type="float">
            <text:p>319</text:p>
          </table:table-cell>
          <table:table-cell table:formula="of:=IF([.H38]&gt;[.$E38];[.H38]-[.$E38]+[.D39];IF([.H38]=[.$E38];[.D39];[.H38]+[.D39]))" office:value-type="float" office:value="228" calcext:value-type="float">
            <text:p>228</text:p>
          </table:table-cell>
          <table:table-cell/>
          <table:table-cell table:formula="of:=IF([.F39]&gt;=[.E39];IF([.H39]&gt;=[.E39];[.$E39];0);0)" office:value-type="float" office:value="0" calcext:value-type="float">
            <text:p>0</text:p>
          </table:table-cell>
          <table:table-cell table:formula="of:=IF([.F39]&gt;=[.E39];IF([.G39]&gt;=[.E39];[.$E39];0);0)" office:value-type="float" office:value="319" calcext:value-type="float">
            <text:p>319</text:p>
          </table:table-cell>
          <table:table-cell table:formula="of:=IF([.H39]&gt;=[.E39];IF([.G39]&gt;=[.E39];[.$E3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8.06.2020</text:p>
          </table:table-cell>
          <table:table-cell office:value-type="float" office:value="316" calcext:value-type="float">
            <text:p>316</text:p>
          </table:table-cell>
          <table:table-cell office:value-type="float" office:value="253" calcext:value-type="float">
            <text:p>253</text:p>
          </table:table-cell>
          <table:table-cell office:value-type="float" office:value="134" calcext:value-type="float">
            <text:p>134</text:p>
          </table:table-cell>
          <table:table-cell table:formula="of:=MEDIAN([.F40:.H40])" office:value-type="float" office:value="324" calcext:value-type="float">
            <text:p>324</text:p>
          </table:table-cell>
          <table:table-cell table:formula="of:=IF([.F39]&gt;[.$E39];[.F39]-[.$E39]+[.B40];IF([.F39]=[.$E39];[.B40];[.F39]+[.B40]))" office:value-type="float" office:value="324" calcext:value-type="float">
            <text:p>324</text:p>
          </table:table-cell>
          <table:table-cell table:formula="of:=IF([.G39]&gt;[.$E39];[.G39]-[.$E39]+[.C40];IF([.G39]=[.$E39];[.C40];[.G39]+[.C40]))" office:value-type="float" office:value="253" calcext:value-type="float">
            <text:p>253</text:p>
          </table:table-cell>
          <table:table-cell table:formula="of:=IF([.H39]&gt;[.$E39];[.H39]-[.$E39]+[.D40];IF([.H39]=[.$E39];[.D40];[.H39]+[.D40]))" office:value-type="float" office:value="362" calcext:value-type="float">
            <text:p>362</text:p>
          </table:table-cell>
          <table:table-cell/>
          <table:table-cell table:formula="of:=IF([.F40]&gt;=[.E40];IF([.H40]&gt;=[.E40];[.$E40];0);0)" office:value-type="float" office:value="324" calcext:value-type="float">
            <text:p>324</text:p>
          </table:table-cell>
          <table:table-cell table:formula="of:=IF([.F40]&gt;=[.E40];IF([.G40]&gt;=[.E40];[.$E40];0);0)" office:value-type="float" office:value="0" calcext:value-type="float">
            <text:p>0</text:p>
          </table:table-cell>
          <table:table-cell table:formula="of:=IF([.H40]&gt;=[.E40];IF([.G40]&gt;=[.E40];[.$E4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9.06.2020</text:p>
          </table:table-cell>
          <table:table-cell office:value-type="float" office:value="294" calcext:value-type="float">
            <text:p>294</text:p>
          </table:table-cell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table:formula="of:=MEDIAN([.F41:.H41])" office:value-type="float" office:value="294" calcext:value-type="float">
            <text:p>294</text:p>
          </table:table-cell>
          <table:table-cell table:formula="of:=IF([.F40]&gt;[.$E40];[.F40]-[.$E40]+[.B41];IF([.F40]=[.$E40];[.B41];[.F40]+[.B41]))" office:value-type="float" office:value="294" calcext:value-type="float">
            <text:p>294</text:p>
          </table:table-cell>
          <table:table-cell table:formula="of:=IF([.G40]&gt;[.$E40];[.G40]-[.$E40]+[.C41];IF([.G40]=[.$E40];[.C41];[.G40]+[.C41]))" office:value-type="float" office:value="502" calcext:value-type="float">
            <text:p>502</text:p>
          </table:table-cell>
          <table:table-cell table:formula="of:=IF([.H40]&gt;[.$E40];[.H40]-[.$E40]+[.D41];IF([.H40]=[.$E40];[.D41];[.H40]+[.D41]))" office:value-type="float" office:value="175" calcext:value-type="float">
            <text:p>175</text:p>
          </table:table-cell>
          <table:table-cell/>
          <table:table-cell table:formula="of:=IF([.F41]&gt;=[.E41];IF([.H41]&gt;=[.E41];[.$E41];0);0)" office:value-type="float" office:value="0" calcext:value-type="float">
            <text:p>0</text:p>
          </table:table-cell>
          <table:table-cell table:formula="of:=IF([.F41]&gt;=[.E41];IF([.G41]&gt;=[.E41];[.$E41];0);0)" office:value-type="float" office:value="294" calcext:value-type="float">
            <text:p>294</text:p>
          </table:table-cell>
          <table:table-cell table:formula="of:=IF([.H41]&gt;=[.E41];IF([.G41]&gt;=[.E41];[.$E4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10.06.2020</text:p>
          </table:table-cell>
          <table:table-cell office:value-type="float" office:value="270" calcext:value-type="float">
            <text:p>270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table:formula="of:=MEDIAN([.F42:.H42])" office:value-type="float" office:value="321" calcext:value-type="float">
            <text:p>321</text:p>
          </table:table-cell>
          <table:table-cell table:formula="of:=IF([.F41]&gt;[.$E41];[.F41]-[.$E41]+[.B42];IF([.F41]=[.$E41];[.B42];[.F41]+[.B42]))" office:value-type="float" office:value="270" calcext:value-type="float">
            <text:p>270</text:p>
          </table:table-cell>
          <table:table-cell table:formula="of:=IF([.G41]&gt;[.$E41];[.G41]-[.$E41]+[.C42];IF([.G41]=[.$E41];[.C42];[.G41]+[.C42]))" office:value-type="float" office:value="414" calcext:value-type="float">
            <text:p>414</text:p>
          </table:table-cell>
          <table:table-cell table:formula="of:=IF([.H41]&gt;[.$E41];[.H41]-[.$E41]+[.D42];IF([.H41]=[.$E41];[.D42];[.H41]+[.D42]))" office:value-type="float" office:value="321" calcext:value-type="float">
            <text:p>321</text:p>
          </table:table-cell>
          <table:table-cell/>
          <table:table-cell table:formula="of:=IF([.F42]&gt;=[.E42];IF([.H42]&gt;=[.E42];[.$E42];0);0)" office:value-type="float" office:value="0" calcext:value-type="float">
            <text:p>0</text:p>
          </table:table-cell>
          <table:table-cell table:formula="of:=IF([.F42]&gt;=[.E42];IF([.G42]&gt;=[.E42];[.$E42];0);0)" office:value-type="float" office:value="0" calcext:value-type="float">
            <text:p>0</text:p>
          </table:table-cell>
          <table:table-cell table:formula="of:=IF([.H42]&gt;=[.E42];IF([.G42]&gt;=[.E42];[.$E42];0);0)"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06-11" calcext:value-type="date">
            <text:p>11.06.2020</text:p>
          </table:table-cell>
          <table:table-cell office:value-type="float" office:value="349" calcext:value-type="float">
            <text:p>349</text:p>
          </table:table-cell>
          <table:table-cell office:value-type="float" office:value="301" calcext:value-type="float">
            <text:p>301</text:p>
          </table:table-cell>
          <table:table-cell office:value-type="float" office:value="138" calcext:value-type="float">
            <text:p>138</text:p>
          </table:table-cell>
          <table:table-cell table:formula="of:=MEDIAN([.F43:.H43])" office:value-type="float" office:value="394" calcext:value-type="float">
            <text:p>394</text:p>
          </table:table-cell>
          <table:table-cell table:formula="of:=IF([.F42]&gt;[.$E42];[.F42]-[.$E42]+[.B43];IF([.F42]=[.$E42];[.B43];[.F42]+[.B43]))" office:value-type="float" office:value="619" calcext:value-type="float">
            <text:p>619</text:p>
          </table:table-cell>
          <table:table-cell table:formula="of:=IF([.G42]&gt;[.$E42];[.G42]-[.$E42]+[.C43];IF([.G42]=[.$E42];[.C43];[.G42]+[.C43]))" office:value-type="float" office:value="394" calcext:value-type="float">
            <text:p>394</text:p>
          </table:table-cell>
          <table:table-cell table:formula="of:=IF([.H42]&gt;[.$E42];[.H42]-[.$E42]+[.D43];IF([.H42]=[.$E42];[.D43];[.H42]+[.D43]))" office:value-type="float" office:value="138" calcext:value-type="float">
            <text:p>138</text:p>
          </table:table-cell>
          <table:table-cell/>
          <table:table-cell table:formula="of:=IF([.F43]&gt;=[.E43];IF([.H43]&gt;=[.E43];[.$E43];0);0)" office:value-type="float" office:value="0" calcext:value-type="float">
            <text:p>0</text:p>
          </table:table-cell>
          <table:table-cell table:formula="of:=IF([.F43]&gt;=[.E43];IF([.G43]&gt;=[.E43];[.$E43];0);0)" office:value-type="float" office:value="394" calcext:value-type="float">
            <text:p>394</text:p>
          </table:table-cell>
          <table:table-cell table:formula="of:=IF([.H43]&gt;=[.E43];IF([.G43]&gt;=[.E43];[.$E4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12.06.2020</text:p>
          </table:table-cell>
          <table:table-cell office:value-type="float" office:value="224" calcext:value-type="float">
            <text:p>224</text:p>
          </table:table-cell>
          <table:table-cell office:value-type="float" office:value="385" calcext:value-type="float">
            <text:p>385</text:p>
          </table:table-cell>
          <table:table-cell office:value-type="float" office:value="138" calcext:value-type="float">
            <text:p>138</text:p>
          </table:table-cell>
          <table:table-cell table:formula="of:=MEDIAN([.F44:.H44])" office:value-type="float" office:value="385" calcext:value-type="float">
            <text:p>385</text:p>
          </table:table-cell>
          <table:table-cell table:formula="of:=IF([.F43]&gt;[.$E43];[.F43]-[.$E43]+[.B44];IF([.F43]=[.$E43];[.B44];[.F43]+[.B44]))" office:value-type="float" office:value="449" calcext:value-type="float">
            <text:p>449</text:p>
          </table:table-cell>
          <table:table-cell table:formula="of:=IF([.G43]&gt;[.$E43];[.G43]-[.$E43]+[.C44];IF([.G43]=[.$E43];[.C44];[.G43]+[.C44]))" office:value-type="float" office:value="385" calcext:value-type="float">
            <text:p>385</text:p>
          </table:table-cell>
          <table:table-cell table:formula="of:=IF([.H43]&gt;[.$E43];[.H43]-[.$E43]+[.D44];IF([.H43]=[.$E43];[.D44];[.H43]+[.D44]))" office:value-type="float" office:value="276" calcext:value-type="float">
            <text:p>276</text:p>
          </table:table-cell>
          <table:table-cell/>
          <table:table-cell table:formula="of:=IF([.F44]&gt;=[.E44];IF([.H44]&gt;=[.E44];[.$E44];0);0)" office:value-type="float" office:value="0" calcext:value-type="float">
            <text:p>0</text:p>
          </table:table-cell>
          <table:table-cell table:formula="of:=IF([.F44]&gt;=[.E44];IF([.G44]&gt;=[.E44];[.$E44];0);0)" office:value-type="float" office:value="385" calcext:value-type="float">
            <text:p>385</text:p>
          </table:table-cell>
          <table:table-cell table:formula="of:=IF([.H44]&gt;=[.E44];IF([.G44]&gt;=[.E44];[.$E4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13.06.2020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table:formula="of:=MEDIAN([.F45:.H45])" office:value-type="float" office:value="373" calcext:value-type="float">
            <text:p>373</text:p>
          </table:table-cell>
          <table:table-cell table:formula="of:=IF([.F44]&gt;[.$E44];[.F44]-[.$E44]+[.B45];IF([.F44]=[.$E44];[.B45];[.F44]+[.B45]))" office:value-type="float" office:value="373" calcext:value-type="float">
            <text:p>373</text:p>
          </table:table-cell>
          <table:table-cell table:formula="of:=IF([.G44]&gt;[.$E44];[.G44]-[.$E44]+[.C45];IF([.G44]=[.$E44];[.C45];[.G44]+[.C45]))" office:value-type="float" office:value="204" calcext:value-type="float">
            <text:p>204</text:p>
          </table:table-cell>
          <table:table-cell table:formula="of:=IF([.H44]&gt;[.$E44];[.H44]-[.$E44]+[.D45];IF([.H44]=[.$E44];[.D45];[.H44]+[.D45]))" office:value-type="float" office:value="416" calcext:value-type="float">
            <text:p>416</text:p>
          </table:table-cell>
          <table:table-cell/>
          <table:table-cell table:formula="of:=IF([.F45]&gt;=[.E45];IF([.H45]&gt;=[.E45];[.$E45];0);0)" office:value-type="float" office:value="373" calcext:value-type="float">
            <text:p>373</text:p>
          </table:table-cell>
          <table:table-cell table:formula="of:=IF([.F45]&gt;=[.E45];IF([.G45]&gt;=[.E45];[.$E45];0);0)" office:value-type="float" office:value="0" calcext:value-type="float">
            <text:p>0</text:p>
          </table:table-cell>
          <table:table-cell table:formula="of:=IF([.H45]&gt;=[.E45];IF([.G45]&gt;=[.E45];[.$E4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14.06.2020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table:formula="of:=MEDIAN([.F46:.H46])" office:value-type="float" office:value="246" calcext:value-type="float">
            <text:p>246</text:p>
          </table:table-cell>
          <table:table-cell table:formula="of:=IF([.F45]&gt;[.$E45];[.F45]-[.$E45]+[.B46];IF([.F45]=[.$E45];[.B46];[.F45]+[.B46]))" office:value-type="float" office:value="246" calcext:value-type="float">
            <text:p>246</text:p>
          </table:table-cell>
          <table:table-cell table:formula="of:=IF([.G45]&gt;[.$E45];[.G45]-[.$E45]+[.C46];IF([.G45]=[.$E45];[.C46];[.G45]+[.C46]))" office:value-type="float" office:value="479" calcext:value-type="float">
            <text:p>479</text:p>
          </table:table-cell>
          <table:table-cell table:formula="of:=IF([.H45]&gt;[.$E45];[.H45]-[.$E45]+[.D46];IF([.H45]=[.$E45];[.D46];[.H45]+[.D46]))" office:value-type="float" office:value="173" calcext:value-type="float">
            <text:p>173</text:p>
          </table:table-cell>
          <table:table-cell/>
          <table:table-cell table:formula="of:=IF([.F46]&gt;=[.E46];IF([.H46]&gt;=[.E46];[.$E46];0);0)" office:value-type="float" office:value="0" calcext:value-type="float">
            <text:p>0</text:p>
          </table:table-cell>
          <table:table-cell table:formula="of:=IF([.F46]&gt;=[.E46];IF([.G46]&gt;=[.E46];[.$E46];0);0)" office:value-type="float" office:value="246" calcext:value-type="float">
            <text:p>246</text:p>
          </table:table-cell>
          <table:table-cell table:formula="of:=IF([.H46]&gt;=[.E46];IF([.G46]&gt;=[.E46];[.$E4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15.06.2020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table:formula="of:=MEDIAN([.F47:.H47])" office:value-type="float" office:value="339" calcext:value-type="float">
            <text:p>339</text:p>
          </table:table-cell>
          <table:table-cell table:formula="of:=IF([.F46]&gt;[.$E46];[.F46]-[.$E46]+[.B47];IF([.F46]=[.$E46];[.B47];[.F46]+[.B47]))" office:value-type="float" office:value="241" calcext:value-type="float">
            <text:p>241</text:p>
          </table:table-cell>
          <table:table-cell table:formula="of:=IF([.G46]&gt;[.$E46];[.G46]-[.$E46]+[.C47];IF([.G46]=[.$E46];[.C47];[.G46]+[.C47]))" office:value-type="float" office:value="480" calcext:value-type="float">
            <text:p>480</text:p>
          </table:table-cell>
          <table:table-cell table:formula="of:=IF([.H46]&gt;[.$E46];[.H46]-[.$E46]+[.D47];IF([.H46]=[.$E46];[.D47];[.H46]+[.D47]))" office:value-type="float" office:value="339" calcext:value-type="float">
            <text:p>339</text:p>
          </table:table-cell>
          <table:table-cell/>
          <table:table-cell table:formula="of:=IF([.F47]&gt;=[.E47];IF([.H47]&gt;=[.E47];[.$E47];0);0)" office:value-type="float" office:value="0" calcext:value-type="float">
            <text:p>0</text:p>
          </table:table-cell>
          <table:table-cell table:formula="of:=IF([.F47]&gt;=[.E47];IF([.G47]&gt;=[.E47];[.$E47];0);0)" office:value-type="float" office:value="0" calcext:value-type="float">
            <text:p>0</text:p>
          </table:table-cell>
          <table:table-cell table:formula="of:=IF([.H47]&gt;=[.E47];IF([.G47]&gt;=[.E47];[.$E47];0);0)"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0-06-16" calcext:value-type="date">
            <text:p>16.06.2020</text:p>
          </table:table-cell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table:formula="of:=MEDIAN([.F48:.H48])" office:value-type="float" office:value="397" calcext:value-type="float">
            <text:p>397</text:p>
          </table:table-cell>
          <table:table-cell table:formula="of:=IF([.F47]&gt;[.$E47];[.F47]-[.$E47]+[.B48];IF([.F47]=[.$E47];[.B48];[.F47]+[.B48]))" office:value-type="float" office:value="606" calcext:value-type="float">
            <text:p>606</text:p>
          </table:table-cell>
          <table:table-cell table:formula="of:=IF([.G47]&gt;[.$E47];[.G47]-[.$E47]+[.C48];IF([.G47]=[.$E47];[.C48];[.G47]+[.C48]))" office:value-type="float" office:value="397" calcext:value-type="float">
            <text:p>397</text:p>
          </table:table-cell>
          <table:table-cell table:formula="of:=IF([.H47]&gt;[.$E47];[.H47]-[.$E47]+[.D48];IF([.H47]=[.$E47];[.D48];[.H47]+[.D48]))" office:value-type="float" office:value="132" calcext:value-type="float">
            <text:p>132</text:p>
          </table:table-cell>
          <table:table-cell/>
          <table:table-cell table:formula="of:=IF([.F48]&gt;=[.E48];IF([.H48]&gt;=[.E48];[.$E48];0);0)" office:value-type="float" office:value="0" calcext:value-type="float">
            <text:p>0</text:p>
          </table:table-cell>
          <table:table-cell table:formula="of:=IF([.F48]&gt;=[.E48];IF([.G48]&gt;=[.E48];[.$E48];0);0)" office:value-type="float" office:value="397" calcext:value-type="float">
            <text:p>397</text:p>
          </table:table-cell>
          <table:table-cell table:formula="of:=IF([.H48]&gt;=[.E48];IF([.G48]&gt;=[.E48];[.$E4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17.06.2020</text:p>
          </table:table-cell>
          <table:table-cell office:value-type="float" office:value="225" calcext:value-type="float">
            <text:p>225</text:p>
          </table:table-cell>
          <table:table-cell office:value-type="float" office:value="392" calcext:value-type="float">
            <text:p>392</text:p>
          </table:table-cell>
          <table:table-cell office:value-type="float" office:value="158" calcext:value-type="float">
            <text:p>158</text:p>
          </table:table-cell>
          <table:table-cell table:formula="of:=MEDIAN([.F49:.H49])" office:value-type="float" office:value="392" calcext:value-type="float">
            <text:p>392</text:p>
          </table:table-cell>
          <table:table-cell table:formula="of:=IF([.F48]&gt;[.$E48];[.F48]-[.$E48]+[.B49];IF([.F48]=[.$E48];[.B49];[.F48]+[.B49]))" office:value-type="float" office:value="434" calcext:value-type="float">
            <text:p>434</text:p>
          </table:table-cell>
          <table:table-cell table:formula="of:=IF([.G48]&gt;[.$E48];[.G48]-[.$E48]+[.C49];IF([.G48]=[.$E48];[.C49];[.G48]+[.C49]))" office:value-type="float" office:value="392" calcext:value-type="float">
            <text:p>392</text:p>
          </table:table-cell>
          <table:table-cell table:formula="of:=IF([.H48]&gt;[.$E48];[.H48]-[.$E48]+[.D49];IF([.H48]=[.$E48];[.D49];[.H48]+[.D49]))" office:value-type="float" office:value="290" calcext:value-type="float">
            <text:p>290</text:p>
          </table:table-cell>
          <table:table-cell/>
          <table:table-cell table:formula="of:=IF([.F49]&gt;=[.E49];IF([.H49]&gt;=[.E49];[.$E49];0);0)" office:value-type="float" office:value="0" calcext:value-type="float">
            <text:p>0</text:p>
          </table:table-cell>
          <table:table-cell table:formula="of:=IF([.F49]&gt;=[.E49];IF([.G49]&gt;=[.E49];[.$E49];0);0)" office:value-type="float" office:value="392" calcext:value-type="float">
            <text:p>392</text:p>
          </table:table-cell>
          <table:table-cell table:formula="of:=IF([.H49]&gt;=[.E49];IF([.G49]&gt;=[.E49];[.$E4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18.06.2020</text:p>
          </table:table-cell>
          <table:table-cell office:value-type="float" office:value="335" calcext:value-type="float">
            <text:p>335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table:formula="of:=MEDIAN([.F50:.H50])" office:value-type="float" office:value="377" calcext:value-type="float">
            <text:p>377</text:p>
          </table:table-cell>
          <table:table-cell table:formula="of:=IF([.F49]&gt;[.$E49];[.F49]-[.$E49]+[.B50];IF([.F49]=[.$E49];[.B50];[.F49]+[.B50]))" office:value-type="float" office:value="377" calcext:value-type="float">
            <text:p>377</text:p>
          </table:table-cell>
          <table:table-cell table:formula="of:=IF([.G49]&gt;[.$E49];[.G49]-[.$E49]+[.C50];IF([.G49]=[.$E49];[.C50];[.G49]+[.C50]))" office:value-type="float" office:value="254" calcext:value-type="float">
            <text:p>254</text:p>
          </table:table-cell>
          <table:table-cell table:formula="of:=IF([.H49]&gt;[.$E49];[.H49]-[.$E49]+[.D50];IF([.H49]=[.$E49];[.D50];[.H49]+[.D50]))" office:value-type="float" office:value="463" calcext:value-type="float">
            <text:p>463</text:p>
          </table:table-cell>
          <table:table-cell/>
          <table:table-cell table:formula="of:=IF([.F50]&gt;=[.E50];IF([.H50]&gt;=[.E50];[.$E50];0);0)" office:value-type="float" office:value="377" calcext:value-type="float">
            <text:p>377</text:p>
          </table:table-cell>
          <table:table-cell table:formula="of:=IF([.F50]&gt;=[.E50];IF([.G50]&gt;=[.E50];[.$E50];0);0)" office:value-type="float" office:value="0" calcext:value-type="float">
            <text:p>0</text:p>
          </table:table-cell>
          <table:table-cell table:formula="of:=IF([.H50]&gt;=[.E50];IF([.G50]&gt;=[.E50];[.$E5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19.06.2020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office:value-type="float" office:value="151" calcext:value-type="float">
            <text:p>151</text:p>
          </table:table-cell>
          <table:table-cell table:formula="of:=MEDIAN([.F51:.H51])" office:value-type="float" office:value="376" calcext:value-type="float">
            <text:p>376</text:p>
          </table:table-cell>
          <table:table-cell table:formula="of:=IF([.F50]&gt;[.$E50];[.F50]-[.$E50]+[.B51];IF([.F50]=[.$E50];[.B51];[.F50]+[.B51]))" office:value-type="float" office:value="376" calcext:value-type="float">
            <text:p>376</text:p>
          </table:table-cell>
          <table:table-cell table:formula="of:=IF([.G50]&gt;[.$E50];[.G50]-[.$E50]+[.C51];IF([.G50]=[.$E50];[.C51];[.G50]+[.C51]))" office:value-type="float" office:value="512" calcext:value-type="float">
            <text:p>512</text:p>
          </table:table-cell>
          <table:table-cell table:formula="of:=IF([.H50]&gt;[.$E50];[.H50]-[.$E50]+[.D51];IF([.H50]=[.$E50];[.D51];[.H50]+[.D51]))" office:value-type="float" office:value="237" calcext:value-type="float">
            <text:p>237</text:p>
          </table:table-cell>
          <table:table-cell/>
          <table:table-cell table:formula="of:=IF([.F51]&gt;=[.E51];IF([.H51]&gt;=[.E51];[.$E51];0);0)" office:value-type="float" office:value="0" calcext:value-type="float">
            <text:p>0</text:p>
          </table:table-cell>
          <table:table-cell table:formula="of:=IF([.F51]&gt;=[.E51];IF([.G51]&gt;=[.E51];[.$E51];0);0)" office:value-type="float" office:value="376" calcext:value-type="float">
            <text:p>376</text:p>
          </table:table-cell>
          <table:table-cell table:formula="of:=IF([.H51]&gt;=[.E51];IF([.G51]&gt;=[.E51];[.$E5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.06.2020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173" calcext:value-type="float">
            <text:p>173</text:p>
          </table:table-cell>
          <table:table-cell table:formula="of:=MEDIAN([.F52:.H52])" office:value-type="float" office:value="384" calcext:value-type="float">
            <text:p>384</text:p>
          </table:table-cell>
          <table:table-cell table:formula="of:=IF([.F51]&gt;[.$E51];[.F51]-[.$E51]+[.B52];IF([.F51]=[.$E51];[.B52];[.F51]+[.B52]))" office:value-type="float" office:value="310" calcext:value-type="float">
            <text:p>310</text:p>
          </table:table-cell>
          <table:table-cell table:formula="of:=IF([.G51]&gt;[.$E51];[.G51]-[.$E51]+[.C52];IF([.G51]=[.$E51];[.C52];[.G51]+[.C52]))" office:value-type="float" office:value="384" calcext:value-type="float">
            <text:p>384</text:p>
          </table:table-cell>
          <table:table-cell table:formula="of:=IF([.H51]&gt;[.$E51];[.H51]-[.$E51]+[.D52];IF([.H51]=[.$E51];[.D52];[.H51]+[.D52]))" office:value-type="float" office:value="410" calcext:value-type="float">
            <text:p>410</text:p>
          </table:table-cell>
          <table:table-cell/>
          <table:table-cell table:formula="of:=IF([.F52]&gt;=[.E52];IF([.H52]&gt;=[.E52];[.$E52];0);0)" office:value-type="float" office:value="0" calcext:value-type="float">
            <text:p>0</text:p>
          </table:table-cell>
          <table:table-cell table:formula="of:=IF([.F52]&gt;=[.E52];IF([.G52]&gt;=[.E52];[.$E52];0);0)" office:value-type="float" office:value="0" calcext:value-type="float">
            <text:p>0</text:p>
          </table:table-cell>
          <table:table-cell table:formula="of:=IF([.H52]&gt;=[.E52];IF([.G52]&gt;=[.E52];[.$E52];0);0)"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0-06-21" calcext:value-type="date">
            <text:p>21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formula="of:=MEDIAN([.F53:.H53])" office:value-type="float" office:value="268" calcext:value-type="float">
            <text:p>268</text:p>
          </table:table-cell>
          <table:table-cell table:formula="of:=IF([.F52]&gt;[.$E52];[.F52]-[.$E52]+[.B53];IF([.F52]=[.$E52];[.B53];[.F52]+[.B53]))" office:value-type="float" office:value="718" calcext:value-type="float">
            <text:p>718</text:p>
          </table:table-cell>
          <table:table-cell table:formula="of:=IF([.G52]&gt;[.$E52];[.G52]-[.$E52]+[.C53];IF([.G52]=[.$E52];[.C53];[.G52]+[.C53]))" office:value-type="float" office:value="250" calcext:value-type="float">
            <text:p>250</text:p>
          </table:table-cell>
          <table:table-cell table:formula="of:=IF([.H52]&gt;[.$E52];[.H52]-[.$E52]+[.D53];IF([.H52]=[.$E52];[.D53];[.H52]+[.D53]))" office:value-type="float" office:value="268" calcext:value-type="float">
            <text:p>268</text:p>
          </table:table-cell>
          <table:table-cell/>
          <table:table-cell table:formula="of:=IF([.F53]&gt;=[.E53];IF([.H53]&gt;=[.E53];[.$E53];0);0)" office:value-type="float" office:value="268" calcext:value-type="float">
            <text:p>268</text:p>
          </table:table-cell>
          <table:table-cell table:formula="of:=IF([.F53]&gt;=[.E53];IF([.G53]&gt;=[.E53];[.$E53];0);0)" office:value-type="float" office:value="0" calcext:value-type="float">
            <text:p>0</text:p>
          </table:table-cell>
          <table:table-cell table:formula="of:=IF([.H53]&gt;=[.E53];IF([.G53]&gt;=[.E53];[.$E5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2.06.2020</text:p>
          </table:table-cell>
          <table:table-cell office:value-type="float" office:value="256" calcext:value-type="float">
            <text:p>256</text:p>
          </table:table-cell>
          <table:table-cell office:value-type="float" office:value="393" calcext:value-type="float">
            <text:p>393</text:p>
          </table:table-cell>
          <table:table-cell office:value-type="float" office:value="219" calcext:value-type="float">
            <text:p>219</text:p>
          </table:table-cell>
          <table:table-cell table:formula="of:=MEDIAN([.F54:.H54])" office:value-type="float" office:value="643" calcext:value-type="float">
            <text:p>643</text:p>
          </table:table-cell>
          <table:table-cell table:formula="of:=IF([.F53]&gt;[.$E53];[.F53]-[.$E53]+[.B54];IF([.F53]=[.$E53];[.B54];[.F53]+[.B54]))" office:value-type="float" office:value="706" calcext:value-type="float">
            <text:p>706</text:p>
          </table:table-cell>
          <table:table-cell table:formula="of:=IF([.G53]&gt;[.$E53];[.G53]-[.$E53]+[.C54];IF([.G53]=[.$E53];[.C54];[.G53]+[.C54]))" office:value-type="float" office:value="643" calcext:value-type="float">
            <text:p>643</text:p>
          </table:table-cell>
          <table:table-cell table:formula="of:=IF([.H53]&gt;[.$E53];[.H53]-[.$E53]+[.D54];IF([.H53]=[.$E53];[.D54];[.H53]+[.D54]))" office:value-type="float" office:value="219" calcext:value-type="float">
            <text:p>219</text:p>
          </table:table-cell>
          <table:table-cell/>
          <table:table-cell table:formula="of:=IF([.F54]&gt;=[.E54];IF([.H54]&gt;=[.E54];[.$E54];0);0)" office:value-type="float" office:value="0" calcext:value-type="float">
            <text:p>0</text:p>
          </table:table-cell>
          <table:table-cell table:formula="of:=IF([.F54]&gt;=[.E54];IF([.G54]&gt;=[.E54];[.$E54];0);0)" office:value-type="float" office:value="643" calcext:value-type="float">
            <text:p>643</text:p>
          </table:table-cell>
          <table:table-cell table:formula="of:=IF([.H54]&gt;=[.E54];IF([.G54]&gt;=[.E54];[.$E5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3.06.2020</text:p>
          </table:table-cell>
          <table:table-cell office:value-type="float" office:value="322" calcext:value-type="float">
            <text:p>322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table:formula="of:=MEDIAN([.F55:.H55])" office:value-type="float" office:value="425" calcext:value-type="float">
            <text:p>425</text:p>
          </table:table-cell>
          <table:table-cell table:formula="of:=IF([.F54]&gt;[.$E54];[.F54]-[.$E54]+[.B55];IF([.F54]=[.$E54];[.B55];[.F54]+[.B55]))" office:value-type="float" office:value="385" calcext:value-type="float">
            <text:p>385</text:p>
          </table:table-cell>
          <table:table-cell table:formula="of:=IF([.G54]&gt;[.$E54];[.G54]-[.$E54]+[.C55];IF([.G54]=[.$E54];[.C55];[.G54]+[.C55]))" office:value-type="float" office:value="425" calcext:value-type="float">
            <text:p>425</text:p>
          </table:table-cell>
          <table:table-cell table:formula="of:=IF([.H54]&gt;[.$E54];[.H54]-[.$E54]+[.D55];IF([.H54]=[.$E54];[.D55];[.H54]+[.D55]))" office:value-type="float" office:value="434" calcext:value-type="float">
            <text:p>434</text:p>
          </table:table-cell>
          <table:table-cell/>
          <table:table-cell table:formula="of:=IF([.F55]&gt;=[.E55];IF([.H55]&gt;=[.E55];[.$E55];0);0)" office:value-type="float" office:value="0" calcext:value-type="float">
            <text:p>0</text:p>
          </table:table-cell>
          <table:table-cell table:formula="of:=IF([.F55]&gt;=[.E55];IF([.G55]&gt;=[.E55];[.$E55];0);0)" office:value-type="float" office:value="0" calcext:value-type="float">
            <text:p>0</text:p>
          </table:table-cell>
          <table:table-cell table:formula="of:=IF([.H55]&gt;=[.E55];IF([.G55]&gt;=[.E55];[.$E55];0);0)"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0-06-24" calcext:value-type="date">
            <text:p>24.06.2020</text:p>
          </table:table-cell>
          <table:table-cell office:value-type="float" office:value="447" calcext:value-type="float">
            <text:p>447</text:p>
          </table:table-cell>
          <table:table-cell office:value-type="float" office:value="385" calcext:value-type="float">
            <text:p>385</text:p>
          </table:table-cell>
          <table:table-cell office:value-type="float" office:value="212" calcext:value-type="float">
            <text:p>212</text:p>
          </table:table-cell>
          <table:table-cell table:formula="of:=MEDIAN([.F56:.H56])" office:value-type="float" office:value="385" calcext:value-type="float">
            <text:p>385</text:p>
          </table:table-cell>
          <table:table-cell table:formula="of:=IF([.F55]&gt;[.$E55];[.F55]-[.$E55]+[.B56];IF([.F55]=[.$E55];[.B56];[.F55]+[.B56]))" office:value-type="float" office:value="832" calcext:value-type="float">
            <text:p>832</text:p>
          </table:table-cell>
          <table:table-cell table:formula="of:=IF([.G55]&gt;[.$E55];[.G55]-[.$E55]+[.C56];IF([.G55]=[.$E55];[.C56];[.G55]+[.C56]))" office:value-type="float" office:value="385" calcext:value-type="float">
            <text:p>385</text:p>
          </table:table-cell>
          <table:table-cell table:formula="of:=IF([.H55]&gt;[.$E55];[.H55]-[.$E55]+[.D56];IF([.H55]=[.$E55];[.D56];[.H55]+[.D56]))" office:value-type="float" office:value="221" calcext:value-type="float">
            <text:p>221</text:p>
          </table:table-cell>
          <table:table-cell/>
          <table:table-cell table:formula="of:=IF([.F56]&gt;=[.E56];IF([.H56]&gt;=[.E56];[.$E56];0);0)" office:value-type="float" office:value="0" calcext:value-type="float">
            <text:p>0</text:p>
          </table:table-cell>
          <table:table-cell table:formula="of:=IF([.F56]&gt;=[.E56];IF([.G56]&gt;=[.E56];[.$E56];0);0)" office:value-type="float" office:value="385" calcext:value-type="float">
            <text:p>385</text:p>
          </table:table-cell>
          <table:table-cell table:formula="of:=IF([.H56]&gt;=[.E56];IF([.G56]&gt;=[.E56];[.$E5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5.06.2020</text:p>
          </table:table-cell>
          <table:table-cell office:value-type="float" office:value="408" calcext:value-type="float">
            <text:p>408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table:formula="of:=MEDIAN([.F57:.H57])" office:value-type="float" office:value="446" calcext:value-type="float">
            <text:p>446</text:p>
          </table:table-cell>
          <table:table-cell table:formula="of:=IF([.F56]&gt;[.$E56];[.F56]-[.$E56]+[.B57];IF([.F56]=[.$E56];[.B57];[.F56]+[.B57]))" office:value-type="float" office:value="855" calcext:value-type="float">
            <text:p>855</text:p>
          </table:table-cell>
          <table:table-cell table:formula="of:=IF([.G56]&gt;[.$E56];[.G56]-[.$E56]+[.C57];IF([.G56]=[.$E56];[.C57];[.G56]+[.C57]))" office:value-type="float" office:value="260" calcext:value-type="float">
            <text:p>260</text:p>
          </table:table-cell>
          <table:table-cell table:formula="of:=IF([.H56]&gt;[.$E56];[.H56]-[.$E56]+[.D57];IF([.H56]=[.$E56];[.D57];[.H56]+[.D57]))" office:value-type="float" office:value="446" calcext:value-type="float">
            <text:p>446</text:p>
          </table:table-cell>
          <table:table-cell/>
          <table:table-cell table:formula="of:=IF([.F57]&gt;=[.E57];IF([.H57]&gt;=[.E57];[.$E57];0);0)" office:value-type="float" office:value="446" calcext:value-type="float">
            <text:p>446</text:p>
          </table:table-cell>
          <table:table-cell table:formula="of:=IF([.F57]&gt;=[.E57];IF([.G57]&gt;=[.E57];[.$E57];0);0)" office:value-type="float" office:value="0" calcext:value-type="float">
            <text:p>0</text:p>
          </table:table-cell>
          <table:table-cell table:formula="of:=IF([.H57]&gt;=[.E57];IF([.G57]&gt;=[.E57];[.$E5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6.06.2020</text:p>
          </table:table-cell>
          <table:table-cell office:value-type="float" office:value="283" calcext:value-type="float">
            <text:p>283</text:p>
          </table:table-cell>
          <table:table-cell office:value-type="float" office:value="396" calcext:value-type="float">
            <text:p>396</text:p>
          </table:table-cell>
          <table:table-cell office:value-type="float" office:value="221" calcext:value-type="float">
            <text:p>221</text:p>
          </table:table-cell>
          <table:table-cell table:formula="of:=MEDIAN([.F58:.H58])" office:value-type="float" office:value="656" calcext:value-type="float">
            <text:p>656</text:p>
          </table:table-cell>
          <table:table-cell table:formula="of:=IF([.F57]&gt;[.$E57];[.F57]-[.$E57]+[.B58];IF([.F57]=[.$E57];[.B58];[.F57]+[.B58]))" office:value-type="float" office:value="692" calcext:value-type="float">
            <text:p>692</text:p>
          </table:table-cell>
          <table:table-cell table:formula="of:=IF([.G57]&gt;[.$E57];[.G57]-[.$E57]+[.C58];IF([.G57]=[.$E57];[.C58];[.G57]+[.C58]))" office:value-type="float" office:value="656" calcext:value-type="float">
            <text:p>656</text:p>
          </table:table-cell>
          <table:table-cell table:formula="of:=IF([.H57]&gt;[.$E57];[.H57]-[.$E57]+[.D58];IF([.H57]=[.$E57];[.D58];[.H57]+[.D58]))" office:value-type="float" office:value="221" calcext:value-type="float">
            <text:p>221</text:p>
          </table:table-cell>
          <table:table-cell/>
          <table:table-cell table:formula="of:=IF([.F58]&gt;=[.E58];IF([.H58]&gt;=[.E58];[.$E58];0);0)" office:value-type="float" office:value="0" calcext:value-type="float">
            <text:p>0</text:p>
          </table:table-cell>
          <table:table-cell table:formula="of:=IF([.F58]&gt;=[.E58];IF([.G58]&gt;=[.E58];[.$E58];0);0)" office:value-type="float" office:value="656" calcext:value-type="float">
            <text:p>656</text:p>
          </table:table-cell>
          <table:table-cell table:formula="of:=IF([.H58]&gt;=[.E58];IF([.G58]&gt;=[.E58];[.$E5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7.06.2020</text:p>
          </table:table-cell>
          <table:table-cell office:value-type="float" office:value="414" calcext:value-type="float">
            <text:p>414</text:p>
          </table:table-cell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  <table:table-cell table:formula="of:=MEDIAN([.F59:.H59])" office:value-type="float" office:value="441" calcext:value-type="float">
            <text:p>441</text:p>
          </table:table-cell>
          <table:table-cell table:formula="of:=IF([.F58]&gt;[.$E58];[.F58]-[.$E58]+[.B59];IF([.F58]=[.$E58];[.B59];[.F58]+[.B59]))" office:value-type="float" office:value="450" calcext:value-type="float">
            <text:p>450</text:p>
          </table:table-cell>
          <table:table-cell table:formula="of:=IF([.G58]&gt;[.$E58];[.G58]-[.$E58]+[.C59];IF([.G58]=[.$E58];[.C59];[.G58]+[.C59]))" office:value-type="float" office:value="314" calcext:value-type="float">
            <text:p>314</text:p>
          </table:table-cell>
          <table:table-cell table:formula="of:=IF([.H58]&gt;[.$E58];[.H58]-[.$E58]+[.D59];IF([.H58]=[.$E58];[.D59];[.H58]+[.D59]))" office:value-type="float" office:value="441" calcext:value-type="float">
            <text:p>441</text:p>
          </table:table-cell>
          <table:table-cell/>
          <table:table-cell table:formula="of:=IF([.F59]&gt;=[.E59];IF([.H59]&gt;=[.E59];[.$E59];0);0)" office:value-type="float" office:value="441" calcext:value-type="float">
            <text:p>441</text:p>
          </table:table-cell>
          <table:table-cell table:formula="of:=IF([.F59]&gt;=[.E59];IF([.G59]&gt;=[.E59];[.$E59];0);0)" office:value-type="float" office:value="0" calcext:value-type="float">
            <text:p>0</text:p>
          </table:table-cell>
          <table:table-cell table:formula="of:=IF([.H59]&gt;=[.E59];IF([.G59]&gt;=[.E59];[.$E5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8.06.202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245" calcext:value-type="float">
            <text:p>245</text:p>
          </table:table-cell>
          <table:table-cell table:formula="of:=MEDIAN([.F60:.H60])" office:value-type="float" office:value="451" calcext:value-type="float">
            <text:p>451</text:p>
          </table:table-cell>
          <table:table-cell table:formula="of:=IF([.F59]&gt;[.$E59];[.F59]-[.$E59]+[.B60];IF([.F59]=[.$E59];[.B60];[.F59]+[.B60]))" office:value-type="float" office:value="451" calcext:value-type="float">
            <text:p>451</text:p>
          </table:table-cell>
          <table:table-cell table:formula="of:=IF([.G59]&gt;[.$E59];[.G59]-[.$E59]+[.C60];IF([.G59]=[.$E59];[.C60];[.G59]+[.C60]))" office:value-type="float" office:value="763" calcext:value-type="float">
            <text:p>763</text:p>
          </table:table-cell>
          <table:table-cell table:formula="of:=IF([.H59]&gt;[.$E59];[.H59]-[.$E59]+[.D60];IF([.H59]=[.$E59];[.D60];[.H59]+[.D60]))" office:value-type="float" office:value="245" calcext:value-type="float">
            <text:p>245</text:p>
          </table:table-cell>
          <table:table-cell/>
          <table:table-cell table:formula="of:=IF([.F60]&gt;=[.E60];IF([.H60]&gt;=[.E60];[.$E60];0);0)" office:value-type="float" office:value="0" calcext:value-type="float">
            <text:p>0</text:p>
          </table:table-cell>
          <table:table-cell table:formula="of:=IF([.F60]&gt;=[.E60];IF([.G60]&gt;=[.E60];[.$E60];0);0)" office:value-type="float" office:value="451" calcext:value-type="float">
            <text:p>451</text:p>
          </table:table-cell>
          <table:table-cell table:formula="of:=IF([.H60]&gt;=[.E60];IF([.G60]&gt;=[.E60];[.$E6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9.06.2020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table:formula="of:=MEDIAN([.F61:.H61])" office:value-type="float" office:value="487" calcext:value-type="float">
            <text:p>487</text:p>
          </table:table-cell>
          <table:table-cell table:formula="of:=IF([.F60]&gt;[.$E60];[.F60]-[.$E60]+[.B61];IF([.F60]=[.$E60];[.B61];[.F60]+[.B61]))" office:value-type="float" office:value="269" calcext:value-type="float">
            <text:p>269</text:p>
          </table:table-cell>
          <table:table-cell table:formula="of:=IF([.G60]&gt;[.$E60];[.G60]-[.$E60]+[.C61];IF([.G60]=[.$E60];[.C61];[.G60]+[.C61]))" office:value-type="float" office:value="682" calcext:value-type="float">
            <text:p>682</text:p>
          </table:table-cell>
          <table:table-cell table:formula="of:=IF([.H60]&gt;[.$E60];[.H60]-[.$E60]+[.D61];IF([.H60]=[.$E60];[.D61];[.H60]+[.D61]))" office:value-type="float" office:value="487" calcext:value-type="float">
            <text:p>487</text:p>
          </table:table-cell>
          <table:table-cell/>
          <table:table-cell table:formula="of:=IF([.F61]&gt;=[.E61];IF([.H61]&gt;=[.E61];[.$E61];0);0)" office:value-type="float" office:value="0" calcext:value-type="float">
            <text:p>0</text:p>
          </table:table-cell>
          <table:table-cell table:formula="of:=IF([.F61]&gt;=[.E61];IF([.G61]&gt;=[.E61];[.$E61];0);0)" office:value-type="float" office:value="0" calcext:value-type="float">
            <text:p>0</text:p>
          </table:table-cell>
          <table:table-cell table:formula="of:=IF([.H61]&gt;=[.E61];IF([.G61]&gt;=[.E61];[.$E61];0);0)"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0-06-30" calcext:value-type="date">
            <text:p>30.06.2020</text:p>
          </table:table-cell>
          <table:table-cell office:value-type="float" office:value="444" calcext:value-type="float">
            <text:p>444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table:formula="of:=MEDIAN([.F62:.H62])" office:value-type="float" office:value="545" calcext:value-type="float">
            <text:p>545</text:p>
          </table:table-cell>
          <table:table-cell table:formula="of:=IF([.F61]&gt;[.$E61];[.F61]-[.$E61]+[.B62];IF([.F61]=[.$E61];[.B62];[.F61]+[.B62]))" office:value-type="float" office:value="713" calcext:value-type="float">
            <text:p>713</text:p>
          </table:table-cell>
          <table:table-cell table:formula="of:=IF([.G61]&gt;[.$E61];[.G61]-[.$E61]+[.C62];IF([.G61]=[.$E61];[.C62];[.G61]+[.C62]))" office:value-type="float" office:value="545" calcext:value-type="float">
            <text:p>545</text:p>
          </table:table-cell>
          <table:table-cell table:formula="of:=IF([.H61]&gt;[.$E61];[.H61]-[.$E61]+[.D62];IF([.H61]=[.$E61];[.D62];[.H61]+[.D62]))" office:value-type="float" office:value="236" calcext:value-type="float">
            <text:p>236</text:p>
          </table:table-cell>
          <table:table-cell/>
          <table:table-cell table:formula="of:=IF([.F62]&gt;=[.E62];IF([.H62]&gt;=[.E62];[.$E62];0);0)" office:value-type="float" office:value="0" calcext:value-type="float">
            <text:p>0</text:p>
          </table:table-cell>
          <table:table-cell table:formula="of:=IF([.F62]&gt;=[.E62];IF([.G62]&gt;=[.E62];[.$E62];0);0)" office:value-type="float" office:value="545" calcext:value-type="float">
            <text:p>545</text:p>
          </table:table-cell>
          <table:table-cell table:formula="of:=IF([.H62]&gt;=[.E62];IF([.G62]&gt;=[.E62];[.$E6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1.07.2020</text:p>
          </table:table-cell>
          <table:table-cell office:value-type="float" office:value="425" calcext:value-type="float">
            <text:p>425</text:p>
          </table:table-cell>
          <table:table-cell office:value-type="float" office:value="342" calcext:value-type="float">
            <text:p>342</text:p>
          </table:table-cell>
          <table:table-cell office:value-type="float" office:value="237" calcext:value-type="float">
            <text:p>237</text:p>
          </table:table-cell>
          <table:table-cell table:formula="of:=MEDIAN([.F63:.H63])" office:value-type="float" office:value="473" calcext:value-type="float">
            <text:p>473</text:p>
          </table:table-cell>
          <table:table-cell table:formula="of:=IF([.F62]&gt;[.$E62];[.F62]-[.$E62]+[.B63];IF([.F62]=[.$E62];[.B63];[.F62]+[.B63]))" office:value-type="float" office:value="593" calcext:value-type="float">
            <text:p>593</text:p>
          </table:table-cell>
          <table:table-cell table:formula="of:=IF([.G62]&gt;[.$E62];[.G62]-[.$E62]+[.C63];IF([.G62]=[.$E62];[.C63];[.G62]+[.C63]))" office:value-type="float" office:value="342" calcext:value-type="float">
            <text:p>342</text:p>
          </table:table-cell>
          <table:table-cell table:formula="of:=IF([.H62]&gt;[.$E62];[.H62]-[.$E62]+[.D63];IF([.H62]=[.$E62];[.D63];[.H62]+[.D63]))" office:value-type="float" office:value="473" calcext:value-type="float">
            <text:p>473</text:p>
          </table:table-cell>
          <table:table-cell/>
          <table:table-cell table:formula="of:=IF([.F63]&gt;=[.E63];IF([.H63]&gt;=[.E63];[.$E63];0);0)" office:value-type="float" office:value="473" calcext:value-type="float">
            <text:p>473</text:p>
          </table:table-cell>
          <table:table-cell table:formula="of:=IF([.F63]&gt;=[.E63];IF([.G63]&gt;=[.E63];[.$E63];0);0)" office:value-type="float" office:value="0" calcext:value-type="float">
            <text:p>0</text:p>
          </table:table-cell>
          <table:table-cell table:formula="of:=IF([.H63]&gt;=[.E63];IF([.G63]&gt;=[.E63];[.$E6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.07.2020</text:p>
          </table:table-cell>
          <table:table-cell office:value-type="float" office:value="377" calcext:value-type="float">
            <text:p>377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table:formula="of:=MEDIAN([.F64:.H64])" office:value-type="float" office:value="497" calcext:value-type="float">
            <text:p>497</text:p>
          </table:table-cell>
          <table:table-cell table:formula="of:=IF([.F63]&gt;[.$E63];[.F63]-[.$E63]+[.B64];IF([.F63]=[.$E63];[.B64];[.F63]+[.B64]))" office:value-type="float" office:value="497" calcext:value-type="float">
            <text:p>497</text:p>
          </table:table-cell>
          <table:table-cell table:formula="of:=IF([.G63]&gt;[.$E63];[.G63]-[.$E63]+[.C64];IF([.G63]=[.$E63];[.C64];[.G63]+[.C64]))" office:value-type="float" office:value="632" calcext:value-type="float">
            <text:p>632</text:p>
          </table:table-cell>
          <table:table-cell table:formula="of:=IF([.H63]&gt;[.$E63];[.H63]-[.$E63]+[.D64];IF([.H63]=[.$E63];[.D64];[.H63]+[.D64]))" office:value-type="float" office:value="240" calcext:value-type="float">
            <text:p>240</text:p>
          </table:table-cell>
          <table:table-cell/>
          <table:table-cell table:formula="of:=IF([.F64]&gt;=[.E64];IF([.H64]&gt;=[.E64];[.$E64];0);0)" office:value-type="float" office:value="0" calcext:value-type="float">
            <text:p>0</text:p>
          </table:table-cell>
          <table:table-cell table:formula="of:=IF([.F64]&gt;=[.E64];IF([.G64]&gt;=[.E64];[.$E64];0);0)" office:value-type="float" office:value="497" calcext:value-type="float">
            <text:p>497</text:p>
          </table:table-cell>
          <table:table-cell table:formula="of:=IF([.H64]&gt;=[.E64];IF([.G64]&gt;=[.E64];[.$E6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3.07.202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203" calcext:value-type="float">
            <text:p>203</text:p>
          </table:table-cell>
          <table:table-cell table:formula="of:=MEDIAN([.F65:.H65])" office:value-type="float" office:value="443" calcext:value-type="float">
            <text:p>443</text:p>
          </table:table-cell>
          <table:table-cell table:formula="of:=IF([.F64]&gt;[.$E64];[.F64]-[.$E64]+[.B65];IF([.F64]=[.$E64];[.B65];[.F64]+[.B65]))" office:value-type="float" office:value="382" calcext:value-type="float">
            <text:p>382</text:p>
          </table:table-cell>
          <table:table-cell table:formula="of:=IF([.G64]&gt;[.$E64];[.G64]-[.$E64]+[.C65];IF([.G64]=[.$E64];[.C65];[.G64]+[.C65]))" office:value-type="float" office:value="495" calcext:value-type="float">
            <text:p>495</text:p>
          </table:table-cell>
          <table:table-cell table:formula="of:=IF([.H64]&gt;[.$E64];[.H64]-[.$E64]+[.D65];IF([.H64]=[.$E64];[.D65];[.H64]+[.D65]))" office:value-type="float" office:value="443" calcext:value-type="float">
            <text:p>443</text:p>
          </table:table-cell>
          <table:table-cell/>
          <table:table-cell table:formula="of:=IF([.F65]&gt;=[.E65];IF([.H65]&gt;=[.E65];[.$E65];0);0)" office:value-type="float" office:value="0" calcext:value-type="float">
            <text:p>0</text:p>
          </table:table-cell>
          <table:table-cell table:formula="of:=IF([.F65]&gt;=[.E65];IF([.G65]&gt;=[.E65];[.$E65];0);0)" office:value-type="float" office:value="0" calcext:value-type="float">
            <text:p>0</text:p>
          </table:table-cell>
          <table:table-cell table:formula="of:=IF([.H65]&gt;=[.E65];IF([.G65]&gt;=[.E65];[.$E65];0);0)"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0-07-04" calcext:value-type="date">
            <text:p>4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204" calcext:value-type="float">
            <text:p>204</text:p>
          </table:table-cell>
          <table:table-cell table:formula="of:=MEDIAN([.F66:.H66])" office:value-type="float" office:value="480" calcext:value-type="float">
            <text:p>480</text:p>
          </table:table-cell>
          <table:table-cell table:formula="of:=IF([.F65]&gt;[.$E65];[.F65]-[.$E65]+[.B66];IF([.F65]=[.$E65];[.B66];[.F65]+[.B66]))" office:value-type="float" office:value="669" calcext:value-type="float">
            <text:p>669</text:p>
          </table:table-cell>
          <table:table-cell table:formula="of:=IF([.G65]&gt;[.$E65];[.G65]-[.$E65]+[.C66];IF([.G65]=[.$E65];[.C66];[.G65]+[.C66]))" office:value-type="float" office:value="480" calcext:value-type="float">
            <text:p>480</text:p>
          </table:table-cell>
          <table:table-cell table:formula="of:=IF([.H65]&gt;[.$E65];[.H65]-[.$E65]+[.D66];IF([.H65]=[.$E65];[.D66];[.H65]+[.D66]))" office:value-type="float" office:value="204" calcext:value-type="float">
            <text:p>204</text:p>
          </table:table-cell>
          <table:table-cell/>
          <table:table-cell table:formula="of:=IF([.F66]&gt;=[.E66];IF([.H66]&gt;=[.E66];[.$E66];0);0)" office:value-type="float" office:value="0" calcext:value-type="float">
            <text:p>0</text:p>
          </table:table-cell>
          <table:table-cell table:formula="of:=IF([.F66]&gt;=[.E66];IF([.G66]&gt;=[.E66];[.$E66];0);0)" office:value-type="float" office:value="480" calcext:value-type="float">
            <text:p>480</text:p>
          </table:table-cell>
          <table:table-cell table:formula="of:=IF([.H66]&gt;=[.E66];IF([.G66]&gt;=[.E66];[.$E6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5.07.2020</text:p>
          </table:table-cell>
          <table:table-cell office:value-type="float" office:value="429" calcext:value-type="float">
            <text:p>429</text:p>
          </table:table-cell>
          <table:table-cell office:value-type="float" office:value="394" calcext:value-type="float">
            <text:p>394</text:p>
          </table:table-cell>
          <table:table-cell office:value-type="float" office:value="246" calcext:value-type="float">
            <text:p>246</text:p>
          </table:table-cell>
          <table:table-cell table:formula="of:=MEDIAN([.F67:.H67])" office:value-type="float" office:value="450" calcext:value-type="float">
            <text:p>450</text:p>
          </table:table-cell>
          <table:table-cell table:formula="of:=IF([.F66]&gt;[.$E66];[.F66]-[.$E66]+[.B67];IF([.F66]=[.$E66];[.B67];[.F66]+[.B67]))" office:value-type="float" office:value="618" calcext:value-type="float">
            <text:p>618</text:p>
          </table:table-cell>
          <table:table-cell table:formula="of:=IF([.G66]&gt;[.$E66];[.G66]-[.$E66]+[.C67];IF([.G66]=[.$E66];[.C67];[.G66]+[.C67]))" office:value-type="float" office:value="394" calcext:value-type="float">
            <text:p>394</text:p>
          </table:table-cell>
          <table:table-cell table:formula="of:=IF([.H66]&gt;[.$E66];[.H66]-[.$E66]+[.D67];IF([.H66]=[.$E66];[.D67];[.H66]+[.D67]))" office:value-type="float" office:value="450" calcext:value-type="float">
            <text:p>450</text:p>
          </table:table-cell>
          <table:table-cell/>
          <table:table-cell table:formula="of:=IF([.F67]&gt;=[.E67];IF([.H67]&gt;=[.E67];[.$E67];0);0)" office:value-type="float" office:value="450" calcext:value-type="float">
            <text:p>450</text:p>
          </table:table-cell>
          <table:table-cell table:formula="of:=IF([.F67]&gt;=[.E67];IF([.G67]&gt;=[.E67];[.$E67];0);0)" office:value-type="float" office:value="0" calcext:value-type="float">
            <text:p>0</text:p>
          </table:table-cell>
          <table:table-cell table:formula="of:=IF([.H67]&gt;=[.E67];IF([.G67]&gt;=[.E67];[.$E6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6.07.2020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float" office:value="233" calcext:value-type="float">
            <text:p>233</text:p>
          </table:table-cell>
          <table:table-cell table:formula="of:=MEDIAN([.F68:.H68])" office:value-type="float" office:value="455" calcext:value-type="float">
            <text:p>455</text:p>
          </table:table-cell>
          <table:table-cell table:formula="of:=IF([.F67]&gt;[.$E67];[.F67]-[.$E67]+[.B68];IF([.F67]=[.$E67];[.B68];[.F67]+[.B68]))" office:value-type="float" office:value="455" calcext:value-type="float">
            <text:p>455</text:p>
          </table:table-cell>
          <table:table-cell table:formula="of:=IF([.G67]&gt;[.$E67];[.G67]-[.$E67]+[.C68];IF([.G67]=[.$E67];[.C68];[.G67]+[.C68]))" office:value-type="float" office:value="750" calcext:value-type="float">
            <text:p>750</text:p>
          </table:table-cell>
          <table:table-cell table:formula="of:=IF([.H67]&gt;[.$E67];[.H67]-[.$E67]+[.D68];IF([.H67]=[.$E67];[.D68];[.H67]+[.D68]))" office:value-type="float" office:value="233" calcext:value-type="float">
            <text:p>233</text:p>
          </table:table-cell>
          <table:table-cell/>
          <table:table-cell table:formula="of:=IF([.F68]&gt;=[.E68];IF([.H68]&gt;=[.E68];[.$E68];0);0)" office:value-type="float" office:value="0" calcext:value-type="float">
            <text:p>0</text:p>
          </table:table-cell>
          <table:table-cell table:formula="of:=IF([.F68]&gt;=[.E68];IF([.G68]&gt;=[.E68];[.$E68];0);0)" office:value-type="float" office:value="455" calcext:value-type="float">
            <text:p>455</text:p>
          </table:table-cell>
          <table:table-cell table:formula="of:=IF([.H68]&gt;=[.E68];IF([.G68]&gt;=[.E68];[.$E6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7.07.2020</text:p>
          </table:table-cell>
          <table:table-cell office:value-type="float" office:value="421" calcext:value-type="float">
            <text:p>421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table:formula="of:=MEDIAN([.F69:.H69])" office:value-type="float" office:value="459" calcext:value-type="float">
            <text:p>459</text:p>
          </table:table-cell>
          <table:table-cell table:formula="of:=IF([.F68]&gt;[.$E68];[.F68]-[.$E68]+[.B69];IF([.F68]=[.$E68];[.B69];[.F68]+[.B69]))" office:value-type="float" office:value="421" calcext:value-type="float">
            <text:p>421</text:p>
          </table:table-cell>
          <table:table-cell table:formula="of:=IF([.G68]&gt;[.$E68];[.G68]-[.$E68]+[.C69];IF([.G68]=[.$E68];[.C69];[.G68]+[.C69]))" office:value-type="float" office:value="587" calcext:value-type="float">
            <text:p>587</text:p>
          </table:table-cell>
          <table:table-cell table:formula="of:=IF([.H68]&gt;[.$E68];[.H68]-[.$E68]+[.D69];IF([.H68]=[.$E68];[.D69];[.H68]+[.D69]))" office:value-type="float" office:value="459" calcext:value-type="float">
            <text:p>459</text:p>
          </table:table-cell>
          <table:table-cell/>
          <table:table-cell table:formula="of:=IF([.F69]&gt;=[.E69];IF([.H69]&gt;=[.E69];[.$E69];0);0)" office:value-type="float" office:value="0" calcext:value-type="float">
            <text:p>0</text:p>
          </table:table-cell>
          <table:table-cell table:formula="of:=IF([.F69]&gt;=[.E69];IF([.G69]&gt;=[.E69];[.$E69];0);0)" office:value-type="float" office:value="0" calcext:value-type="float">
            <text:p>0</text:p>
          </table:table-cell>
          <table:table-cell table:formula="of:=IF([.H69]&gt;=[.E69];IF([.G69]&gt;=[.E69];[.$E69];0);0)"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0-07-08" calcext:value-type="date">
            <text:p>8.07.2020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table:formula="of:=MEDIAN([.F70:.H70])" office:value-type="float" office:value="481" calcext:value-type="float">
            <text:p>481</text:p>
          </table:table-cell>
          <table:table-cell table:formula="of:=IF([.F69]&gt;[.$E69];[.F69]-[.$E69]+[.B70];IF([.F69]=[.$E69];[.B70];[.F69]+[.B70]))" office:value-type="float" office:value="755" calcext:value-type="float">
            <text:p>755</text:p>
          </table:table-cell>
          <table:table-cell table:formula="of:=IF([.G69]&gt;[.$E69];[.G69]-[.$E69]+[.C70];IF([.G69]=[.$E69];[.C70];[.G69]+[.C70]))" office:value-type="float" office:value="481" calcext:value-type="float">
            <text:p>481</text:p>
          </table:table-cell>
          <table:table-cell table:formula="of:=IF([.H69]&gt;[.$E69];[.H69]-[.$E69]+[.D70];IF([.H69]=[.$E69];[.D70];[.H69]+[.D70]))" office:value-type="float" office:value="282" calcext:value-type="float">
            <text:p>282</text:p>
          </table:table-cell>
          <table:table-cell/>
          <table:table-cell table:formula="of:=IF([.F70]&gt;=[.E70];IF([.H70]&gt;=[.E70];[.$E70];0);0)" office:value-type="float" office:value="0" calcext:value-type="float">
            <text:p>0</text:p>
          </table:table-cell>
          <table:table-cell table:formula="of:=IF([.F70]&gt;=[.E70];IF([.G70]&gt;=[.E70];[.$E70];0);0)" office:value-type="float" office:value="481" calcext:value-type="float">
            <text:p>481</text:p>
          </table:table-cell>
          <table:table-cell table:formula="of:=IF([.H70]&gt;=[.E70];IF([.G70]&gt;=[.E70];[.$E7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9.07.2020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262" calcext:value-type="float">
            <text:p>262</text:p>
          </table:table-cell>
          <table:table-cell table:formula="of:=MEDIAN([.F71:.H71])" office:value-type="float" office:value="544" calcext:value-type="float">
            <text:p>544</text:p>
          </table:table-cell>
          <table:table-cell table:formula="of:=IF([.F70]&gt;[.$E70];[.F70]-[.$E70]+[.B71];IF([.F70]=[.$E70];[.B71];[.F70]+[.B71]))" office:value-type="float" office:value="556" calcext:value-type="float">
            <text:p>556</text:p>
          </table:table-cell>
          <table:table-cell table:formula="of:=IF([.G70]&gt;[.$E70];[.G70]-[.$E70]+[.C71];IF([.G70]=[.$E70];[.C71];[.G70]+[.C71]))" office:value-type="float" office:value="329" calcext:value-type="float">
            <text:p>329</text:p>
          </table:table-cell>
          <table:table-cell table:formula="of:=IF([.H70]&gt;[.$E70];[.H70]-[.$E70]+[.D71];IF([.H70]=[.$E70];[.D71];[.H70]+[.D71]))" office:value-type="float" office:value="544" calcext:value-type="float">
            <text:p>544</text:p>
          </table:table-cell>
          <table:table-cell/>
          <table:table-cell table:formula="of:=IF([.F71]&gt;=[.E71];IF([.H71]&gt;=[.E71];[.$E71];0);0)" office:value-type="float" office:value="544" calcext:value-type="float">
            <text:p>544</text:p>
          </table:table-cell>
          <table:table-cell table:formula="of:=IF([.F71]&gt;=[.E71];IF([.G71]&gt;=[.E71];[.$E71];0);0)" office:value-type="float" office:value="0" calcext:value-type="float">
            <text:p>0</text:p>
          </table:table-cell>
          <table:table-cell table:formula="of:=IF([.H71]&gt;=[.E71];IF([.G71]&gt;=[.E71];[.$E7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10.07.2020</text:p>
          </table:table-cell>
          <table:table-cell office:value-type="float" office:value="356" calcext:value-type="float">
            <text:p>356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  <table:table-cell table:formula="of:=MEDIAN([.F72:.H72])" office:value-type="float" office:value="368" calcext:value-type="float">
            <text:p>368</text:p>
          </table:table-cell>
          <table:table-cell table:formula="of:=IF([.F71]&gt;[.$E71];[.F71]-[.$E71]+[.B72];IF([.F71]=[.$E71];[.B72];[.F71]+[.B72]))" office:value-type="float" office:value="368" calcext:value-type="float">
            <text:p>368</text:p>
          </table:table-cell>
          <table:table-cell table:formula="of:=IF([.G71]&gt;[.$E71];[.G71]-[.$E71]+[.C72];IF([.G71]=[.$E71];[.C72];[.G71]+[.C72]))" office:value-type="float" office:value="660" calcext:value-type="float">
            <text:p>660</text:p>
          </table:table-cell>
          <table:table-cell table:formula="of:=IF([.H71]&gt;[.$E71];[.H71]-[.$E71]+[.D72];IF([.H71]=[.$E71];[.D72];[.H71]+[.D72]))" office:value-type="float" office:value="290" calcext:value-type="float">
            <text:p>290</text:p>
          </table:table-cell>
          <table:table-cell/>
          <table:table-cell table:formula="of:=IF([.F72]&gt;=[.E72];IF([.H72]&gt;=[.E72];[.$E72];0);0)" office:value-type="float" office:value="0" calcext:value-type="float">
            <text:p>0</text:p>
          </table:table-cell>
          <table:table-cell table:formula="of:=IF([.F72]&gt;=[.E72];IF([.G72]&gt;=[.E72];[.$E72];0);0)" office:value-type="float" office:value="368" calcext:value-type="float">
            <text:p>368</text:p>
          </table:table-cell>
          <table:table-cell table:formula="of:=IF([.H72]&gt;=[.E72];IF([.G72]&gt;=[.E72];[.$E7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11.07.2020</text:p>
          </table:table-cell>
          <table:table-cell office:value-type="float" office:value="307" calcext:value-type="float">
            <text:p>307</text:p>
          </table:table-cell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  <table:table-cell table:formula="of:=MEDIAN([.F73:.H73])" office:value-type="float" office:value="546" calcext:value-type="float">
            <text:p>546</text:p>
          </table:table-cell>
          <table:table-cell table:formula="of:=IF([.F72]&gt;[.$E72];[.F72]-[.$E72]+[.B73];IF([.F72]=[.$E72];[.B73];[.F72]+[.B73]))" office:value-type="float" office:value="307" calcext:value-type="float">
            <text:p>307</text:p>
          </table:table-cell>
          <table:table-cell table:formula="of:=IF([.G72]&gt;[.$E72];[.G72]-[.$E72]+[.C73];IF([.G72]=[.$E72];[.C73];[.G72]+[.C73]))" office:value-type="float" office:value="686" calcext:value-type="float">
            <text:p>686</text:p>
          </table:table-cell>
          <table:table-cell table:formula="of:=IF([.H72]&gt;[.$E72];[.H72]-[.$E72]+[.D73];IF([.H72]=[.$E72];[.D73];[.H72]+[.D73]))" office:value-type="float" office:value="546" calcext:value-type="float">
            <text:p>546</text:p>
          </table:table-cell>
          <table:table-cell/>
          <table:table-cell table:formula="of:=IF([.F73]&gt;=[.E73];IF([.H73]&gt;=[.E73];[.$E73];0);0)" office:value-type="float" office:value="0" calcext:value-type="float">
            <text:p>0</text:p>
          </table:table-cell>
          <table:table-cell table:formula="of:=IF([.F73]&gt;=[.E73];IF([.G73]&gt;=[.E73];[.$E73];0);0)" office:value-type="float" office:value="0" calcext:value-type="float">
            <text:p>0</text:p>
          </table:table-cell>
          <table:table-cell table:formula="of:=IF([.H73]&gt;=[.E73];IF([.G73]&gt;=[.E73];[.$E73];0);0)"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0-07-12" calcext:value-type="date">
            <text:p>12.07.2020</text:p>
          </table:table-cell>
          <table:table-cell office:value-type="float" office:value="441" calcext:value-type="float">
            <text:p>441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table:formula="of:=MEDIAN([.F74:.H74])" office:value-type="float" office:value="411" calcext:value-type="float">
            <text:p>411</text:p>
          </table:table-cell>
          <table:table-cell table:formula="of:=IF([.F73]&gt;[.$E73];[.F73]-[.$E73]+[.B74];IF([.F73]=[.$E73];[.B74];[.F73]+[.B74]))" office:value-type="float" office:value="748" calcext:value-type="float">
            <text:p>748</text:p>
          </table:table-cell>
          <table:table-cell table:formula="of:=IF([.G73]&gt;[.$E73];[.G73]-[.$E73]+[.C74];IF([.G73]=[.$E73];[.C74];[.G73]+[.C74]))" office:value-type="float" office:value="411" calcext:value-type="float">
            <text:p>411</text:p>
          </table:table-cell>
          <table:table-cell table:formula="of:=IF([.H73]&gt;[.$E73];[.H73]-[.$E73]+[.D74];IF([.H73]=[.$E73];[.D74];[.H73]+[.D74]))" office:value-type="float" office:value="292" calcext:value-type="float">
            <text:p>292</text:p>
          </table:table-cell>
          <table:table-cell/>
          <table:table-cell table:formula="of:=IF([.F74]&gt;=[.E74];IF([.H74]&gt;=[.E74];[.$E74];0);0)" office:value-type="float" office:value="0" calcext:value-type="float">
            <text:p>0</text:p>
          </table:table-cell>
          <table:table-cell table:formula="of:=IF([.F74]&gt;=[.E74];IF([.G74]&gt;=[.E74];[.$E74];0);0)" office:value-type="float" office:value="411" calcext:value-type="float">
            <text:p>411</text:p>
          </table:table-cell>
          <table:table-cell table:formula="of:=IF([.H74]&gt;=[.E74];IF([.G74]&gt;=[.E74];[.$E7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13.07.2020</text:p>
          </table:table-cell>
          <table:table-cell office:value-type="float" office:value="407" calcext:value-type="float">
            <text:p>407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table:formula="of:=MEDIAN([.F75:.H75])" office:value-type="float" office:value="572" calcext:value-type="float">
            <text:p>572</text:p>
          </table:table-cell>
          <table:table-cell table:formula="of:=IF([.F74]&gt;[.$E74];[.F74]-[.$E74]+[.B75];IF([.F74]=[.$E74];[.B75];[.F74]+[.B75]))" office:value-type="float" office:value="744" calcext:value-type="float">
            <text:p>744</text:p>
          </table:table-cell>
          <table:table-cell table:formula="of:=IF([.G74]&gt;[.$E74];[.G74]-[.$E74]+[.C75];IF([.G74]=[.$E74];[.C75];[.G74]+[.C75]))" office:value-type="float" office:value="311" calcext:value-type="float">
            <text:p>311</text:p>
          </table:table-cell>
          <table:table-cell table:formula="of:=IF([.H74]&gt;[.$E74];[.H74]-[.$E74]+[.D75];IF([.H74]=[.$E74];[.D75];[.H74]+[.D75]))" office:value-type="float" office:value="572" calcext:value-type="float">
            <text:p>572</text:p>
          </table:table-cell>
          <table:table-cell/>
          <table:table-cell table:formula="of:=IF([.F75]&gt;=[.E75];IF([.H75]&gt;=[.E75];[.$E75];0);0)" office:value-type="float" office:value="572" calcext:value-type="float">
            <text:p>572</text:p>
          </table:table-cell>
          <table:table-cell table:formula="of:=IF([.F75]&gt;=[.E75];IF([.G75]&gt;=[.E75];[.$E75];0);0)" office:value-type="float" office:value="0" calcext:value-type="float">
            <text:p>0</text:p>
          </table:table-cell>
          <table:table-cell table:formula="of:=IF([.H75]&gt;=[.E75];IF([.G75]&gt;=[.E75];[.$E7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14.07.2020</text:p>
          </table:table-cell>
          <table:table-cell office:value-type="float" office:value="480" calcext:value-type="float">
            <text:p>480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table:formula="of:=MEDIAN([.F76:.H76])" office:value-type="float" office:value="652" calcext:value-type="float">
            <text:p>652</text:p>
          </table:table-cell>
          <table:table-cell table:formula="of:=IF([.F75]&gt;[.$E75];[.F75]-[.$E75]+[.B76];IF([.F75]=[.$E75];[.B76];[.F75]+[.B76]))" office:value-type="float" office:value="652" calcext:value-type="float">
            <text:p>652</text:p>
          </table:table-cell>
          <table:table-cell table:formula="of:=IF([.G75]&gt;[.$E75];[.G75]-[.$E75]+[.C76];IF([.G75]=[.$E75];[.C76];[.G75]+[.C76]))" office:value-type="float" office:value="653" calcext:value-type="float">
            <text:p>653</text:p>
          </table:table-cell>
          <table:table-cell table:formula="of:=IF([.H75]&gt;[.$E75];[.H75]-[.$E75]+[.D76];IF([.H75]=[.$E75];[.D76];[.H75]+[.D76]))" office:value-type="float" office:value="292" calcext:value-type="float">
            <text:p>292</text:p>
          </table:table-cell>
          <table:table-cell/>
          <table:table-cell table:formula="of:=IF([.F76]&gt;=[.E76];IF([.H76]&gt;=[.E76];[.$E76];0);0)" office:value-type="float" office:value="0" calcext:value-type="float">
            <text:p>0</text:p>
          </table:table-cell>
          <table:table-cell table:formula="of:=IF([.F76]&gt;=[.E76];IF([.G76]&gt;=[.E76];[.$E76];0);0)" office:value-type="float" office:value="652" calcext:value-type="float">
            <text:p>652</text:p>
          </table:table-cell>
          <table:table-cell table:formula="of:=IF([.H76]&gt;=[.E76];IF([.G76]&gt;=[.E76];[.$E7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15.07.2020</text:p>
          </table:table-cell>
          <table:table-cell office:value-type="float" office:value="494" calcext:value-type="float">
            <text:p>494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table:formula="of:=MEDIAN([.F77:.H77])" office:value-type="float" office:value="494" calcext:value-type="float">
            <text:p>494</text:p>
          </table:table-cell>
          <table:table-cell table:formula="of:=IF([.F76]&gt;[.$E76];[.F76]-[.$E76]+[.B77];IF([.F76]=[.$E76];[.B77];[.F76]+[.B77]))" office:value-type="float" office:value="494" calcext:value-type="float">
            <text:p>494</text:p>
          </table:table-cell>
          <table:table-cell table:formula="of:=IF([.G76]&gt;[.$E76];[.G76]-[.$E76]+[.C77];IF([.G76]=[.$E76];[.C77];[.G76]+[.C77]))" office:value-type="float" office:value="311" calcext:value-type="float">
            <text:p>311</text:p>
          </table:table-cell>
          <table:table-cell table:formula="of:=IF([.H76]&gt;[.$E76];[.H76]-[.$E76]+[.D77];IF([.H76]=[.$E76];[.D77];[.H76]+[.D77]))" office:value-type="float" office:value="567" calcext:value-type="float">
            <text:p>567</text:p>
          </table:table-cell>
          <table:table-cell/>
          <table:table-cell table:formula="of:=IF([.F77]&gt;=[.E77];IF([.H77]&gt;=[.E77];[.$E77];0);0)" office:value-type="float" office:value="494" calcext:value-type="float">
            <text:p>494</text:p>
          </table:table-cell>
          <table:table-cell table:formula="of:=IF([.F77]&gt;=[.E77];IF([.G77]&gt;=[.E77];[.$E77];0);0)" office:value-type="float" office:value="0" calcext:value-type="float">
            <text:p>0</text:p>
          </table:table-cell>
          <table:table-cell table:formula="of:=IF([.H77]&gt;=[.E77];IF([.G77]&gt;=[.E77];[.$E7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16.07.2020</text:p>
          </table:table-cell>
          <table:table-cell office:value-type="float" office:value="493" calcext:value-type="float">
            <text:p>493</text:p>
          </table:table-cell>
          <table:table-cell office:value-type="float" office:value="431" calcext:value-type="float">
            <text:p>431</text:p>
          </table:table-cell>
          <table:table-cell office:value-type="float" office:value="283" calcext:value-type="float">
            <text:p>283</text:p>
          </table:table-cell>
          <table:table-cell table:formula="of:=MEDIAN([.F78:.H78])" office:value-type="float" office:value="493" calcext:value-type="float">
            <text:p>493</text:p>
          </table:table-cell>
          <table:table-cell table:formula="of:=IF([.F77]&gt;[.$E77];[.F77]-[.$E77]+[.B78];IF([.F77]=[.$E77];[.B78];[.F77]+[.B78]))" office:value-type="float" office:value="493" calcext:value-type="float">
            <text:p>493</text:p>
          </table:table-cell>
          <table:table-cell table:formula="of:=IF([.G77]&gt;[.$E77];[.G77]-[.$E77]+[.C78];IF([.G77]=[.$E77];[.C78];[.G77]+[.C78]))" office:value-type="float" office:value="742" calcext:value-type="float">
            <text:p>742</text:p>
          </table:table-cell>
          <table:table-cell table:formula="of:=IF([.H77]&gt;[.$E77];[.H77]-[.$E77]+[.D78];IF([.H77]=[.$E77];[.D78];[.H77]+[.D78]))" office:value-type="float" office:value="356" calcext:value-type="float">
            <text:p>356</text:p>
          </table:table-cell>
          <table:table-cell/>
          <table:table-cell table:formula="of:=IF([.F78]&gt;=[.E78];IF([.H78]&gt;=[.E78];[.$E78];0);0)" office:value-type="float" office:value="0" calcext:value-type="float">
            <text:p>0</text:p>
          </table:table-cell>
          <table:table-cell table:formula="of:=IF([.F78]&gt;=[.E78];IF([.G78]&gt;=[.E78];[.$E78];0);0)" office:value-type="float" office:value="493" calcext:value-type="float">
            <text:p>493</text:p>
          </table:table-cell>
          <table:table-cell table:formula="of:=IF([.H78]&gt;=[.E78];IF([.G78]&gt;=[.E78];[.$E7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17.07.2020</text:p>
          </table:table-cell>
          <table:table-cell office:value-type="float" office:value="302" calcext:value-type="float">
            <text:p>302</text:p>
          </table:table-cell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  <table:table-cell table:formula="of:=MEDIAN([.F79:.H79])" office:value-type="float" office:value="653" calcext:value-type="float">
            <text:p>653</text:p>
          </table:table-cell>
          <table:table-cell table:formula="of:=IF([.F78]&gt;[.$E78];[.F78]-[.$E78]+[.B79];IF([.F78]=[.$E78];[.B79];[.F78]+[.B79]))" office:value-type="float" office:value="302" calcext:value-type="float">
            <text:p>302</text:p>
          </table:table-cell>
          <table:table-cell table:formula="of:=IF([.G78]&gt;[.$E78];[.G78]-[.$E78]+[.C79];IF([.G78]=[.$E78];[.C79];[.G78]+[.C79]))" office:value-type="float" office:value="664" calcext:value-type="float">
            <text:p>664</text:p>
          </table:table-cell>
          <table:table-cell table:formula="of:=IF([.H78]&gt;[.$E78];[.H78]-[.$E78]+[.D79];IF([.H78]=[.$E78];[.D79];[.H78]+[.D79]))" office:value-type="float" office:value="653" calcext:value-type="float">
            <text:p>653</text:p>
          </table:table-cell>
          <table:table-cell/>
          <table:table-cell table:formula="of:=IF([.F79]&gt;=[.E79];IF([.H79]&gt;=[.E79];[.$E79];0);0)" office:value-type="float" office:value="0" calcext:value-type="float">
            <text:p>0</text:p>
          </table:table-cell>
          <table:table-cell table:formula="of:=IF([.F79]&gt;=[.E79];IF([.G79]&gt;=[.E79];[.$E79];0);0)" office:value-type="float" office:value="0" calcext:value-type="float">
            <text:p>0</text:p>
          </table:table-cell>
          <table:table-cell table:formula="of:=IF([.H79]&gt;=[.E79];IF([.G79]&gt;=[.E79];[.$E79];0);0)"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0-07-18" calcext:value-type="date">
            <text:p>18.07.2020</text:p>
          </table:table-cell>
          <table:table-cell office:value-type="float" office:value="331" calcext:value-type="float">
            <text:p>331</text:p>
          </table:table-cell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  <table:table-cell table:formula="of:=MEDIAN([.F80:.H80])" office:value-type="float" office:value="373" calcext:value-type="float">
            <text:p>373</text:p>
          </table:table-cell>
          <table:table-cell table:formula="of:=IF([.F79]&gt;[.$E79];[.F79]-[.$E79]+[.B80];IF([.F79]=[.$E79];[.B80];[.F79]+[.B80]))" office:value-type="float" office:value="633" calcext:value-type="float">
            <text:p>633</text:p>
          </table:table-cell>
          <table:table-cell table:formula="of:=IF([.G79]&gt;[.$E79];[.G79]-[.$E79]+[.C80];IF([.G79]=[.$E79];[.C80];[.G79]+[.C80]))" office:value-type="float" office:value="364" calcext:value-type="float">
            <text:p>364</text:p>
          </table:table-cell>
          <table:table-cell table:formula="of:=IF([.H79]&gt;[.$E79];[.H79]-[.$E79]+[.D80];IF([.H79]=[.$E79];[.D80];[.H79]+[.D80]))" office:value-type="float" office:value="373" calcext:value-type="float">
            <text:p>373</text:p>
          </table:table-cell>
          <table:table-cell/>
          <table:table-cell table:formula="of:=IF([.F80]&gt;=[.E80];IF([.H80]&gt;=[.E80];[.$E80];0);0)" office:value-type="float" office:value="373" calcext:value-type="float">
            <text:p>373</text:p>
          </table:table-cell>
          <table:table-cell table:formula="of:=IF([.F80]&gt;=[.E80];IF([.G80]&gt;=[.E80];[.$E80];0);0)" office:value-type="float" office:value="0" calcext:value-type="float">
            <text:p>0</text:p>
          </table:table-cell>
          <table:table-cell table:formula="of:=IF([.H80]&gt;=[.E80];IF([.G80]&gt;=[.E80];[.$E8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19.07.2020</text:p>
          </table:table-cell>
          <table:table-cell office:value-type="float" office:value="486" calcext:value-type="float">
            <text:p>486</text:p>
          </table:table-cell>
          <table:table-cell office:value-type="float" office:value="323" calcext:value-type="float">
            <text:p>323</text:p>
          </table:table-cell>
          <table:table-cell office:value-type="float" office:value="359" calcext:value-type="float">
            <text:p>359</text:p>
          </table:table-cell>
          <table:table-cell table:formula="of:=MEDIAN([.F81:.H81])" office:value-type="float" office:value="687" calcext:value-type="float">
            <text:p>687</text:p>
          </table:table-cell>
          <table:table-cell table:formula="of:=IF([.F80]&gt;[.$E80];[.F80]-[.$E80]+[.B81];IF([.F80]=[.$E80];[.B81];[.F80]+[.B81]))" office:value-type="float" office:value="746" calcext:value-type="float">
            <text:p>746</text:p>
          </table:table-cell>
          <table:table-cell table:formula="of:=IF([.G80]&gt;[.$E80];[.G80]-[.$E80]+[.C81];IF([.G80]=[.$E80];[.C81];[.G80]+[.C81]))" office:value-type="float" office:value="687" calcext:value-type="float">
            <text:p>687</text:p>
          </table:table-cell>
          <table:table-cell table:formula="of:=IF([.H80]&gt;[.$E80];[.H80]-[.$E80]+[.D81];IF([.H80]=[.$E80];[.D81];[.H80]+[.D81]))" office:value-type="float" office:value="359" calcext:value-type="float">
            <text:p>359</text:p>
          </table:table-cell>
          <table:table-cell/>
          <table:table-cell table:formula="of:=IF([.F81]&gt;=[.E81];IF([.H81]&gt;=[.E81];[.$E81];0);0)" office:value-type="float" office:value="0" calcext:value-type="float">
            <text:p>0</text:p>
          </table:table-cell>
          <table:table-cell table:formula="of:=IF([.F81]&gt;=[.E81];IF([.G81]&gt;=[.E81];[.$E81];0);0)" office:value-type="float" office:value="687" calcext:value-type="float">
            <text:p>687</text:p>
          </table:table-cell>
          <table:table-cell table:formula="of:=IF([.H81]&gt;=[.E81];IF([.G81]&gt;=[.E81];[.$E8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office:value-type="float" office:value="445" calcext:value-type="float">
            <text:p>445</text:p>
          </table:table-cell>
          <table:table-cell table:formula="of:=MEDIAN([.F82:.H82])" office:value-type="float" office:value="419" calcext:value-type="float">
            <text:p>419</text:p>
          </table:table-cell>
          <table:table-cell table:formula="of:=IF([.F81]&gt;[.$E81];[.F81]-[.$E81]+[.B82];IF([.F81]=[.$E81];[.B82];[.F81]+[.B82]))" office:value-type="float" office:value="419" calcext:value-type="float">
            <text:p>419</text:p>
          </table:table-cell>
          <table:table-cell table:formula="of:=IF([.G81]&gt;[.$E81];[.G81]-[.$E81]+[.C82];IF([.G81]=[.$E81];[.C82];[.G81]+[.C82]))" office:value-type="float" office:value="331" calcext:value-type="float">
            <text:p>331</text:p>
          </table:table-cell>
          <table:table-cell table:formula="of:=IF([.H81]&gt;[.$E81];[.H81]-[.$E81]+[.D82];IF([.H81]=[.$E81];[.D82];[.H81]+[.D82]))" office:value-type="float" office:value="804" calcext:value-type="float">
            <text:p>804</text:p>
          </table:table-cell>
          <table:table-cell/>
          <table:table-cell table:formula="of:=IF([.F82]&gt;=[.E82];IF([.H82]&gt;=[.E82];[.$E82];0);0)" office:value-type="float" office:value="419" calcext:value-type="float">
            <text:p>419</text:p>
          </table:table-cell>
          <table:table-cell table:formula="of:=IF([.F82]&gt;=[.E82];IF([.G82]&gt;=[.E82];[.$E82];0);0)" office:value-type="float" office:value="0" calcext:value-type="float">
            <text:p>0</text:p>
          </table:table-cell>
          <table:table-cell table:formula="of:=IF([.H82]&gt;=[.E82];IF([.G82]&gt;=[.E82];[.$E8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1.07.2020</text:p>
          </table:table-cell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427" calcext:value-type="float">
            <text:p>427</text:p>
          </table:table-cell>
          <table:table-cell table:formula="of:=MEDIAN([.F83:.H83])" office:value-type="float" office:value="786" calcext:value-type="float">
            <text:p>786</text:p>
          </table:table-cell>
          <table:table-cell table:formula="of:=IF([.F82]&gt;[.$E82];[.F82]-[.$E82]+[.B83];IF([.F82]=[.$E82];[.B83];[.F82]+[.B83]))" office:value-type="float" office:value="391" calcext:value-type="float">
            <text:p>391</text:p>
          </table:table-cell>
          <table:table-cell table:formula="of:=IF([.G82]&gt;[.$E82];[.G82]-[.$E82]+[.C83];IF([.G82]=[.$E82];[.C83];[.G82]+[.C83]))" office:value-type="float" office:value="786" calcext:value-type="float">
            <text:p>786</text:p>
          </table:table-cell>
          <table:table-cell table:formula="of:=IF([.H82]&gt;[.$E82];[.H82]-[.$E82]+[.D83];IF([.H82]=[.$E82];[.D83];[.H82]+[.D83]))" office:value-type="float" office:value="812" calcext:value-type="float">
            <text:p>812</text:p>
          </table:table-cell>
          <table:table-cell/>
          <table:table-cell table:formula="of:=IF([.F83]&gt;=[.E83];IF([.H83]&gt;=[.E83];[.$E83];0);0)" office:value-type="float" office:value="0" calcext:value-type="float">
            <text:p>0</text:p>
          </table:table-cell>
          <table:table-cell table:formula="of:=IF([.F83]&gt;=[.E83];IF([.G83]&gt;=[.E83];[.$E83];0);0)" office:value-type="float" office:value="0" calcext:value-type="float">
            <text:p>0</text:p>
          </table:table-cell>
          <table:table-cell table:formula="of:=IF([.H83]&gt;=[.E83];IF([.G83]&gt;=[.E83];[.$E83];0);0)"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0-07-22" calcext:value-type="date">
            <text:p>22.07.2020</text:p>
          </table:table-cell>
          <table:table-cell office:value-type="float" office:value="327" calcext:value-type="float">
            <text:p>327</text:p>
          </table:table-cell>
          <table:table-cell office:value-type="float" office:value="471" calcext:value-type="float">
            <text:p>471</text:p>
          </table:table-cell>
          <table:table-cell office:value-type="float" office:value="423" calcext:value-type="float">
            <text:p>423</text:p>
          </table:table-cell>
          <table:table-cell table:formula="of:=MEDIAN([.F84:.H84])" office:value-type="float" office:value="471" calcext:value-type="float">
            <text:p>471</text:p>
          </table:table-cell>
          <table:table-cell table:formula="of:=IF([.F83]&gt;[.$E83];[.F83]-[.$E83]+[.B84];IF([.F83]=[.$E83];[.B84];[.F83]+[.B84]))" office:value-type="float" office:value="718" calcext:value-type="float">
            <text:p>718</text:p>
          </table:table-cell>
          <table:table-cell table:formula="of:=IF([.G83]&gt;[.$E83];[.G83]-[.$E83]+[.C84];IF([.G83]=[.$E83];[.C84];[.G83]+[.C84]))" office:value-type="float" office:value="471" calcext:value-type="float">
            <text:p>471</text:p>
          </table:table-cell>
          <table:table-cell table:formula="of:=IF([.H83]&gt;[.$E83];[.H83]-[.$E83]+[.D84];IF([.H83]=[.$E83];[.D84];[.H83]+[.D84]))" office:value-type="float" office:value="449" calcext:value-type="float">
            <text:p>449</text:p>
          </table:table-cell>
          <table:table-cell/>
          <table:table-cell table:formula="of:=IF([.F84]&gt;=[.E84];IF([.H84]&gt;=[.E84];[.$E84];0);0)" office:value-type="float" office:value="0" calcext:value-type="float">
            <text:p>0</text:p>
          </table:table-cell>
          <table:table-cell table:formula="of:=IF([.F84]&gt;=[.E84];IF([.G84]&gt;=[.E84];[.$E84];0);0)" office:value-type="float" office:value="471" calcext:value-type="float">
            <text:p>471</text:p>
          </table:table-cell>
          <table:table-cell table:formula="of:=IF([.H84]&gt;=[.E84];IF([.G84]&gt;=[.E84];[.$E8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3.07.2020</text:p>
          </table:table-cell>
          <table:table-cell office:value-type="float" office:value="355" calcext:value-type="float">
            <text:p>355</text:p>
          </table:table-cell>
          <table:table-cell office:value-type="float" office:value="490" calcext:value-type="float">
            <text:p>490</text:p>
          </table:table-cell>
          <table:table-cell office:value-type="float" office:value="449" calcext:value-type="float">
            <text:p>449</text:p>
          </table:table-cell>
          <table:table-cell table:formula="of:=MEDIAN([.F85:.H85])" office:value-type="float" office:value="602" calcext:value-type="float">
            <text:p>602</text:p>
          </table:table-cell>
          <table:table-cell table:formula="of:=IF([.F84]&gt;[.$E84];[.F84]-[.$E84]+[.B85];IF([.F84]=[.$E84];[.B85];[.F84]+[.B85]))" office:value-type="float" office:value="602" calcext:value-type="float">
            <text:p>602</text:p>
          </table:table-cell>
          <table:table-cell table:formula="of:=IF([.G84]&gt;[.$E84];[.G84]-[.$E84]+[.C85];IF([.G84]=[.$E84];[.C85];[.G84]+[.C85]))" office:value-type="float" office:value="490" calcext:value-type="float">
            <text:p>490</text:p>
          </table:table-cell>
          <table:table-cell table:formula="of:=IF([.H84]&gt;[.$E84];[.H84]-[.$E84]+[.D85];IF([.H84]=[.$E84];[.D85];[.H84]+[.D85]))" office:value-type="float" office:value="898" calcext:value-type="float">
            <text:p>898</text:p>
          </table:table-cell>
          <table:table-cell/>
          <table:table-cell table:formula="of:=IF([.F85]&gt;=[.E85];IF([.H85]&gt;=[.E85];[.$E85];0);0)" office:value-type="float" office:value="602" calcext:value-type="float">
            <text:p>602</text:p>
          </table:table-cell>
          <table:table-cell table:formula="of:=IF([.F85]&gt;=[.E85];IF([.G85]&gt;=[.E85];[.$E85];0);0)" office:value-type="float" office:value="0" calcext:value-type="float">
            <text:p>0</text:p>
          </table:table-cell>
          <table:table-cell table:formula="of:=IF([.H85]&gt;=[.E85];IF([.G85]&gt;=[.E85];[.$E8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4.07.2020</text:p>
          </table:table-cell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470" calcext:value-type="float">
            <text:p>470</text:p>
          </table:table-cell>
          <table:table-cell table:formula="of:=MEDIAN([.F86:.H86])" office:value-type="float" office:value="766" calcext:value-type="float">
            <text:p>766</text:p>
          </table:table-cell>
          <table:table-cell table:formula="of:=IF([.F85]&gt;[.$E85];[.F85]-[.$E85]+[.B86];IF([.F85]=[.$E85];[.B86];[.F85]+[.B86]))" office:value-type="float" office:value="360" calcext:value-type="float">
            <text:p>360</text:p>
          </table:table-cell>
          <table:table-cell table:formula="of:=IF([.G85]&gt;[.$E85];[.G85]-[.$E85]+[.C86];IF([.G85]=[.$E85];[.C86];[.G85]+[.C86]))" office:value-type="float" office:value="829" calcext:value-type="float">
            <text:p>829</text:p>
          </table:table-cell>
          <table:table-cell table:formula="of:=IF([.H85]&gt;[.$E85];[.H85]-[.$E85]+[.D86];IF([.H85]=[.$E85];[.D86];[.H85]+[.D86]))" office:value-type="float" office:value="766" calcext:value-type="float">
            <text:p>766</text:p>
          </table:table-cell>
          <table:table-cell/>
          <table:table-cell table:formula="of:=IF([.F86]&gt;=[.E86];IF([.H86]&gt;=[.E86];[.$E86];0);0)" office:value-type="float" office:value="0" calcext:value-type="float">
            <text:p>0</text:p>
          </table:table-cell>
          <table:table-cell table:formula="of:=IF([.F86]&gt;=[.E86];IF([.G86]&gt;=[.E86];[.$E86];0);0)" office:value-type="float" office:value="0" calcext:value-type="float">
            <text:p>0</text:p>
          </table:table-cell>
          <table:table-cell table:formula="of:=IF([.H86]&gt;=[.E86];IF([.G86]&gt;=[.E86];[.$E86];0);0)"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0-07-25" calcext:value-type="date">
            <text:p>25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table:formula="of:=MEDIAN([.F87:.H87])" office:value-type="float" office:value="467" calcext:value-type="float">
            <text:p>467</text:p>
          </table:table-cell>
          <table:table-cell table:formula="of:=IF([.F86]&gt;[.$E86];[.F86]-[.$E86]+[.B87];IF([.F86]=[.$E86];[.B87];[.F86]+[.B87]))" office:value-type="float" office:value="663" calcext:value-type="float">
            <text:p>663</text:p>
          </table:table-cell>
          <table:table-cell table:formula="of:=IF([.G86]&gt;[.$E86];[.G86]-[.$E86]+[.C87];IF([.G86]=[.$E86];[.C87];[.G86]+[.C87]))" office:value-type="float" office:value="467" calcext:value-type="float">
            <text:p>467</text:p>
          </table:table-cell>
          <table:table-cell table:formula="of:=IF([.H86]&gt;[.$E86];[.H86]-[.$E86]+[.D87];IF([.H86]=[.$E86];[.D87];[.H86]+[.D87]))" office:value-type="float" office:value="434" calcext:value-type="float">
            <text:p>434</text:p>
          </table:table-cell>
          <table:table-cell/>
          <table:table-cell table:formula="of:=IF([.F87]&gt;=[.E87];IF([.H87]&gt;=[.E87];[.$E87];0);0)" office:value-type="float" office:value="0" calcext:value-type="float">
            <text:p>0</text:p>
          </table:table-cell>
          <table:table-cell table:formula="of:=IF([.F87]&gt;=[.E87];IF([.G87]&gt;=[.E87];[.$E87];0);0)" office:value-type="float" office:value="467" calcext:value-type="float">
            <text:p>467</text:p>
          </table:table-cell>
          <table:table-cell table:formula="of:=IF([.H87]&gt;=[.E87];IF([.G87]&gt;=[.E87];[.$E8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6.07.2020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536" calcext:value-type="float">
            <text:p>536</text:p>
          </table:table-cell>
          <table:table-cell table:formula="of:=MEDIAN([.F88:.H88])" office:value-type="float" office:value="506" calcext:value-type="float">
            <text:p>506</text:p>
          </table:table-cell>
          <table:table-cell table:formula="of:=IF([.F87]&gt;[.$E87];[.F87]-[.$E87]+[.B88];IF([.F87]=[.$E87];[.B88];[.F87]+[.B88]))" office:value-type="float" office:value="506" calcext:value-type="float">
            <text:p>506</text:p>
          </table:table-cell>
          <table:table-cell table:formula="of:=IF([.G87]&gt;[.$E87];[.G87]-[.$E87]+[.C88];IF([.G87]=[.$E87];[.C88];[.G87]+[.C88]))" office:value-type="float" office:value="332" calcext:value-type="float">
            <text:p>332</text:p>
          </table:table-cell>
          <table:table-cell table:formula="of:=IF([.H87]&gt;[.$E87];[.H87]-[.$E87]+[.D88];IF([.H87]=[.$E87];[.D88];[.H87]+[.D88]))" office:value-type="float" office:value="970" calcext:value-type="float">
            <text:p>970</text:p>
          </table:table-cell>
          <table:table-cell/>
          <table:table-cell table:formula="of:=IF([.F88]&gt;=[.E88];IF([.H88]&gt;=[.E88];[.$E88];0);0)" office:value-type="float" office:value="506" calcext:value-type="float">
            <text:p>506</text:p>
          </table:table-cell>
          <table:table-cell table:formula="of:=IF([.F88]&gt;=[.E88];IF([.G88]&gt;=[.E88];[.$E88];0);0)" office:value-type="float" office:value="0" calcext:value-type="float">
            <text:p>0</text:p>
          </table:table-cell>
          <table:table-cell table:formula="of:=IF([.H88]&gt;=[.E88];IF([.G88]&gt;=[.E88];[.$E8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7.07.2020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421" calcext:value-type="float">
            <text:p>421</text:p>
          </table:table-cell>
          <table:table-cell table:formula="of:=MEDIAN([.F89:.H89])" office:value-type="float" office:value="738" calcext:value-type="float">
            <text:p>738</text:p>
          </table:table-cell>
          <table:table-cell table:formula="of:=IF([.F88]&gt;[.$E88];[.F88]-[.$E88]+[.B89];IF([.F88]=[.$E88];[.B89];[.F88]+[.B89]))" office:value-type="float" office:value="435" calcext:value-type="float">
            <text:p>435</text:p>
          </table:table-cell>
          <table:table-cell table:formula="of:=IF([.G88]&gt;[.$E88];[.G88]-[.$E88]+[.C89];IF([.G88]=[.$E88];[.C89];[.G88]+[.C89]))" office:value-type="float" office:value="738" calcext:value-type="float">
            <text:p>738</text:p>
          </table:table-cell>
          <table:table-cell table:formula="of:=IF([.H88]&gt;[.$E88];[.H88]-[.$E88]+[.D89];IF([.H88]=[.$E88];[.D89];[.H88]+[.D89]))" office:value-type="float" office:value="885" calcext:value-type="float">
            <text:p>885</text:p>
          </table:table-cell>
          <table:table-cell/>
          <table:table-cell table:formula="of:=IF([.F89]&gt;=[.E89];IF([.H89]&gt;=[.E89];[.$E89];0);0)" office:value-type="float" office:value="0" calcext:value-type="float">
            <text:p>0</text:p>
          </table:table-cell>
          <table:table-cell table:formula="of:=IF([.F89]&gt;=[.E89];IF([.G89]&gt;=[.E89];[.$E89];0);0)" office:value-type="float" office:value="0" calcext:value-type="float">
            <text:p>0</text:p>
          </table:table-cell>
          <table:table-cell table:formula="of:=IF([.H89]&gt;=[.E89];IF([.G89]&gt;=[.E89];[.$E89];0);0)"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0-07-28" calcext:value-type="date">
            <text:p>28.07.2020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555" calcext:value-type="float">
            <text:p>555</text:p>
          </table:table-cell>
          <table:table-cell table:formula="of:=MEDIAN([.F90:.H90])" office:value-type="float" office:value="702" calcext:value-type="float">
            <text:p>702</text:p>
          </table:table-cell>
          <table:table-cell table:formula="of:=IF([.F89]&gt;[.$E89];[.F89]-[.$E89]+[.B90];IF([.F89]=[.$E89];[.B90];[.F89]+[.B90]))" office:value-type="float" office:value="779" calcext:value-type="float">
            <text:p>779</text:p>
          </table:table-cell>
          <table:table-cell table:formula="of:=IF([.G89]&gt;[.$E89];[.G89]-[.$E89]+[.C90];IF([.G89]=[.$E89];[.C90];[.G89]+[.C90]))" office:value-type="float" office:value="348" calcext:value-type="float">
            <text:p>348</text:p>
          </table:table-cell>
          <table:table-cell table:formula="of:=IF([.H89]&gt;[.$E89];[.H89]-[.$E89]+[.D90];IF([.H89]=[.$E89];[.D90];[.H89]+[.D90]))" office:value-type="float" office:value="702" calcext:value-type="float">
            <text:p>702</text:p>
          </table:table-cell>
          <table:table-cell/>
          <table:table-cell table:formula="of:=IF([.F90]&gt;=[.E90];IF([.H90]&gt;=[.E90];[.$E90];0);0)" office:value-type="float" office:value="702" calcext:value-type="float">
            <text:p>702</text:p>
          </table:table-cell>
          <table:table-cell table:formula="of:=IF([.F90]&gt;=[.E90];IF([.G90]&gt;=[.E90];[.$E90];0);0)" office:value-type="float" office:value="0" calcext:value-type="float">
            <text:p>0</text:p>
          </table:table-cell>
          <table:table-cell table:formula="of:=IF([.H90]&gt;=[.E90];IF([.G90]&gt;=[.E90];[.$E9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9.07.2020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  <table:table-cell table:formula="of:=MEDIAN([.F91:.H91])" office:value-type="float" office:value="436" calcext:value-type="float">
            <text:p>436</text:p>
          </table:table-cell>
          <table:table-cell table:formula="of:=IF([.F90]&gt;[.$E90];[.F90]-[.$E90]+[.B91];IF([.F90]=[.$E90];[.B91];[.F90]+[.B91]))" office:value-type="float" office:value="380" calcext:value-type="float">
            <text:p>380</text:p>
          </table:table-cell>
          <table:table-cell table:formula="of:=IF([.G90]&gt;[.$E90];[.G90]-[.$E90]+[.C91];IF([.G90]=[.$E90];[.C91];[.G90]+[.C91]))" office:value-type="float" office:value="683" calcext:value-type="float">
            <text:p>683</text:p>
          </table:table-cell>
          <table:table-cell table:formula="of:=IF([.H90]&gt;[.$E90];[.H90]-[.$E90]+[.D91];IF([.H90]=[.$E90];[.D91];[.H90]+[.D91]))" office:value-type="float" office:value="436" calcext:value-type="float">
            <text:p>436</text:p>
          </table:table-cell>
          <table:table-cell/>
          <table:table-cell table:formula="of:=IF([.F91]&gt;=[.E91];IF([.H91]&gt;=[.E91];[.$E91];0);0)" office:value-type="float" office:value="0" calcext:value-type="float">
            <text:p>0</text:p>
          </table:table-cell>
          <table:table-cell table:formula="of:=IF([.F91]&gt;=[.E91];IF([.G91]&gt;=[.E91];[.$E91];0);0)" office:value-type="float" office:value="0" calcext:value-type="float">
            <text:p>0</text:p>
          </table:table-cell>
          <table:table-cell table:formula="of:=IF([.H91]&gt;=[.E91];IF([.G91]&gt;=[.E91];[.$E91];0);0)"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0-07-30" calcext:value-type="date">
            <text:p>30.07.2020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table:formula="of:=MEDIAN([.F92:.H92])" office:value-type="float" office:value="672" calcext:value-type="float">
            <text:p>672</text:p>
          </table:table-cell>
          <table:table-cell table:formula="of:=IF([.F91]&gt;[.$E91];[.F91]-[.$E91]+[.B92];IF([.F91]=[.$E91];[.B92];[.F91]+[.B92]))" office:value-type="float" office:value="813" calcext:value-type="float">
            <text:p>813</text:p>
          </table:table-cell>
          <table:table-cell table:formula="of:=IF([.G91]&gt;[.$E91];[.G91]-[.$E91]+[.C92];IF([.G91]=[.$E91];[.C92];[.G91]+[.C92]))" office:value-type="float" office:value="672" calcext:value-type="float">
            <text:p>672</text:p>
          </table:table-cell>
          <table:table-cell table:formula="of:=IF([.H91]&gt;[.$E91];[.H91]-[.$E91]+[.D92];IF([.H91]=[.$E91];[.D92];[.H91]+[.D92]))" office:value-type="float" office:value="422" calcext:value-type="float">
            <text:p>422</text:p>
          </table:table-cell>
          <table:table-cell/>
          <table:table-cell table:formula="of:=IF([.F92]&gt;=[.E92];IF([.H92]&gt;=[.E92];[.$E92];0);0)" office:value-type="float" office:value="0" calcext:value-type="float">
            <text:p>0</text:p>
          </table:table-cell>
          <table:table-cell table:formula="of:=IF([.F92]&gt;=[.E92];IF([.G92]&gt;=[.E92];[.$E92];0);0)" office:value-type="float" office:value="672" calcext:value-type="float">
            <text:p>672</text:p>
          </table:table-cell>
          <table:table-cell table:formula="of:=IF([.H92]&gt;=[.E92];IF([.G92]&gt;=[.E92];[.$E9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31.07.2020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19" calcext:value-type="float">
            <text:p>419</text:p>
          </table:table-cell>
          <table:table-cell table:formula="of:=MEDIAN([.F93:.H93])" office:value-type="float" office:value="491" calcext:value-type="float">
            <text:p>491</text:p>
          </table:table-cell>
          <table:table-cell table:formula="of:=IF([.F92]&gt;[.$E92];[.F92]-[.$E92]+[.B93];IF([.F92]=[.$E92];[.B93];[.F92]+[.B93]))" office:value-type="float" office:value="491" calcext:value-type="float">
            <text:p>491</text:p>
          </table:table-cell>
          <table:table-cell table:formula="of:=IF([.G92]&gt;[.$E92];[.G92]-[.$E92]+[.C93];IF([.G92]=[.$E92];[.C93];[.G92]+[.C93]))" office:value-type="float" office:value="378" calcext:value-type="float">
            <text:p>378</text:p>
          </table:table-cell>
          <table:table-cell table:formula="of:=IF([.H92]&gt;[.$E92];[.H92]-[.$E92]+[.D93];IF([.H92]=[.$E92];[.D93];[.H92]+[.D93]))" office:value-type="float" office:value="841" calcext:value-type="float">
            <text:p>841</text:p>
          </table:table-cell>
          <table:table-cell/>
          <table:table-cell table:formula="of:=IF([.F93]&gt;=[.E93];IF([.H93]&gt;=[.E93];[.$E93];0);0)" office:value-type="float" office:value="491" calcext:value-type="float">
            <text:p>491</text:p>
          </table:table-cell>
          <table:table-cell table:formula="of:=IF([.F93]&gt;=[.E93];IF([.G93]&gt;=[.E93];[.$E93];0);0)" office:value-type="float" office:value="0" calcext:value-type="float">
            <text:p>0</text:p>
          </table:table-cell>
          <table:table-cell table:formula="of:=IF([.H93]&gt;=[.E93];IF([.G93]&gt;=[.E93];[.$E9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1.08.2020</text:p>
          </table:table-cell>
          <table:table-cell office:value-type="float" office:value="396" calcext:value-type="float">
            <text:p>396</text:p>
          </table:table-cell>
          <table:table-cell office:value-type="float" office:value="466" calcext:value-type="float">
            <text:p>466</text:p>
          </table:table-cell>
          <table:table-cell office:value-type="float" office:value="434" calcext:value-type="float">
            <text:p>434</text:p>
          </table:table-cell>
          <table:table-cell table:formula="of:=MEDIAN([.F94:.H94])" office:value-type="float" office:value="784" calcext:value-type="float">
            <text:p>784</text:p>
          </table:table-cell>
          <table:table-cell table:formula="of:=IF([.F93]&gt;[.$E93];[.F93]-[.$E93]+[.B94];IF([.F93]=[.$E93];[.B94];[.F93]+[.B94]))" office:value-type="float" office:value="396" calcext:value-type="float">
            <text:p>396</text:p>
          </table:table-cell>
          <table:table-cell table:formula="of:=IF([.G93]&gt;[.$E93];[.G93]-[.$E93]+[.C94];IF([.G93]=[.$E93];[.C94];[.G93]+[.C94]))" office:value-type="float" office:value="844" calcext:value-type="float">
            <text:p>844</text:p>
          </table:table-cell>
          <table:table-cell table:formula="of:=IF([.H93]&gt;[.$E93];[.H93]-[.$E93]+[.D94];IF([.H93]=[.$E93];[.D94];[.H93]+[.D94]))" office:value-type="float" office:value="784" calcext:value-type="float">
            <text:p>784</text:p>
          </table:table-cell>
          <table:table-cell/>
          <table:table-cell table:formula="of:=IF([.F94]&gt;=[.E94];IF([.H94]&gt;=[.E94];[.$E94];0);0)" office:value-type="float" office:value="0" calcext:value-type="float">
            <text:p>0</text:p>
          </table:table-cell>
          <table:table-cell table:formula="of:=IF([.F94]&gt;=[.E94];IF([.G94]&gt;=[.E94];[.$E94];0);0)" office:value-type="float" office:value="0" calcext:value-type="float">
            <text:p>0</text:p>
          </table:table-cell>
          <table:table-cell table:formula="of:=IF([.H94]&gt;=[.E94];IF([.G94]&gt;=[.E94];[.$E94];0);0)"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0-08-02" calcext:value-type="date">
            <text:p>2.08.2020</text:p>
          </table:table-cell>
          <table:table-cell office:value-type="float" office:value="495" calcext:value-type="float">
            <text:p>495</text:p>
          </table:table-cell>
          <table:table-cell office:value-type="float" office:value="410" calcext:value-type="float">
            <text:p>410</text:p>
          </table:table-cell>
          <table:table-cell office:value-type="float" office:value="418" calcext:value-type="float">
            <text:p>418</text:p>
          </table:table-cell>
          <table:table-cell table:formula="of:=MEDIAN([.F95:.H95])" office:value-type="float" office:value="470" calcext:value-type="float">
            <text:p>470</text:p>
          </table:table-cell>
          <table:table-cell table:formula="of:=IF([.F94]&gt;[.$E94];[.F94]-[.$E94]+[.B95];IF([.F94]=[.$E94];[.B95];[.F94]+[.B95]))" office:value-type="float" office:value="891" calcext:value-type="float">
            <text:p>891</text:p>
          </table:table-cell>
          <table:table-cell table:formula="of:=IF([.G94]&gt;[.$E94];[.G94]-[.$E94]+[.C95];IF([.G94]=[.$E94];[.C95];[.G94]+[.C95]))" office:value-type="float" office:value="470" calcext:value-type="float">
            <text:p>470</text:p>
          </table:table-cell>
          <table:table-cell table:formula="of:=IF([.H94]&gt;[.$E94];[.H94]-[.$E94]+[.D95];IF([.H94]=[.$E94];[.D95];[.H94]+[.D95]))" office:value-type="float" office:value="418" calcext:value-type="float">
            <text:p>418</text:p>
          </table:table-cell>
          <table:table-cell/>
          <table:table-cell table:formula="of:=IF([.F95]&gt;=[.E95];IF([.H95]&gt;=[.E95];[.$E95];0);0)" office:value-type="float" office:value="0" calcext:value-type="float">
            <text:p>0</text:p>
          </table:table-cell>
          <table:table-cell table:formula="of:=IF([.F95]&gt;=[.E95];IF([.G95]&gt;=[.E95];[.$E95];0);0)" office:value-type="float" office:value="470" calcext:value-type="float">
            <text:p>470</text:p>
          </table:table-cell>
          <table:table-cell table:formula="of:=IF([.H95]&gt;=[.E95];IF([.G95]&gt;=[.E95];[.$E9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3.08.2020</text:p>
          </table:table-cell>
          <table:table-cell office:value-type="float" office:value="420" calcext:value-type="float">
            <text:p>420</text:p>
          </table:table-cell>
          <table:table-cell office:value-type="float" office:value="328" calcext:value-type="float">
            <text:p>328</text:p>
          </table:table-cell>
          <table:table-cell office:value-type="float" office:value="422" calcext:value-type="float">
            <text:p>422</text:p>
          </table:table-cell>
          <table:table-cell table:formula="of:=MEDIAN([.F96:.H96])" office:value-type="float" office:value="840" calcext:value-type="float">
            <text:p>840</text:p>
          </table:table-cell>
          <table:table-cell table:formula="of:=IF([.F95]&gt;[.$E95];[.F95]-[.$E95]+[.B96];IF([.F95]=[.$E95];[.B96];[.F95]+[.B96]))" office:value-type="float" office:value="841" calcext:value-type="float">
            <text:p>841</text:p>
          </table:table-cell>
          <table:table-cell table:formula="of:=IF([.G95]&gt;[.$E95];[.G95]-[.$E95]+[.C96];IF([.G95]=[.$E95];[.C96];[.G95]+[.C96]))" office:value-type="float" office:value="328" calcext:value-type="float">
            <text:p>328</text:p>
          </table:table-cell>
          <table:table-cell table:formula="of:=IF([.H95]&gt;[.$E95];[.H95]-[.$E95]+[.D96];IF([.H95]=[.$E95];[.D96];[.H95]+[.D96]))" office:value-type="float" office:value="840" calcext:value-type="float">
            <text:p>840</text:p>
          </table:table-cell>
          <table:table-cell/>
          <table:table-cell table:formula="of:=IF([.F96]&gt;=[.E96];IF([.H96]&gt;=[.E96];[.$E96];0);0)" office:value-type="float" office:value="840" calcext:value-type="float">
            <text:p>840</text:p>
          </table:table-cell>
          <table:table-cell table:formula="of:=IF([.F96]&gt;=[.E96];IF([.G96]&gt;=[.E96];[.$E96];0);0)" office:value-type="float" office:value="0" calcext:value-type="float">
            <text:p>0</text:p>
          </table:table-cell>
          <table:table-cell table:formula="of:=IF([.H96]&gt;=[.E96];IF([.G96]&gt;=[.E96];[.$E9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4.08.2020</text:p>
          </table:table-cell>
          <table:table-cell office:value-type="float" office:value="411" calcext:value-type="float">
            <text:p>411</text:p>
          </table:table-cell>
          <table:table-cell office:value-type="float" office:value="481" calcext:value-type="float">
            <text:p>481</text:p>
          </table:table-cell>
          <table:table-cell office:value-type="float" office:value="445" calcext:value-type="float">
            <text:p>445</text:p>
          </table:table-cell>
          <table:table-cell table:formula="of:=MEDIAN([.F97:.H97])" office:value-type="float" office:value="445" calcext:value-type="float">
            <text:p>445</text:p>
          </table:table-cell>
          <table:table-cell table:formula="of:=IF([.F96]&gt;[.$E96];[.F96]-[.$E96]+[.B97];IF([.F96]=[.$E96];[.B97];[.F96]+[.B97]))" office:value-type="float" office:value="412" calcext:value-type="float">
            <text:p>412</text:p>
          </table:table-cell>
          <table:table-cell table:formula="of:=IF([.G96]&gt;[.$E96];[.G96]-[.$E96]+[.C97];IF([.G96]=[.$E96];[.C97];[.G96]+[.C97]))" office:value-type="float" office:value="809" calcext:value-type="float">
            <text:p>809</text:p>
          </table:table-cell>
          <table:table-cell table:formula="of:=IF([.H96]&gt;[.$E96];[.H96]-[.$E96]+[.D97];IF([.H96]=[.$E96];[.D97];[.H96]+[.D97]))" office:value-type="float" office:value="445" calcext:value-type="float">
            <text:p>445</text:p>
          </table:table-cell>
          <table:table-cell/>
          <table:table-cell table:formula="of:=IF([.F97]&gt;=[.E97];IF([.H97]&gt;=[.E97];[.$E97];0);0)" office:value-type="float" office:value="0" calcext:value-type="float">
            <text:p>0</text:p>
          </table:table-cell>
          <table:table-cell table:formula="of:=IF([.F97]&gt;=[.E97];IF([.G97]&gt;=[.E97];[.$E97];0);0)" office:value-type="float" office:value="0" calcext:value-type="float">
            <text:p>0</text:p>
          </table:table-cell>
          <table:table-cell table:formula="of:=IF([.H97]&gt;=[.E97];IF([.G97]&gt;=[.E97];[.$E97];0);0)"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0-08-05" calcext:value-type="date">
            <text:p>5.08.2020</text:p>
          </table:table-cell>
          <table:table-cell office:value-type="float" office:value="317" calcext:value-type="float">
            <text:p>31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  <table:table-cell table:formula="of:=MEDIAN([.F98:.H98])" office:value-type="float" office:value="729" calcext:value-type="float">
            <text:p>729</text:p>
          </table:table-cell>
          <table:table-cell table:formula="of:=IF([.F97]&gt;[.$E97];[.F97]-[.$E97]+[.B98];IF([.F97]=[.$E97];[.B98];[.F97]+[.B98]))" office:value-type="float" office:value="729" calcext:value-type="float">
            <text:p>729</text:p>
          </table:table-cell>
          <table:table-cell table:formula="of:=IF([.G97]&gt;[.$E97];[.G97]-[.$E97]+[.C98];IF([.G97]=[.$E97];[.C98];[.G97]+[.C98]))" office:value-type="float" office:value="798" calcext:value-type="float">
            <text:p>798</text:p>
          </table:table-cell>
          <table:table-cell table:formula="of:=IF([.H97]&gt;[.$E97];[.H97]-[.$E97]+[.D98];IF([.H97]=[.$E97];[.D98];[.H97]+[.D98]))" office:value-type="float" office:value="411" calcext:value-type="float">
            <text:p>411</text:p>
          </table:table-cell>
          <table:table-cell/>
          <table:table-cell table:formula="of:=IF([.F98]&gt;=[.E98];IF([.H98]&gt;=[.E98];[.$E98];0);0)" office:value-type="float" office:value="0" calcext:value-type="float">
            <text:p>0</text:p>
          </table:table-cell>
          <table:table-cell table:formula="of:=IF([.F98]&gt;=[.E98];IF([.G98]&gt;=[.E98];[.$E98];0);0)" office:value-type="float" office:value="729" calcext:value-type="float">
            <text:p>729</text:p>
          </table:table-cell>
          <table:table-cell table:formula="of:=IF([.H98]&gt;=[.E98];IF([.G98]&gt;=[.E98];[.$E9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6.08.2020</text:p>
          </table:table-cell>
          <table:table-cell office:value-type="float" office:value="342" calcext:value-type="float">
            <text:p>342</text:p>
          </table:table-cell>
          <table:table-cell office:value-type="float" office:value="465" calcext:value-type="float">
            <text:p>465</text:p>
          </table:table-cell>
          <table:table-cell office:value-type="float" office:value="417" calcext:value-type="float">
            <text:p>417</text:p>
          </table:table-cell>
          <table:table-cell table:formula="of:=MEDIAN([.F99:.H99])" office:value-type="float" office:value="534" calcext:value-type="float">
            <text:p>534</text:p>
          </table:table-cell>
          <table:table-cell table:formula="of:=IF([.F98]&gt;[.$E98];[.F98]-[.$E98]+[.B99];IF([.F98]=[.$E98];[.B99];[.F98]+[.B99]))" office:value-type="float" office:value="342" calcext:value-type="float">
            <text:p>342</text:p>
          </table:table-cell>
          <table:table-cell table:formula="of:=IF([.G98]&gt;[.$E98];[.G98]-[.$E98]+[.C99];IF([.G98]=[.$E98];[.C99];[.G98]+[.C99]))" office:value-type="float" office:value="534" calcext:value-type="float">
            <text:p>534</text:p>
          </table:table-cell>
          <table:table-cell table:formula="of:=IF([.H98]&gt;[.$E98];[.H98]-[.$E98]+[.D99];IF([.H98]=[.$E98];[.D99];[.H98]+[.D99]))" office:value-type="float" office:value="828" calcext:value-type="float">
            <text:p>828</text:p>
          </table:table-cell>
          <table:table-cell/>
          <table:table-cell table:formula="of:=IF([.F99]&gt;=[.E99];IF([.H99]&gt;=[.E99];[.$E99];0);0)" office:value-type="float" office:value="0" calcext:value-type="float">
            <text:p>0</text:p>
          </table:table-cell>
          <table:table-cell table:formula="of:=IF([.F99]&gt;=[.E99];IF([.G99]&gt;=[.E99];[.$E99];0);0)" office:value-type="float" office:value="0" calcext:value-type="float">
            <text:p>0</text:p>
          </table:table-cell>
          <table:table-cell table:formula="of:=IF([.H99]&gt;=[.E99];IF([.G99]&gt;=[.E99];[.$E99];0);0)"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0-08-07" calcext:value-type="date">
            <text:p>7.08.2020</text:p>
          </table:table-cell>
          <table:table-cell office:value-type="float" office:value="450" calcext:value-type="float">
            <text:p>450</text:p>
          </table:table-cell>
          <table:table-cell office:value-type="float" office:value="318" calcext:value-type="float">
            <text:p>318</text:p>
          </table:table-cell>
          <table:table-cell office:value-type="float" office:value="490" calcext:value-type="float">
            <text:p>490</text:p>
          </table:table-cell>
          <table:table-cell table:formula="of:=MEDIAN([.F100:.H100])" office:value-type="float" office:value="784" calcext:value-type="float">
            <text:p>784</text:p>
          </table:table-cell>
          <table:table-cell table:formula="of:=IF([.F99]&gt;[.$E99];[.F99]-[.$E99]+[.B100];IF([.F99]=[.$E99];[.B100];[.F99]+[.B100]))" office:value-type="float" office:value="792" calcext:value-type="float">
            <text:p>792</text:p>
          </table:table-cell>
          <table:table-cell table:formula="of:=IF([.G99]&gt;[.$E99];[.G99]-[.$E99]+[.C100];IF([.G99]=[.$E99];[.C100];[.G99]+[.C100]))" office:value-type="float" office:value="318" calcext:value-type="float">
            <text:p>318</text:p>
          </table:table-cell>
          <table:table-cell table:formula="of:=IF([.H99]&gt;[.$E99];[.H99]-[.$E99]+[.D100];IF([.H99]=[.$E99];[.D100];[.H99]+[.D100]))" office:value-type="float" office:value="784" calcext:value-type="float">
            <text:p>784</text:p>
          </table:table-cell>
          <table:table-cell/>
          <table:table-cell table:formula="of:=IF([.F100]&gt;=[.E100];IF([.H100]&gt;=[.E100];[.$E100];0);0)" office:value-type="float" office:value="784" calcext:value-type="float">
            <text:p>784</text:p>
          </table:table-cell>
          <table:table-cell table:formula="of:=IF([.F100]&gt;=[.E100];IF([.G100]&gt;=[.E100];[.$E100];0);0)" office:value-type="float" office:value="0" calcext:value-type="float">
            <text:p>0</text:p>
          </table:table-cell>
          <table:table-cell table:formula="of:=IF([.H100]&gt;=[.E100];IF([.G100]&gt;=[.E100];[.$E10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8.08.2020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table:formula="of:=MEDIAN([.F101:.H101])" office:value-type="float" office:value="351" calcext:value-type="float">
            <text:p>351</text:p>
          </table:table-cell>
          <table:table-cell table:formula="of:=IF([.F100]&gt;[.$E100];[.F100]-[.$E100]+[.B101];IF([.F100]=[.$E100];[.B101];[.F100]+[.B101]))" office:value-type="float" office:value="351" calcext:value-type="float">
            <text:p>351</text:p>
          </table:table-cell>
          <table:table-cell table:formula="of:=IF([.G100]&gt;[.$E100];[.G100]-[.$E100]+[.C101];IF([.G100]=[.$E100];[.C101];[.G100]+[.C101]))" office:value-type="float" office:value="647" calcext:value-type="float">
            <text:p>647</text:p>
          </table:table-cell>
          <table:table-cell table:formula="of:=IF([.H100]&gt;[.$E100];[.H100]-[.$E100]+[.D101];IF([.H100]=[.$E100];[.D101];[.H100]+[.D101]))" office:value-type="float" office:value="345" calcext:value-type="float">
            <text:p>345</text:p>
          </table:table-cell>
          <table:table-cell/>
          <table:table-cell table:formula="of:=IF([.F101]&gt;=[.E101];IF([.H101]&gt;=[.E101];[.$E101];0);0)" office:value-type="float" office:value="0" calcext:value-type="float">
            <text:p>0</text:p>
          </table:table-cell>
          <table:table-cell table:formula="of:=IF([.F101]&gt;=[.E101];IF([.G101]&gt;=[.E101];[.$E101];0);0)" office:value-type="float" office:value="351" calcext:value-type="float">
            <text:p>351</text:p>
          </table:table-cell>
          <table:table-cell table:formula="of:=IF([.H101]&gt;=[.E101];IF([.G101]&gt;=[.E101];[.$E10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9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377" calcext:value-type="float">
            <text:p>377</text:p>
          </table:table-cell>
          <table:table-cell table:formula="of:=MEDIAN([.F102:.H102])" office:value-type="float" office:value="624" calcext:value-type="float">
            <text:p>624</text:p>
          </table:table-cell>
          <table:table-cell table:formula="of:=IF([.F101]&gt;[.$E101];[.F101]-[.$E101]+[.B102];IF([.F101]=[.$E101];[.B102];[.F101]+[.B102]))" office:value-type="float" office:value="287" calcext:value-type="float">
            <text:p>287</text:p>
          </table:table-cell>
          <table:table-cell table:formula="of:=IF([.G101]&gt;[.$E101];[.G101]-[.$E101]+[.C102];IF([.G101]=[.$E101];[.C102];[.G101]+[.C102]))" office:value-type="float" office:value="624" calcext:value-type="float">
            <text:p>624</text:p>
          </table:table-cell>
          <table:table-cell table:formula="of:=IF([.H101]&gt;[.$E101];[.H101]-[.$E101]+[.D102];IF([.H101]=[.$E101];[.D102];[.H101]+[.D102]))" office:value-type="float" office:value="722" calcext:value-type="float">
            <text:p>722</text:p>
          </table:table-cell>
          <table:table-cell/>
          <table:table-cell table:formula="of:=IF([.F102]&gt;=[.E102];IF([.H102]&gt;=[.E102];[.$E102];0);0)" office:value-type="float" office:value="0" calcext:value-type="float">
            <text:p>0</text:p>
          </table:table-cell>
          <table:table-cell table:formula="of:=IF([.F102]&gt;=[.E102];IF([.G102]&gt;=[.E102];[.$E102];0);0)" office:value-type="float" office:value="0" calcext:value-type="float">
            <text:p>0</text:p>
          </table:table-cell>
          <table:table-cell table:formula="of:=IF([.H102]&gt;=[.E102];IF([.G102]&gt;=[.E102];[.$E102];0);0)"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 office:value-type="float" office:value="298" calcext:value-type="float">
            <text:p>298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table:formula="of:=MEDIAN([.F103:.H103])" office:value-type="float" office:value="514" calcext:value-type="float">
            <text:p>514</text:p>
          </table:table-cell>
          <table:table-cell table:formula="of:=IF([.F102]&gt;[.$E102];[.F102]-[.$E102]+[.B103];IF([.F102]=[.$E102];[.B103];[.F102]+[.B103]))" office:value-type="float" office:value="585" calcext:value-type="float">
            <text:p>585</text:p>
          </table:table-cell>
          <table:table-cell table:formula="of:=IF([.G102]&gt;[.$E102];[.G102]-[.$E102]+[.C103];IF([.G102]=[.$E102];[.C103];[.G102]+[.C103]))" office:value-type="float" office:value="401" calcext:value-type="float">
            <text:p>401</text:p>
          </table:table-cell>
          <table:table-cell table:formula="of:=IF([.H102]&gt;[.$E102];[.H102]-[.$E102]+[.D103];IF([.H102]=[.$E102];[.D103];[.H102]+[.D103]))" office:value-type="float" office:value="514" calcext:value-type="float">
            <text:p>514</text:p>
          </table:table-cell>
          <table:table-cell/>
          <table:table-cell table:formula="of:=IF([.F103]&gt;=[.E103];IF([.H103]&gt;=[.E103];[.$E103];0);0)" office:value-type="float" office:value="514" calcext:value-type="float">
            <text:p>514</text:p>
          </table:table-cell>
          <table:table-cell table:formula="of:=IF([.F103]&gt;=[.E103];IF([.G103]&gt;=[.E103];[.$E103];0);0)" office:value-type="float" office:value="0" calcext:value-type="float">
            <text:p>0</text:p>
          </table:table-cell>
          <table:table-cell table:formula="of:=IF([.H103]&gt;=[.E103];IF([.G103]&gt;=[.E103];[.$E10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11.08.2020</text:p>
          </table:table-cell>
          <table:table-cell office:value-type="float" office:value="429" calcext:value-type="float">
            <text:p>429</text:p>
          </table:table-cell>
          <table:table-cell office:value-type="float" office:value="348" calcext:value-type="float">
            <text:p>348</text:p>
          </table:table-cell>
          <table:table-cell office:value-type="float" office:value="426" calcext:value-type="float">
            <text:p>426</text:p>
          </table:table-cell>
          <table:table-cell table:formula="of:=MEDIAN([.F104:.H104])" office:value-type="float" office:value="500" calcext:value-type="float">
            <text:p>500</text:p>
          </table:table-cell>
          <table:table-cell table:formula="of:=IF([.F103]&gt;[.$E103];[.F103]-[.$E103]+[.B104];IF([.F103]=[.$E103];[.B104];[.F103]+[.B104]))" office:value-type="float" office:value="500" calcext:value-type="float">
            <text:p>500</text:p>
          </table:table-cell>
          <table:table-cell table:formula="of:=IF([.G103]&gt;[.$E103];[.G103]-[.$E103]+[.C104];IF([.G103]=[.$E103];[.C104];[.G103]+[.C104]))" office:value-type="float" office:value="749" calcext:value-type="float">
            <text:p>749</text:p>
          </table:table-cell>
          <table:table-cell table:formula="of:=IF([.H103]&gt;[.$E103];[.H103]-[.$E103]+[.D104];IF([.H103]=[.$E103];[.D104];[.H103]+[.D104]))" office:value-type="float" office:value="426" calcext:value-type="float">
            <text:p>426</text:p>
          </table:table-cell>
          <table:table-cell/>
          <table:table-cell table:formula="of:=IF([.F104]&gt;=[.E104];IF([.H104]&gt;=[.E104];[.$E104];0);0)" office:value-type="float" office:value="0" calcext:value-type="float">
            <text:p>0</text:p>
          </table:table-cell>
          <table:table-cell table:formula="of:=IF([.F104]&gt;=[.E104];IF([.G104]&gt;=[.E104];[.$E104];0);0)" office:value-type="float" office:value="500" calcext:value-type="float">
            <text:p>500</text:p>
          </table:table-cell>
          <table:table-cell table:formula="of:=IF([.H104]&gt;=[.E104];IF([.G104]&gt;=[.E104];[.$E10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12.08.2020</text:p>
          </table:table-cell>
          <table:table-cell office:value-type="float" office:value="417" calcext:value-type="float">
            <text:p>417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table:formula="of:=MEDIAN([.F105:.H105])" office:value-type="float" office:value="706" calcext:value-type="float">
            <text:p>706</text:p>
          </table:table-cell>
          <table:table-cell table:formula="of:=IF([.F104]&gt;[.$E104];[.F104]-[.$E104]+[.B105];IF([.F104]=[.$E104];[.B105];[.F104]+[.B105]))" office:value-type="float" office:value="417" calcext:value-type="float">
            <text:p>417</text:p>
          </table:table-cell>
          <table:table-cell table:formula="of:=IF([.G104]&gt;[.$E104];[.G104]-[.$E104]+[.C105];IF([.G104]=[.$E104];[.C105];[.G104]+[.C105]))" office:value-type="float" office:value="706" calcext:value-type="float">
            <text:p>706</text:p>
          </table:table-cell>
          <table:table-cell table:formula="of:=IF([.H104]&gt;[.$E104];[.H104]-[.$E104]+[.D105];IF([.H104]=[.$E104];[.D105];[.H104]+[.D105]))" office:value-type="float" office:value="864" calcext:value-type="float">
            <text:p>864</text:p>
          </table:table-cell>
          <table:table-cell/>
          <table:table-cell table:formula="of:=IF([.F105]&gt;=[.E105];IF([.H105]&gt;=[.E105];[.$E105];0);0)" office:value-type="float" office:value="0" calcext:value-type="float">
            <text:p>0</text:p>
          </table:table-cell>
          <table:table-cell table:formula="of:=IF([.F105]&gt;=[.E105];IF([.G105]&gt;=[.E105];[.$E105];0);0)" office:value-type="float" office:value="0" calcext:value-type="float">
            <text:p>0</text:p>
          </table:table-cell>
          <table:table-cell table:formula="of:=IF([.H105]&gt;=[.E105];IF([.G105]&gt;=[.E105];[.$E105];0);0)"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0-08-13" calcext:value-type="date">
            <text:p>13.08.2020</text:p>
          </table:table-cell>
          <table:table-cell office:value-type="float" office:value="384" calcext:value-type="float">
            <text:p>384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table:formula="of:=MEDIAN([.F106:.H106])" office:value-type="float" office:value="450" calcext:value-type="float">
            <text:p>450</text:p>
          </table:table-cell>
          <table:table-cell table:formula="of:=IF([.F105]&gt;[.$E105];[.F105]-[.$E105]+[.B106];IF([.F105]=[.$E105];[.B106];[.F105]+[.B106]))" office:value-type="float" office:value="801" calcext:value-type="float">
            <text:p>801</text:p>
          </table:table-cell>
          <table:table-cell table:formula="of:=IF([.G105]&gt;[.$E105];[.G105]-[.$E105]+[.C106];IF([.G105]=[.$E105];[.C106];[.G105]+[.C106]))" office:value-type="float" office:value="330" calcext:value-type="float">
            <text:p>330</text:p>
          </table:table-cell>
          <table:table-cell table:formula="of:=IF([.H105]&gt;[.$E105];[.H105]-[.$E105]+[.D106];IF([.H105]=[.$E105];[.D106];[.H105]+[.D106]))" office:value-type="float" office:value="450" calcext:value-type="float">
            <text:p>450</text:p>
          </table:table-cell>
          <table:table-cell/>
          <table:table-cell table:formula="of:=IF([.F106]&gt;=[.E106];IF([.H106]&gt;=[.E106];[.$E106];0);0)" office:value-type="float" office:value="450" calcext:value-type="float">
            <text:p>450</text:p>
          </table:table-cell>
          <table:table-cell table:formula="of:=IF([.F106]&gt;=[.E106];IF([.G106]&gt;=[.E106];[.$E106];0);0)" office:value-type="float" office:value="0" calcext:value-type="float">
            <text:p>0</text:p>
          </table:table-cell>
          <table:table-cell table:formula="of:=IF([.H106]&gt;=[.E106];IF([.G106]&gt;=[.E106];[.$E10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14.08.2020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formula="of:=MEDIAN([.F107:.H107])" office:value-type="float" office:value="718" calcext:value-type="float">
            <text:p>718</text:p>
          </table:table-cell>
          <table:table-cell table:formula="of:=IF([.F106]&gt;[.$E106];[.F106]-[.$E106]+[.B107];IF([.F106]=[.$E106];[.B107];[.F106]+[.B107]))" office:value-type="float" office:value="721" calcext:value-type="float">
            <text:p>721</text:p>
          </table:table-cell>
          <table:table-cell table:formula="of:=IF([.G106]&gt;[.$E106];[.G106]-[.$E106]+[.C107];IF([.G106]=[.$E106];[.C107];[.G106]+[.C107]))" office:value-type="float" office:value="718" calcext:value-type="float">
            <text:p>718</text:p>
          </table:table-cell>
          <table:table-cell table:formula="of:=IF([.H106]&gt;[.$E106];[.H106]-[.$E106]+[.D107];IF([.H106]=[.$E106];[.D107];[.H106]+[.D107]))" office:value-type="float" office:value="390" calcext:value-type="float">
            <text:p>390</text:p>
          </table:table-cell>
          <table:table-cell/>
          <table:table-cell table:formula="of:=IF([.F107]&gt;=[.E107];IF([.H107]&gt;=[.E107];[.$E107];0);0)" office:value-type="float" office:value="0" calcext:value-type="float">
            <text:p>0</text:p>
          </table:table-cell>
          <table:table-cell table:formula="of:=IF([.F107]&gt;=[.E107];IF([.G107]&gt;=[.E107];[.$E107];0);0)" office:value-type="float" office:value="718" calcext:value-type="float">
            <text:p>718</text:p>
          </table:table-cell>
          <table:table-cell table:formula="of:=IF([.H107]&gt;=[.E107];IF([.G107]&gt;=[.E107];[.$E10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15.08.2020</text:p>
          </table:table-cell>
          <table:table-cell office:value-type="float" office:value="436" calcext:value-type="float">
            <text:p>436</text:p>
          </table:table-cell>
          <table:table-cell office:value-type="float" office:value="298" calcext:value-type="float">
            <text:p>298</text:p>
          </table:table-cell>
          <table:table-cell office:value-type="float" office:value="420" calcext:value-type="float">
            <text:p>420</text:p>
          </table:table-cell>
          <table:table-cell table:formula="of:=MEDIAN([.F108:.H108])" office:value-type="float" office:value="439" calcext:value-type="float">
            <text:p>439</text:p>
          </table:table-cell>
          <table:table-cell table:formula="of:=IF([.F107]&gt;[.$E107];[.F107]-[.$E107]+[.B108];IF([.F107]=[.$E107];[.B108];[.F107]+[.B108]))" office:value-type="float" office:value="439" calcext:value-type="float">
            <text:p>439</text:p>
          </table:table-cell>
          <table:table-cell table:formula="of:=IF([.G107]&gt;[.$E107];[.G107]-[.$E107]+[.C108];IF([.G107]=[.$E107];[.C108];[.G107]+[.C108]))" office:value-type="float" office:value="298" calcext:value-type="float">
            <text:p>298</text:p>
          </table:table-cell>
          <table:table-cell table:formula="of:=IF([.H107]&gt;[.$E107];[.H107]-[.$E107]+[.D108];IF([.H107]=[.$E107];[.D108];[.H107]+[.D108]))" office:value-type="float" office:value="810" calcext:value-type="float">
            <text:p>810</text:p>
          </table:table-cell>
          <table:table-cell/>
          <table:table-cell table:formula="of:=IF([.F108]&gt;=[.E108];IF([.H108]&gt;=[.E108];[.$E108];0);0)" office:value-type="float" office:value="439" calcext:value-type="float">
            <text:p>439</text:p>
          </table:table-cell>
          <table:table-cell table:formula="of:=IF([.F108]&gt;=[.E108];IF([.G108]&gt;=[.E108];[.$E108];0);0)" office:value-type="float" office:value="0" calcext:value-type="float">
            <text:p>0</text:p>
          </table:table-cell>
          <table:table-cell table:formula="of:=IF([.H108]&gt;=[.E108];IF([.G108]&gt;=[.E108];[.$E10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16.08.2020</text:p>
          </table:table-cell>
          <table:table-cell office:value-type="float" office:value="303" calcext:value-type="float">
            <text:p>303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  <table:table-cell table:formula="of:=MEDIAN([.F109:.H109])" office:value-type="float" office:value="727" calcext:value-type="float">
            <text:p>727</text:p>
          </table:table-cell>
          <table:table-cell table:formula="of:=IF([.F108]&gt;[.$E108];[.F108]-[.$E108]+[.B109];IF([.F108]=[.$E108];[.B109];[.F108]+[.B109]))" office:value-type="float" office:value="303" calcext:value-type="float">
            <text:p>303</text:p>
          </table:table-cell>
          <table:table-cell table:formula="of:=IF([.G108]&gt;[.$E108];[.G108]-[.$E108]+[.C109];IF([.G108]=[.$E108];[.C109];[.G108]+[.C109]))" office:value-type="float" office:value="727" calcext:value-type="float">
            <text:p>727</text:p>
          </table:table-cell>
          <table:table-cell table:formula="of:=IF([.H108]&gt;[.$E108];[.H108]-[.$E108]+[.D109];IF([.H108]=[.$E108];[.D109];[.H108]+[.D109]))" office:value-type="float" office:value="778" calcext:value-type="float">
            <text:p>778</text:p>
          </table:table-cell>
          <table:table-cell/>
          <table:table-cell table:formula="of:=IF([.F109]&gt;=[.E109];IF([.H109]&gt;=[.E109];[.$E109];0);0)" office:value-type="float" office:value="0" calcext:value-type="float">
            <text:p>0</text:p>
          </table:table-cell>
          <table:table-cell table:formula="of:=IF([.F109]&gt;=[.E109];IF([.G109]&gt;=[.E109];[.$E109];0);0)" office:value-type="float" office:value="0" calcext:value-type="float">
            <text:p>0</text:p>
          </table:table-cell>
          <table:table-cell table:formula="of:=IF([.H109]&gt;=[.E109];IF([.G109]&gt;=[.E109];[.$E109];0);0)"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0-08-17" calcext:value-type="date">
            <text:p>17.08.202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  <table:table-cell table:formula="of:=MEDIAN([.F110:.H110])" office:value-type="float" office:value="476" calcext:value-type="float">
            <text:p>476</text:p>
          </table:table-cell>
          <table:table-cell table:formula="of:=IF([.F109]&gt;[.$E109];[.F109]-[.$E109]+[.B110];IF([.F109]=[.$E109];[.B110];[.F109]+[.B110]))" office:value-type="float" office:value="752" calcext:value-type="float">
            <text:p>752</text:p>
          </table:table-cell>
          <table:table-cell table:formula="of:=IF([.G109]&gt;[.$E109];[.G109]-[.$E109]+[.C110];IF([.G109]=[.$E109];[.C110];[.G109]+[.C110]))" office:value-type="float" office:value="444" calcext:value-type="float">
            <text:p>444</text:p>
          </table:table-cell>
          <table:table-cell table:formula="of:=IF([.H109]&gt;[.$E109];[.H109]-[.$E109]+[.D110];IF([.H109]=[.$E109];[.D110];[.H109]+[.D110]))" office:value-type="float" office:value="476" calcext:value-type="float">
            <text:p>476</text:p>
          </table:table-cell>
          <table:table-cell/>
          <table:table-cell table:formula="of:=IF([.F110]&gt;=[.E110];IF([.H110]&gt;=[.E110];[.$E110];0);0)" office:value-type="float" office:value="476" calcext:value-type="float">
            <text:p>476</text:p>
          </table:table-cell>
          <table:table-cell table:formula="of:=IF([.F110]&gt;=[.E110];IF([.G110]&gt;=[.E110];[.$E110];0);0)" office:value-type="float" office:value="0" calcext:value-type="float">
            <text:p>0</text:p>
          </table:table-cell>
          <table:table-cell table:formula="of:=IF([.H110]&gt;=[.E110];IF([.G110]&gt;=[.E110];[.$E11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18.08.202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  <table:table-cell table:formula="of:=MEDIAN([.F111:.H111])" office:value-type="float" office:value="576" calcext:value-type="float">
            <text:p>576</text:p>
          </table:table-cell>
          <table:table-cell table:formula="of:=IF([.F110]&gt;[.$E110];[.F110]-[.$E110]+[.B111];IF([.F110]=[.$E110];[.B111];[.F110]+[.B111]))" office:value-type="float" office:value="576" calcext:value-type="float">
            <text:p>576</text:p>
          </table:table-cell>
          <table:table-cell table:formula="of:=IF([.G110]&gt;[.$E110];[.G110]-[.$E110]+[.C111];IF([.G110]=[.$E110];[.C111];[.G110]+[.C111]))" office:value-type="float" office:value="802" calcext:value-type="float">
            <text:p>802</text:p>
          </table:table-cell>
          <table:table-cell table:formula="of:=IF([.H110]&gt;[.$E110];[.H110]-[.$E110]+[.D111];IF([.H110]=[.$E110];[.D111];[.H110]+[.D111]))" office:value-type="float" office:value="377" calcext:value-type="float">
            <text:p>377</text:p>
          </table:table-cell>
          <table:table-cell/>
          <table:table-cell table:formula="of:=IF([.F111]&gt;=[.E111];IF([.H111]&gt;=[.E111];[.$E111];0);0)" office:value-type="float" office:value="0" calcext:value-type="float">
            <text:p>0</text:p>
          </table:table-cell>
          <table:table-cell table:formula="of:=IF([.F111]&gt;=[.E111];IF([.G111]&gt;=[.E111];[.$E111];0);0)" office:value-type="float" office:value="576" calcext:value-type="float">
            <text:p>576</text:p>
          </table:table-cell>
          <table:table-cell table:formula="of:=IF([.H111]&gt;=[.E111];IF([.G111]&gt;=[.E111];[.$E11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19.08.2020</text:p>
          </table:table-cell>
          <table:table-cell office:value-type="float" office:value="307" calcext:value-type="float">
            <text:p>307</text:p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table:formula="of:=MEDIAN([.F112:.H112])" office:value-type="float" office:value="643" calcext:value-type="float">
            <text:p>643</text:p>
          </table:table-cell>
          <table:table-cell table:formula="of:=IF([.F111]&gt;[.$E111];[.F111]-[.$E111]+[.B112];IF([.F111]=[.$E111];[.B112];[.F111]+[.B112]))" office:value-type="float" office:value="307" calcext:value-type="float">
            <text:p>307</text:p>
          </table:table-cell>
          <table:table-cell table:formula="of:=IF([.G111]&gt;[.$E111];[.G111]-[.$E111]+[.C112];IF([.G111]=[.$E111];[.C112];[.G111]+[.C112]))" office:value-type="float" office:value="643" calcext:value-type="float">
            <text:p>643</text:p>
          </table:table-cell>
          <table:table-cell table:formula="of:=IF([.H111]&gt;[.$E111];[.H111]-[.$E111]+[.D112];IF([.H111]=[.$E111];[.D112];[.H111]+[.D112]))" office:value-type="float" office:value="782" calcext:value-type="float">
            <text:p>782</text:p>
          </table:table-cell>
          <table:table-cell/>
          <table:table-cell table:formula="of:=IF([.F112]&gt;=[.E112];IF([.H112]&gt;=[.E112];[.$E112];0);0)" office:value-type="float" office:value="0" calcext:value-type="float">
            <text:p>0</text:p>
          </table:table-cell>
          <table:table-cell table:formula="of:=IF([.F112]&gt;=[.E112];IF([.G112]&gt;=[.E112];[.$E112];0);0)" office:value-type="float" office:value="0" calcext:value-type="float">
            <text:p>0</text:p>
          </table:table-cell>
          <table:table-cell table:formula="of:=IF([.H112]&gt;=[.E112];IF([.G112]&gt;=[.E112];[.$E112];0);0)"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0-08-20" calcext:value-type="date">
            <text:p>20.08.2020</text:p>
          </table:table-cell>
          <table:table-cell office:value-type="float" office:value="314" calcext:value-type="float">
            <text:p>31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table:formula="of:=MEDIAN([.F113:.H113])" office:value-type="float" office:value="484" calcext:value-type="float">
            <text:p>484</text:p>
          </table:table-cell>
          <table:table-cell table:formula="of:=IF([.F112]&gt;[.$E112];[.F112]-[.$E112]+[.B113];IF([.F112]=[.$E112];[.B113];[.F112]+[.B113]))" office:value-type="float" office:value="621" calcext:value-type="float">
            <text:p>621</text:p>
          </table:table-cell>
          <table:table-cell table:formula="of:=IF([.G112]&gt;[.$E112];[.G112]-[.$E112]+[.C113];IF([.G112]=[.$E112];[.C113];[.G112]+[.C113]))" office:value-type="float" office:value="340" calcext:value-type="float">
            <text:p>340</text:p>
          </table:table-cell>
          <table:table-cell table:formula="of:=IF([.H112]&gt;[.$E112];[.H112]-[.$E112]+[.D113];IF([.H112]=[.$E112];[.D113];[.H112]+[.D113]))" office:value-type="float" office:value="484" calcext:value-type="float">
            <text:p>484</text:p>
          </table:table-cell>
          <table:table-cell/>
          <table:table-cell table:formula="of:=IF([.F113]&gt;=[.E113];IF([.H113]&gt;=[.E113];[.$E113];0);0)" office:value-type="float" office:value="484" calcext:value-type="float">
            <text:p>484</text:p>
          </table:table-cell>
          <table:table-cell table:formula="of:=IF([.F113]&gt;=[.E113];IF([.G113]&gt;=[.E113];[.$E113];0);0)" office:value-type="float" office:value="0" calcext:value-type="float">
            <text:p>0</text:p>
          </table:table-cell>
          <table:table-cell table:formula="of:=IF([.H113]&gt;=[.E113];IF([.G113]&gt;=[.E113];[.$E11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1.08.2020</text:p>
          </table:table-cell>
          <table:table-cell office:value-type="float" office:value="379" calcext:value-type="float">
            <text:p>379</text:p>
          </table:table-cell>
          <table:table-cell office:value-type="float" office:value="288" calcext:value-type="float">
            <text:p>288</text:p>
          </table:table-cell>
          <table:table-cell office:value-type="float" office:value="353" calcext:value-type="float">
            <text:p>353</text:p>
          </table:table-cell>
          <table:table-cell table:formula="of:=MEDIAN([.F114:.H114])" office:value-type="float" office:value="516" calcext:value-type="float">
            <text:p>516</text:p>
          </table:table-cell>
          <table:table-cell table:formula="of:=IF([.F113]&gt;[.$E113];[.F113]-[.$E113]+[.B114];IF([.F113]=[.$E113];[.B114];[.F113]+[.B114]))" office:value-type="float" office:value="516" calcext:value-type="float">
            <text:p>516</text:p>
          </table:table-cell>
          <table:table-cell table:formula="of:=IF([.G113]&gt;[.$E113];[.G113]-[.$E113]+[.C114];IF([.G113]=[.$E113];[.C114];[.G113]+[.C114]))" office:value-type="float" office:value="628" calcext:value-type="float">
            <text:p>628</text:p>
          </table:table-cell>
          <table:table-cell table:formula="of:=IF([.H113]&gt;[.$E113];[.H113]-[.$E113]+[.D114];IF([.H113]=[.$E113];[.D114];[.H113]+[.D114]))" office:value-type="float" office:value="353" calcext:value-type="float">
            <text:p>353</text:p>
          </table:table-cell>
          <table:table-cell/>
          <table:table-cell table:formula="of:=IF([.F114]&gt;=[.E114];IF([.H114]&gt;=[.E114];[.$E114];0);0)" office:value-type="float" office:value="0" calcext:value-type="float">
            <text:p>0</text:p>
          </table:table-cell>
          <table:table-cell table:formula="of:=IF([.F114]&gt;=[.E114];IF([.G114]&gt;=[.E114];[.$E114];0);0)" office:value-type="float" office:value="516" calcext:value-type="float">
            <text:p>516</text:p>
          </table:table-cell>
          <table:table-cell table:formula="of:=IF([.H114]&gt;=[.E114];IF([.G114]&gt;=[.E114];[.$E11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2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54" calcext:value-type="float">
            <text:p>454</text:p>
          </table:table-cell>
          <table:table-cell office:value-type="float" office:value="342" calcext:value-type="float">
            <text:p>342</text:p>
          </table:table-cell>
          <table:table-cell table:formula="of:=MEDIAN([.F115:.H115])" office:value-type="float" office:value="566" calcext:value-type="float">
            <text:p>566</text:p>
          </table:table-cell>
          <table:table-cell table:formula="of:=IF([.F114]&gt;[.$E114];[.F114]-[.$E114]+[.B115];IF([.F114]=[.$E114];[.B115];[.F114]+[.B115]))" office:value-type="float" office:value="405" calcext:value-type="float">
            <text:p>405</text:p>
          </table:table-cell>
          <table:table-cell table:formula="of:=IF([.G114]&gt;[.$E114];[.G114]-[.$E114]+[.C115];IF([.G114]=[.$E114];[.C115];[.G114]+[.C115]))" office:value-type="float" office:value="566" calcext:value-type="float">
            <text:p>566</text:p>
          </table:table-cell>
          <table:table-cell table:formula="of:=IF([.H114]&gt;[.$E114];[.H114]-[.$E114]+[.D115];IF([.H114]=[.$E114];[.D115];[.H114]+[.D115]))" office:value-type="float" office:value="695" calcext:value-type="float">
            <text:p>695</text:p>
          </table:table-cell>
          <table:table-cell/>
          <table:table-cell table:formula="of:=IF([.F115]&gt;=[.E115];IF([.H115]&gt;=[.E115];[.$E115];0);0)" office:value-type="float" office:value="0" calcext:value-type="float">
            <text:p>0</text:p>
          </table:table-cell>
          <table:table-cell table:formula="of:=IF([.F115]&gt;=[.E115];IF([.G115]&gt;=[.E115];[.$E115];0);0)" office:value-type="float" office:value="0" calcext:value-type="float">
            <text:p>0</text:p>
          </table:table-cell>
          <table:table-cell table:formula="of:=IF([.H115]&gt;=[.E115];IF([.G115]&gt;=[.E115];[.$E115];0);0)"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0-08-23" calcext:value-type="date">
            <text:p>23.08.2020</text:p>
          </table:table-cell>
          <table:table-cell office:value-type="float" office:value="407" calcext:value-type="float">
            <text:p>407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table:formula="of:=MEDIAN([.F116:.H116])" office:value-type="float" office:value="494" calcext:value-type="float">
            <text:p>494</text:p>
          </table:table-cell>
          <table:table-cell table:formula="of:=IF([.F115]&gt;[.$E115];[.F115]-[.$E115]+[.B116];IF([.F115]=[.$E115];[.B116];[.F115]+[.B116]))" office:value-type="float" office:value="812" calcext:value-type="float">
            <text:p>812</text:p>
          </table:table-cell>
          <table:table-cell table:formula="of:=IF([.G115]&gt;[.$E115];[.G115]-[.$E115]+[.C116];IF([.G115]=[.$E115];[.C116];[.G115]+[.C116]))" office:value-type="float" office:value="300" calcext:value-type="float">
            <text:p>300</text:p>
          </table:table-cell>
          <table:table-cell table:formula="of:=IF([.H115]&gt;[.$E115];[.H115]-[.$E115]+[.D116];IF([.H115]=[.$E115];[.D116];[.H115]+[.D116]))" office:value-type="float" office:value="494" calcext:value-type="float">
            <text:p>494</text:p>
          </table:table-cell>
          <table:table-cell/>
          <table:table-cell table:formula="of:=IF([.F116]&gt;=[.E116];IF([.H116]&gt;=[.E116];[.$E116];0);0)" office:value-type="float" office:value="494" calcext:value-type="float">
            <text:p>494</text:p>
          </table:table-cell>
          <table:table-cell table:formula="of:=IF([.F116]&gt;=[.E116];IF([.G116]&gt;=[.E116];[.$E116];0);0)" office:value-type="float" office:value="0" calcext:value-type="float">
            <text:p>0</text:p>
          </table:table-cell>
          <table:table-cell table:formula="of:=IF([.H116]&gt;=[.E116];IF([.G116]&gt;=[.E116];[.$E11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4.08.2020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221" calcext:value-type="float">
            <text:p>221</text:p>
          </table:table-cell>
          <table:table-cell table:formula="of:=MEDIAN([.F117:.H117])" office:value-type="float" office:value="723" calcext:value-type="float">
            <text:p>723</text:p>
          </table:table-cell>
          <table:table-cell table:formula="of:=IF([.F116]&gt;[.$E116];[.F116]-[.$E116]+[.B117];IF([.F116]=[.$E116];[.B117];[.F116]+[.B117]))" office:value-type="float" office:value="750" calcext:value-type="float">
            <text:p>750</text:p>
          </table:table-cell>
          <table:table-cell table:formula="of:=IF([.G116]&gt;[.$E116];[.G116]-[.$E116]+[.C117];IF([.G116]=[.$E116];[.C117];[.G116]+[.C117]))" office:value-type="float" office:value="723" calcext:value-type="float">
            <text:p>723</text:p>
          </table:table-cell>
          <table:table-cell table:formula="of:=IF([.H116]&gt;[.$E116];[.H116]-[.$E116]+[.D117];IF([.H116]=[.$E116];[.D117];[.H116]+[.D117]))" office:value-type="float" office:value="221" calcext:value-type="float">
            <text:p>221</text:p>
          </table:table-cell>
          <table:table-cell/>
          <table:table-cell table:formula="of:=IF([.F117]&gt;=[.E117];IF([.H117]&gt;=[.E117];[.$E117];0);0)" office:value-type="float" office:value="0" calcext:value-type="float">
            <text:p>0</text:p>
          </table:table-cell>
          <table:table-cell table:formula="of:=IF([.F117]&gt;=[.E117];IF([.G117]&gt;=[.E117];[.$E117];0);0)" office:value-type="float" office:value="723" calcext:value-type="float">
            <text:p>723</text:p>
          </table:table-cell>
          <table:table-cell table:formula="of:=IF([.H117]&gt;=[.E117];IF([.G117]&gt;=[.E117];[.$E11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5.08.2020</text:p>
          </table:table-cell>
          <table:table-cell office:value-type="float" office:value="405" calcext:value-type="float">
            <text:p>405</text:p>
          </table:table-cell>
          <table:table-cell office:value-type="float" office:value="449" calcext:value-type="float">
            <text:p>449</text:p>
          </table:table-cell>
          <table:table-cell office:value-type="float" office:value="231" calcext:value-type="float">
            <text:p>231</text:p>
          </table:table-cell>
          <table:table-cell table:formula="of:=MEDIAN([.F118:.H118])" office:value-type="float" office:value="449" calcext:value-type="float">
            <text:p>449</text:p>
          </table:table-cell>
          <table:table-cell table:formula="of:=IF([.F117]&gt;[.$E117];[.F117]-[.$E117]+[.B118];IF([.F117]=[.$E117];[.B118];[.F117]+[.B118]))" office:value-type="float" office:value="432" calcext:value-type="float">
            <text:p>432</text:p>
          </table:table-cell>
          <table:table-cell table:formula="of:=IF([.G117]&gt;[.$E117];[.G117]-[.$E117]+[.C118];IF([.G117]=[.$E117];[.C118];[.G117]+[.C118]))" office:value-type="float" office:value="449" calcext:value-type="float">
            <text:p>449</text:p>
          </table:table-cell>
          <table:table-cell table:formula="of:=IF([.H117]&gt;[.$E117];[.H117]-[.$E117]+[.D118];IF([.H117]=[.$E117];[.D118];[.H117]+[.D118]))" office:value-type="float" office:value="452" calcext:value-type="float">
            <text:p>452</text:p>
          </table:table-cell>
          <table:table-cell/>
          <table:table-cell table:formula="of:=IF([.F118]&gt;=[.E118];IF([.H118]&gt;=[.E118];[.$E118];0);0)" office:value-type="float" office:value="0" calcext:value-type="float">
            <text:p>0</text:p>
          </table:table-cell>
          <table:table-cell table:formula="of:=IF([.F118]&gt;=[.E118];IF([.G118]&gt;=[.E118];[.$E118];0);0)" office:value-type="float" office:value="0" calcext:value-type="float">
            <text:p>0</text:p>
          </table:table-cell>
          <table:table-cell table:formula="of:=IF([.H118]&gt;=[.E118];IF([.G118]&gt;=[.E118];[.$E118];0);0)"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0-08-26" calcext:value-type="date">
            <text:p>26.08.2020</text:p>
          </table:table-cell>
          <table:table-cell office:value-type="float" office:value="162" calcext:value-type="float">
            <text:p>162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table:formula="of:=MEDIAN([.F119:.H119])" office:value-type="float" office:value="294" calcext:value-type="float">
            <text:p>294</text:p>
          </table:table-cell>
          <table:table-cell table:formula="of:=IF([.F118]&gt;[.$E118];[.F118]-[.$E118]+[.B119];IF([.F118]=[.$E118];[.B119];[.F118]+[.B119]))" office:value-type="float" office:value="594" calcext:value-type="float">
            <text:p>594</text:p>
          </table:table-cell>
          <table:table-cell table:formula="of:=IF([.G118]&gt;[.$E118];[.G118]-[.$E118]+[.C119];IF([.G118]=[.$E118];[.C119];[.G118]+[.C119]))" office:value-type="float" office:value="294" calcext:value-type="float">
            <text:p>294</text:p>
          </table:table-cell>
          <table:table-cell table:formula="of:=IF([.H118]&gt;[.$E118];[.H118]-[.$E118]+[.D119];IF([.H118]=[.$E118];[.D119];[.H118]+[.D119]))" office:value-type="float" office:value="258" calcext:value-type="float">
            <text:p>258</text:p>
          </table:table-cell>
          <table:table-cell/>
          <table:table-cell table:formula="of:=IF([.F119]&gt;=[.E119];IF([.H119]&gt;=[.E119];[.$E119];0);0)" office:value-type="float" office:value="0" calcext:value-type="float">
            <text:p>0</text:p>
          </table:table-cell>
          <table:table-cell table:formula="of:=IF([.F119]&gt;=[.E119];IF([.G119]&gt;=[.E119];[.$E119];0);0)" office:value-type="float" office:value="294" calcext:value-type="float">
            <text:p>294</text:p>
          </table:table-cell>
          <table:table-cell table:formula="of:=IF([.H119]&gt;=[.E119];IF([.G119]&gt;=[.E119];[.$E11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7" calcext:value-type="date">
            <text:p>27.08.2020</text:p>
          </table:table-cell>
          <table:table-cell office:value-type="float" office:value="297" calcext:value-type="float">
            <text:p>297</text:p>
          </table:table-cell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  <table:table-cell table:formula="of:=MEDIAN([.F120:.H120])" office:value-type="float" office:value="481" calcext:value-type="float">
            <text:p>481</text:p>
          </table:table-cell>
          <table:table-cell table:formula="of:=IF([.F119]&gt;[.$E119];[.F119]-[.$E119]+[.B120];IF([.F119]=[.$E119];[.B120];[.F119]+[.B120]))" office:value-type="float" office:value="597" calcext:value-type="float">
            <text:p>597</text:p>
          </table:table-cell>
          <table:table-cell table:formula="of:=IF([.G119]&gt;[.$E119];[.G119]-[.$E119]+[.C120];IF([.G119]=[.$E119];[.C120];[.G119]+[.C120]))" office:value-type="float" office:value="341" calcext:value-type="float">
            <text:p>341</text:p>
          </table:table-cell>
          <table:table-cell table:formula="of:=IF([.H119]&gt;[.$E119];[.H119]-[.$E119]+[.D120];IF([.H119]=[.$E119];[.D120];[.H119]+[.D120]))" office:value-type="float" office:value="481" calcext:value-type="float">
            <text:p>481</text:p>
          </table:table-cell>
          <table:table-cell/>
          <table:table-cell table:formula="of:=IF([.F120]&gt;=[.E120];IF([.H120]&gt;=[.E120];[.$E120];0);0)" office:value-type="float" office:value="481" calcext:value-type="float">
            <text:p>481</text:p>
          </table:table-cell>
          <table:table-cell table:formula="of:=IF([.F120]&gt;=[.E120];IF([.G120]&gt;=[.E120];[.$E120];0);0)" office:value-type="float" office:value="0" calcext:value-type="float">
            <text:p>0</text:p>
          </table:table-cell>
          <table:table-cell table:formula="of:=IF([.H120]&gt;=[.E120];IF([.G120]&gt;=[.E120];[.$E12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8" calcext:value-type="date">
            <text:p>28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table:formula="of:=MEDIAN([.F121:.H121])" office:value-type="float" office:value="342" calcext:value-type="float">
            <text:p>342</text:p>
          </table:table-cell>
          <table:table-cell table:formula="of:=IF([.F120]&gt;[.$E120];[.F120]-[.$E120]+[.B121];IF([.F120]=[.$E120];[.B121];[.F120]+[.B121]))" office:value-type="float" office:value="342" calcext:value-type="float">
            <text:p>342</text:p>
          </table:table-cell>
          <table:table-cell table:formula="of:=IF([.G120]&gt;[.$E120];[.G120]-[.$E120]+[.C121];IF([.G120]=[.$E120];[.C121];[.G120]+[.C121]))" office:value-type="float" office:value="670" calcext:value-type="float">
            <text:p>670</text:p>
          </table:table-cell>
          <table:table-cell table:formula="of:=IF([.H120]&gt;[.$E120];[.H120]-[.$E120]+[.D121];IF([.H120]=[.$E120];[.D121];[.H120]+[.D121]))" office:value-type="float" office:value="261" calcext:value-type="float">
            <text:p>261</text:p>
          </table:table-cell>
          <table:table-cell/>
          <table:table-cell table:formula="of:=IF([.F121]&gt;=[.E121];IF([.H121]&gt;=[.E121];[.$E121];0);0)" office:value-type="float" office:value="0" calcext:value-type="float">
            <text:p>0</text:p>
          </table:table-cell>
          <table:table-cell table:formula="of:=IF([.F121]&gt;=[.E121];IF([.G121]&gt;=[.E121];[.$E121];0);0)" office:value-type="float" office:value="342" calcext:value-type="float">
            <text:p>342</text:p>
          </table:table-cell>
          <table:table-cell table:formula="of:=IF([.H121]&gt;=[.E121];IF([.G121]&gt;=[.E121];[.$E12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.08.2020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table:formula="of:=MEDIAN([.F122:.H122])" office:value-type="float" office:value="500" calcext:value-type="float">
            <text:p>500</text:p>
          </table:table-cell>
          <table:table-cell table:formula="of:=IF([.F121]&gt;[.$E121];[.F121]-[.$E121]+[.B122];IF([.F121]=[.$E121];[.B122];[.F121]+[.B122]))" office:value-type="float" office:value="226" calcext:value-type="float">
            <text:p>226</text:p>
          </table:table-cell>
          <table:table-cell table:formula="of:=IF([.G121]&gt;[.$E121];[.G121]-[.$E121]+[.C122];IF([.G121]=[.$E121];[.C122];[.G121]+[.C122]))" office:value-type="float" office:value="584" calcext:value-type="float">
            <text:p>584</text:p>
          </table:table-cell>
          <table:table-cell table:formula="of:=IF([.H121]&gt;[.$E121];[.H121]-[.$E121]+[.D122];IF([.H121]=[.$E121];[.D122];[.H121]+[.D122]))" office:value-type="float" office:value="500" calcext:value-type="float">
            <text:p>500</text:p>
          </table:table-cell>
          <table:table-cell/>
          <table:table-cell table:formula="of:=IF([.F122]&gt;=[.E122];IF([.H122]&gt;=[.E122];[.$E122];0);0)" office:value-type="float" office:value="0" calcext:value-type="float">
            <text:p>0</text:p>
          </table:table-cell>
          <table:table-cell table:formula="of:=IF([.F122]&gt;=[.E122];IF([.G122]&gt;=[.E122];[.$E122];0);0)" office:value-type="float" office:value="0" calcext:value-type="float">
            <text:p>0</text:p>
          </table:table-cell>
          <table:table-cell table:formula="of:=IF([.H122]&gt;=[.E122];IF([.G122]&gt;=[.E122];[.$E122];0);0)"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0-08-30" calcext:value-type="date">
            <text:p>30.08.2020</text:p>
          </table:table-cell>
          <table:table-cell office:value-type="float" office:value="287" calcext:value-type="float">
            <text:p>287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table:formula="of:=MEDIAN([.F123:.H123])" office:value-type="float" office:value="301" calcext:value-type="float">
            <text:p>301</text:p>
          </table:table-cell>
          <table:table-cell table:formula="of:=IF([.F122]&gt;[.$E122];[.F122]-[.$E122]+[.B123];IF([.F122]=[.$E122];[.B123];[.F122]+[.B123]))" office:value-type="float" office:value="513" calcext:value-type="float">
            <text:p>513</text:p>
          </table:table-cell>
          <table:table-cell table:formula="of:=IF([.G122]&gt;[.$E122];[.G122]-[.$E122]+[.C123];IF([.G122]=[.$E122];[.C123];[.G122]+[.C123]))" office:value-type="float" office:value="301" calcext:value-type="float">
            <text:p>301</text:p>
          </table:table-cell>
          <table:table-cell table:formula="of:=IF([.H122]&gt;[.$E122];[.H122]-[.$E122]+[.D123];IF([.H122]=[.$E122];[.D123];[.H122]+[.D123]))" office:value-type="float" office:value="262" calcext:value-type="float">
            <text:p>262</text:p>
          </table:table-cell>
          <table:table-cell/>
          <table:table-cell table:formula="of:=IF([.F123]&gt;=[.E123];IF([.H123]&gt;=[.E123];[.$E123];0);0)" office:value-type="float" office:value="0" calcext:value-type="float">
            <text:p>0</text:p>
          </table:table-cell>
          <table:table-cell table:formula="of:=IF([.F123]&gt;=[.E123];IF([.G123]&gt;=[.E123];[.$E123];0);0)" office:value-type="float" office:value="301" calcext:value-type="float">
            <text:p>301</text:p>
          </table:table-cell>
          <table:table-cell table:formula="of:=IF([.H123]&gt;=[.E123];IF([.G123]&gt;=[.E123];[.$E12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1" calcext:value-type="date">
            <text:p>31.08.2020</text:p>
          </table:table-cell>
          <table:table-cell office:value-type="float" office:value="351" calcext:value-type="float">
            <text:p>351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table:formula="of:=MEDIAN([.F124:.H124])" office:value-type="float" office:value="488" calcext:value-type="float">
            <text:p>488</text:p>
          </table:table-cell>
          <table:table-cell table:formula="of:=IF([.F123]&gt;[.$E123];[.F123]-[.$E123]+[.B124];IF([.F123]=[.$E123];[.B124];[.F123]+[.B124]))" office:value-type="float" office:value="563" calcext:value-type="float">
            <text:p>563</text:p>
          </table:table-cell>
          <table:table-cell table:formula="of:=IF([.G123]&gt;[.$E123];[.G123]-[.$E123]+[.C124];IF([.G123]=[.$E123];[.C124];[.G123]+[.C124]))" office:value-type="float" office:value="266" calcext:value-type="float">
            <text:p>266</text:p>
          </table:table-cell>
          <table:table-cell table:formula="of:=IF([.H123]&gt;[.$E123];[.H123]-[.$E123]+[.D124];IF([.H123]=[.$E123];[.D124];[.H123]+[.D124]))" office:value-type="float" office:value="488" calcext:value-type="float">
            <text:p>488</text:p>
          </table:table-cell>
          <table:table-cell/>
          <table:table-cell table:formula="of:=IF([.F124]&gt;=[.E124];IF([.H124]&gt;=[.E124];[.$E124];0);0)" office:value-type="float" office:value="488" calcext:value-type="float">
            <text:p>488</text:p>
          </table:table-cell>
          <table:table-cell table:formula="of:=IF([.F124]&gt;=[.E124];IF([.G124]&gt;=[.E124];[.$E124];0);0)" office:value-type="float" office:value="0" calcext:value-type="float">
            <text:p>0</text:p>
          </table:table-cell>
          <table:table-cell table:formula="of:=IF([.H124]&gt;=[.E124];IF([.G124]&gt;=[.E124];[.$E12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1" calcext:value-type="date">
            <text:p>1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table:formula="of:=MEDIAN([.F125:.H125])" office:value-type="float" office:value="289" calcext:value-type="float">
            <text:p>289</text:p>
          </table:table-cell>
          <table:table-cell table:formula="of:=IF([.F124]&gt;[.$E124];[.F124]-[.$E124]+[.B125];IF([.F124]=[.$E124];[.B125];[.F124]+[.B125]))" office:value-type="float" office:value="289" calcext:value-type="float">
            <text:p>289</text:p>
          </table:table-cell>
          <table:table-cell table:formula="of:=IF([.G124]&gt;[.$E124];[.G124]-[.$E124]+[.C125];IF([.G124]=[.$E124];[.C125];[.G124]+[.C125]))" office:value-type="float" office:value="526" calcext:value-type="float">
            <text:p>526</text:p>
          </table:table-cell>
          <table:table-cell table:formula="of:=IF([.H124]&gt;[.$E124];[.H124]-[.$E124]+[.D125];IF([.H124]=[.$E124];[.D125];[.H124]+[.D125]))" office:value-type="float" office:value="241" calcext:value-type="float">
            <text:p>241</text:p>
          </table:table-cell>
          <table:table-cell/>
          <table:table-cell table:formula="of:=IF([.F125]&gt;=[.E125];IF([.H125]&gt;=[.E125];[.$E125];0);0)" office:value-type="float" office:value="0" calcext:value-type="float">
            <text:p>0</text:p>
          </table:table-cell>
          <table:table-cell table:formula="of:=IF([.F125]&gt;=[.E125];IF([.G125]&gt;=[.E125];[.$E125];0);0)" office:value-type="float" office:value="289" calcext:value-type="float">
            <text:p>289</text:p>
          </table:table-cell>
          <table:table-cell table:formula="of:=IF([.H125]&gt;=[.E125];IF([.G125]&gt;=[.E125];[.$E12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2" calcext:value-type="date">
            <text:p>2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table:formula="of:=MEDIAN([.F126:.H126])" office:value-type="float" office:value="464" calcext:value-type="float">
            <text:p>464</text:p>
          </table:table-cell>
          <table:table-cell table:formula="of:=IF([.F125]&gt;[.$E125];[.F125]-[.$E125]+[.B126];IF([.F125]=[.$E125];[.B126];[.F125]+[.B126]))" office:value-type="float" office:value="282" calcext:value-type="float">
            <text:p>282</text:p>
          </table:table-cell>
          <table:table-cell table:formula="of:=IF([.G125]&gt;[.$E125];[.G125]-[.$E125]+[.C126];IF([.G125]=[.$E125];[.C126];[.G125]+[.C126]))" office:value-type="float" office:value="464" calcext:value-type="float">
            <text:p>464</text:p>
          </table:table-cell>
          <table:table-cell table:formula="of:=IF([.H125]&gt;[.$E125];[.H125]-[.$E125]+[.D126];IF([.H125]=[.$E125];[.D126];[.H125]+[.D126]))" office:value-type="float" office:value="499" calcext:value-type="float">
            <text:p>499</text:p>
          </table:table-cell>
          <table:table-cell/>
          <table:table-cell table:formula="of:=IF([.F126]&gt;=[.E126];IF([.H126]&gt;=[.E126];[.$E126];0);0)" office:value-type="float" office:value="0" calcext:value-type="float">
            <text:p>0</text:p>
          </table:table-cell>
          <table:table-cell table:formula="of:=IF([.F126]&gt;=[.E126];IF([.G126]&gt;=[.E126];[.$E126];0);0)" office:value-type="float" office:value="0" calcext:value-type="float">
            <text:p>0</text:p>
          </table:table-cell>
          <table:table-cell table:formula="of:=IF([.H126]&gt;=[.E126];IF([.G126]&gt;=[.E126];[.$E126];0);0)"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0-09-03" calcext:value-type="date">
            <text:p>3.09.2020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MEDIAN([.F127:.H127])" office:value-type="float" office:value="287" calcext:value-type="float">
            <text:p>287</text:p>
          </table:table-cell>
          <table:table-cell table:formula="of:=IF([.F126]&gt;[.$E126];[.F126]-[.$E126]+[.B127];IF([.F126]=[.$E126];[.B127];[.F126]+[.B127]))" office:value-type="float" office:value="539" calcext:value-type="float">
            <text:p>539</text:p>
          </table:table-cell>
          <table:table-cell table:formula="of:=IF([.G126]&gt;[.$E126];[.G126]-[.$E126]+[.C127];IF([.G126]=[.$E126];[.C127];[.G126]+[.C127]))" office:value-type="float" office:value="251" calcext:value-type="float">
            <text:p>251</text:p>
          </table:table-cell>
          <table:table-cell table:formula="of:=IF([.H126]&gt;[.$E126];[.H126]-[.$E126]+[.D127];IF([.H126]=[.$E126];[.D127];[.H126]+[.D127]))" office:value-type="float" office:value="287" calcext:value-type="float">
            <text:p>287</text:p>
          </table:table-cell>
          <table:table-cell/>
          <table:table-cell table:formula="of:=IF([.F127]&gt;=[.E127];IF([.H127]&gt;=[.E127];[.$E127];0);0)" office:value-type="float" office:value="287" calcext:value-type="float">
            <text:p>287</text:p>
          </table:table-cell>
          <table:table-cell table:formula="of:=IF([.F127]&gt;=[.E127];IF([.G127]&gt;=[.E127];[.$E127];0);0)" office:value-type="float" office:value="0" calcext:value-type="float">
            <text:p>0</text:p>
          </table:table-cell>
          <table:table-cell table:formula="of:=IF([.H127]&gt;=[.E127];IF([.G127]&gt;=[.E127];[.$E127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4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table:formula="of:=MEDIAN([.F128:.H128])" office:value-type="float" office:value="422" calcext:value-type="float">
            <text:p>422</text:p>
          </table:table-cell>
          <table:table-cell table:formula="of:=IF([.F127]&gt;[.$E127];[.F127]-[.$E127]+[.B128];IF([.F127]=[.$E127];[.B128];[.F127]+[.B128]))" office:value-type="float" office:value="424" calcext:value-type="float">
            <text:p>424</text:p>
          </table:table-cell>
          <table:table-cell table:formula="of:=IF([.G127]&gt;[.$E127];[.G127]-[.$E127]+[.C128];IF([.G127]=[.$E127];[.C128];[.G127]+[.C128]))" office:value-type="float" office:value="422" calcext:value-type="float">
            <text:p>422</text:p>
          </table:table-cell>
          <table:table-cell table:formula="of:=IF([.H127]&gt;[.$E127];[.H127]-[.$E127]+[.D128];IF([.H127]=[.$E127];[.D128];[.H127]+[.D128]))" office:value-type="float" office:value="268" calcext:value-type="float">
            <text:p>268</text:p>
          </table:table-cell>
          <table:table-cell/>
          <table:table-cell table:formula="of:=IF([.F128]&gt;=[.E128];IF([.H128]&gt;=[.E128];[.$E128];0);0)" office:value-type="float" office:value="0" calcext:value-type="float">
            <text:p>0</text:p>
          </table:table-cell>
          <table:table-cell table:formula="of:=IF([.F128]&gt;=[.E128];IF([.G128]&gt;=[.E128];[.$E128];0);0)" office:value-type="float" office:value="422" calcext:value-type="float">
            <text:p>422</text:p>
          </table:table-cell>
          <table:table-cell table:formula="of:=IF([.H128]&gt;=[.E128];IF([.G128]&gt;=[.E128];[.$E12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5.09.2020</text:p>
          </table:table-cell>
          <table:table-cell office:value-type="float" office:value="197" calcext:value-type="float">
            <text:p>197</text:p>
          </table:table-cell>
          <table:table-cell office:value-type="float" office:value="326" calcext:value-type="float">
            <text:p>326</text:p>
          </table:table-cell>
          <table:table-cell office:value-type="float" office:value="224" calcext:value-type="float">
            <text:p>224</text:p>
          </table:table-cell>
          <table:table-cell table:formula="of:=MEDIAN([.F129:.H129])" office:value-type="float" office:value="326" calcext:value-type="float">
            <text:p>326</text:p>
          </table:table-cell>
          <table:table-cell table:formula="of:=IF([.F128]&gt;[.$E128];[.F128]-[.$E128]+[.B129];IF([.F128]=[.$E128];[.B129];[.F128]+[.B129]))" office:value-type="float" office:value="199" calcext:value-type="float">
            <text:p>199</text:p>
          </table:table-cell>
          <table:table-cell table:formula="of:=IF([.G128]&gt;[.$E128];[.G128]-[.$E128]+[.C129];IF([.G128]=[.$E128];[.C129];[.G128]+[.C129]))" office:value-type="float" office:value="326" calcext:value-type="float">
            <text:p>326</text:p>
          </table:table-cell>
          <table:table-cell table:formula="of:=IF([.H128]&gt;[.$E128];[.H128]-[.$E128]+[.D129];IF([.H128]=[.$E128];[.D129];[.H128]+[.D129]))" office:value-type="float" office:value="492" calcext:value-type="float">
            <text:p>492</text:p>
          </table:table-cell>
          <table:table-cell/>
          <table:table-cell table:formula="of:=IF([.F129]&gt;=[.E129];IF([.H129]&gt;=[.E129];[.$E129];0);0)" office:value-type="float" office:value="0" calcext:value-type="float">
            <text:p>0</text:p>
          </table:table-cell>
          <table:table-cell table:formula="of:=IF([.F129]&gt;=[.E129];IF([.G129]&gt;=[.E129];[.$E129];0);0)" office:value-type="float" office:value="0" calcext:value-type="float">
            <text:p>0</text:p>
          </table:table-cell>
          <table:table-cell table:formula="of:=IF([.H129]&gt;=[.E129];IF([.G129]&gt;=[.E129];[.$E129];0);0)"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20-09-06" calcext:value-type="date">
            <text:p>6.09.2020</text:p>
          </table:table-cell>
          <table:table-cell office:value-type="float" office:value="292" calcext:value-type="float">
            <text:p>292</text:p>
          </table:table-cell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  <table:table-cell table:formula="of:=MEDIAN([.F130:.H130])" office:value-type="float" office:value="421" calcext:value-type="float">
            <text:p>421</text:p>
          </table:table-cell>
          <table:table-cell table:formula="of:=IF([.F129]&gt;[.$E129];[.F129]-[.$E129]+[.B130];IF([.F129]=[.$E129];[.B130];[.F129]+[.B130]))" office:value-type="float" office:value="491" calcext:value-type="float">
            <text:p>491</text:p>
          </table:table-cell>
          <table:table-cell table:formula="of:=IF([.G129]&gt;[.$E129];[.G129]-[.$E129]+[.C130];IF([.G129]=[.$E129];[.C130];[.G129]+[.C130]))" office:value-type="float" office:value="329" calcext:value-type="float">
            <text:p>329</text:p>
          </table:table-cell>
          <table:table-cell table:formula="of:=IF([.H129]&gt;[.$E129];[.H129]-[.$E129]+[.D130];IF([.H129]=[.$E129];[.D130];[.H129]+[.D130]))" office:value-type="float" office:value="421" calcext:value-type="float">
            <text:p>421</text:p>
          </table:table-cell>
          <table:table-cell/>
          <table:table-cell table:formula="of:=IF([.F130]&gt;=[.E130];IF([.H130]&gt;=[.E130];[.$E130];0);0)" office:value-type="float" office:value="421" calcext:value-type="float">
            <text:p>421</text:p>
          </table:table-cell>
          <table:table-cell table:formula="of:=IF([.F130]&gt;=[.E130];IF([.G130]&gt;=[.E130];[.$E130];0);0)" office:value-type="float" office:value="0" calcext:value-type="float">
            <text:p>0</text:p>
          </table:table-cell>
          <table:table-cell table:formula="of:=IF([.H130]&gt;=[.E130];IF([.G130]&gt;=[.E130];[.$E130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7" calcext:value-type="date">
            <text:p>7.09.2020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table:formula="of:=MEDIAN([.F131:.H131])" office:value-type="float" office:value="242" calcext:value-type="float">
            <text:p>242</text:p>
          </table:table-cell>
          <table:table-cell table:formula="of:=IF([.F130]&gt;[.$E130];[.F130]-[.$E130]+[.B131];IF([.F130]=[.$E130];[.B131];[.F130]+[.B131]))" office:value-type="float" office:value="242" calcext:value-type="float">
            <text:p>242</text:p>
          </table:table-cell>
          <table:table-cell table:formula="of:=IF([.G130]&gt;[.$E130];[.G130]-[.$E130]+[.C131];IF([.G130]=[.$E130];[.C131];[.G130]+[.C131]))" office:value-type="float" office:value="545" calcext:value-type="float">
            <text:p>545</text:p>
          </table:table-cell>
          <table:table-cell table:formula="of:=IF([.H130]&gt;[.$E130];[.H130]-[.$E130]+[.D131];IF([.H130]=[.$E130];[.D131];[.H130]+[.D131]))" office:value-type="float" office:value="199" calcext:value-type="float">
            <text:p>199</text:p>
          </table:table-cell>
          <table:table-cell/>
          <table:table-cell table:formula="of:=IF([.F131]&gt;=[.E131];IF([.H131]&gt;=[.E131];[.$E131];0);0)" office:value-type="float" office:value="0" calcext:value-type="float">
            <text:p>0</text:p>
          </table:table-cell>
          <table:table-cell table:formula="of:=IF([.F131]&gt;=[.E131];IF([.G131]&gt;=[.E131];[.$E131];0);0)" office:value-type="float" office:value="242" calcext:value-type="float">
            <text:p>242</text:p>
          </table:table-cell>
          <table:table-cell table:formula="of:=IF([.H131]&gt;=[.E131];IF([.G131]&gt;=[.E131];[.$E13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8" calcext:value-type="date">
            <text:p>8.09.2020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office:value-type="float" office:value="220" calcext:value-type="float">
            <text:p>220</text:p>
          </table:table-cell>
          <table:table-cell table:formula="of:=MEDIAN([.F132:.H132])" office:value-type="float" office:value="419" calcext:value-type="float">
            <text:p>419</text:p>
          </table:table-cell>
          <table:table-cell table:formula="of:=IF([.F131]&gt;[.$E131];[.F131]-[.$E131]+[.B132];IF([.F131]=[.$E131];[.B132];[.F131]+[.B132]))" office:value-type="float" office:value="258" calcext:value-type="float">
            <text:p>258</text:p>
          </table:table-cell>
          <table:table-cell table:formula="of:=IF([.G131]&gt;[.$E131];[.G131]-[.$E131]+[.C132];IF([.G131]=[.$E131];[.C132];[.G131]+[.C132]))" office:value-type="float" office:value="594" calcext:value-type="float">
            <text:p>594</text:p>
          </table:table-cell>
          <table:table-cell table:formula="of:=IF([.H131]&gt;[.$E131];[.H131]-[.$E131]+[.D132];IF([.H131]=[.$E131];[.D132];[.H131]+[.D132]))" office:value-type="float" office:value="419" calcext:value-type="float">
            <text:p>419</text:p>
          </table:table-cell>
          <table:table-cell/>
          <table:table-cell table:formula="of:=IF([.F132]&gt;=[.E132];IF([.H132]&gt;=[.E132];[.$E132];0);0)" office:value-type="float" office:value="0" calcext:value-type="float">
            <text:p>0</text:p>
          </table:table-cell>
          <table:table-cell table:formula="of:=IF([.F132]&gt;=[.E132];IF([.G132]&gt;=[.E132];[.$E132];0);0)" office:value-type="float" office:value="0" calcext:value-type="float">
            <text:p>0</text:p>
          </table:table-cell>
          <table:table-cell table:formula="of:=IF([.H132]&gt;=[.E132];IF([.G132]&gt;=[.E132];[.$E132];0);0)"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0-09-09" calcext:value-type="date">
            <text:p>9.09.2020</text:p>
          </table:table-cell>
          <table:table-cell office:value-type="float" office:value="276" calcext:value-type="float">
            <text:p>276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  <table:table-cell table:formula="of:=MEDIAN([.F133:.H133])" office:value-type="float" office:value="522" calcext:value-type="float">
            <text:p>522</text:p>
          </table:table-cell>
          <table:table-cell table:formula="of:=IF([.F132]&gt;[.$E132];[.F132]-[.$E132]+[.B133];IF([.F132]=[.$E132];[.B133];[.F132]+[.B133]))" office:value-type="float" office:value="534" calcext:value-type="float">
            <text:p>534</text:p>
          </table:table-cell>
          <table:table-cell table:formula="of:=IF([.G132]&gt;[.$E132];[.G132]-[.$E132]+[.C133];IF([.G132]=[.$E132];[.C133];[.G132]+[.C133]))" office:value-type="float" office:value="522" calcext:value-type="float">
            <text:p>522</text:p>
          </table:table-cell>
          <table:table-cell table:formula="of:=IF([.H132]&gt;[.$E132];[.H132]-[.$E132]+[.D133];IF([.H132]=[.$E132];[.D133];[.H132]+[.D133]))" office:value-type="float" office:value="197" calcext:value-type="float">
            <text:p>197</text:p>
          </table:table-cell>
          <table:table-cell/>
          <table:table-cell table:formula="of:=IF([.F133]&gt;=[.E133];IF([.H133]&gt;=[.E133];[.$E133];0);0)" office:value-type="float" office:value="0" calcext:value-type="float">
            <text:p>0</text:p>
          </table:table-cell>
          <table:table-cell table:formula="of:=IF([.F133]&gt;=[.E133];IF([.G133]&gt;=[.E133];[.$E133];0);0)" office:value-type="float" office:value="522" calcext:value-type="float">
            <text:p>522</text:p>
          </table:table-cell>
          <table:table-cell table:formula="of:=IF([.H133]&gt;=[.E133];IF([.G133]&gt;=[.E133];[.$E13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10.09.2020</text:p>
          </table:table-cell>
          <table:table-cell office:value-type="float" office:value="210" calcext:value-type="float">
            <text:p>210</text:p>
          </table:table-cell>
          <table:table-cell office:value-type="float" office:value="333" calcext:value-type="float">
            <text:p>333</text:p>
          </table:table-cell>
          <table:table-cell office:value-type="float" office:value="218" calcext:value-type="float">
            <text:p>218</text:p>
          </table:table-cell>
          <table:table-cell table:formula="of:=MEDIAN([.F134:.H134])" office:value-type="float" office:value="333" calcext:value-type="float">
            <text:p>333</text:p>
          </table:table-cell>
          <table:table-cell table:formula="of:=IF([.F133]&gt;[.$E133];[.F133]-[.$E133]+[.B134];IF([.F133]=[.$E133];[.B134];[.F133]+[.B134]))" office:value-type="float" office:value="222" calcext:value-type="float">
            <text:p>222</text:p>
          </table:table-cell>
          <table:table-cell table:formula="of:=IF([.G133]&gt;[.$E133];[.G133]-[.$E133]+[.C134];IF([.G133]=[.$E133];[.C134];[.G133]+[.C134]))" office:value-type="float" office:value="333" calcext:value-type="float">
            <text:p>333</text:p>
          </table:table-cell>
          <table:table-cell table:formula="of:=IF([.H133]&gt;[.$E133];[.H133]-[.$E133]+[.D134];IF([.H133]=[.$E133];[.D134];[.H133]+[.D134]))" office:value-type="float" office:value="415" calcext:value-type="float">
            <text:p>415</text:p>
          </table:table-cell>
          <table:table-cell/>
          <table:table-cell table:formula="of:=IF([.F134]&gt;=[.E134];IF([.H134]&gt;=[.E134];[.$E134];0);0)" office:value-type="float" office:value="0" calcext:value-type="float">
            <text:p>0</text:p>
          </table:table-cell>
          <table:table-cell table:formula="of:=IF([.F134]&gt;=[.E134];IF([.G134]&gt;=[.E134];[.$E134];0);0)" office:value-type="float" office:value="0" calcext:value-type="float">
            <text:p>0</text:p>
          </table:table-cell>
          <table:table-cell table:formula="of:=IF([.H134]&gt;=[.E134];IF([.G134]&gt;=[.E134];[.$E134];0);0)"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09-11" calcext:value-type="date">
            <text:p>11.09.2020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table:formula="of:=MEDIAN([.F135:.H135])" office:value-type="float" office:value="262" calcext:value-type="float">
            <text:p>262</text:p>
          </table:table-cell>
          <table:table-cell table:formula="of:=IF([.F134]&gt;[.$E134];[.F134]-[.$E134]+[.B135];IF([.F134]=[.$E134];[.B135];[.F134]+[.B135]))" office:value-type="float" office:value="390" calcext:value-type="float">
            <text:p>390</text:p>
          </table:table-cell>
          <table:table-cell table:formula="of:=IF([.G134]&gt;[.$E134];[.G134]-[.$E134]+[.C135];IF([.G134]=[.$E134];[.C135];[.G134]+[.C135]))" office:value-type="float" office:value="211" calcext:value-type="float">
            <text:p>211</text:p>
          </table:table-cell>
          <table:table-cell table:formula="of:=IF([.H134]&gt;[.$E134];[.H134]-[.$E134]+[.D135];IF([.H134]=[.$E134];[.D135];[.H134]+[.D135]))" office:value-type="float" office:value="262" calcext:value-type="float">
            <text:p>262</text:p>
          </table:table-cell>
          <table:table-cell/>
          <table:table-cell table:formula="of:=IF([.F135]&gt;=[.E135];IF([.H135]&gt;=[.E135];[.$E135];0);0)" office:value-type="float" office:value="262" calcext:value-type="float">
            <text:p>262</text:p>
          </table:table-cell>
          <table:table-cell table:formula="of:=IF([.F135]&gt;=[.E135];IF([.G135]&gt;=[.E135];[.$E135];0);0)" office:value-type="float" office:value="0" calcext:value-type="float">
            <text:p>0</text:p>
          </table:table-cell>
          <table:table-cell table:formula="of:=IF([.H135]&gt;=[.E135];IF([.G135]&gt;=[.E135];[.$E135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.09.2020</text:p>
          </table:table-cell>
          <table:table-cell office:value-type="float" office:value="196" calcext:value-type="float">
            <text:p>196</text:p>
          </table:table-cell>
          <table:table-cell office:value-type="float" office:value="348" calcext:value-type="float">
            <text:p>348</text:p>
          </table:table-cell>
          <table:table-cell office:value-type="float" office:value="225" calcext:value-type="float">
            <text:p>225</text:p>
          </table:table-cell>
          <table:table-cell table:formula="of:=MEDIAN([.F136:.H136])" office:value-type="float" office:value="324" calcext:value-type="float">
            <text:p>324</text:p>
          </table:table-cell>
          <table:table-cell table:formula="of:=IF([.F135]&gt;[.$E135];[.F135]-[.$E135]+[.B136];IF([.F135]=[.$E135];[.B136];[.F135]+[.B136]))" office:value-type="float" office:value="324" calcext:value-type="float">
            <text:p>324</text:p>
          </table:table-cell>
          <table:table-cell table:formula="of:=IF([.G135]&gt;[.$E135];[.G135]-[.$E135]+[.C136];IF([.G135]=[.$E135];[.C136];[.G135]+[.C136]))" office:value-type="float" office:value="559" calcext:value-type="float">
            <text:p>559</text:p>
          </table:table-cell>
          <table:table-cell table:formula="of:=IF([.H135]&gt;[.$E135];[.H135]-[.$E135]+[.D136];IF([.H135]=[.$E135];[.D136];[.H135]+[.D136]))" office:value-type="float" office:value="225" calcext:value-type="float">
            <text:p>225</text:p>
          </table:table-cell>
          <table:table-cell/>
          <table:table-cell table:formula="of:=IF([.F136]&gt;=[.E136];IF([.H136]&gt;=[.E136];[.$E136];0);0)" office:value-type="float" office:value="0" calcext:value-type="float">
            <text:p>0</text:p>
          </table:table-cell>
          <table:table-cell table:formula="of:=IF([.F136]&gt;=[.E136];IF([.G136]&gt;=[.E136];[.$E136];0);0)" office:value-type="float" office:value="324" calcext:value-type="float">
            <text:p>324</text:p>
          </table:table-cell>
          <table:table-cell table:formula="of:=IF([.H136]&gt;=[.E136];IF([.G136]&gt;=[.E136];[.$E13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3" calcext:value-type="date">
            <text:p>13.09.2020</text:p>
          </table:table-cell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  <table:table-cell table:formula="of:=MEDIAN([.F137:.H137])" office:value-type="float" office:value="422" calcext:value-type="float">
            <text:p>422</text:p>
          </table:table-cell>
          <table:table-cell table:formula="of:=IF([.F136]&gt;[.$E136];[.F136]-[.$E136]+[.B137];IF([.F136]=[.$E136];[.B137];[.F136]+[.B137]))" office:value-type="float" office:value="284" calcext:value-type="float">
            <text:p>284</text:p>
          </table:table-cell>
          <table:table-cell table:formula="of:=IF([.G136]&gt;[.$E136];[.G136]-[.$E136]+[.C137];IF([.G136]=[.$E136];[.C137];[.G136]+[.C137]))" office:value-type="float" office:value="461" calcext:value-type="float">
            <text:p>461</text:p>
          </table:table-cell>
          <table:table-cell table:formula="of:=IF([.H136]&gt;[.$E136];[.H136]-[.$E136]+[.D137];IF([.H136]=[.$E136];[.D137];[.H136]+[.D137]))" office:value-type="float" office:value="422" calcext:value-type="float">
            <text:p>422</text:p>
          </table:table-cell>
          <table:table-cell/>
          <table:table-cell table:formula="of:=IF([.F137]&gt;=[.E137];IF([.H137]&gt;=[.E137];[.$E137];0);0)" office:value-type="float" office:value="0" calcext:value-type="float">
            <text:p>0</text:p>
          </table:table-cell>
          <table:table-cell table:formula="of:=IF([.F137]&gt;=[.E137];IF([.G137]&gt;=[.E137];[.$E137];0);0)" office:value-type="float" office:value="0" calcext:value-type="float">
            <text:p>0</text:p>
          </table:table-cell>
          <table:table-cell table:formula="of:=IF([.H137]&gt;=[.E137];IF([.G137]&gt;=[.E137];[.$E137];0);0)"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0-09-14" calcext:value-type="date">
            <text:p>14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  <table:table-cell table:formula="of:=MEDIAN([.F138:.H138])" office:value-type="float" office:value="384" calcext:value-type="float">
            <text:p>384</text:p>
          </table:table-cell>
          <table:table-cell table:formula="of:=IF([.F137]&gt;[.$E137];[.F137]-[.$E137]+[.B138];IF([.F137]=[.$E137];[.B138];[.F137]+[.B138]))" office:value-type="float" office:value="446" calcext:value-type="float">
            <text:p>446</text:p>
          </table:table-cell>
          <table:table-cell table:formula="of:=IF([.G137]&gt;[.$E137];[.G137]-[.$E137]+[.C138];IF([.G137]=[.$E137];[.C138];[.G137]+[.C138]))" office:value-type="float" office:value="384" calcext:value-type="float">
            <text:p>384</text:p>
          </table:table-cell>
          <table:table-cell table:formula="of:=IF([.H137]&gt;[.$E137];[.H137]-[.$E137]+[.D138];IF([.H137]=[.$E137];[.D138];[.H137]+[.D138]))" office:value-type="float" office:value="194" calcext:value-type="float">
            <text:p>194</text:p>
          </table:table-cell>
          <table:table-cell/>
          <table:table-cell table:formula="of:=IF([.F138]&gt;=[.E138];IF([.H138]&gt;=[.E138];[.$E138];0);0)" office:value-type="float" office:value="0" calcext:value-type="float">
            <text:p>0</text:p>
          </table:table-cell>
          <table:table-cell table:formula="of:=IF([.F138]&gt;=[.E138];IF([.G138]&gt;=[.E138];[.$E138];0);0)" office:value-type="float" office:value="384" calcext:value-type="float">
            <text:p>384</text:p>
          </table:table-cell>
          <table:table-cell table:formula="of:=IF([.H138]&gt;=[.E138];IF([.G138]&gt;=[.E138];[.$E13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15.09.2020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formula="of:=MEDIAN([.F139:.H139])" office:value-type="float" office:value="274" calcext:value-type="float">
            <text:p>274</text:p>
          </table:table-cell>
          <table:table-cell table:formula="of:=IF([.F138]&gt;[.$E138];[.F138]-[.$E138]+[.B139];IF([.F138]=[.$E138];[.B139];[.F138]+[.B139]))" office:value-type="float" office:value="274" calcext:value-type="float">
            <text:p>274</text:p>
          </table:table-cell>
          <table:table-cell table:formula="of:=IF([.G138]&gt;[.$E138];[.G138]-[.$E138]+[.C139];IF([.G138]=[.$E138];[.C139];[.G138]+[.C139]))" office:value-type="float" office:value="184" calcext:value-type="float">
            <text:p>184</text:p>
          </table:table-cell>
          <table:table-cell table:formula="of:=IF([.H138]&gt;[.$E138];[.H138]-[.$E138]+[.D139];IF([.H138]=[.$E138];[.D139];[.H138]+[.D139]))" office:value-type="float" office:value="377" calcext:value-type="float">
            <text:p>377</text:p>
          </table:table-cell>
          <table:table-cell/>
          <table:table-cell table:formula="of:=IF([.F139]&gt;=[.E139];IF([.H139]&gt;=[.E139];[.$E139];0);0)" office:value-type="float" office:value="274" calcext:value-type="float">
            <text:p>274</text:p>
          </table:table-cell>
          <table:table-cell table:formula="of:=IF([.F139]&gt;=[.E139];IF([.G139]&gt;=[.E139];[.$E139];0);0)" office:value-type="float" office:value="0" calcext:value-type="float">
            <text:p>0</text:p>
          </table:table-cell>
          <table:table-cell table:formula="of:=IF([.H139]&gt;=[.E139];IF([.G139]&gt;=[.E139];[.$E13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16.09.2020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table:formula="of:=MEDIAN([.F140:.H140])" office:value-type="float" office:value="305" calcext:value-type="float">
            <text:p>305</text:p>
          </table:table-cell>
          <table:table-cell table:formula="of:=IF([.F139]&gt;[.$E139];[.F139]-[.$E139]+[.B140];IF([.F139]=[.$E139];[.B140];[.F139]+[.B140]))" office:value-type="float" office:value="165" calcext:value-type="float">
            <text:p>165</text:p>
          </table:table-cell>
          <table:table-cell table:formula="of:=IF([.G139]&gt;[.$E139];[.G139]-[.$E139]+[.C140];IF([.G139]=[.$E139];[.C140];[.G139]+[.C140]))" office:value-type="float" office:value="416" calcext:value-type="float">
            <text:p>416</text:p>
          </table:table-cell>
          <table:table-cell table:formula="of:=IF([.H139]&gt;[.$E139];[.H139]-[.$E139]+[.D140];IF([.H139]=[.$E139];[.D140];[.H139]+[.D140]))" office:value-type="float" office:value="305" calcext:value-type="float">
            <text:p>305</text:p>
          </table:table-cell>
          <table:table-cell/>
          <table:table-cell table:formula="of:=IF([.F140]&gt;=[.E140];IF([.H140]&gt;=[.E140];[.$E140];0);0)" office:value-type="float" office:value="0" calcext:value-type="float">
            <text:p>0</text:p>
          </table:table-cell>
          <table:table-cell table:formula="of:=IF([.F140]&gt;=[.E140];IF([.G140]&gt;=[.E140];[.$E140];0);0)" office:value-type="float" office:value="0" calcext:value-type="float">
            <text:p>0</text:p>
          </table:table-cell>
          <table:table-cell table:formula="of:=IF([.H140]&gt;=[.E140];IF([.G140]&gt;=[.E140];[.$E140];0);0)"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09-17" calcext:value-type="date">
            <text:p>17.09.2020</text:p>
          </table:table-cell>
          <table:table-cell office:value-type="float" office:value="163" calcext:value-type="float">
            <text:p>163</text:p>
          </table:table-cell>
          <table:table-cell office:value-type="float" office:value="314" calcext:value-type="float">
            <text:p>314</text:p>
          </table:table-cell>
          <table:table-cell office:value-type="float" office:value="213" calcext:value-type="float">
            <text:p>213</text:p>
          </table:table-cell>
          <table:table-cell table:formula="of:=MEDIAN([.F141:.H141])" office:value-type="float" office:value="328" calcext:value-type="float">
            <text:p>328</text:p>
          </table:table-cell>
          <table:table-cell table:formula="of:=IF([.F140]&gt;[.$E140];[.F140]-[.$E140]+[.B141];IF([.F140]=[.$E140];[.B141];[.F140]+[.B141]))" office:value-type="float" office:value="328" calcext:value-type="float">
            <text:p>328</text:p>
          </table:table-cell>
          <table:table-cell table:formula="of:=IF([.G140]&gt;[.$E140];[.G140]-[.$E140]+[.C141];IF([.G140]=[.$E140];[.C141];[.G140]+[.C141]))" office:value-type="float" office:value="425" calcext:value-type="float">
            <text:p>425</text:p>
          </table:table-cell>
          <table:table-cell table:formula="of:=IF([.H140]&gt;[.$E140];[.H140]-[.$E140]+[.D141];IF([.H140]=[.$E140];[.D141];[.H140]+[.D141]))" office:value-type="float" office:value="213" calcext:value-type="float">
            <text:p>213</text:p>
          </table:table-cell>
          <table:table-cell/>
          <table:table-cell table:formula="of:=IF([.F141]&gt;=[.E141];IF([.H141]&gt;=[.E141];[.$E141];0);0)" office:value-type="float" office:value="0" calcext:value-type="float">
            <text:p>0</text:p>
          </table:table-cell>
          <table:table-cell table:formula="of:=IF([.F141]&gt;=[.E141];IF([.G141]&gt;=[.E141];[.$E141];0);0)" office:value-type="float" office:value="328" calcext:value-type="float">
            <text:p>328</text:p>
          </table:table-cell>
          <table:table-cell table:formula="of:=IF([.H141]&gt;=[.E141];IF([.G141]&gt;=[.E141];[.$E14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18.09.2020</text:p>
          </table:table-cell>
          <table:table-cell office:value-type="float" office:value="200" calcext:value-type="float">
            <text:p>200</text:p>
          </table:table-cell>
          <table:table-cell office:value-type="float" office:value="307" calcext:value-type="float">
            <text:p>307</text:p>
          </table:table-cell>
          <table:table-cell office:value-type="float" office:value="206" calcext:value-type="float">
            <text:p>206</text:p>
          </table:table-cell>
          <table:table-cell table:formula="of:=MEDIAN([.F142:.H142])" office:value-type="float" office:value="404" calcext:value-type="float">
            <text:p>404</text:p>
          </table:table-cell>
          <table:table-cell table:formula="of:=IF([.F141]&gt;[.$E141];[.F141]-[.$E141]+[.B142];IF([.F141]=[.$E141];[.B142];[.F141]+[.B142]))" office:value-type="float" office:value="200" calcext:value-type="float">
            <text:p>200</text:p>
          </table:table-cell>
          <table:table-cell table:formula="of:=IF([.G141]&gt;[.$E141];[.G141]-[.$E141]+[.C142];IF([.G141]=[.$E141];[.C142];[.G141]+[.C142]))" office:value-type="float" office:value="404" calcext:value-type="float">
            <text:p>404</text:p>
          </table:table-cell>
          <table:table-cell table:formula="of:=IF([.H141]&gt;[.$E141];[.H141]-[.$E141]+[.D142];IF([.H141]=[.$E141];[.D142];[.H141]+[.D142]))" office:value-type="float" office:value="419" calcext:value-type="float">
            <text:p>419</text:p>
          </table:table-cell>
          <table:table-cell/>
          <table:table-cell table:formula="of:=IF([.F142]&gt;=[.E142];IF([.H142]&gt;=[.E142];[.$E142];0);0)" office:value-type="float" office:value="0" calcext:value-type="float">
            <text:p>0</text:p>
          </table:table-cell>
          <table:table-cell table:formula="of:=IF([.F142]&gt;=[.E142];IF([.G142]&gt;=[.E142];[.$E142];0);0)" office:value-type="float" office:value="0" calcext:value-type="float">
            <text:p>0</text:p>
          </table:table-cell>
          <table:table-cell table:formula="of:=IF([.H142]&gt;=[.E142];IF([.G142]&gt;=[.E142];[.$E142];0);0)"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0-09-19" calcext:value-type="date">
            <text:p>19.09.2020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210" calcext:value-type="float">
            <text:p>210</text:p>
          </table:table-cell>
          <table:table-cell table:formula="of:=MEDIAN([.F143:.H143])" office:value-type="float" office:value="274" calcext:value-type="float">
            <text:p>274</text:p>
          </table:table-cell>
          <table:table-cell table:formula="of:=IF([.F142]&gt;[.$E142];[.F142]-[.$E142]+[.B143];IF([.F142]=[.$E142];[.B143];[.F142]+[.B143]))" office:value-type="float" office:value="401" calcext:value-type="float">
            <text:p>401</text:p>
          </table:table-cell>
          <table:table-cell table:formula="of:=IF([.G142]&gt;[.$E142];[.G142]-[.$E142]+[.C143];IF([.G142]=[.$E142];[.C143];[.G142]+[.C143]))" office:value-type="float" office:value="274" calcext:value-type="float">
            <text:p>274</text:p>
          </table:table-cell>
          <table:table-cell table:formula="of:=IF([.H142]&gt;[.$E142];[.H142]-[.$E142]+[.D143];IF([.H142]=[.$E142];[.D143];[.H142]+[.D143]))" office:value-type="float" office:value="225" calcext:value-type="float">
            <text:p>225</text:p>
          </table:table-cell>
          <table:table-cell/>
          <table:table-cell table:formula="of:=IF([.F143]&gt;=[.E143];IF([.H143]&gt;=[.E143];[.$E143];0);0)" office:value-type="float" office:value="0" calcext:value-type="float">
            <text:p>0</text:p>
          </table:table-cell>
          <table:table-cell table:formula="of:=IF([.F143]&gt;=[.E143];IF([.G143]&gt;=[.E143];[.$E143];0);0)" office:value-type="float" office:value="274" calcext:value-type="float">
            <text:p>274</text:p>
          </table:table-cell>
          <table:table-cell table:formula="of:=IF([.H143]&gt;=[.E143];IF([.G143]&gt;=[.E143];[.$E143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.09.2020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table:formula="of:=MEDIAN([.F144:.H144])" office:value-type="float" office:value="396" calcext:value-type="float">
            <text:p>396</text:p>
          </table:table-cell>
          <table:table-cell table:formula="of:=IF([.F143]&gt;[.$E143];[.F143]-[.$E143]+[.B144];IF([.F143]=[.$E143];[.B144];[.F143]+[.B144]))" office:value-type="float" office:value="396" calcext:value-type="float">
            <text:p>396</text:p>
          </table:table-cell>
          <table:table-cell table:formula="of:=IF([.G143]&gt;[.$E143];[.G143]-[.$E143]+[.C144];IF([.G143]=[.$E143];[.C144];[.G143]+[.C144]))" office:value-type="float" office:value="278" calcext:value-type="float">
            <text:p>278</text:p>
          </table:table-cell>
          <table:table-cell table:formula="of:=IF([.H143]&gt;[.$E143];[.H143]-[.$E143]+[.D144];IF([.H143]=[.$E143];[.D144];[.H143]+[.D144]))" office:value-type="float" office:value="453" calcext:value-type="float">
            <text:p>453</text:p>
          </table:table-cell>
          <table:table-cell/>
          <table:table-cell table:formula="of:=IF([.F144]&gt;=[.E144];IF([.H144]&gt;=[.E144];[.$E144];0);0)" office:value-type="float" office:value="396" calcext:value-type="float">
            <text:p>396</text:p>
          </table:table-cell>
          <table:table-cell table:formula="of:=IF([.F144]&gt;=[.E144];IF([.G144]&gt;=[.E144];[.$E144];0);0)" office:value-type="float" office:value="0" calcext:value-type="float">
            <text:p>0</text:p>
          </table:table-cell>
          <table:table-cell table:formula="of:=IF([.H144]&gt;=[.E144];IF([.G144]&gt;=[.E144];[.$E144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1.09.2020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table:formula="of:=MEDIAN([.F145:.H145])" office:value-type="float" office:value="264" calcext:value-type="float">
            <text:p>264</text:p>
          </table:table-cell>
          <table:table-cell table:formula="of:=IF([.F144]&gt;[.$E144];[.F144]-[.$E144]+[.B145];IF([.F144]=[.$E144];[.B145];[.F144]+[.B145]))" office:value-type="float" office:value="188" calcext:value-type="float">
            <text:p>188</text:p>
          </table:table-cell>
          <table:table-cell table:formula="of:=IF([.G144]&gt;[.$E144];[.G144]-[.$E144]+[.C145];IF([.G144]=[.$E144];[.C145];[.G144]+[.C145]))" office:value-type="float" office:value="473" calcext:value-type="float">
            <text:p>473</text:p>
          </table:table-cell>
          <table:table-cell table:formula="of:=IF([.H144]&gt;[.$E144];[.H144]-[.$E144]+[.D145];IF([.H144]=[.$E144];[.D145];[.H144]+[.D145]))" office:value-type="float" office:value="264" calcext:value-type="float">
            <text:p>264</text:p>
          </table:table-cell>
          <table:table-cell/>
          <table:table-cell table:formula="of:=IF([.F145]&gt;=[.E145];IF([.H145]&gt;=[.E145];[.$E145];0);0)" office:value-type="float" office:value="0" calcext:value-type="float">
            <text:p>0</text:p>
          </table:table-cell>
          <table:table-cell table:formula="of:=IF([.F145]&gt;=[.E145];IF([.G145]&gt;=[.E145];[.$E145];0);0)" office:value-type="float" office:value="0" calcext:value-type="float">
            <text:p>0</text:p>
          </table:table-cell>
          <table:table-cell table:formula="of:=IF([.H145]&gt;=[.E145];IF([.G145]&gt;=[.E145];[.$E145];0);0)"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9-22" calcext:value-type="date">
            <text:p>22.09.202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table:formula="of:=MEDIAN([.F146:.H146])" office:value-type="float" office:value="330" calcext:value-type="float">
            <text:p>330</text:p>
          </table:table-cell>
          <table:table-cell table:formula="of:=IF([.F145]&gt;[.$E145];[.F145]-[.$E145]+[.B146];IF([.F145]=[.$E145];[.B146];[.F145]+[.B146]))" office:value-type="float" office:value="330" calcext:value-type="float">
            <text:p>330</text:p>
          </table:table-cell>
          <table:table-cell table:formula="of:=IF([.G145]&gt;[.$E145];[.G145]-[.$E145]+[.C146];IF([.G145]=[.$E145];[.C146];[.G145]+[.C146]))" office:value-type="float" office:value="458" calcext:value-type="float">
            <text:p>458</text:p>
          </table:table-cell>
          <table:table-cell table:formula="of:=IF([.H145]&gt;[.$E145];[.H145]-[.$E145]+[.D146];IF([.H145]=[.$E145];[.D146];[.H145]+[.D146]))" office:value-type="float" office:value="202" calcext:value-type="float">
            <text:p>202</text:p>
          </table:table-cell>
          <table:table-cell/>
          <table:table-cell table:formula="of:=IF([.F146]&gt;=[.E146];IF([.H146]&gt;=[.E146];[.$E146];0);0)" office:value-type="float" office:value="0" calcext:value-type="float">
            <text:p>0</text:p>
          </table:table-cell>
          <table:table-cell table:formula="of:=IF([.F146]&gt;=[.E146];IF([.G146]&gt;=[.E146];[.$E146];0);0)" office:value-type="float" office:value="330" calcext:value-type="float">
            <text:p>330</text:p>
          </table:table-cell>
          <table:table-cell table:formula="of:=IF([.H146]&gt;=[.E146];IF([.G146]&gt;=[.E146];[.$E146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3.09.2020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table:formula="of:=MEDIAN([.F147:.H147])" office:value-type="float" office:value="244" calcext:value-type="float">
            <text:p>244</text:p>
          </table:table-cell>
          <table:table-cell table:formula="of:=IF([.F146]&gt;[.$E146];[.F146]-[.$E146]+[.B147];IF([.F146]=[.$E146];[.B147];[.F146]+[.B147]))" office:value-type="float" office:value="232" calcext:value-type="float">
            <text:p>232</text:p>
          </table:table-cell>
          <table:table-cell table:formula="of:=IF([.G146]&gt;[.$E146];[.G146]-[.$E146]+[.C147];IF([.G146]=[.$E146];[.C147];[.G146]+[.C147]))" office:value-type="float" office:value="244" calcext:value-type="float">
            <text:p>244</text:p>
          </table:table-cell>
          <table:table-cell table:formula="of:=IF([.H146]&gt;[.$E146];[.H146]-[.$E146]+[.D147];IF([.H146]=[.$E146];[.D147];[.H146]+[.D147]))" office:value-type="float" office:value="397" calcext:value-type="float">
            <text:p>397</text:p>
          </table:table-cell>
          <table:table-cell/>
          <table:table-cell table:formula="of:=IF([.F147]&gt;=[.E147];IF([.H147]&gt;=[.E147];[.$E147];0);0)" office:value-type="float" office:value="0" calcext:value-type="float">
            <text:p>0</text:p>
          </table:table-cell>
          <table:table-cell table:formula="of:=IF([.F147]&gt;=[.E147];IF([.G147]&gt;=[.E147];[.$E147];0);0)" office:value-type="float" office:value="0" calcext:value-type="float">
            <text:p>0</text:p>
          </table:table-cell>
          <table:table-cell table:formula="of:=IF([.H147]&gt;=[.E147];IF([.G147]&gt;=[.E147];[.$E147];0);0)"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4" calcext:value-type="date">
            <text:p>24.09.2020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table:formula="of:=MEDIAN([.F148:.H148])" office:value-type="float" office:value="345" calcext:value-type="float">
            <text:p>345</text:p>
          </table:table-cell>
          <table:table-cell table:formula="of:=IF([.F147]&gt;[.$E147];[.F147]-[.$E147]+[.B148];IF([.F147]=[.$E147];[.B148];[.F147]+[.B148]))" office:value-type="float" office:value="528" calcext:value-type="float">
            <text:p>528</text:p>
          </table:table-cell>
          <table:table-cell table:formula="of:=IF([.G147]&gt;[.$E147];[.G147]-[.$E147]+[.C148];IF([.G147]=[.$E147];[.C148];[.G147]+[.C148]))" office:value-type="float" office:value="102" calcext:value-type="float">
            <text:p>102</text:p>
          </table:table-cell>
          <table:table-cell table:formula="of:=IF([.H147]&gt;[.$E147];[.H147]-[.$E147]+[.D148];IF([.H147]=[.$E147];[.D148];[.H147]+[.D148]))" office:value-type="float" office:value="345" calcext:value-type="float">
            <text:p>345</text:p>
          </table:table-cell>
          <table:table-cell/>
          <table:table-cell table:formula="of:=IF([.F148]&gt;=[.E148];IF([.H148]&gt;=[.E148];[.$E148];0);0)" office:value-type="float" office:value="345" calcext:value-type="float">
            <text:p>345</text:p>
          </table:table-cell>
          <table:table-cell table:formula="of:=IF([.F148]&gt;=[.E148];IF([.G148]&gt;=[.E148];[.$E148];0);0)" office:value-type="float" office:value="0" calcext:value-type="float">
            <text:p>0</text:p>
          </table:table-cell>
          <table:table-cell table:formula="of:=IF([.H148]&gt;=[.E148];IF([.G148]&gt;=[.E148];[.$E148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5.09.202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216" calcext:value-type="float">
            <text:p>216</text:p>
          </table:table-cell>
          <table:table-cell table:formula="of:=MEDIAN([.F149:.H149])" office:value-type="float" office:value="253" calcext:value-type="float">
            <text:p>253</text:p>
          </table:table-cell>
          <table:table-cell table:formula="of:=IF([.F148]&gt;[.$E148];[.F148]-[.$E148]+[.B149];IF([.F148]=[.$E148];[.B149];[.F148]+[.B149]))" office:value-type="float" office:value="344" calcext:value-type="float">
            <text:p>344</text:p>
          </table:table-cell>
          <table:table-cell table:formula="of:=IF([.G148]&gt;[.$E148];[.G148]-[.$E148]+[.C149];IF([.G148]=[.$E148];[.C149];[.G148]+[.C149]))" office:value-type="float" office:value="253" calcext:value-type="float">
            <text:p>253</text:p>
          </table:table-cell>
          <table:table-cell table:formula="of:=IF([.H148]&gt;[.$E148];[.H148]-[.$E148]+[.D149];IF([.H148]=[.$E148];[.D149];[.H148]+[.D149]))" office:value-type="float" office:value="216" calcext:value-type="float">
            <text:p>216</text:p>
          </table:table-cell>
          <table:table-cell/>
          <table:table-cell table:formula="of:=IF([.F149]&gt;=[.E149];IF([.H149]&gt;=[.E149];[.$E149];0);0)" office:value-type="float" office:value="0" calcext:value-type="float">
            <text:p>0</text:p>
          </table:table-cell>
          <table:table-cell table:formula="of:=IF([.F149]&gt;=[.E149];IF([.G149]&gt;=[.E149];[.$E149];0);0)" office:value-type="float" office:value="253" calcext:value-type="float">
            <text:p>253</text:p>
          </table:table-cell>
          <table:table-cell table:formula="of:=IF([.H149]&gt;=[.E149];IF([.G149]&gt;=[.E149];[.$E149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.09.2020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office:value-type="float" office:value="184" calcext:value-type="float">
            <text:p>184</text:p>
          </table:table-cell>
          <table:table-cell table:formula="of:=MEDIAN([.F150:.H150])" office:value-type="float" office:value="261" calcext:value-type="float">
            <text:p>261</text:p>
          </table:table-cell>
          <table:table-cell table:formula="of:=IF([.F149]&gt;[.$E149];[.F149]-[.$E149]+[.B150];IF([.F149]=[.$E149];[.B150];[.F149]+[.B150]))" office:value-type="float" office:value="253" calcext:value-type="float">
            <text:p>253</text:p>
          </table:table-cell>
          <table:table-cell table:formula="of:=IF([.G149]&gt;[.$E149];[.G149]-[.$E149]+[.C150];IF([.G149]=[.$E149];[.C150];[.G149]+[.C150]))" office:value-type="float" office:value="261" calcext:value-type="float">
            <text:p>261</text:p>
          </table:table-cell>
          <table:table-cell table:formula="of:=IF([.H149]&gt;[.$E149];[.H149]-[.$E149]+[.D150];IF([.H149]=[.$E149];[.D150];[.H149]+[.D150]))" office:value-type="float" office:value="400" calcext:value-type="float">
            <text:p>400</text:p>
          </table:table-cell>
          <table:table-cell/>
          <table:table-cell table:formula="of:=IF([.F150]&gt;=[.E150];IF([.H150]&gt;=[.E150];[.$E150];0);0)" office:value-type="float" office:value="0" calcext:value-type="float">
            <text:p>0</text:p>
          </table:table-cell>
          <table:table-cell table:formula="of:=IF([.F150]&gt;=[.E150];IF([.G150]&gt;=[.E150];[.$E150];0);0)" office:value-type="float" office:value="0" calcext:value-type="float">
            <text:p>0</text:p>
          </table:table-cell>
          <table:table-cell table:formula="of:=IF([.H150]&gt;=[.E150];IF([.G150]&gt;=[.E150];[.$E150];0);0)"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09-27" calcext:value-type="date">
            <text:p>27.09.2020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table:formula="of:=MEDIAN([.F151:.H151])" office:value-type="float" office:value="343" calcext:value-type="float">
            <text:p>343</text:p>
          </table:table-cell>
          <table:table-cell table:formula="of:=IF([.F150]&gt;[.$E150];[.F150]-[.$E150]+[.B151];IF([.F150]=[.$E150];[.B151];[.F150]+[.B151]))" office:value-type="float" office:value="469" calcext:value-type="float">
            <text:p>469</text:p>
          </table:table-cell>
          <table:table-cell table:formula="of:=IF([.G150]&gt;[.$E150];[.G150]-[.$E150]+[.C151];IF([.G150]=[.$E150];[.C151];[.G150]+[.C151]))" office:value-type="float" office:value="147" calcext:value-type="float">
            <text:p>147</text:p>
          </table:table-cell>
          <table:table-cell table:formula="of:=IF([.H150]&gt;[.$E150];[.H150]-[.$E150]+[.D151];IF([.H150]=[.$E150];[.D151];[.H150]+[.D151]))" office:value-type="float" office:value="343" calcext:value-type="float">
            <text:p>343</text:p>
          </table:table-cell>
          <table:table-cell/>
          <table:table-cell table:formula="of:=IF([.F151]&gt;=[.E151];IF([.H151]&gt;=[.E151];[.$E151];0);0)" office:value-type="float" office:value="343" calcext:value-type="float">
            <text:p>343</text:p>
          </table:table-cell>
          <table:table-cell table:formula="of:=IF([.F151]&gt;=[.E151];IF([.G151]&gt;=[.E151];[.$E151];0);0)" office:value-type="float" office:value="0" calcext:value-type="float">
            <text:p>0</text:p>
          </table:table-cell>
          <table:table-cell table:formula="of:=IF([.H151]&gt;=[.E151];IF([.G151]&gt;=[.E151];[.$E151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8" calcext:value-type="date">
            <text:p>28.09.2020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195" calcext:value-type="float">
            <text:p>195</text:p>
          </table:table-cell>
          <table:table-cell table:formula="of:=MEDIAN([.F152:.H152])" office:value-type="float" office:value="408" calcext:value-type="float">
            <text:p>408</text:p>
          </table:table-cell>
          <table:table-cell table:formula="of:=IF([.F151]&gt;[.$E151];[.F151]-[.$E151]+[.B152];IF([.F151]=[.$E151];[.B152];[.F151]+[.B152]))" office:value-type="float" office:value="408" calcext:value-type="float">
            <text:p>408</text:p>
          </table:table-cell>
          <table:table-cell table:formula="of:=IF([.G151]&gt;[.$E151];[.G151]-[.$E151]+[.C152];IF([.G151]=[.$E151];[.C152];[.G151]+[.C152]))" office:value-type="float" office:value="444" calcext:value-type="float">
            <text:p>444</text:p>
          </table:table-cell>
          <table:table-cell table:formula="of:=IF([.H151]&gt;[.$E151];[.H151]-[.$E151]+[.D152];IF([.H151]=[.$E151];[.D152];[.H151]+[.D152]))" office:value-type="float" office:value="195" calcext:value-type="float">
            <text:p>195</text:p>
          </table:table-cell>
          <table:table-cell/>
          <table:table-cell table:formula="of:=IF([.F152]&gt;=[.E152];IF([.H152]&gt;=[.E152];[.$E152];0);0)" office:value-type="float" office:value="0" calcext:value-type="float">
            <text:p>0</text:p>
          </table:table-cell>
          <table:table-cell table:formula="of:=IF([.F152]&gt;=[.E152];IF([.G152]&gt;=[.E152];[.$E152];0);0)" office:value-type="float" office:value="408" calcext:value-type="float">
            <text:p>408</text:p>
          </table:table-cell>
          <table:table-cell table:formula="of:=IF([.H152]&gt;=[.E152];IF([.G152]&gt;=[.E152];[.$E152];0);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formula="of:=MEDIAN([.F153:.H153])" office:value-type="float" office:value="234" calcext:value-type="float">
            <text:p>234</text:p>
          </table:table-cell>
          <table:table-cell table:formula="of:=IF([.F152]&gt;[.$E152];[.F152]-[.$E152]+[.B153];IF([.F152]=[.$E152];[.B153];[.F152]+[.B153]))" office:value-type="float" office:value="214" calcext:value-type="float">
            <text:p>214</text:p>
          </table:table-cell>
          <table:table-cell table:formula="of:=IF([.G152]&gt;[.$E152];[.G152]-[.$E152]+[.C153];IF([.G152]=[.$E152];[.C153];[.G152]+[.C153]))" office:value-type="float" office:value="234" calcext:value-type="float">
            <text:p>234</text:p>
          </table:table-cell>
          <table:table-cell table:formula="of:=IF([.H152]&gt;[.$E152];[.H152]-[.$E152]+[.D153];IF([.H152]=[.$E152];[.D153];[.H152]+[.D153]))" office:value-type="float" office:value="395" calcext:value-type="float">
            <text:p>395</text:p>
          </table:table-cell>
          <table:table-cell/>
          <table:table-cell table:formula="of:=IF([.F153]&gt;=[.E153];IF([.H153]&gt;=[.E153];[.$E153];0);0)" office:value-type="float" office:value="0" calcext:value-type="float">
            <text:p>0</text:p>
          </table:table-cell>
          <table:table-cell table:formula="of:=IF([.F153]&gt;=[.E153];IF([.G153]&gt;=[.E153];[.$E153];0);0)" office:value-type="float" office:value="0" calcext:value-type="float">
            <text:p>0</text:p>
          </table:table-cell>
          <table:table-cell table:formula="of:=IF([.H153]&gt;=[.E153];IF([.G153]&gt;=[.E153];[.$E153];0);0)"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30" calcext:value-type="date">
            <text:p>30.09.2020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table:formula="of:=MEDIAN([.F154:.H154])" office:value-type="float" office:value="351" calcext:value-type="float">
            <text:p>351</text:p>
          </table:table-cell>
          <table:table-cell table:formula="of:=IF([.F153]&gt;[.$E153];[.F153]-[.$E153]+[.B154];IF([.F153]=[.$E153];[.B154];[.F153]+[.B154]))" office:value-type="float" office:value="503" calcext:value-type="float">
            <text:p>503</text:p>
          </table:table-cell>
          <table:table-cell table:formula="of:=IF([.G153]&gt;[.$E153];[.G153]-[.$E153]+[.C154];IF([.G153]=[.$E153];[.C154];[.G153]+[.C154]))" office:value-type="float" office:value="290" calcext:value-type="float">
            <text:p>290</text:p>
          </table:table-cell>
          <table:table-cell table:formula="of:=IF([.H153]&gt;[.$E153];[.H153]-[.$E153]+[.D154];IF([.H153]=[.$E153];[.D154];[.H153]+[.D154]))" office:value-type="float" office:value="351" calcext:value-type="float">
            <text:p>351</text:p>
          </table:table-cell>
          <table:table-cell/>
          <table:table-cell table:formula="of:=IF([.F154]&gt;=[.E154];IF([.H154]&gt;=[.E154];[.$E154];0);0)" office:value-type="float" office:value="351" calcext:value-type="float">
            <text:p>351</text:p>
          </table:table-cell>
          <table:table-cell table:formula="of:=IF([.F154]&gt;=[.E154];IF([.G154]&gt;=[.E154];[.$E154];0);0)" office:value-type="float" office:value="0" calcext:value-type="float">
            <text:p>0</text:p>
          </table:table-cell>
          <table:table-cell table:formula="of:=IF([.H154]&gt;=[.E154];IF([.G154]&gt;=[.E154];[.$E154];0);0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3"/>
          <table:table-cell/>
          <table:table-cell table:formula="of:=SUM([.J2:.J154])" office:value-type="float" office:value="18008" calcext:value-type="float">
            <text:p>18008</text:p>
          </table:table-cell>
          <table:table-cell table:formula="of:=SUM([.K2:.K154])" office:value-type="float" office:value="29732" calcext:value-type="float">
            <text:p>29732</text:p>
          </table:table-cell>
          <table:table-cell table:formula="of:=SUM([.L2:.L154])" office:value-type="float" office:value="18382" calcext:value-type="float">
            <text:p>18382</text:p>
          </table:table-cell>
        </table:table-row>
      </table:table>
      <table:named-expressions/>
      <table:data-pilot-tables>
        <table:data-pilot-table table:name="DataPilot1" table:application-data="" table:target-range-address="'zad 6.1'.A1:'zad 6.1'.D8" table:buttons="'zad 6.1'.A2 'zad 6.1'.B1" table:show-filter-button="false" table:drill-down-on-double-click="false">
          <table:source-cell-range table:cell-range-address="'zad 6'.A1:'zad 6'.D154"/>
          <table:data-pilot-field table:source-field-name="data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ostawa_malin" table:orientation="data" table:used-hierarchy="0" table:function="sum">
            <table:data-pilot-level table:show-empty="false" calcext:repeat-item-labels="false">
              <table:data-pilot-members>
                <table:data-pilot-member table:name="142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5" table:display="true" table:show-details="true"/>
                <table:data-pilot-member table:name="168" table:display="true" table:show-details="true"/>
                <table:data-pilot-member table:name="172" table:display="true" table:show-details="true"/>
                <table:data-pilot-member table:name="188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6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2" table:display="true" table:show-details="true"/>
                <table:data-pilot-member table:name="294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22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1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2" table:display="true" table:show-details="true"/>
                <table:data-pilot-member table:name="384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6" table:display="true" table:show-details="true"/>
                <table:data-pilot-member table:name="405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11" table:display="true" table:show-details="true"/>
                <table:data-pilot-member table:name="414" table:display="true" table:show-details="true"/>
                <table:data-pilot-member table:name="417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5" table:display="true" table:show-details="true"/>
                <table:data-pilot-member table:name="429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4" table:display="true" table:show-details="true"/>
                <table:data-pilot-member table:name="447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80" table:display="true" table:show-details="true"/>
                <table:data-pilot-member table:name="486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stawa_truskawek" table:orientation="data" table:used-hierarchy="0" table:function="sum">
            <table:data-pilot-level table:show-empty="false" calcext:repeat-item-labels="false">
              <table:data-pilot-members>
                <table:data-pilot-member table:name="102" table:display="true" table:show-details="true"/>
                <table:data-pilot-member table:name="116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71" table:display="true" table:show-details="true"/>
                <table:data-pilot-member table:name="184" table:display="true" table:show-details="true"/>
                <table:data-pilot-member table:name="195" table:display="true" table:show-details="true"/>
                <table:data-pilot-member table:name="198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11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1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8" table:display="true" table:show-details="true"/>
                <table:data-pilot-member table:name="241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8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4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7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23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5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6" table:display="true" table:show-details="true"/>
                <table:data-pilot-member table:name="370" table:display="true" table:show-details="true"/>
                <table:data-pilot-member table:name="378" table:display="true" table:show-details="true"/>
                <table:data-pilot-member table:name="385" table:display="true" table:show-details="true"/>
                <table:data-pilot-member table:name="388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6" table:display="true" table:show-details="true"/>
                <table:data-pilot-member table:name="401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23" table:display="true" table:show-details="true"/>
                <table:data-pilot-member table:name="425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4" table:display="true" table:show-details="true"/>
                <table:data-pilot-member table:name="444" table:display="true" table:show-details="true"/>
                <table:data-pilot-member table:name="449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7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71" table:display="true" table:show-details="true"/>
                <table:data-pilot-member table:name="481" table:display="true" table:show-details="true"/>
                <table:data-pilot-member table:name="4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stawa_porzeczek" table:orientation="data" table:used-hierarchy="0" table:function="sum">
            <table:data-pilot-level table:show-empty="false" calcext:repeat-item-labels="false">
              <table:data-pilot-members>
                <table:data-pilot-member table:name="72" table:display="true" table:show-details="true"/>
                <table:data-pilot-member table:name="75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166" table:display="true" table:show-details="true"/>
                <table:data-pilot-member table:name="173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52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8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8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90" table:display="true" table:show-details="true"/>
                <table:data-pilot-member table:name="292" table:display="true" table:show-details="true"/>
                <table:data-pilot-member table:name="297" table:display="true" table:show-details="true"/>
                <table:data-pilot-member table:name="342" table:display="true" table:show-details="true"/>
                <table:data-pilot-member table:name="345" table:display="true" table:show-details="true"/>
                <table:data-pilot-member table:name="353" table:display="true" table:show-details="true"/>
                <table:data-pilot-member table:name="359" table:display="true" table:show-details="true"/>
                <table:data-pilot-member table:name="365" table:display="true" table:show-details="true"/>
                <table:data-pilot-member table:name="373" table:display="true" table:show-details="true"/>
                <table:data-pilot-member table:name="377" table:display="true" table:show-details="true"/>
                <table:data-pilot-member table:name="390" table:display="true" table:show-details="true"/>
                <table:data-pilot-member table:name="405" table:display="true" table:show-details="true"/>
                <table:data-pilot-member table:name="407" table:display="true" table:show-details="true"/>
                <table:data-pilot-member table:name="411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34" table:display="true" table:show-details="true"/>
                <table:data-pilot-member table:name="436" table:display="true" table:show-details="true"/>
                <table:data-pilot-member table:name="438" table:display="true" table:show-details="true"/>
                <table:data-pilot-member table:name="445" table:display="true" table:show-details="true"/>
                <table:data-pilot-member table:name="449" table:display="true" table:show-details="true"/>
                <table:data-pilot-member table:name="470" table:display="true" table:show-details="true"/>
                <table:data-pilot-member table:name="490" table:display="true" table:show-details="true"/>
                <table:data-pilot-member table:name="536" table:display="true" table:show-details="true"/>
                <table:data-pilot-member table:name="5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7:11:15.496000000</meta:creation-date>
    <meta:generator>LibreOffice/24.8.4.2$Windows_X86_64 LibreOffice_project/bb3cfa12c7b1bf994ecc5649a80400d06cd71002</meta:generator>
    <dc:date>2025-03-01T18:00:49.550000000</dc:date>
    <meta:editing-duration>PT6M14S</meta:editing-duration>
    <meta:editing-cycles>1</meta:editing-cycles>
    <meta:document-statistic meta:table-count="5" meta:cell-count="483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979cm" svg:y="0.316cm" chart:style-name="ch2">
          <text:p>Sprzedarz w danym miesiącu</text:p>
        </chart:title>
        <chart:legend chart:legend-position="end" svg:x="13.792cm" svg:y="3.703cm" style:legend-expansion="high" chart:style-name="ch3"/>
        <chart:plot-area chart:style-name="ch4" table:cell-range-address="'zad 6.1'.A11:'zad 6.1'.D16" chart:data-source-has-labels="both" svg:x="1.331cm" svg:y="1.275cm" svg:width="12.141cm" svg:height="6.564cm">
          <chart:coordinate-region svg:x="2.538cm" svg:y="1.474cm" svg:width="10.934cm" svg:height="5.718cm"/>
          <chart:axis chart:dimension="x" chart:name="primary-x" chart:style-name="ch5" chartooo:axis-type="auto">
            <chartooo:date-scale/>
            <chart:title svg:x="6.806cm" svg:y="8.019cm" chart:style-name="ch2">
              <text:p><text:span text:style-name="T1">miesiąc</text:span></text:p>
            </chart:title>
            <chart:categories table:cell-range-address="'zad 6.1'.A12:'zad 6.1'.A16"/>
          </chart:axis>
          <chart:axis chart:dimension="y" chart:name="primary-y" chart:style-name="ch6">
            <chart:title svg:x="0.451cm" svg:y="5.373cm" chart:style-name="ch7">
              <text:p><text:span text:style-name="T1">suma w kg</text:span></text:p>
            </chart:title>
            <chart:grid chart:style-name="ch8" chart:class="major"/>
          </chart:axis>
          <chart:series chart:style-name="ch9" chart:values-cell-range-address="'zad 6.1'.B12:'zad 6.1'.B16" chart:label-cell-address="'zad 6.1'.B11:'zad 6.1'.B11" chart:class="chart:bar">
            <chart:data-point chart:repeated="5"/>
          </chart:series>
          <chart:series chart:style-name="ch10" chart:values-cell-range-address="'zad 6.1'.C12:'zad 6.1'.C16" chart:label-cell-address="'zad 6.1'.C11:'zad 6.1'.C11" chart:class="chart:bar">
            <chart:data-point chart:repeated="5"/>
          </chart:series>
          <chart:series chart:style-name="ch11" chart:values-cell-range-address="'zad 6.1'.D12:'zad 6.1'.D16" chart:label-cell-address="'zad 6.1'.D11:'zad 6.1'.D1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iny</text:p>
                <draw:g>
                  <svg:desc>'zad 6.1'.B11:'zad 6.1'.B11</svg:desc>
                </draw:g>
              </table:table-cell>
              <table:table-cell office:value-type="string">
                <text:p>truskawki</text:p>
                <draw:g>
                  <svg:desc>'zad 6.1'.C11:'zad 6.1'.C11</svg:desc>
                </draw:g>
              </table:table-cell>
              <table:table-cell office:value-type="string">
                <text:p>porzeczki</text:p>
                <draw:g>
                  <svg:desc>'zad 6.1'.D11:'zad 6.1'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'zad 6.1'.A12:'zad 6.1'.A16</svg:desc>
                </draw:g>
              </table:table-cell>
              <table:table-cell office:value-type="float" office:value="9238">
                <text:p>9238</text:p>
                <draw:g>
                  <svg:desc>'zad 6.1'.B12:'zad 6.1'.B16</svg:desc>
                </draw:g>
              </table:table-cell>
              <table:table-cell office:value-type="float" office:value="9287">
                <text:p>9287</text:p>
                <draw:g>
                  <svg:desc>'zad 6.1'.C12:'zad 6.1'.C16</svg:desc>
                </draw:g>
              </table:table-cell>
              <table:table-cell office:value-type="float" office:value="3309">
                <text:p>3309</text:p>
                <draw:g>
                  <svg:desc>'zad 6.1'.D12:'zad 6.1'.D16</svg:desc>
                </draw:g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9485">
                <text:p>9485</text:p>
              </table:table-cell>
              <table:table-cell office:value-type="float" office:value="8916">
                <text:p>8916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11592">
                <text:p>11592</text:p>
              </table:table-cell>
              <table:table-cell office:value-type="float" office:value="11339">
                <text:p>11339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11045">
                <text:p>11045</text:p>
              </table:table-cell>
              <table:table-cell office:value-type="float" office:value="11386">
                <text:p>11386</text:p>
              </table:table-cell>
              <table:table-cell office:value-type="float" office:value="11078">
                <text:p>11078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6532">
                <text:p>6532</text:p>
              </table:table-cell>
              <table:table-cell office:value-type="float" office:value="7476">
                <text:p>7476</text:p>
              </table:table-cell>
              <table:table-cell office:value-type="float" office:value="6355">
                <text:p>6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